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Text_20_body">
      <style:text-properties fo:language="en" fo:country="US" officeooo:paragraph-rsid="1f0e9cd6"/>
    </style:style>
    <style:style style:name="P5" style:family="paragraph" style:parent-style-name="Text_20_body">
      <style:text-properties fo:language="en" fo:country="US" officeooo:paragraph-rsid="1f12ebd5"/>
    </style:style>
    <style:style style:name="P6" style:family="paragraph" style:parent-style-name="Text_20_body">
      <style:text-properties fo:language="en" fo:country="US" officeooo:paragraph-rsid="1f1bee31"/>
    </style:style>
    <style:style style:name="P7" style:family="paragraph" style:parent-style-name="Text_20_body">
      <style:text-properties fo:language="en" fo:country="US" officeooo:paragraph-rsid="1f1c96a9"/>
    </style:style>
    <style:style style:name="P8" style:family="paragraph" style:parent-style-name="Text_20_body">
      <style:text-properties fo:language="en" fo:country="US" officeooo:paragraph-rsid="1f1ca692"/>
    </style:style>
    <style:style style:name="P9" style:family="paragraph" style:parent-style-name="Text_20_body">
      <style:text-properties fo:language="en" fo:country="US" officeooo:paragraph-rsid="1f1e0505"/>
    </style:style>
    <style:style style:name="P10" style:family="paragraph" style:parent-style-name="Text_20_body">
      <style:text-properties fo:language="en" fo:country="US" officeooo:paragraph-rsid="1f1ffda0"/>
    </style:style>
    <style:style style:name="P11" style:family="paragraph" style:parent-style-name="Text_20_body">
      <style:text-properties fo:language="en" fo:country="US" officeooo:paragraph-rsid="1f25e383"/>
    </style:style>
    <style:style style:name="P12" style:family="paragraph" style:parent-style-name="Text_20_body">
      <style:text-properties fo:language="en" fo:country="US" officeooo:paragraph-rsid="1f27288f"/>
    </style:style>
    <style:style style:name="P13" style:family="paragraph" style:parent-style-name="Text_20_body">
      <style:text-properties fo:language="en" fo:country="US" officeooo:paragraph-rsid="1f2b7468"/>
    </style:style>
    <style:style style:name="P14" style:family="paragraph" style:parent-style-name="Text_20_body">
      <style:text-properties fo:language="en" fo:country="US" officeooo:paragraph-rsid="1f2e1e8b"/>
    </style:style>
    <style:style style:name="P15" style:family="paragraph" style:parent-style-name="Text_20_body">
      <style:text-properties fo:language="en" fo:country="US" officeooo:paragraph-rsid="1f330f90"/>
    </style:style>
    <style:style style:name="P16" style:family="paragraph" style:parent-style-name="Text_20_body">
      <style:text-properties fo:language="en" fo:country="US" officeooo:paragraph-rsid="1f351a07"/>
    </style:style>
    <style:style style:name="P17" style:family="paragraph" style:parent-style-name="Text_20_body">
      <style:text-properties fo:language="en" fo:country="US" officeooo:paragraph-rsid="1f353fa4"/>
    </style:style>
    <style:style style:name="P18" style:family="paragraph" style:parent-style-name="Text_20_body">
      <style:text-properties fo:language="en" fo:country="US" officeooo:paragraph-rsid="1f3ef4eb"/>
    </style:style>
    <style:style style:name="P19" style:family="paragraph" style:parent-style-name="Text_20_body">
      <style:text-properties fo:language="en" fo:country="US" officeooo:paragraph-rsid="1f42d527"/>
    </style:style>
    <style:style style:name="P20" style:family="paragraph" style:parent-style-name="Text_20_body">
      <style:text-properties fo:language="en" fo:country="US" officeooo:paragraph-rsid="1f455695"/>
    </style:style>
    <style:style style:name="P21" style:family="paragraph" style:parent-style-name="Text_20_body">
      <style:text-properties fo:language="en" fo:country="US" officeooo:paragraph-rsid="1f497eb6"/>
    </style:style>
    <style:style style:name="P22" style:family="paragraph" style:parent-style-name="Text_20_body">
      <style:text-properties fo:language="en" fo:country="US" officeooo:paragraph-rsid="1f545b37"/>
    </style:style>
    <style:style style:name="P23" style:family="paragraph" style:parent-style-name="Text_20_body">
      <style:text-properties fo:language="en" fo:country="US" officeooo:paragraph-rsid="1f545f3b"/>
    </style:style>
    <style:style style:name="P24" style:family="paragraph" style:parent-style-name="Text_20_body">
      <style:text-properties fo:language="en" fo:country="US" officeooo:paragraph-rsid="1f55e831"/>
    </style:style>
    <style:style style:name="P25" style:family="paragraph" style:parent-style-name="Text_20_body">
      <style:text-properties fo:language="en" fo:country="US" officeooo:paragraph-rsid="1f5a019a"/>
    </style:style>
    <style:style style:name="P26" style:family="paragraph" style:parent-style-name="Text_20_body">
      <style:text-properties fo:language="en" fo:country="US" officeooo:paragraph-rsid="1f5b77bc"/>
    </style:style>
    <style:style style:name="P27" style:family="paragraph" style:parent-style-name="Text_20_body">
      <style:text-properties fo:language="en" fo:country="US" officeooo:paragraph-rsid="1f63e6f3"/>
    </style:style>
    <style:style style:name="P28" style:family="paragraph" style:parent-style-name="Text_20_body">
      <style:text-properties fo:language="en" fo:country="US" officeooo:paragraph-rsid="1f6db650"/>
    </style:style>
    <style:style style:name="P29" style:family="paragraph" style:parent-style-name="Text_20_body">
      <style:text-properties fo:language="en" fo:country="US" officeooo:paragraph-rsid="1f6f0c7b"/>
    </style:style>
    <style:style style:name="P30" style:family="paragraph" style:parent-style-name="Text_20_body">
      <style:text-properties fo:language="en" fo:country="US" officeooo:paragraph-rsid="1f702453"/>
    </style:style>
    <style:style style:name="P31" style:family="paragraph" style:parent-style-name="Text_20_body">
      <style:text-properties fo:language="en" fo:country="US" officeooo:paragraph-rsid="1f72e631"/>
    </style:style>
    <style:style style:name="P32" style:family="paragraph" style:parent-style-name="Text_20_body">
      <style:text-properties fo:language="en" fo:country="US" officeooo:paragraph-rsid="1f80b7ac"/>
    </style:style>
    <style:style style:name="P33" style:family="paragraph" style:parent-style-name="Text_20_body">
      <style:text-properties fo:language="en" fo:country="US" officeooo:paragraph-rsid="1f81a440"/>
    </style:style>
    <style:style style:name="P34" style:family="paragraph" style:parent-style-name="Text_20_body">
      <style:text-properties fo:language="en" fo:country="US" officeooo:paragraph-rsid="1f8feee0"/>
    </style:style>
    <style:style style:name="P35" style:family="paragraph" style:parent-style-name="Text_20_body">
      <style:text-properties fo:language="en" fo:country="US" officeooo:paragraph-rsid="1f991043"/>
    </style:style>
    <style:style style:name="P36" style:family="paragraph" style:parent-style-name="Text_20_body">
      <style:text-properties fo:language="en" fo:country="US" officeooo:paragraph-rsid="1f9be975"/>
    </style:style>
    <style:style style:name="P37" style:family="paragraph" style:parent-style-name="Text_20_body">
      <style:text-properties fo:language="en" fo:country="US" officeooo:paragraph-rsid="1f9ee27d"/>
    </style:style>
    <style:style style:name="P38" style:family="paragraph" style:parent-style-name="Text_20_body">
      <style:text-properties fo:language="en" fo:country="US" officeooo:paragraph-rsid="1fa82910"/>
    </style:style>
    <style:style style:name="P39" style:family="paragraph" style:parent-style-name="Text_20_body">
      <style:text-properties fo:language="en" fo:country="US" officeooo:paragraph-rsid="1fb05b5d"/>
    </style:style>
    <style:style style:name="P40" style:family="paragraph" style:parent-style-name="Text_20_body">
      <style:text-properties fo:language="en" fo:country="US" officeooo:paragraph-rsid="1fc172ca"/>
    </style:style>
    <style:style style:name="P41" style:family="paragraph" style:parent-style-name="Text_20_body">
      <style:text-properties fo:language="en" fo:country="US" officeooo:paragraph-rsid="1fc4a907"/>
    </style:style>
    <style:style style:name="P42" style:family="paragraph" style:parent-style-name="Text_20_body">
      <style:text-properties fo:language="en" fo:country="US" officeooo:paragraph-rsid="1fc55e10"/>
    </style:style>
    <style:style style:name="P43" style:family="paragraph" style:parent-style-name="Text_20_body">
      <style:text-properties fo:language="en" fo:country="US" officeooo:paragraph-rsid="1fce250c"/>
    </style:style>
    <style:style style:name="P44" style:family="paragraph" style:parent-style-name="Text_20_body">
      <style:text-properties fo:language="en" fo:country="US" officeooo:paragraph-rsid="1fd1afcd"/>
    </style:style>
    <style:style style:name="P45" style:family="paragraph" style:parent-style-name="Text_20_body">
      <style:text-properties fo:language="en" fo:country="US" officeooo:paragraph-rsid="1fd33167"/>
    </style:style>
    <style:style style:name="P46" style:family="paragraph" style:parent-style-name="Text_20_body">
      <style:text-properties fo:language="en" fo:country="US" officeooo:paragraph-rsid="1fd4fff0"/>
    </style:style>
    <style:style style:name="P47" style:family="paragraph" style:parent-style-name="Text_20_body">
      <style:text-properties fo:language="en" fo:country="US" officeooo:paragraph-rsid="1fd60e4c"/>
    </style:style>
    <style:style style:name="P48" style:family="paragraph" style:parent-style-name="Text_20_body">
      <style:text-properties fo:language="en" fo:country="US" officeooo:paragraph-rsid="1fdb77b2"/>
    </style:style>
    <style:style style:name="P49" style:family="paragraph" style:parent-style-name="Text_20_body">
      <style:text-properties fo:language="en" fo:country="US" officeooo:paragraph-rsid="1fdf7b64"/>
    </style:style>
    <style:style style:name="P50" style:family="paragraph" style:parent-style-name="Text_20_body">
      <style:text-properties fo:language="en" fo:country="US" officeooo:paragraph-rsid="1fe30beb"/>
    </style:style>
    <style:style style:name="P51" style:family="paragraph" style:parent-style-name="Text_20_body">
      <style:text-properties fo:language="en" fo:country="US" officeooo:paragraph-rsid="1fe572f5"/>
    </style:style>
    <style:style style:name="P52" style:family="paragraph" style:parent-style-name="Text_20_body">
      <style:text-properties fo:language="en" fo:country="US" officeooo:paragraph-rsid="1febe420"/>
    </style:style>
    <style:style style:name="P53" style:family="paragraph" style:parent-style-name="Text_20_body">
      <style:text-properties fo:language="en" fo:country="US" officeooo:paragraph-rsid="1fede1ba"/>
    </style:style>
    <style:style style:name="P54" style:family="paragraph" style:parent-style-name="Text_20_body">
      <style:text-properties fo:language="en" fo:country="US" officeooo:paragraph-rsid="1ff4c41c"/>
    </style:style>
    <style:style style:name="P55" style:family="paragraph" style:parent-style-name="Text_20_body">
      <style:text-properties fo:language="en" fo:country="US" officeooo:paragraph-rsid="1ff510f1"/>
    </style:style>
    <style:style style:name="P56" style:family="paragraph" style:parent-style-name="Text_20_body">
      <style:text-properties fo:language="en" fo:country="US" officeooo:paragraph-rsid="1ff6ded2"/>
    </style:style>
    <style:style style:name="P57" style:family="paragraph" style:parent-style-name="Text_20_body">
      <style:text-properties fo:language="en" fo:country="US" officeooo:paragraph-rsid="1ff8322c"/>
    </style:style>
    <style:style style:name="P58" style:family="paragraph" style:parent-style-name="Text_20_body">
      <style:text-properties fo:language="en" fo:country="US" officeooo:paragraph-rsid="1ffbcdf7"/>
    </style:style>
    <style:style style:name="P59" style:family="paragraph" style:parent-style-name="Text_20_body">
      <style:text-properties fo:language="en" fo:country="US" officeooo:paragraph-rsid="1ffbd9f1"/>
    </style:style>
    <style:style style:name="P60" style:family="paragraph" style:parent-style-name="Text_20_body">
      <style:text-properties fo:language="en" fo:country="US" officeooo:paragraph-rsid="1ffdac4d"/>
    </style:style>
    <style:style style:name="P61" style:family="paragraph" style:parent-style-name="Text_20_body">
      <style:text-properties fo:language="en" fo:country="US" officeooo:paragraph-rsid="1fff23f5"/>
    </style:style>
    <style:style style:name="P62" style:family="paragraph" style:parent-style-name="Text_20_body">
      <style:text-properties fo:language="en" fo:country="US" officeooo:paragraph-rsid="2003549c"/>
    </style:style>
    <style:style style:name="P63" style:family="paragraph" style:parent-style-name="Text_20_body">
      <style:text-properties fo:language="en" fo:country="US" officeooo:paragraph-rsid="2007bae8"/>
    </style:style>
    <style:style style:name="P64" style:family="paragraph" style:parent-style-name="Text_20_body">
      <style:text-properties fo:language="en" fo:country="US" officeooo:paragraph-rsid="2008ce06"/>
    </style:style>
    <style:style style:name="P65" style:family="paragraph" style:parent-style-name="Text_20_body">
      <style:text-properties fo:language="en" fo:country="US" officeooo:paragraph-rsid="2009b5d7"/>
    </style:style>
    <style:style style:name="P66" style:family="paragraph" style:parent-style-name="Text_20_body">
      <style:text-properties fo:language="en" fo:country="US" officeooo:paragraph-rsid="200a4810"/>
    </style:style>
    <style:style style:name="P67" style:family="paragraph" style:parent-style-name="Text_20_body">
      <style:text-properties fo:language="en" fo:country="US" officeooo:paragraph-rsid="2013b91b"/>
    </style:style>
    <style:style style:name="P68" style:family="paragraph" style:parent-style-name="Text_20_body">
      <style:text-properties fo:language="en" fo:country="US" officeooo:paragraph-rsid="2016dd9b"/>
    </style:style>
    <style:style style:name="P69" style:family="paragraph" style:parent-style-name="Text_20_body">
      <style:text-properties fo:language="en" fo:country="US" officeooo:paragraph-rsid="201b02ac"/>
    </style:style>
    <style:style style:name="P70" style:family="paragraph" style:parent-style-name="Text_20_body">
      <style:text-properties fo:language="en" fo:country="US" officeooo:paragraph-rsid="201e5868"/>
    </style:style>
    <style:style style:name="P71" style:family="paragraph" style:parent-style-name="Text_20_body">
      <style:text-properties fo:language="en" fo:country="US" officeooo:paragraph-rsid="20200489"/>
    </style:style>
    <style:style style:name="P72" style:family="paragraph" style:parent-style-name="Text_20_body">
      <style:text-properties fo:language="en" fo:country="US" officeooo:paragraph-rsid="20270a0b"/>
    </style:style>
    <style:style style:name="P73" style:family="paragraph" style:parent-style-name="Text_20_body">
      <style:text-properties fo:language="en" fo:country="US" officeooo:paragraph-rsid="202a8910"/>
    </style:style>
    <style:style style:name="P74" style:family="paragraph" style:parent-style-name="Text_20_body">
      <style:text-properties fo:language="en" fo:country="US" officeooo:paragraph-rsid="22fceaa5"/>
    </style:style>
    <style:style style:name="P75" style:family="paragraph" style:parent-style-name="Text_20_body">
      <style:text-properties fo:language="en" fo:country="US" officeooo:paragraph-rsid="23147d81"/>
    </style:style>
    <style:style style:name="P76" style:family="paragraph" style:parent-style-name="Text_20_body">
      <style:text-properties fo:language="en" fo:country="US" officeooo:paragraph-rsid="23148f4a"/>
    </style:style>
    <style:style style:name="P77" style:family="paragraph" style:parent-style-name="Text_20_body">
      <style:text-properties fo:language="en" fo:country="US" officeooo:paragraph-rsid="23177e3d"/>
    </style:style>
    <style:style style:name="P78" style:family="paragraph" style:parent-style-name="Text_20_body">
      <style:text-properties fo:language="en" fo:country="US" officeooo:paragraph-rsid="23b7f3a3"/>
    </style:style>
    <style:style style:name="P79" style:family="paragraph" style:parent-style-name="Text_20_body">
      <style:text-properties fo:language="en" fo:country="US" officeooo:paragraph-rsid="240a281a"/>
    </style:style>
    <style:style style:name="P80" style:family="paragraph" style:parent-style-name="Header">
      <style:paragraph-properties fo:text-align="end" style:justify-single-word="false"/>
    </style:style>
    <style:style style:name="P81" style:family="paragraph" style:parent-style-name="Footnote">
      <style:text-properties officeooo:rsid="1f119430" officeooo:paragraph-rsid="1f119430"/>
    </style:style>
    <style:style style:name="P82" style:family="paragraph" style:parent-style-name="Text_20_body">
      <style:text-properties officeooo:paragraph-rsid="1f119430"/>
    </style:style>
    <style:style style:name="P83" style:family="paragraph" style:parent-style-name="Footnote">
      <style:text-properties officeooo:rsid="1f5825ac" officeooo:paragraph-rsid="1f5825ac"/>
    </style:style>
    <style:style style:name="P84" style:family="paragraph" style:parent-style-name="Text_20_body">
      <style:text-properties officeooo:paragraph-rsid="1f545f3b"/>
    </style:style>
    <style:style style:name="P85" style:family="paragraph" style:parent-style-name="Text_20_body">
      <style:text-properties officeooo:paragraph-rsid="1f55e831"/>
    </style:style>
    <style:style style:name="P86" style:family="paragraph" style:parent-style-name="Text_20_body">
      <style:text-properties officeooo:paragraph-rsid="1f5d2227"/>
    </style:style>
    <style:style style:name="P87" style:family="paragraph" style:parent-style-name="Text_20_body">
      <style:text-properties officeooo:paragraph-rsid="1f611d7f"/>
    </style:style>
    <style:style style:name="P88" style:family="paragraph" style:parent-style-name="Text_20_body">
      <style:text-properties officeooo:paragraph-rsid="1f692ff4"/>
    </style:style>
    <style:style style:name="P89" style:family="paragraph" style:parent-style-name="Text_20_body">
      <style:text-properties officeooo:paragraph-rsid="1f6c8978"/>
    </style:style>
    <style:style style:name="P90" style:family="paragraph" style:parent-style-name="Footnote">
      <style:text-properties officeooo:paragraph-rsid="1f8b0153"/>
    </style:style>
    <style:style style:name="P91" style:family="paragraph" style:parent-style-name="Text_20_body">
      <style:text-properties officeooo:paragraph-rsid="1f7cb288"/>
    </style:style>
    <style:style style:name="P92" style:family="paragraph" style:parent-style-name="Text_20_body">
      <style:text-properties officeooo:paragraph-rsid="1f85b2f5"/>
    </style:style>
    <style:style style:name="P93" style:family="paragraph" style:parent-style-name="Text_20_body">
      <style:text-properties officeooo:paragraph-rsid="1f917a6c"/>
    </style:style>
    <style:style style:name="P94" style:family="paragraph" style:parent-style-name="Text_20_body">
      <style:text-properties officeooo:paragraph-rsid="1f9365e7"/>
    </style:style>
    <style:style style:name="P95" style:family="paragraph" style:parent-style-name="Text_20_body">
      <style:text-properties officeooo:paragraph-rsid="1f94fd08"/>
    </style:style>
    <style:style style:name="P96" style:family="paragraph" style:parent-style-name="Text_20_body">
      <style:text-properties officeooo:paragraph-rsid="1fa82910"/>
    </style:style>
    <style:style style:name="P97" style:family="paragraph" style:parent-style-name="Text_20_body">
      <style:text-properties officeooo:paragraph-rsid="202d9056"/>
    </style:style>
    <style:style style:name="P98" style:family="paragraph" style:parent-style-name="Text_20_body">
      <style:text-properties officeooo:paragraph-rsid="226eda82"/>
    </style:style>
    <style:style style:name="P99" style:family="paragraph" style:parent-style-name="Text_20_body">
      <style:text-properties officeooo:paragraph-rsid="23017a9c"/>
    </style:style>
    <style:style style:name="P100" style:family="paragraph" style:parent-style-name="Text_20_body">
      <style:text-properties officeooo:paragraph-rsid="2301cdef"/>
    </style:style>
    <style:style style:name="P101" style:family="paragraph" style:parent-style-name="Text_20_body">
      <style:text-properties officeooo:paragraph-rsid="230ef948"/>
    </style:style>
    <style:style style:name="P102" style:family="paragraph" style:parent-style-name="Text_20_body">
      <style:text-properties officeooo:paragraph-rsid="2318b4aa"/>
    </style:style>
    <style:style style:name="P103" style:family="paragraph" style:parent-style-name="Footnote">
      <style:text-properties officeooo:paragraph-rsid="2402290a"/>
    </style:style>
    <style:style style:name="P104" style:family="paragraph" style:parent-style-name="Footnote">
      <style:text-properties officeooo:paragraph-rsid="1ce8c87e"/>
    </style:style>
    <style:style style:name="P105" style:family="paragraph" style:parent-style-name="Footnote">
      <style:text-properties officeooo:paragraph-rsid="1cf1bbec"/>
    </style:style>
    <style:style style:name="P106" style:family="paragraph" style:parent-style-name="Footnote">
      <style:text-properties officeooo:paragraph-rsid="1cf76c68"/>
    </style:style>
    <style:style style:name="P107" style:family="paragraph" style:parent-style-name="Text_20_body">
      <style:text-properties officeooo:paragraph-rsid="240a281a"/>
    </style:style>
    <style:style style:name="P108" style:family="paragraph" style:parent-style-name="Heading_20_1">
      <style:text-properties fo:language="en" fo:country="US" officeooo:paragraph-rsid="240a3014"/>
    </style:style>
    <style:style style:name="P109" style:family="paragraph" style:parent-style-name="Heading_20_3" style:master-page-name="">
      <style:paragraph-properties style:page-number="auto" fo:break-before="auto" fo:break-after="auto"/>
      <style:text-properties fo:language="en" fo:country="US"/>
    </style:style>
    <style:style style:name="P110" style:family="paragraph" style:parent-style-name="Heading_20_3">
      <style:text-properties fo:language="en" fo:country="US"/>
    </style:style>
    <style:style style:name="P111" style:family="paragraph" style:parent-style-name="Heading_20_3" style:master-page-name="First_20_Page">
      <style:paragraph-properties style:page-number="auto" fo:break-before="page"/>
    </style:style>
    <style:style style:name="P112" style:family="paragraph" style:parent-style-name="Heading_20_4">
      <style:text-properties fo:language="en" fo:country="US"/>
    </style:style>
    <style:style style:name="P113" style:family="paragraph" style:parent-style-name="Heading_20_4" style:master-page-name="">
      <style:paragraph-properties style:page-number="auto" fo:break-before="auto" fo:break-after="auto"/>
      <style:text-properties fo:language="en" fo:country="US" officeooo:paragraph-rsid="240a281a"/>
    </style:style>
    <style:style style:name="P114" style:family="paragraph" style:parent-style-name="Heading_20_4">
      <style:text-properties fo:language="en" fo:country="US" officeooo:paragraph-rsid="240a281a"/>
    </style:style>
    <style:style style:name="P115" style:family="paragraph" style:parent-style-name="Heading_20_5">
      <style:text-properties fo:language="en" fo:country="US"/>
    </style:style>
    <style:style style:name="P116" style:family="paragraph" style:parent-style-name="Ordered_5f_list_5f_jlq" style:list-style-name="L2"/>
    <style:style style:name="P117" style:family="paragraph" style:parent-style-name="Ordered_5f_list_5f_jlq" style:list-style-name="L3"/>
    <style:style style:name="P118" style:family="paragraph" style:parent-style-name="Ordered_5f_list_5f_jlq" style:list-style-name="L4"/>
    <style:style style:name="P119" style:family="paragraph" style:parent-style-name="Ordered_5f_list_5f_jlq" style:list-style-name="L5"/>
    <style:style style:name="P120" style:family="paragraph" style:parent-style-name="Ordered_5f_list_5f_jlq" style:list-style-name="L6"/>
    <style:style style:name="P121" style:family="paragraph" style:parent-style-name="Ordered_5f_list_5f_jlq" style:list-style-name="L7"/>
    <style:style style:name="P122" style:family="paragraph" style:parent-style-name="Ordered_5f_list_5f_jlq" style:list-style-name="L8"/>
    <style:style style:name="P123" style:family="paragraph" style:parent-style-name="Ordered_5f_list_5f_jlq" style:list-style-name="L9"/>
    <style:style style:name="P124" style:family="paragraph" style:parent-style-name="Text_20_body" style:list-style-name="L1">
      <style:text-properties officeooo:paragraph-rsid="240a281a"/>
    </style:style>
    <style:style style:name="P125" style:family="paragraph" style:parent-style-name="Text_20_body" style:list-style-name="L1">
      <style:text-properties fo:language="en" fo:country="US" officeooo:paragraph-rsid="240a281a"/>
    </style:style>
    <style:style style:name="P126" style:family="paragraph" style:parent-style-name="Text_20_body" style:master-page-name="First_20_Page">
      <style:paragraph-properties style:page-number="auto" fo:break-before="page"/>
    </style:style>
    <style:style style:name="T1" style:family="text">
      <style:text-properties fo:font-weight="bold" officeooo:rsid="1f9ad5a5"/>
    </style:style>
    <style:style style:name="T2" style:family="text">
      <style:text-properties fo:language="en" fo:country="US"/>
    </style:style>
    <style:style style:name="T3" style:family="text">
      <style:text-properties fo:language="en" fo:country="US" officeooo:rsid="1eda4051"/>
    </style:style>
    <style:style style:name="T4" style:family="text">
      <style:text-properties fo:language="en" fo:country="US" officeooo:rsid="1eef23ea"/>
    </style:style>
    <style:style style:name="T5" style:family="text">
      <style:text-properties fo:language="en" fo:country="US" officeooo:rsid="1f0afe7a"/>
    </style:style>
    <style:style style:name="T6" style:family="text">
      <style:text-properties fo:language="en" fo:country="US" officeooo:rsid="1f0dd6c9"/>
    </style:style>
    <style:style style:name="T7" style:family="text">
      <style:text-properties fo:language="en" fo:country="US" officeooo:rsid="1f119430"/>
    </style:style>
    <style:style style:name="T8" style:family="text">
      <style:text-properties fo:language="en" fo:country="US" officeooo:rsid="1f187e1c"/>
    </style:style>
    <style:style style:name="T9" style:family="text">
      <style:text-properties fo:language="en" fo:country="US" officeooo:rsid="1f1a69d3"/>
    </style:style>
    <style:style style:name="T10" style:family="text">
      <style:text-properties fo:language="en" fo:country="US" officeooo:rsid="1f202af9"/>
    </style:style>
    <style:style style:name="T11" style:family="text">
      <style:text-properties fo:language="en" fo:country="US" officeooo:rsid="1f24c72a"/>
    </style:style>
    <style:style style:name="T12" style:family="text">
      <style:text-properties fo:language="en" fo:country="US" officeooo:rsid="1f27288f"/>
    </style:style>
    <style:style style:name="T13" style:family="text">
      <style:text-properties fo:language="en" fo:country="US" officeooo:rsid="1f307aa7"/>
    </style:style>
    <style:style style:name="T14" style:family="text">
      <style:text-properties fo:language="en" fo:country="US" officeooo:rsid="1f41cbe3"/>
    </style:style>
    <style:style style:name="T15" style:family="text">
      <style:text-properties fo:language="en" fo:country="US" officeooo:rsid="1f455695"/>
    </style:style>
    <style:style style:name="T16" style:family="text">
      <style:text-properties fo:language="en" fo:country="US" officeooo:rsid="1f4857d6"/>
    </style:style>
    <style:style style:name="T17" style:family="text">
      <style:text-properties fo:language="en" fo:country="US" officeooo:rsid="1f4a8c21"/>
    </style:style>
    <style:style style:name="T18" style:family="text">
      <style:text-properties fo:language="en" fo:country="US" officeooo:rsid="1f4d92d5"/>
    </style:style>
    <style:style style:name="T19" style:family="text">
      <style:text-properties fo:language="en" fo:country="US" officeooo:rsid="1f4f3b0f"/>
    </style:style>
    <style:style style:name="T20" style:family="text">
      <style:text-properties fo:language="en" fo:country="US" officeooo:rsid="1f545b37"/>
    </style:style>
    <style:style style:name="T21" style:family="text">
      <style:text-properties fo:language="en" fo:country="US" officeooo:rsid="1f545f3b"/>
    </style:style>
    <style:style style:name="T22" style:family="text">
      <style:text-properties fo:language="en" fo:country="US" officeooo:rsid="1f55e831"/>
    </style:style>
    <style:style style:name="T23" style:family="text">
      <style:text-properties fo:language="en" fo:country="US" officeooo:rsid="1f57a4b5"/>
    </style:style>
    <style:style style:name="T24" style:family="text">
      <style:text-properties fo:language="en" fo:country="US" officeooo:rsid="1f5af674"/>
    </style:style>
    <style:style style:name="T25" style:family="text">
      <style:text-properties fo:language="en" fo:country="US" officeooo:rsid="1f5b58c6"/>
    </style:style>
    <style:style style:name="T26" style:family="text">
      <style:text-properties fo:language="en" fo:country="US" officeooo:rsid="1f5b77bc"/>
    </style:style>
    <style:style style:name="T27" style:family="text">
      <style:text-properties fo:language="en" fo:country="US" officeooo:rsid="1f5d2227"/>
    </style:style>
    <style:style style:name="T28" style:family="text">
      <style:text-properties fo:language="en" fo:country="US" officeooo:rsid="1f6006ab"/>
    </style:style>
    <style:style style:name="T29" style:family="text">
      <style:text-properties fo:language="en" fo:country="US" officeooo:rsid="1f611d7f"/>
    </style:style>
    <style:style style:name="T30" style:family="text">
      <style:text-properties fo:language="en" fo:country="US" officeooo:rsid="1f61bd71"/>
    </style:style>
    <style:style style:name="T31" style:family="text">
      <style:text-properties fo:language="en" fo:country="US" officeooo:rsid="1f62f559"/>
    </style:style>
    <style:style style:name="T32" style:family="text">
      <style:text-properties fo:language="en" fo:country="US" officeooo:rsid="1f68dd6b"/>
    </style:style>
    <style:style style:name="T33" style:family="text">
      <style:text-properties fo:language="en" fo:country="US" officeooo:rsid="1f692ff4"/>
    </style:style>
    <style:style style:name="T34" style:family="text">
      <style:text-properties fo:language="en" fo:country="US" officeooo:rsid="1f6adf08"/>
    </style:style>
    <style:style style:name="T35" style:family="text">
      <style:text-properties fo:language="en" fo:country="US" officeooo:rsid="1f6c8978"/>
    </style:style>
    <style:style style:name="T36" style:family="text">
      <style:text-properties fo:language="en" fo:country="US" officeooo:rsid="1f6db442"/>
    </style:style>
    <style:style style:name="T37" style:family="text">
      <style:text-properties fo:language="en" fo:country="US" officeooo:rsid="1f6e1513"/>
    </style:style>
    <style:style style:name="T38" style:family="text">
      <style:text-properties fo:language="en" fo:country="US" officeooo:rsid="1f7ae402"/>
    </style:style>
    <style:style style:name="T39" style:family="text">
      <style:text-properties fo:language="en" fo:country="US" officeooo:rsid="1f7cb288"/>
    </style:style>
    <style:style style:name="T40" style:family="text">
      <style:text-properties fo:language="en" fo:country="US" officeooo:rsid="1f85b2f5"/>
    </style:style>
    <style:style style:name="T41" style:family="text">
      <style:text-properties fo:language="en" fo:country="US" officeooo:rsid="1f8648ec"/>
    </style:style>
    <style:style style:name="T42" style:family="text">
      <style:text-properties fo:language="en" fo:country="US" officeooo:rsid="1f8a9fdc"/>
    </style:style>
    <style:style style:name="T43" style:family="text">
      <style:text-properties fo:language="en" fo:country="US" officeooo:rsid="1f8b0153"/>
    </style:style>
    <style:style style:name="T44" style:family="text">
      <style:text-properties fo:language="en" fo:country="US" officeooo:rsid="1f8cacef"/>
    </style:style>
    <style:style style:name="T45" style:family="text">
      <style:text-properties fo:language="en" fo:country="US" officeooo:rsid="1f8feee0"/>
    </style:style>
    <style:style style:name="T46" style:family="text">
      <style:text-properties fo:language="en" fo:country="US" officeooo:rsid="1f917a6c"/>
    </style:style>
    <style:style style:name="T47" style:family="text">
      <style:text-properties fo:language="en" fo:country="US" officeooo:rsid="1f9365e7"/>
    </style:style>
    <style:style style:name="T48" style:family="text">
      <style:text-properties fo:language="en" fo:country="US" officeooo:rsid="1f94fd08"/>
    </style:style>
    <style:style style:name="T49" style:family="text">
      <style:text-properties fo:language="en" fo:country="US" officeooo:rsid="1f95bb17"/>
    </style:style>
    <style:style style:name="T50" style:family="text">
      <style:text-properties fo:language="en" fo:country="US" officeooo:rsid="1f978e24"/>
    </style:style>
    <style:style style:name="T51" style:family="text">
      <style:text-properties fo:language="en" fo:country="US" officeooo:rsid="1f991043"/>
    </style:style>
    <style:style style:name="T52" style:family="text">
      <style:text-properties fo:language="en" fo:country="US" officeooo:rsid="1f9ad5a5"/>
    </style:style>
    <style:style style:name="T53" style:family="text">
      <style:text-properties fo:language="en" fo:country="US" officeooo:rsid="1fa32dd5"/>
    </style:style>
    <style:style style:name="T54" style:family="text">
      <style:text-properties fo:language="en" fo:country="US" officeooo:rsid="1fa66cf9"/>
    </style:style>
    <style:style style:name="T55" style:family="text">
      <style:text-properties fo:language="en" fo:country="US" officeooo:rsid="1fa82910"/>
    </style:style>
    <style:style style:name="T56" style:family="text">
      <style:text-properties fo:language="en" fo:country="US" officeooo:rsid="1fb137d3"/>
    </style:style>
    <style:style style:name="T57" style:family="text">
      <style:text-properties fo:language="en" fo:country="US" officeooo:rsid="1fb59483"/>
    </style:style>
    <style:style style:name="T58" style:family="text">
      <style:text-properties fo:language="en" fo:country="US" officeooo:rsid="1fb71d78"/>
    </style:style>
    <style:style style:name="T59" style:family="text">
      <style:text-properties fo:language="en" fo:country="US" officeooo:rsid="1fd896b5"/>
    </style:style>
    <style:style style:name="T60" style:family="text">
      <style:text-properties fo:language="en" fo:country="US" officeooo:rsid="202d9056"/>
    </style:style>
    <style:style style:name="T61" style:family="text">
      <style:text-properties fo:language="en" fo:country="US" officeooo:rsid="2301cdef"/>
    </style:style>
    <style:style style:name="T62" style:family="text">
      <style:text-properties fo:language="en" fo:country="US" officeooo:rsid="2308ac81"/>
    </style:style>
    <style:style style:name="T63" style:family="text">
      <style:text-properties fo:language="en" fo:country="US" officeooo:rsid="1fae2d0d"/>
    </style:style>
    <style:style style:name="T64" style:family="text">
      <style:text-properties fo:language="en" fo:country="US" officeooo:rsid="1cdb6bdb"/>
    </style:style>
    <style:style style:name="T65" style:family="text">
      <style:text-properties fo:language="en" fo:country="US" officeooo:rsid="1cf0b5d8"/>
    </style:style>
    <style:style style:name="T66" style:family="text">
      <style:text-properties fo:language="en" fo:country="US" officeooo:rsid="1ce8c87e"/>
    </style:style>
    <style:style style:name="T67" style:family="text">
      <style:text-properties fo:language="en" fo:country="US" officeooo:rsid="1cef9fb2"/>
    </style:style>
    <style:style style:name="T68" style:family="text">
      <style:text-properties fo:language="en" fo:country="US" officeooo:rsid="1ce9cd27"/>
    </style:style>
    <style:style style:name="T69" style:family="text">
      <style:text-properties fo:language="en" fo:country="US" officeooo:rsid="1cf69901"/>
    </style:style>
    <style:style style:name="T70" style:family="text">
      <style:text-properties fo:language="en" fo:country="US" officeooo:rsid="1cf1bbec"/>
    </style:style>
    <style:style style:name="T71" style:family="text">
      <style:text-properties fo:language="en" fo:country="US" officeooo:rsid="1cf76c68"/>
    </style:style>
    <style:style style:name="T72" style:family="text">
      <style:text-properties fo:language="en" fo:country="US" officeooo:rsid="240a96b2"/>
    </style:style>
    <style:style style:name="T73" style:family="text">
      <style:text-properties fo:language="en" fo:country="US" officeooo:rsid="240bdef6"/>
    </style:style>
    <style:style style:name="T74" style:family="text">
      <style:text-properties officeooo:rsid="1c6065d0"/>
    </style:style>
    <style:style style:name="T75" style:family="text">
      <style:text-properties officeooo:rsid="1c64297e"/>
    </style:style>
    <style:style style:name="T76" style:family="text">
      <style:text-properties officeooo:rsid="1ca5854b"/>
    </style:style>
    <style:style style:name="T77" style:family="text">
      <style:text-properties style:use-window-font-color="true" loext:opacity="0%" fo:font-size="14pt" officeooo:rsid="1f98e0f2" style:font-size-asian="10.5pt"/>
    </style:style>
    <style:style style:name="T78" style:family="text">
      <style:text-properties style:use-window-font-color="true" loext:opacity="0%" fo:font-size="14pt" officeooo:rsid="1ff4c41c" style:font-size-asian="10.5pt"/>
    </style:style>
    <style:style style:name="T79" style:family="text">
      <style:text-properties officeooo:rsid="1eda4051"/>
    </style:style>
    <style:style style:name="T80" style:family="text">
      <style:text-properties officeooo:rsid="1f0afe7a"/>
    </style:style>
    <style:style style:name="T81" style:family="text">
      <style:text-properties officeooo:rsid="1f0c1914"/>
    </style:style>
    <style:style style:name="T82" style:family="text">
      <style:text-properties officeooo:rsid="1f0dd6c9"/>
    </style:style>
    <style:style style:name="T83" style:family="text">
      <style:text-properties officeooo:rsid="1f0e9cd6"/>
    </style:style>
    <style:style style:name="T84" style:family="text">
      <style:text-properties officeooo:rsid="1f104602"/>
    </style:style>
    <style:style style:name="T85" style:family="text">
      <style:text-properties officeooo:rsid="1f119430"/>
    </style:style>
    <style:style style:name="T86" style:family="text">
      <style:text-properties officeooo:rsid="1f12ebd5"/>
    </style:style>
    <style:style style:name="T87" style:family="text">
      <style:text-properties officeooo:rsid="1f14b6ba"/>
    </style:style>
    <style:style style:name="T88" style:family="text">
      <style:text-properties officeooo:rsid="1f160d75"/>
    </style:style>
    <style:style style:name="T89" style:family="text">
      <style:text-properties officeooo:rsid="1f171f35"/>
    </style:style>
    <style:style style:name="T90" style:family="text">
      <style:text-properties officeooo:rsid="1f187e1c"/>
    </style:style>
    <style:style style:name="T91" style:family="text">
      <style:text-properties officeooo:rsid="1f1a5103"/>
    </style:style>
    <style:style style:name="T92" style:family="text">
      <style:text-properties officeooo:rsid="1f1a69d3"/>
    </style:style>
    <style:style style:name="T93" style:family="text">
      <style:text-properties officeooo:rsid="1f1b8631"/>
    </style:style>
    <style:style style:name="T94" style:family="text">
      <style:text-properties officeooo:rsid="1f1bee31"/>
    </style:style>
    <style:style style:name="T95" style:family="text">
      <style:text-properties officeooo:rsid="1f1c96a9"/>
    </style:style>
    <style:style style:name="T96" style:family="text">
      <style:text-properties officeooo:rsid="1f1e0505"/>
    </style:style>
    <style:style style:name="T97" style:family="text">
      <style:text-properties officeooo:rsid="1f1ffda0"/>
    </style:style>
    <style:style style:name="T98" style:family="text">
      <style:text-properties officeooo:rsid="1f202af9"/>
    </style:style>
    <style:style style:name="T99" style:family="text">
      <style:text-properties officeooo:rsid="1f2058ce"/>
    </style:style>
    <style:style style:name="T100" style:family="text">
      <style:text-properties officeooo:rsid="1f2243a8"/>
    </style:style>
    <style:style style:name="T101" style:family="text">
      <style:text-properties officeooo:rsid="1f236425"/>
    </style:style>
    <style:style style:name="T102" style:family="text">
      <style:text-properties officeooo:rsid="1f24c72a"/>
    </style:style>
    <style:style style:name="T103" style:family="text">
      <style:text-properties officeooo:rsid="1f25e383"/>
    </style:style>
    <style:style style:name="T104" style:family="text">
      <style:text-properties officeooo:rsid="1f26187e"/>
    </style:style>
    <style:style style:name="T105" style:family="text">
      <style:text-properties officeooo:rsid="1f27288f"/>
    </style:style>
    <style:style style:name="T106" style:family="text">
      <style:text-properties officeooo:rsid="1f2814a2"/>
    </style:style>
    <style:style style:name="T107" style:family="text">
      <style:text-properties officeooo:rsid="1f29902f"/>
    </style:style>
    <style:style style:name="T108" style:family="text">
      <style:text-properties officeooo:rsid="1f2b7468"/>
    </style:style>
    <style:style style:name="T109" style:family="text">
      <style:text-properties officeooo:rsid="1f2cfb16"/>
    </style:style>
    <style:style style:name="T110" style:family="text">
      <style:text-properties officeooo:rsid="1f2e1e8b"/>
    </style:style>
    <style:style style:name="T111" style:family="text">
      <style:text-properties officeooo:rsid="1f2eba1d"/>
    </style:style>
    <style:style style:name="T112" style:family="text">
      <style:text-properties officeooo:rsid="1f307aa7"/>
    </style:style>
    <style:style style:name="T113" style:family="text">
      <style:text-properties officeooo:rsid="1f30f839"/>
    </style:style>
    <style:style style:name="T114" style:family="text">
      <style:text-properties officeooo:rsid="1f322f8b"/>
    </style:style>
    <style:style style:name="T115" style:family="text">
      <style:text-properties officeooo:rsid="1f330f90"/>
    </style:style>
    <style:style style:name="T116" style:family="text">
      <style:text-properties officeooo:rsid="1f344e5d"/>
    </style:style>
    <style:style style:name="T117" style:family="text">
      <style:text-properties officeooo:rsid="1f351a07"/>
    </style:style>
    <style:style style:name="T118" style:family="text">
      <style:text-properties officeooo:rsid="1f353fa4"/>
    </style:style>
    <style:style style:name="T119" style:family="text">
      <style:text-properties officeooo:rsid="1f3727d7"/>
    </style:style>
    <style:style style:name="T120" style:family="text">
      <style:text-properties officeooo:rsid="1f377886"/>
    </style:style>
    <style:style style:name="T121" style:family="text">
      <style:text-properties officeooo:rsid="1f37fd64"/>
    </style:style>
    <style:style style:name="T122" style:family="text">
      <style:text-properties officeooo:rsid="1f3b64a9"/>
    </style:style>
    <style:style style:name="T123" style:family="text">
      <style:text-properties officeooo:rsid="1f3bdbaa"/>
    </style:style>
    <style:style style:name="T124" style:family="text">
      <style:text-properties officeooo:rsid="1f3ef4eb"/>
    </style:style>
    <style:style style:name="T125" style:family="text">
      <style:text-properties officeooo:rsid="1f4163d3"/>
    </style:style>
    <style:style style:name="T126" style:family="text">
      <style:text-properties officeooo:rsid="1f41cbe3"/>
    </style:style>
    <style:style style:name="T127" style:family="text">
      <style:text-properties officeooo:rsid="1f42d527"/>
    </style:style>
    <style:style style:name="T128" style:family="text">
      <style:text-properties officeooo:rsid="1f44896c"/>
    </style:style>
    <style:style style:name="T129" style:family="text">
      <style:text-properties officeooo:rsid="1f455695"/>
    </style:style>
    <style:style style:name="T130" style:family="text">
      <style:text-properties officeooo:rsid="1f45f889"/>
    </style:style>
    <style:style style:name="T131" style:family="text">
      <style:text-properties officeooo:rsid="1f4696cd"/>
    </style:style>
    <style:style style:name="T132" style:family="text">
      <style:text-properties officeooo:rsid="1f4857d6"/>
    </style:style>
    <style:style style:name="T133" style:family="text">
      <style:text-properties officeooo:rsid="1f497eb6"/>
    </style:style>
    <style:style style:name="T134" style:family="text">
      <style:text-properties officeooo:rsid="1f4a8c0f"/>
    </style:style>
    <style:style style:name="T135" style:family="text">
      <style:text-properties officeooo:rsid="1f4a8c21"/>
    </style:style>
    <style:style style:name="T136" style:family="text">
      <style:text-properties officeooo:rsid="1f4c4b54"/>
    </style:style>
    <style:style style:name="T137" style:family="text">
      <style:text-properties officeooo:rsid="1f4f3b0f"/>
    </style:style>
    <style:style style:name="T138" style:family="text">
      <style:text-properties officeooo:rsid="1f50e8b8"/>
    </style:style>
    <style:style style:name="T139" style:family="text">
      <style:text-properties officeooo:rsid="1f51c54c"/>
    </style:style>
    <style:style style:name="T140" style:family="text">
      <style:text-properties officeooo:rsid="1f5349db"/>
    </style:style>
    <style:style style:name="T141" style:family="text">
      <style:text-properties officeooo:rsid="1f545b37"/>
    </style:style>
    <style:style style:name="T142" style:family="text">
      <style:text-properties officeooo:rsid="1f545f3b"/>
    </style:style>
    <style:style style:name="T143" style:family="text">
      <style:text-properties officeooo:rsid="1f55e831"/>
    </style:style>
    <style:style style:name="T144" style:family="text">
      <style:text-properties officeooo:rsid="1f57a4b5"/>
    </style:style>
    <style:style style:name="T145" style:family="text">
      <style:text-properties officeooo:rsid="1f57aead"/>
    </style:style>
    <style:style style:name="T146" style:family="text">
      <style:text-properties officeooo:rsid="1f580217"/>
    </style:style>
    <style:style style:name="T147" style:family="text">
      <style:text-properties officeooo:rsid="1f5a019a"/>
    </style:style>
    <style:style style:name="T148" style:family="text">
      <style:text-properties officeooo:rsid="1f5b58c6"/>
    </style:style>
    <style:style style:name="T149" style:family="text">
      <style:text-properties officeooo:rsid="1f5b77bc"/>
    </style:style>
    <style:style style:name="T150" style:family="text">
      <style:text-properties officeooo:rsid="1f5bdf7f"/>
    </style:style>
    <style:style style:name="T151" style:family="text">
      <style:text-properties officeooo:rsid="1f5c9cce"/>
    </style:style>
    <style:style style:name="T152" style:family="text">
      <style:text-properties officeooo:rsid="1f5d199f"/>
    </style:style>
    <style:style style:name="T153" style:family="text">
      <style:text-properties officeooo:rsid="1f5d2227"/>
    </style:style>
    <style:style style:name="T154" style:family="text">
      <style:text-properties officeooo:rsid="1f5ea121"/>
    </style:style>
    <style:style style:name="T155" style:family="text">
      <style:text-properties officeooo:rsid="1f6006ab"/>
    </style:style>
    <style:style style:name="T156" style:family="text">
      <style:text-properties officeooo:rsid="1f611d7f"/>
    </style:style>
    <style:style style:name="T157" style:family="text">
      <style:text-properties officeooo:rsid="1f62e475"/>
    </style:style>
    <style:style style:name="T158" style:family="text">
      <style:text-properties officeooo:rsid="1f63e6f3"/>
    </style:style>
    <style:style style:name="T159" style:family="text">
      <style:text-properties officeooo:rsid="1f65bef3"/>
    </style:style>
    <style:style style:name="T160" style:family="text">
      <style:text-properties officeooo:rsid="1f68dd6b"/>
    </style:style>
    <style:style style:name="T161" style:family="text">
      <style:text-properties officeooo:rsid="1f692ff4"/>
    </style:style>
    <style:style style:name="T162" style:family="text">
      <style:text-properties officeooo:rsid="1f69ddd0"/>
    </style:style>
    <style:style style:name="T163" style:family="text">
      <style:text-properties officeooo:rsid="1f6adf08"/>
    </style:style>
    <style:style style:name="T164" style:family="text">
      <style:text-properties officeooo:rsid="1f6db650"/>
    </style:style>
    <style:style style:name="T165" style:family="text">
      <style:text-properties officeooo:rsid="1f6ec7e5"/>
    </style:style>
    <style:style style:name="T166" style:family="text">
      <style:text-properties officeooo:rsid="1f6f0c7b"/>
    </style:style>
    <style:style style:name="T167" style:family="text">
      <style:text-properties officeooo:rsid="1f702453"/>
    </style:style>
    <style:style style:name="T168" style:family="text">
      <style:text-properties officeooo:rsid="1f7100e8"/>
    </style:style>
    <style:style style:name="T169" style:family="text">
      <style:text-properties officeooo:rsid="1f72e631"/>
    </style:style>
    <style:style style:name="T170" style:family="text">
      <style:text-properties officeooo:rsid="1f761267"/>
    </style:style>
    <style:style style:name="T171" style:family="text">
      <style:text-properties officeooo:rsid="1f766eda"/>
    </style:style>
    <style:style style:name="T172" style:family="text">
      <style:text-properties officeooo:rsid="1f77b2f4"/>
    </style:style>
    <style:style style:name="T173" style:family="text">
      <style:text-properties officeooo:rsid="1f78d309"/>
    </style:style>
    <style:style style:name="T174" style:family="text">
      <style:text-properties officeooo:rsid="1f78f444"/>
    </style:style>
    <style:style style:name="T175" style:family="text">
      <style:text-properties officeooo:rsid="1f7cb288"/>
    </style:style>
    <style:style style:name="T176" style:family="text">
      <style:text-properties officeooo:rsid="1f7d71de"/>
    </style:style>
    <style:style style:name="T177" style:family="text">
      <style:text-properties officeooo:rsid="1f7e3da4"/>
    </style:style>
    <style:style style:name="T178" style:family="text">
      <style:text-properties officeooo:rsid="1f7fc9fa"/>
    </style:style>
    <style:style style:name="T179" style:family="text">
      <style:text-properties officeooo:rsid="1f80b7ac"/>
    </style:style>
    <style:style style:name="T180" style:family="text">
      <style:text-properties officeooo:rsid="1f81a440"/>
    </style:style>
    <style:style style:name="T181" style:family="text">
      <style:text-properties officeooo:rsid="1f839487"/>
    </style:style>
    <style:style style:name="T182" style:family="text">
      <style:text-properties officeooo:rsid="1f860405"/>
    </style:style>
    <style:style style:name="T183" style:family="text">
      <style:text-properties officeooo:rsid="1f86285f"/>
    </style:style>
    <style:style style:name="T184" style:family="text">
      <style:text-properties officeooo:rsid="1f86ee1a"/>
    </style:style>
    <style:style style:name="T185" style:family="text">
      <style:text-properties officeooo:rsid="1f8748d9"/>
    </style:style>
    <style:style style:name="T186" style:family="text">
      <style:text-properties officeooo:rsid="1f88ea0b"/>
    </style:style>
    <style:style style:name="T187" style:family="text">
      <style:text-properties officeooo:rsid="1f8a9fdc"/>
    </style:style>
    <style:style style:name="T188" style:family="text">
      <style:text-properties officeooo:rsid="1f8b0153"/>
    </style:style>
    <style:style style:name="T189" style:family="text">
      <style:text-properties officeooo:rsid="1f8e9525"/>
    </style:style>
    <style:style style:name="T190" style:family="text">
      <style:text-properties officeooo:rsid="1f8feee0"/>
    </style:style>
    <style:style style:name="T191" style:family="text">
      <style:text-properties officeooo:rsid="1f917a6c"/>
    </style:style>
    <style:style style:name="T192" style:family="text">
      <style:text-properties officeooo:rsid="1f92a406"/>
    </style:style>
    <style:style style:name="T193" style:family="text">
      <style:text-properties officeooo:rsid="1f94fd08"/>
    </style:style>
    <style:style style:name="T194" style:family="text">
      <style:text-properties officeooo:rsid="1f98e0f2"/>
    </style:style>
    <style:style style:name="T195" style:family="text">
      <style:text-properties officeooo:rsid="1f991043"/>
    </style:style>
    <style:style style:name="T196" style:family="text">
      <style:text-properties officeooo:rsid="1f9a945c"/>
    </style:style>
    <style:style style:name="T197" style:family="text">
      <style:text-properties officeooo:rsid="1f9ad5a5"/>
    </style:style>
    <style:style style:name="T198" style:family="text">
      <style:text-properties officeooo:rsid="1f9be975"/>
    </style:style>
    <style:style style:name="T199" style:family="text">
      <style:text-properties officeooo:rsid="1f9dbc13"/>
    </style:style>
    <style:style style:name="T200" style:family="text">
      <style:text-properties officeooo:rsid="1f9ee27d"/>
    </style:style>
    <style:style style:name="T201" style:family="text">
      <style:text-properties officeooo:rsid="1f9f5935"/>
    </style:style>
    <style:style style:name="T202" style:family="text">
      <style:text-properties officeooo:rsid="1fa3221d"/>
    </style:style>
    <style:style style:name="T203" style:family="text">
      <style:text-properties officeooo:rsid="1fa32dd5"/>
    </style:style>
    <style:style style:name="T204" style:family="text">
      <style:text-properties officeooo:rsid="1fa41b9e"/>
    </style:style>
    <style:style style:name="T205" style:family="text">
      <style:text-properties officeooo:rsid="1fa454f4"/>
    </style:style>
    <style:style style:name="T206" style:family="text">
      <style:text-properties officeooo:rsid="1fa5c58a"/>
    </style:style>
    <style:style style:name="T207" style:family="text">
      <style:text-properties officeooo:rsid="1fa82910"/>
    </style:style>
    <style:style style:name="T208" style:family="text">
      <style:text-properties officeooo:rsid="1faa0e08"/>
    </style:style>
    <style:style style:name="T209" style:family="text">
      <style:text-properties officeooo:rsid="1faabdd3"/>
    </style:style>
    <style:style style:name="T210" style:family="text">
      <style:text-properties officeooo:rsid="1fab3474"/>
    </style:style>
    <style:style style:name="T211" style:family="text">
      <style:text-properties officeooo:rsid="1faee92b"/>
    </style:style>
    <style:style style:name="T212" style:family="text">
      <style:text-properties officeooo:rsid="1fb000de"/>
    </style:style>
    <style:style style:name="T213" style:family="text">
      <style:text-properties officeooo:rsid="1fb05b5d"/>
    </style:style>
    <style:style style:name="T214" style:family="text">
      <style:text-properties officeooo:rsid="1fb0ca33"/>
    </style:style>
    <style:style style:name="T215" style:family="text">
      <style:text-properties officeooo:rsid="1fb1b285"/>
    </style:style>
    <style:style style:name="T216" style:family="text">
      <style:text-properties officeooo:rsid="1fb291e5"/>
    </style:style>
    <style:style style:name="T217" style:family="text">
      <style:text-properties officeooo:rsid="1fb30465"/>
    </style:style>
    <style:style style:name="T218" style:family="text">
      <style:text-properties officeooo:rsid="1fb326f8"/>
    </style:style>
    <style:style style:name="T219" style:family="text">
      <style:text-properties officeooo:rsid="1fb437a3"/>
    </style:style>
    <style:style style:name="T220" style:family="text">
      <style:text-properties officeooo:rsid="1fb71d78"/>
    </style:style>
    <style:style style:name="T221" style:family="text">
      <style:text-properties officeooo:rsid="1fba8b37"/>
    </style:style>
    <style:style style:name="T222" style:family="text">
      <style:text-properties officeooo:rsid="1fbc0a6a"/>
    </style:style>
    <style:style style:name="T223" style:family="text">
      <style:text-properties officeooo:rsid="1fbddc78"/>
    </style:style>
    <style:style style:name="T224" style:family="text">
      <style:text-properties officeooo:rsid="1fbf7c18"/>
    </style:style>
    <style:style style:name="T225" style:family="text">
      <style:text-properties officeooo:rsid="1fc0c712"/>
    </style:style>
    <style:style style:name="T226" style:family="text">
      <style:text-properties officeooo:rsid="1fc172ca"/>
    </style:style>
    <style:style style:name="T227" style:family="text">
      <style:text-properties officeooo:rsid="1fc36dec"/>
    </style:style>
    <style:style style:name="T228" style:family="text">
      <style:text-properties officeooo:rsid="1fc4a907"/>
    </style:style>
    <style:style style:name="T229" style:family="text">
      <style:text-properties officeooo:rsid="1fc55e10"/>
    </style:style>
    <style:style style:name="T230" style:family="text">
      <style:text-properties officeooo:rsid="1fc68749"/>
    </style:style>
    <style:style style:name="T231" style:family="text">
      <style:text-properties officeooo:rsid="1fc78cd3"/>
    </style:style>
    <style:style style:name="T232" style:family="text">
      <style:text-properties officeooo:rsid="1fcd8bd8"/>
    </style:style>
    <style:style style:name="T233" style:family="text">
      <style:text-properties officeooo:rsid="1fcfcb3b"/>
    </style:style>
    <style:style style:name="T234" style:family="text">
      <style:text-properties officeooo:rsid="1fd1afcd"/>
    </style:style>
    <style:style style:name="T235" style:family="text">
      <style:text-properties officeooo:rsid="1fd33167"/>
    </style:style>
    <style:style style:name="T236" style:family="text">
      <style:text-properties officeooo:rsid="1fd4fff0"/>
    </style:style>
    <style:style style:name="T237" style:family="text">
      <style:text-properties officeooo:rsid="1fd60e4c"/>
    </style:style>
    <style:style style:name="T238" style:family="text">
      <style:text-properties officeooo:rsid="1fd7888b"/>
    </style:style>
    <style:style style:name="T239" style:family="text">
      <style:text-properties officeooo:rsid="1fd896b5"/>
    </style:style>
    <style:style style:name="T240" style:family="text">
      <style:text-properties officeooo:rsid="1fd979ac"/>
    </style:style>
    <style:style style:name="T241" style:family="text">
      <style:text-properties officeooo:rsid="1fdb77b2"/>
    </style:style>
    <style:style style:name="T242" style:family="text">
      <style:text-properties officeooo:rsid="1fdbe4b2"/>
    </style:style>
    <style:style style:name="T243" style:family="text">
      <style:text-properties officeooo:rsid="1fddc33e"/>
    </style:style>
    <style:style style:name="T244" style:family="text">
      <style:text-properties officeooo:rsid="1fdee4f0"/>
    </style:style>
    <style:style style:name="T245" style:family="text">
      <style:text-properties officeooo:rsid="1fdf7b64"/>
    </style:style>
    <style:style style:name="T246" style:family="text">
      <style:text-properties officeooo:rsid="1fe0ce0f"/>
    </style:style>
    <style:style style:name="T247" style:family="text">
      <style:text-properties officeooo:rsid="1fe18b80"/>
    </style:style>
    <style:style style:name="T248" style:family="text">
      <style:text-properties officeooo:rsid="1fe30beb"/>
    </style:style>
    <style:style style:name="T249" style:family="text">
      <style:text-properties officeooo:rsid="1fe3643a"/>
    </style:style>
    <style:style style:name="T250" style:family="text">
      <style:text-properties officeooo:rsid="1fe42c28"/>
    </style:style>
    <style:style style:name="T251" style:family="text">
      <style:text-properties officeooo:rsid="1fe572f5"/>
    </style:style>
    <style:style style:name="T252" style:family="text">
      <style:text-properties officeooo:rsid="1fe5fe44"/>
    </style:style>
    <style:style style:name="T253" style:family="text">
      <style:text-properties officeooo:rsid="1fe7b63b"/>
    </style:style>
    <style:style style:name="T254" style:family="text">
      <style:text-properties officeooo:rsid="1fe8537b"/>
    </style:style>
    <style:style style:name="T255" style:family="text">
      <style:text-properties officeooo:rsid="1fe91ad4"/>
    </style:style>
    <style:style style:name="T256" style:family="text">
      <style:text-properties officeooo:rsid="1fe97c1f"/>
    </style:style>
    <style:style style:name="T257" style:family="text">
      <style:text-properties officeooo:rsid="1feae1d4"/>
    </style:style>
    <style:style style:name="T258" style:family="text">
      <style:text-properties officeooo:rsid="1febe420"/>
    </style:style>
    <style:style style:name="T259" style:family="text">
      <style:text-properties officeooo:rsid="1febe458"/>
    </style:style>
    <style:style style:name="T260" style:family="text">
      <style:text-properties officeooo:rsid="1feddda2"/>
    </style:style>
    <style:style style:name="T261" style:family="text">
      <style:text-properties officeooo:rsid="1fede1ba"/>
    </style:style>
    <style:style style:name="T262" style:family="text">
      <style:text-properties officeooo:rsid="1fef6f98"/>
    </style:style>
    <style:style style:name="T263" style:family="text">
      <style:text-properties officeooo:rsid="1ff19ab6"/>
    </style:style>
    <style:style style:name="T264" style:family="text">
      <style:text-properties officeooo:rsid="1ff2b52c"/>
    </style:style>
    <style:style style:name="T265" style:family="text">
      <style:text-properties officeooo:rsid="1ff2ca9c"/>
    </style:style>
    <style:style style:name="T266" style:family="text">
      <style:text-properties officeooo:rsid="1ff4c41c"/>
    </style:style>
    <style:style style:name="T267" style:family="text">
      <style:text-properties officeooo:rsid="1ff510f1"/>
    </style:style>
    <style:style style:name="T268" style:family="text">
      <style:text-properties officeooo:rsid="1ff6ded2"/>
    </style:style>
    <style:style style:name="T269" style:family="text">
      <style:text-properties officeooo:rsid="1ff7109a"/>
    </style:style>
    <style:style style:name="T270" style:family="text">
      <style:text-properties officeooo:rsid="1ff8322c"/>
    </style:style>
    <style:style style:name="T271" style:family="text">
      <style:text-properties officeooo:rsid="1ffa7805"/>
    </style:style>
    <style:style style:name="T272" style:family="text">
      <style:text-properties officeooo:rsid="1ffbcdf7"/>
    </style:style>
    <style:style style:name="T273" style:family="text">
      <style:text-properties officeooo:rsid="1ffbd9f1"/>
    </style:style>
    <style:style style:name="T274" style:family="text">
      <style:text-properties officeooo:rsid="1ffdac4d"/>
    </style:style>
    <style:style style:name="T275" style:family="text">
      <style:text-properties officeooo:rsid="1ffe7722"/>
    </style:style>
    <style:style style:name="T276" style:family="text">
      <style:text-properties officeooo:rsid="1fff23f5"/>
    </style:style>
    <style:style style:name="T277" style:family="text">
      <style:text-properties officeooo:rsid="2000b681"/>
    </style:style>
    <style:style style:name="T278" style:family="text">
      <style:text-properties officeooo:rsid="2001553d"/>
    </style:style>
    <style:style style:name="T279" style:family="text">
      <style:text-properties officeooo:rsid="2003549c"/>
    </style:style>
    <style:style style:name="T280" style:family="text">
      <style:text-properties officeooo:rsid="200514a5"/>
    </style:style>
    <style:style style:name="T281" style:family="text">
      <style:text-properties officeooo:rsid="2005d68e"/>
    </style:style>
    <style:style style:name="T282" style:family="text">
      <style:text-properties officeooo:rsid="20067900"/>
    </style:style>
    <style:style style:name="T283" style:family="text">
      <style:text-properties officeooo:rsid="2007bae8"/>
    </style:style>
    <style:style style:name="T284" style:family="text">
      <style:text-properties officeooo:rsid="2009b5d7"/>
    </style:style>
    <style:style style:name="T285" style:family="text">
      <style:text-properties officeooo:rsid="200a4810"/>
    </style:style>
    <style:style style:name="T286" style:family="text">
      <style:text-properties officeooo:rsid="200ba217"/>
    </style:style>
    <style:style style:name="T287" style:family="text">
      <style:text-properties officeooo:rsid="200bfdf9"/>
    </style:style>
    <style:style style:name="T288" style:family="text">
      <style:text-properties officeooo:rsid="200d594e"/>
    </style:style>
    <style:style style:name="T289" style:family="text">
      <style:text-properties officeooo:rsid="200d88cb"/>
    </style:style>
    <style:style style:name="T290" style:family="text">
      <style:text-properties officeooo:rsid="200dffb3"/>
    </style:style>
    <style:style style:name="T291" style:family="text">
      <style:text-properties officeooo:rsid="200f16fa"/>
    </style:style>
    <style:style style:name="T292" style:family="text">
      <style:text-properties officeooo:rsid="2010dd54"/>
    </style:style>
    <style:style style:name="T293" style:family="text">
      <style:text-properties officeooo:rsid="20122bb8"/>
    </style:style>
    <style:style style:name="T294" style:family="text">
      <style:text-properties officeooo:rsid="2013551a"/>
    </style:style>
    <style:style style:name="T295" style:family="text">
      <style:text-properties officeooo:rsid="2016dd9b"/>
    </style:style>
    <style:style style:name="T296" style:family="text">
      <style:text-properties officeooo:rsid="2018bd56"/>
    </style:style>
    <style:style style:name="T297" style:family="text">
      <style:text-properties officeooo:rsid="2019c26b"/>
    </style:style>
    <style:style style:name="T298" style:family="text">
      <style:text-properties officeooo:rsid="201b02ac"/>
    </style:style>
    <style:style style:name="T299" style:family="text">
      <style:text-properties officeooo:rsid="201ceb40"/>
    </style:style>
    <style:style style:name="T300" style:family="text">
      <style:text-properties officeooo:rsid="201e5868"/>
    </style:style>
    <style:style style:name="T301" style:family="text">
      <style:text-properties officeooo:rsid="20200489"/>
    </style:style>
    <style:style style:name="T302" style:family="text">
      <style:text-properties officeooo:rsid="2021a250"/>
    </style:style>
    <style:style style:name="T303" style:family="text">
      <style:text-properties officeooo:rsid="2023ccc7"/>
    </style:style>
    <style:style style:name="T304" style:family="text">
      <style:text-properties officeooo:rsid="2025c425"/>
    </style:style>
    <style:style style:name="T305" style:family="text">
      <style:text-properties officeooo:rsid="2025cde9"/>
    </style:style>
    <style:style style:name="T306" style:family="text">
      <style:text-properties officeooo:rsid="20270a0b"/>
    </style:style>
    <style:style style:name="T307" style:family="text">
      <style:text-properties officeooo:rsid="2027ffa1"/>
    </style:style>
    <style:style style:name="T308" style:family="text">
      <style:text-properties officeooo:rsid="2028a63c"/>
    </style:style>
    <style:style style:name="T309" style:family="text">
      <style:text-properties officeooo:rsid="202a8910"/>
    </style:style>
    <style:style style:name="T310" style:family="text">
      <style:text-properties officeooo:rsid="202a9370"/>
    </style:style>
    <style:style style:name="T311" style:family="text">
      <style:text-properties officeooo:rsid="202be27e"/>
    </style:style>
    <style:style style:name="T312" style:family="text">
      <style:text-properties officeooo:rsid="202c59b4"/>
    </style:style>
    <style:style style:name="T313" style:family="text">
      <style:text-properties officeooo:rsid="202d9056"/>
    </style:style>
    <style:style style:name="T314" style:family="text">
      <style:text-properties officeooo:rsid="226eda82"/>
    </style:style>
    <style:style style:name="T315" style:family="text">
      <style:text-properties officeooo:rsid="227043bf"/>
    </style:style>
    <style:style style:name="T316" style:family="text">
      <style:text-properties officeooo:rsid="22f53cec"/>
    </style:style>
    <style:style style:name="T317" style:family="text">
      <style:text-properties officeooo:rsid="22f73166"/>
    </style:style>
    <style:style style:name="T318" style:family="text">
      <style:text-properties officeooo:rsid="22f8a3f2"/>
    </style:style>
    <style:style style:name="T319" style:family="text">
      <style:text-properties officeooo:rsid="22f8efe9"/>
    </style:style>
    <style:style style:name="T320" style:family="text">
      <style:text-properties officeooo:rsid="22faeffa"/>
    </style:style>
    <style:style style:name="T321" style:family="text">
      <style:text-properties officeooo:rsid="22fe06c6"/>
    </style:style>
    <style:style style:name="T322" style:family="text">
      <style:text-properties officeooo:rsid="22fe40c9"/>
    </style:style>
    <style:style style:name="T323" style:family="text">
      <style:text-properties officeooo:rsid="23017a9c"/>
    </style:style>
    <style:style style:name="T324" style:family="text">
      <style:text-properties officeooo:rsid="23031235"/>
    </style:style>
    <style:style style:name="T325" style:family="text">
      <style:text-properties officeooo:rsid="2304eb79"/>
    </style:style>
    <style:style style:name="T326" style:family="text">
      <style:text-properties officeooo:rsid="23067820"/>
    </style:style>
    <style:style style:name="T327" style:family="text">
      <style:text-properties officeooo:rsid="23075e24"/>
    </style:style>
    <style:style style:name="T328" style:family="text">
      <style:text-properties officeooo:rsid="230ad9b6"/>
    </style:style>
    <style:style style:name="T329" style:family="text">
      <style:text-properties officeooo:rsid="230c312b"/>
    </style:style>
    <style:style style:name="T330" style:family="text">
      <style:text-properties officeooo:rsid="230dec48"/>
    </style:style>
    <style:style style:name="T331" style:family="text">
      <style:text-properties officeooo:rsid="230e823e"/>
    </style:style>
    <style:style style:name="T332" style:family="text">
      <style:text-properties officeooo:rsid="230ef948"/>
    </style:style>
    <style:style style:name="T333" style:family="text">
      <style:text-properties officeooo:rsid="230fc70c"/>
    </style:style>
    <style:style style:name="T334" style:family="text">
      <style:text-properties officeooo:rsid="2311165f"/>
    </style:style>
    <style:style style:name="T335" style:family="text">
      <style:text-properties officeooo:rsid="2311a92e"/>
    </style:style>
    <style:style style:name="T336" style:family="text">
      <style:text-properties officeooo:rsid="2312e26f"/>
    </style:style>
    <style:style style:name="T337" style:family="text">
      <style:text-properties officeooo:rsid="23147d81"/>
    </style:style>
    <style:style style:name="T338" style:family="text">
      <style:text-properties officeooo:rsid="23148f4a"/>
    </style:style>
    <style:style style:name="T339" style:family="text">
      <style:text-properties officeooo:rsid="2315b460"/>
    </style:style>
    <style:style style:name="T340" style:family="text">
      <style:text-properties officeooo:rsid="23177e3d"/>
    </style:style>
    <style:style style:name="T341" style:family="text">
      <style:text-properties officeooo:rsid="23181eb4"/>
    </style:style>
    <style:style style:name="T342" style:family="text">
      <style:text-properties officeooo:rsid="2318b4aa"/>
    </style:style>
    <style:style style:name="T343" style:family="text">
      <style:text-properties officeooo:rsid="23196724"/>
    </style:style>
    <style:style style:name="T344" style:family="text">
      <style:text-properties officeooo:rsid="231aef07"/>
    </style:style>
    <style:style style:name="T345" style:family="text">
      <style:text-properties officeooo:rsid="231c25a1"/>
    </style:style>
    <style:style style:name="T346" style:family="text">
      <style:text-properties officeooo:rsid="231d08ed"/>
    </style:style>
    <style:style style:name="T347" style:family="text">
      <style:text-properties officeooo:rsid="23af6e85"/>
    </style:style>
    <style:style style:name="T348" style:family="text">
      <style:text-properties officeooo:rsid="23b0f3a1"/>
    </style:style>
    <style:style style:name="T349" style:family="text">
      <style:text-properties officeooo:rsid="23b4268f"/>
    </style:style>
    <style:style style:name="T350" style:family="text">
      <style:text-properties officeooo:rsid="23b529ce"/>
    </style:style>
    <style:style style:name="T351" style:family="text">
      <style:text-properties officeooo:rsid="23b59328"/>
    </style:style>
    <style:style style:name="T352" style:family="text">
      <style:text-properties officeooo:rsid="23b642c9"/>
    </style:style>
    <style:style style:name="T353" style:family="text">
      <style:text-properties officeooo:rsid="23b99c29"/>
    </style:style>
    <style:style style:name="T354" style:family="text">
      <style:text-properties officeooo:rsid="23bae5b0"/>
    </style:style>
    <style:style style:name="T355" style:family="text">
      <style:text-properties officeooo:rsid="23cdae3b"/>
    </style:style>
    <style:style style:name="T356" style:family="text">
      <style:text-properties officeooo:rsid="2402290a"/>
    </style:style>
    <style:style style:name="T357" style:family="text">
      <style:text-properties officeooo:rsid="2405a247"/>
    </style:style>
    <style:style style:name="T358" style:family="text">
      <style:text-properties officeooo:rsid="2406602d"/>
    </style:style>
    <style:style style:name="T359" style:family="text">
      <style:text-properties officeooo:rsid="2409cb93"/>
    </style:style>
    <style:style style:name="T360" style:family="text">
      <style:text-properties officeooo:rsid="1cf1bbec"/>
    </style:style>
    <style:style style:name="T361" style:family="text">
      <style:text-properties officeooo:rsid="1cf95eb6"/>
    </style:style>
    <style:style style:name="T362" style:family="text">
      <style:text-properties officeooo:rsid="1cf54891"/>
    </style:style>
    <style:style style:name="T363" style:family="text">
      <style:text-properties officeooo:rsid="1cf92134"/>
    </style:style>
    <style:style style:name="T364" style:family="text">
      <style:text-properties officeooo:rsid="1cf76c68"/>
    </style:style>
    <style:style style:name="T365" style:family="text">
      <style:text-properties officeooo:rsid="1cfb4859"/>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09" text:outline-level="3"><text:bookmark-start text:name="__RefHeading___Toc34893_4173466481"/>The return.<text:bookmark-end text:name="__RefHeading___Toc34893_4173466481"/></text:h>
      <text:p text:style-name="Text_20_body">According to the bible, Jesus Christ announces that <text:span text:style-name="T80">H</text:span>e is going to return. <text:span text:style-name="T316">A</text:span>nd <text:span text:style-name="T80">at</text:span> the <text:span text:style-name="T80">time</text:span> when his disciples see <text:span text:style-name="T80">H</text:span>im for the last time, two men, two angels, dressed in white remind them of the same.</text:p>
      <text:p text:style-name="P2">In <text:alphabetical-index-mark-start text:id="IMark94000723274992"/>Acts 1<text:alphabetical-index-mark-end text:id="IMark94000723274992"/>,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4000720177968"/><text:span text:style-name="T2">Acts 1</text:span><text:alphabetical-index-mark-end text:id="IMark94000720177968"/><text:span text:style-name="T2">:6-11 </text:span><text:a xlink:type="simple" xlink:href="https://www.biblegateway.com/passage/?search=Acts+1%3A6-11&amp;version=WEB" text:style-name="Internet_20_link" text:visited-style-name="Visited_20_Internet_20_Link"><text:span text:style-name="Definition"><text:span text:style-name="T5">WEB</text:span></text:span></text:a></text:p></text:note-body></text:note></text:span>.</text:p>
      <text:p text:style-name="P2">And in <text:alphabetical-index-mark-start text:id="IMark94000720177968"/>2 Peter 3<text:alphabetical-index-mark-end text:id="IMark94000720177968"/>,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text:span><text:soft-page-break/><text:span text:style-name="Bible_5f_text">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4000723283024"/><text:span text:style-name="T2">2 Peter 3</text:span><text:alphabetical-index-mark-end text:id="IMark94000723283024"/><text:span text:style-name="T2">:3-6 </text:span><text:a xlink:type="simple" xlink:href="https://www.biblegateway.com/passage/?search=2+Peter+3%3A3-6&amp;version=WEB" text:style-name="Internet_20_link" text:visited-style-name="Visited_20_Internet_20_Link"><text:span text:style-name="Definition"><text:span text:style-name="T5">WEB</text:span></text:span></text:a></text:p></text:note-body></text:note></text:span>.</text:p>
      <text:p text:style-name="P2">And when the disciples ask Jesus Christ: <text:span text:style-name="T80">W</text:span>hat sign will there be of your coming? According to <text:alphabetical-index-mark-start text:id="IMark94000723283024"/>Matthew 24<text:alphabetical-index-mark-end text:id="IMark94000723283024"/> and 25, the answer has several parts. And by the answers that Jesus Christ gives the thing seems quite dramatic and unpleasant.</text:p>
      <text:p text:style-name="P2">This <text:span text:style-name="T80">are</text:span> <text:span text:style-name="T80">the </text:span>good news that do <text:span text:style-name="T80">not</text:span> seem so good. The return of Son of Man is good news for everyone who does NOT love the world. The world, according to the bible, is the current system, the one that is under the dominion of Satan, as far as God allows it. <text:span text:style-name="T80">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80">T</text:span>he way to understand the sequence of events describing the return of the Son of Man has to be coheren<text:span text:style-name="T80">t</text:span> <text:span text:style-name="T80">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0">earth</text:span>, promised in the hebrew scriptures?</text:p>
      <text:h text:style-name="P112" text:outline-level="4"><text:bookmark-start text:name="__RefHeading___Toc34895_4173466481"/><text:span text:style-name="T80">Warning</text:span>.<text:bookmark-end text:name="__RefHeading___Toc34895_4173466481"/></text:h>
      <text:p text:style-name="Text_20_body">Until now, your host, that is to say, <text:span text:style-name="T121">me, </text:span>Jose Luis Quiroga, can say that <text:span text:style-name="T81">he</text:span> <text:span text:style-name="T81">is</text:span> fairly confident, say more than 95 percent, that EVERYTHING presented up to now is true, it is biblical, it is what the scriptures teach. The rest is reserved, let's say that 5 per cent, to be completely wrong. But his doubts are very little.</text:p>
      <text:p text:style-name="P2"><text:soft-page-break/>As far as this part of the future is concerned, the sequence of events having to do with the return of the son of man, <text:span text:style-name="T317">your</text:span> host, <text:span text:style-name="T121">me,</text:span> Jose Luis Quiroga, must admit that his confidence is reduced to 70 percent. And in some respects, the minority, say 4 of the 22 chapters of the book of Revelation, there are great doubts as to how <text:span text:style-name="T81">to </text:span>understand them coherently with the rest of the prophetic books and with the whole bible. In these 4 chapters: 12, 13, 17 and 18, trust <text:span text:style-name="T81">does</text:span> not reach 10 percent. The problem is always in the details. <text:span text:style-name="T81">And</text:span> there are details that are simply not clear.</text:p>
      <text:p text:style-name="P2">Having made this warning, let's continue with the parts in which there is a 70 percent confidence.</text:p>
      <text:h text:style-name="P112" text:outline-level="4"><text:bookmark-start text:name="__RefHeading___Toc34897_4173466481"/>Jesus Christ.<text:bookmark-end text:name="__RefHeading___Toc34897_4173466481"/></text:h>
      <text:p text:style-name="Text_20_body"><text:span text:style-name="T2">When the disciples ask Jesus Christ: What sign will there be of your coming? In </text:span><text:alphabetical-index-mark-start text:id="IMark94000720275488"/><text:span text:style-name="T2">Matthew 24</text:span><text:alphabetical-index-mark-end text:id="IMark94000720275488"/><text:span text:style-name="T2"> </text:span><text:span text:style-name="T2"><text:note text:id="ftn3" text:note-class="footnote"><text:note-citation>3</text:note-citation><text:note-body><text:p text:style-name="Footnote"><text:alphabetical-index-mark-start text:id="IMark94000723304272"/><text:span text:style-name="T2">Matthew 24</text:span><text:alphabetical-index-mark-end text:id="IMark94000723304272"/><text:span text:style-name="T2">:3 </text:span><text:a xlink:type="simple" xlink:href="https://www.biblegateway.com/passage/?search=Matthew+24%3A3&amp;version=KJV" text:style-name="Internet_20_link" text:visited-style-name="Visited_20_Internet_20_Link"><text:span text:style-name="Definition"><text:span text:style-name="T2">KJV</text:span></text:span></text:a></text:p></text:note-body></text:note></text:span><text:span text:style-name="T2">, </text:span><text:span text:style-name="T6">H</text:span><text:span text:style-name="T2">e answers that: </text:span><text:span text:style-name="Bible_5f_text"><text:span text:style-name="T2">“</text:span></text:span><text:span text:style-name="Bible_5f_text"><text:span text:style-name="T6">F</text:span></text:span><text:span text:style-name="Bible_5f_text">or as the lightning flashes from the east, and is seen even to the west, so will the coming of the Son of Man be</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000720276048"/><text:span text:style-name="T2">Matthew 24</text:span><text:alphabetical-index-mark-end text:id="IMark94000720276048"/><text:span text:style-name="T2">:27 </text:span><text:a xlink:type="simple" xlink:href="https://www.biblegateway.com/passage/?search=Matthew+24%3A27&amp;version=WEB" text:style-name="Internet_20_link" text:visited-style-name="Visited_20_Internet_20_Link"><text:span text:style-name="Definition"><text:span text:style-name="T6">WEB</text:span></text:span></text:a></text:p></text:note-body></text:note></text:span></text:span><text:span text:style-name="T2">. In </text:span><text:alphabetical-index-mark-start text:id="IMark94000723248368"/><text:span text:style-name="T2">Luke 17</text:span><text:alphabetical-index-mark-end text:id="IMark94000723248368"/><text:span text:style-name="T2"> he answers something similar: </text:span><text:span text:style-name="Bible_5f_text"><text:span text:style-name="T2">“</text:span></text:span><text:span text:style-name="Bible_5f_text"><text:span text:style-name="T6">f</text:span></text:span><text:span text:style-name="Bible_5f_text"><text:span text:style-name="T2">or as the lightning, when it flashes out of one part under the sky, shines to another part under the sky; so will the Son of Man be in his day” </text:span></text:span><text:span text:style-name="Bible_5f_text"><text:span text:style-name="T2"><text:note text:id="ftn5" text:note-class="footnote"><text:note-citation>5</text:note-citation><text:note-body><text:p text:style-name="Footnote"><text:alphabetical-index-mark-start text:id="IMark94000723248368"/><text:span text:style-name="T2">Luke 17</text:span><text:alphabetical-index-mark-end text:id="IMark94000723248368"/><text:span text:style-name="T2">:24 </text:span><text:a xlink:type="simple" xlink:href="https://www.biblegateway.com/passage/?search=Luke+17%3A24&amp;version=WEB" text:style-name="Internet_20_link" text:visited-style-name="Visited_20_Internet_20_Link"><text:span text:style-name="Definition"><text:span text:style-name="T6">WEB</text:span></text:span></text:a></text:p></text:note-body></text:note></text:span></text:span><text:span text:style-name="T2">.</text:span></text:p>
      <text:p text:style-name="P2">It also says in <text:alphabetical-index-mark-start text:id="IMark94000732255696"/>Matthew 24<text:alphabetical-index-mark-end text:id="IMark94000732255696"/>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4000723297984"/><text:span text:style-name="T2">Matthew 24</text:span><text:alphabetical-index-mark-end text:id="IMark94000723297984"/><text:span text:style-name="T2">:38-42 </text:span><text:a xlink:type="simple" xlink:href="https://www.biblegateway.com/passage/?search=Matthew+24%3A38-42&amp;version=WEB" text:style-name="Internet_20_link" text:visited-style-name="Visited_20_Internet_20_Link"><text:span text:style-name="Definition"><text:span text:style-name="T6">WEB</text:span></text:span></text:a></text:p></text:note-body></text:note></text:span>. And <text:alphabetical-index-mark-start text:id="IMark94000732771152"/>Luke 17<text:alphabetical-index-mark-end text:id="IMark94000732771152"/> adds: <text:span text:style-name="Bible_5f_text">“Likewise, even as it was </text:span><text:soft-page-break/><text:span text:style-name="Bible_5f_text">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4000719437488"/><text:span text:style-name="T2">Luke 17</text:span><text:alphabetical-index-mark-end text:id="IMark94000719437488"/><text:span text:style-name="T2">:28-30 </text:span><text:a xlink:type="simple" xlink:href="https://www.biblegateway.com/passage/?search=Luke+17%3A28-30&amp;version=WEB" text:style-name="Internet_20_link" text:visited-style-name="Visited_20_Internet_20_Link"><text:span text:style-name="Definition"><text:span text:style-name="T6">WEB</text:span></text:span></text:a></text:p></text:note-body></text:note></text:span>. <text:span text:style-name="Bible_5f_text">“</text:span><text:span text:style-name="Bible_5f_text"><text:span text:style-name="T82">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4000732255696"/><text:span text:style-name="T2">Luke 17</text:span><text:alphabetical-index-mark-end text:id="IMark94000732255696"/><text:span text:style-name="T2">:34 </text:span><text:a xlink:type="simple" xlink:href="https://www.biblegateway.com/passage/?search=Luke+17%3A34&amp;version=WEB" text:style-name="Internet_20_link" text:visited-style-name="Visited_20_Internet_20_Link"><text:span text:style-name="Definition"><text:span text:style-name="T6">WEB</text:span></text:span></text:a></text:p></text:note-body></text:note></text:span>.</text:p>
      <text:p text:style-name="P4">When Jesus Christ returns, it will in an instant, <text:span text:style-name="T82">very quickly, </text:span>and people will <text:span text:style-name="T82">be having </text:span>a <text:span text:style-name="T82">normal </text:span>life in which they drink, buy, sell, plant, they build and marry. Maybe that's why we see <text:span text:style-name="T83">happening </text:span>what Peter announced in 2nd Peter 3 <text:span text:style-name="T82">that</text:span> would happen, that some mockers <text:span text:style-name="T82">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4000720274288"/><text:span text:style-name="T2">2 Peter 3</text:span><text:alphabetical-index-mark-end text:id="IMark94000720274288"/><text:span text:style-name="T2">:4 </text:span><text:a xlink:type="simple" xlink:href="https://www.biblegateway.com/passage/?search=2+Peter+3%3A4&amp;version=NKJV" text:style-name="Internet_20_link" text:visited-style-name="Visited_20_Internet_20_Link"><text:span text:style-name="Definition"><text:span text:style-name="T2">NKJV</text:span></text:span></text:a></text:p></text:note-body></text:note></text:span>.</text:p>
      <text:h text:style-name="P112" text:outline-level="4"><text:bookmark-start text:name="__RefHeading___Toc34899_4173466481"/>Peace.<text:bookmark-end text:name="__RefHeading___Toc34899_4173466481"/></text:h>
      <text:p text:style-name="Text_20_body">In <text:alphabetical-index-mark-start text:id="IMark94000720274288"/>Isaiah 2<text:alphabetical-index-mark-end text:id="IMark94000720274288"/>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4000732255696"/><text:span text:style-name="T2">Isaiah 2</text:span><text:alphabetical-index-mark-end text:id="IMark94000732255696"/><text:span text:style-name="T2">:2-4 </text:span><text:a xlink:type="simple" xlink:href="https://www.biblegateway.com/passage/?search=Isaiah+2%3A2-4&amp;version=KJV" text:style-name="Internet_20_link" text:visited-style-name="Visited_20_Internet_20_Link"><text:span text:style-name="T7">KJV</text:span></text:a></text:p></text:note-body></text:note></text:span>.</text:p>
      <text:p text:style-name="P2">In <text:alphabetical-index-mark-start text:id="IMark94000719437488"/>Isaiah 9<text:alphabetical-index-mark-end text:id="IMark94000719437488"/> it says that: <text:span text:style-name="Bible_5f_text">"For unto us a child is born, unto us a son is given: and the government shall be upon his shoulder: and his </text:span><text:soft-page-break/><text:span text:style-name="Bible_5f_text">name shall be called Wonderful, Counsellor, The mighty God, The everlasting Father, The Prince of </text:span><text:span text:style-name="Bible_5f_text"><text:span text:style-name="T84">PEACE</text:span></text:span><text:span text:style-name="Bible_5f_text">. Of the increase of his government and peace there shall be </text:span><text:span text:style-name="Bible_5f_text"><text:span text:style-name="T85">NO</text:span></text:span><text:span text:style-name="Bible_5f_text"> </text:span><text:span text:style-name="Bible_5f_text"><text:span text:style-name="T85">END</text:span></text:span><text:span text:style-name="Bible_5f_text">, upon the throne of David, and upon his kingdom, to order it, and to establish it with judgment and with justice from henceforth even </text:span><text:span text:style-name="Bible_5f_text"><text:span text:style-name="T84">FOR</text:span></text:span><text:span text:style-name="Bible_5f_text"> </text:span><text:span text:style-name="Bible_5f_text"><text:span text:style-name="T84">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4000731951008"/><text:span text:style-name="T2">Isaiah 9</text:span><text:alphabetical-index-mark-end text:id="IMark94000731951008"/><text:span text:style-name="T2">:6-7 </text:span><text:a xlink:type="simple" xlink:href="https://www.biblegateway.com/passage/?search=Isaiah+9%3A6-7&amp;version=KJV" text:style-name="Internet_20_link" text:visited-style-name="Visited_20_Internet_20_Link"><text:span text:style-name="Definition"><text:span text:style-name="T2">KJV</text:span></text:span></text:a></text:p></text:note-body></text:note></text:span>.</text:p>
      <text:p text:style-name="P2">In <text:alphabetical-index-mark-start text:id="IMark94000731951008"/>Jeremiah 33<text:alphabetical-index-mark-end text:id="IMark94000731951008"/>,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5">ALL</text:span></text:span><text:span text:style-name="Bible_5f_text"> </text:span><text:span text:style-name="Bible_5f_text"><text:span text:style-name="T85">THE</text:span></text:span><text:span text:style-name="Bible_5f_text"> </text:span><text:span text:style-name="Bible_5f_text"><text:span text:style-name="T85">PEACE</text:span></text:span><text:span text:style-name="Bible_5f_text"> that I provide to it” </text:span><text:span text:style-name="Bible_5f_text"><text:note text:id="ftn12" text:note-class="footnote"><text:note-citation>12</text:note-citation><text:note-body><text:p text:style-name="Footnote"><text:alphabetical-index-mark-start text:id="IMark94000732658352"/><text:span text:style-name="T2">Jeremiah 33</text:span><text:alphabetical-index-mark-end text:id="IMark94000732658352"/><text:span text:style-name="T2">:8-9 </text:span><text:a xlink:type="simple" xlink:href="https://www.biblegateway.com/passage/?search=Jeremiah+33%3A8-9&amp;version=WEB" text:style-name="Internet_20_link" text:visited-style-name="Visited_20_Internet_20_Link"><text:span text:style-name="Definition"><text:span text:style-name="T7">WEB</text:span></text:span></text:a></text:p></text:note-body></text:note></text:span>.</text:p>
      <text:p text:style-name="P82"><text:span text:style-name="T2">In </text:span><text:alphabetical-index-mark-start text:id="IMark94000732658352"/><text:span text:style-name="T2">Zechariah 14</text:span><text:alphabetical-index-mark-end text:id="IMark94000732658352"/><text:span text:style-name="T2"> that: </text:span><text:span text:style-name="Bible_5f_text"><text:span text:style-name="T2">“</text:span></text:span><text:span text:style-name="Bible_5f_text"><text:span text:style-name="T7">Y</text:span></text:span><text:span text:style-name="Bible_5f_text">ahweh will be King over all the earth. In that day Yahweh will be one, and his name one</text:span><text:span text:style-name="Bible_5f_text"><text:span text:style-name="T2">” </text:span></text:span><text:span text:style-name="Bible_5f_text"><text:span text:style-name="T2"><text:note text:id="ftn13" text:note-class="footnote"><text:note-citation>13</text:note-citation><text:note-body><text:p text:style-name="P81"><text:alphabetical-index-mark-start text:id="IMark94000720228496"/><text:span text:style-name="T2">Zechariah 14</text:span><text:alphabetical-index-mark-end text:id="IMark94000720228496"/><text:span text:style-name="T2">:9 </text:span><text:a xlink:type="simple" xlink:href="https://www.biblegateway.com/passage/?search=Zechariah+14%3A9&amp;version=WEB" text:style-name="Internet_20_link" text:visited-style-name="Visited_20_Internet_20_Link"><text:span text:style-name="T2">WEB</text:span></text:a></text:p></text:note-body></text:note></text:span></text:span><text:span text:style-name="T2">.</text:span></text:p>
      <text:p text:style-name="P5">This was what the Israelites of the time of Jesus Christ were waiting <text:span text:style-name="T85">from</text:span> the Meshiakh of Israel. That <text:span text:style-name="T85">H</text:span>e <text:span text:style-name="T85">would be</text:span> the king of all nations and that there would be peace. That is the <text:span text:style-name="T85">excuse</text:span> that some Jews, some genetic descendants of Abraham, still <text:span text:style-name="T86">have, and </text:span>insist on, to deny Yeshua as <text:span text:style-name="T86">their</text:span> Meshiakh.</text:p>
      <text:p text:style-name="P2">In <text:alphabetical-index-mark-start text:id="IMark94000805001024"/>Zechariah 14<text:alphabetical-index-mark-end text:id="IMark94000805001024"/> Jehovah also says that: BEFORE <text:span text:style-name="T87">H</text:span>e reigns, <text:span text:style-name="Bible_5f_text">"For I will gather </text:span><text:span text:style-name="Bible_5f_text"><text:span text:style-name="T87">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4000719539280"/><text:span text:style-name="T2">Zechariah 14</text:span><text:alphabetical-index-mark-end text:id="IMark94000719539280"/><text:span text:style-name="T2">:2 </text:span><text:a xlink:type="simple" xlink:href="https://www.biblegateway.com/passage/?search=Zechariah+14%3A2&amp;version=KJV" text:style-name="Internet_20_link" text:visited-style-name="Visited_20_Internet_20_Link"><text:span text:style-name="Definition"><text:span text:style-name="T2">KJV</text:span></text:span></text:a></text:p></text:note-body></text:note></text:span>. And when <text:span text:style-name="T87">H</text:span>e is REIGNING, <text:span text:style-name="Bible_5f_text">"EVERY ONE that is left of all the nations which came against Jerusalem shall even go up from year to year TO </text:span><text:soft-page-break/><text:span text:style-name="Bible_5f_text">WORSHIP the King, the Lord of hosts, and to keep the feast of tabernacles” </text:span><text:span text:style-name="Bible_5f_text"><text:note text:id="ftn15" text:note-class="footnote"><text:note-citation>15</text:note-citation><text:note-body><text:p text:style-name="Footnote"><text:alphabetical-index-mark-start text:id="IMark94000723271904"/><text:span text:style-name="T2">Zechariah 14</text:span><text:alphabetical-index-mark-end text:id="IMark94000723271904"/><text:span text:style-name="T2">:16 </text:span><text:a xlink:type="simple" xlink:href="https://www.biblegateway.com/passage/?search=Zechariah+14%3A16&amp;version=KJV" text:style-name="Internet_20_link" text:visited-style-name="Visited_20_Internet_20_Link"><text:span text:style-name="Definition"><text:span text:style-name="T2">KJV</text:span></text:span></text:a></text:p></text:note-body></text:note></text:span>.</text:p>
      <text:p text:style-name="P2">And the country or nation that does not send emissaries every year to <text:span text:style-name="T87">worship</text:span> the King <text:span text:style-name="T87">during the</text:span> Sukkot festival, the festival of Tabernacles, <text:span text:style-name="T87">will be in trouble, because it will not have</text:span> rains.</text:p>
      <text:p text:style-name="P2">When Jesus Christ, Yeshua, the Meshiakh of Israel returns there will be PEACE and <text:span text:style-name="T87">He </text:span>will be the King of ALL the nations, <text:span text:style-name="T87">reigning</text:span> from Israel, th<text:span text:style-name="T87">at Israel that</text:span> is already here, that which is already a nation since 1948.</text:p>
      <text:h text:style-name="P112" text:outline-level="4"><text:bookmark-start text:name="__RefHeading___Toc34901_4173466481"/>Temple.<text:bookmark-end text:name="__RefHeading___Toc34901_4173466481"/></text:h>
      <text:p text:style-name="Text_20_body">In Ezekiel, 8 chapters are dedicated to describing <text:span text:style-name="T88">how </text:span><text:span text:style-name="T89">is </text:span>the temple <text:span text:style-name="T88">that </text:span>will be built when the Meshiakh of Israel reigns over all nations. One of the most interesting features of the temple described in Ezekiel is that it has no walls indicating separation between <text:span text:style-name="T89">kinds</text:span> of people as <text:span text:style-name="T89">indeed had </text:span>the temple <text:span text:style-name="T90">at</text:span> <text:span text:style-name="T90">the times of </text:span>Jesus Christ. Said temple, the one from the times of Jesus Christ, separated the genetic descendants of Abraham from the rest of the people: the pagans. <text:span text:style-name="T318">Another characteristic of t</text:span>he temple described in Ezekiel <text:span text:style-name="T318">is that it</text:span> does <text:span text:style-name="T318">NOT</text:span><text:span text:style-name="T90"> ha</text:span><text:span text:style-name="T318">ve</text:span><text:span text:style-name="T90"> </text:span>a veil that separates to the Holy of Holies as a place to which only the <text:span text:style-name="T319">high</text:span> priest <text:span text:style-name="T90">can enter</text:span>. In this future temple EVERYONE will have access to the <text:span text:style-name="T90">H</text:span>oly of the <text:span text:style-name="T90">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soft-page-break/><text:alphabetical-index-mark-start text:id="IMark94000732518896"/>Jeremiah 33<text:alphabetical-index-mark-end text:id="IMark94000732518896"/> <text:note text:id="ftn16" text:note-class="footnote"><text:note-citation>16</text:note-citation><text:note-body><text:p text:style-name="Footnote"><text:alphabetical-index-mark-start text:id="IMark94000723282384"/><text:span text:style-name="T2">Jeremiah 33</text:span><text:alphabetical-index-mark-end text:id="IMark94000723282384"/><text:span text:style-name="T2">:11 </text:span><text:a xlink:type="simple" xlink:href="https://www.biblegateway.com/passage/?search=Jeremiah+33%3A11&amp;version=KJV" text:style-name="Internet_20_link" text:visited-style-name="Visited_20_Internet_20_Link"><text:span text:style-name="Definition"><text:span text:style-name="T2">KJV</text:span></text:span></text:a></text:p></text:note-body></text:note><text:s/>and <text:alphabetical-index-mark-start text:id="IMark94000723280288"/>Isaiah 66<text:alphabetical-index-mark-end text:id="IMark94000723280288"/> <text:note text:id="ftn17" text:note-class="footnote"><text:note-citation>17</text:note-citation><text:note-body><text:p text:style-name="Footnote"><text:alphabetical-index-mark-start text:id="IMark94000723271904"/><text:span text:style-name="T2">Isaiah 66</text:span><text:alphabetical-index-mark-end text:id="IMark94000723271904"/><text:span text:style-name="T2">:20 </text:span><text:a xlink:type="simple" xlink:href="https://www.biblegateway.com/passage/?search=Isaiah+66%3A20&amp;version=KJV" text:style-name="Internet_20_link" text:visited-style-name="Visited_20_Internet_20_Link"><text:span text:style-name="Definition"><text:span text:style-name="T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4000723271904"/>Ezekiel 46<text:alphabetical-index-mark-end text:id="IMark94000723271904"/>, offering sacrifices will be made daily. <text:span text:style-name="T90">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4000732632176"/><text:span text:style-name="T2">Ezekiel 46</text:span><text:alphabetical-index-mark-end text:id="IMark94000732632176"/><text:span text:style-name="T2">:13-15 </text:span><text:a xlink:type="simple" xlink:href="https://www.biblegateway.com/passage/?search=Ezekiel+46%3A13-15&amp;version=WEB" text:style-name="Internet_20_link" text:visited-style-name="Visited_20_Internet_20_Link"><text:span text:style-name="Definition"><text:span text:style-name="T8">WEB</text:span></text:span></text:a></text:p></text:note-body></text:note></text:span>.</text:p>
      <text:p text:style-name="P2">Another interesting feature of this temple, according to <text:alphabetical-index-mark-start text:id="IMark94000732632176"/>Ezekiel 47<text:alphabetical-index-mark-end text:id="IMark94000732632176"/> <text:note text:id="ftn19" text:note-class="footnote"><text:note-citation>19</text:note-citation><text:note-body><text:p text:style-name="Footnote"><text:alphabetical-index-mark-start text:id="IMark94000720271456"/><text:span text:style-name="T2">Ezekiel 47</text:span><text:alphabetical-index-mark-end text:id="IMark94000720271456"/><text:span text:style-name="T2"> </text:span><text:a xlink:type="simple" xlink:href="https://www.biblegateway.com/passage/?search=Ezekiel+47&amp;version=KJV" text:style-name="Internet_20_link" text:visited-style-name="Visited_20_Internet_20_Link"><text:span text:style-name="Definition"><text:span text:style-name="T2">KJV</text:span></text:span></text:a></text:p></text:note-body></text:note>, is that water comes out of the sanctuary of the temple that when it comes out of the temple is a small water source that has a low flow but <text:span text:style-name="T90">a</text:span>s it moves away from the temple, the flow increases until it becomes a river that reaches the dead sea. River that, because it is fresh water, makes the dead sea <text:span text:style-name="T320">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91">it </text:span>has never been seen on this planet.</text:p>
      <text:h text:style-name="P112" text:outline-level="4"><text:bookmark-start text:name="__RefHeading___Toc34903_4173466481"/><text:soft-page-break/>A thousand years.<text:bookmark-end text:name="__RefHeading___Toc34903_4173466481"/></text:h>
      <text:p text:style-name="Text_20_body">In all the prophecies of the bible the numbers are interpreted as numbers. In Jose<text:span text:style-name="T91">ph</text:span>'s dreams 11 stars are 11 brothers <text:note text:id="ftn20" text:note-class="footnote"><text:note-citation>20</text:note-citation><text:note-body><text:p text:style-name="Footnote"><text:alphabetical-index-mark-start text:id="IMark94000723309648"/><text:span text:style-name="T2">Genesis 37</text:span><text:alphabetical-index-mark-end text:id="IMark94000723309648"/><text:span text:style-name="T2">:9-10 </text:span><text:a xlink:type="simple" xlink:href="https://www.biblegateway.com/passage/?search=Genesis+37%3A9-10&amp;version=KJV" text:style-name="Internet_20_link" text:visited-style-name="Visited_20_Internet_20_Link"><text:span text:style-name="Definition"><text:span text:style-name="T2">KJV</text:span></text:span></text:a></text:p></text:note-body></text:note>, 3 <text:span text:style-name="T91">branches</text:span> are 3 days <text:note text:id="ftn21" text:note-class="footnote"><text:note-citation>21</text:note-citation><text:note-body><text:p text:style-name="Footnote"><text:alphabetical-index-mark-start text:id="IMark94000778092432"/><text:span text:style-name="T2">Genesis 40</text:span><text:alphabetical-index-mark-end text:id="IMark94000778092432"/><text:span text:style-name="T2">:12 </text:span><text:a xlink:type="simple" xlink:href="https://www.biblegateway.com/passage/?search=Genesis+40%3A12&amp;version=KJV" text:style-name="Internet_20_link" text:visited-style-name="Visited_20_Internet_20_Link"><text:span text:style-name="Definition"><text:span text:style-name="T2">KJV</text:span></text:span></text:a></text:p></text:note-body></text:note>, 3 baskets are 3 days <text:note text:id="ftn22" text:note-class="footnote"><text:note-citation>22</text:note-citation><text:note-body><text:p text:style-name="Footnote"><text:alphabetical-index-mark-start text:id="IMark94000723282384"/><text:span text:style-name="T2">Genesis 40</text:span><text:alphabetical-index-mark-end text:id="IMark94000723282384"/><text:span text:style-name="T2">:18 </text:span><text:a xlink:type="simple" xlink:href="https://www.biblegateway.com/passage/?search=Genesis+40%3A18&amp;version=KJV" text:style-name="Internet_20_link" text:visited-style-name="Visited_20_Internet_20_Link"><text:span text:style-name="Definition"><text:span text:style-name="T2">KJV</text:span></text:span></text:a></text:p></text:note-body></text:note>, 7 cows are 7 years, 7 <text:span text:style-name="T92">ears</text:span> are 7 years <text:note text:id="ftn23" text:note-class="footnote"><text:note-citation>23</text:note-citation><text:note-body><text:p text:style-name="Footnote"><text:alphabetical-index-mark-start text:id="IMark94000723309648"/><text:span text:style-name="T2">Genesis 41</text:span><text:alphabetical-index-mark-end text:id="IMark94000723309648"/><text:span text:style-name="T2">:26 </text:span><text:a xlink:type="simple" xlink:href="https://www.biblegateway.com/passage/?search=Genesis+41%3A26&amp;version=KJV" text:style-name="Internet_20_link" text:visited-style-name="Visited_20_Internet_20_Link"><text:span text:style-name="Definition"><text:span text:style-name="T2">KJV</text:span></text:span></text:a></text:p></text:note-body></text:note>. In the visions of Daniel 4 beasts are 4 empires <text:note text:id="ftn24" text:note-class="footnote"><text:note-citation>24</text:note-citation><text:note-body><text:p text:style-name="Footnote"><text:alphabetical-index-mark-start text:id="IMark94000720225456"/><text:span text:style-name="T2">Daniel 7</text:span><text:alphabetical-index-mark-end text:id="IMark94000720225456"/><text:span text:style-name="T2">:17 </text:span><text:a xlink:type="simple" xlink:href="https://www.biblegateway.com/passage/?search=Daniel+7%3A17&amp;version=KJV" text:style-name="Internet_20_link" text:visited-style-name="Visited_20_Internet_20_Link"><text:span text:style-name="Definition"><text:span text:style-name="T2">KJV</text:span></text:span></text:a></text:p></text:note-body></text:note>, 10 horns are 10 kings <text:note text:id="ftn25" text:note-class="footnote"><text:note-citation>25</text:note-citation><text:note-body><text:p text:style-name="Footnote"><text:alphabetical-index-mark-start text:id="IMark94000720225456"/><text:span text:style-name="T2">Daniel 7</text:span><text:alphabetical-index-mark-end text:id="IMark94000720225456"/><text:span text:style-name="T2">:24 </text:span><text:a xlink:type="simple" xlink:href="https://www.biblegateway.com/passage/?search=Daniel+7%3A24&amp;version=KJV" text:style-name="Internet_20_link" text:visited-style-name="Visited_20_Internet_20_Link"><text:span text:style-name="Definition"><text:span text:style-name="T2">KJV</text:span></text:span></text:a></text:p></text:note-body></text:note>, 70 weeks are 70 groups of 7 years <text:note text:id="ftn26" text:note-class="footnote"><text:note-citation>26</text:note-citation><text:note-body><text:p text:style-name="Footnote"><text:alphabetical-index-mark-start text:id="IMark94000778090672"/><text:span text:style-name="T2">Daniel 9</text:span><text:alphabetical-index-mark-end text:id="IMark94000778090672"/><text:span text:style-name="T2">:26 </text:span><text:a xlink:type="simple" xlink:href="https://www.biblegateway.com/passage/?search=Daniel+9%3A26&amp;version=KJV" text:style-name="Internet_20_link" text:visited-style-name="Visited_20_Internet_20_Link"><text:span text:style-name="Definition"><text:span text:style-name="T2">KJV</text:span></text:span></text:a></text:p></text:note-body></text:note>, 1290 days are 1290 years, 1335 days are 1335 years <text:note text:id="ftn27" text:note-class="footnote"><text:note-citation>27</text:note-citation><text:note-body><text:p text:style-name="Footnote"><text:alphabetical-index-mark-start text:id="IMark94000723282384"/><text:span text:style-name="T2">Daniel 12</text:span><text:alphabetical-index-mark-end text:id="IMark94000723282384"/><text:span text:style-name="T2">:11-12 </text:span><text:a xlink:type="simple" xlink:href="https://www.biblegateway.com/passage/?search=Daniel+12%3A11-12&amp;version=KJV" text:style-name="Internet_20_link" text:visited-style-name="Visited_20_Internet_20_Link"><text:span text:style-name="Definition"><text:span text:style-name="T2">KJV</text:span></text:span></text:a></text:p></text:note-body></text:note>. It never happens that 11 means many, or some, or few. 11 is 11, not 5, not 3, not 20.</text:p>
      <text:p text:style-name="P2">The book of revelation is no exception: the 7 stars are 7 angels, the 7 <text:span text:style-name="T92">candlesticks</text:span> are 7 churches <text:note text:id="ftn28" text:note-class="footnote"><text:note-citation>28</text:note-citation><text:note-body><text:p text:style-name="Footnote"><text:alphabetical-index-mark-start text:id="IMark94000723302752"/><text:span text:style-name="T2">Revelation 1</text:span><text:alphabetical-index-mark-end text:id="IMark94000723302752"/><text:span text:style-name="T2">:20 </text:span><text:a xlink:type="simple" xlink:href="https://www.biblegateway.com/passage/?search=Revelation+1%3A20&amp;version=KJV" text:style-name="Internet_20_link" text:visited-style-name="Visited_20_Internet_20_Link"><text:span text:style-name="Definition"><text:span text:style-name="T2">KJV</text:span></text:span></text:a></text:p></text:note-body></text:note>, the 7 seals are 7 processes or plagues <text:note text:id="ftn29" text:note-class="footnote"><text:note-citation>29</text:note-citation><text:note-body><text:p text:style-name="Footnote"><text:alphabetical-index-mark-start text:id="IMark94000778092432"/><text:span text:style-name="T2">Revelation 6</text:span><text:alphabetical-index-mark-end text:id="IMark94000778092432"/><text:span text:style-name="T2"> </text:span><text:a xlink:type="simple" xlink:href="https://www.biblegateway.com/passage/?search=Revelation+6&amp;version=KJV" text:style-name="Internet_20_link" text:visited-style-name="Visited_20_Internet_20_Link"><text:span text:style-name="Definition"><text:span text:style-name="T2">KJV</text:span></text:span></text:a></text:p></text:note-body></text:note>, the 7 trumpets are 7 processes <text:note text:id="ftn30" text:note-class="footnote"><text:note-citation>30</text:note-citation><text:note-body><text:p text:style-name="Footnote"><text:alphabetical-index-mark-start text:id="IMark94000805001024"/><text:span text:style-name="T2">Revelation 8</text:span><text:alphabetical-index-mark-end text:id="IMark94000805001024"/><text:span text:style-name="T2"> </text:span><text:a xlink:type="simple" xlink:href="https://www.biblegateway.com/passage/?search=Revelation+8&amp;version=KJV" text:style-name="Internet_20_link" text:visited-style-name="Visited_20_Internet_20_Link"><text:span text:style-name="Definition"><text:span text:style-name="T2">KJV</text:span></text:span></text:a></text:p></text:note-body></text:note><text:s/>and the 7 <text:span text:style-name="T92">bowls</text:span> are 7 processes <text:note text:id="ftn31" text:note-class="footnote"><text:note-citation>31</text:note-citation><text:note-body><text:p text:style-name="Footnote"><text:alphabetical-index-mark-start text:id="IMark94000723302752"/><text:span text:style-name="T2">Revelation 16</text:span><text:alphabetical-index-mark-end text:id="IMark94000723302752"/><text:span text:style-name="T2"> </text:span><text:a xlink:type="simple" xlink:href="https://www.biblegateway.com/passage/?search=Revelation+16&amp;version=WEB" text:style-name="Internet_20_link" text:visited-style-name="Visited_20_Internet_20_Link"><text:span text:style-name="Definition"><text:span text:style-name="T9">WEB</text:span></text:span></text:a></text:p></text:note-body></text:note>. Even in <text:alphabetical-index-mark-start text:id="IMark94000723282384"/>Revelation 17<text:alphabetical-index-mark-end text:id="IMark94000723282384"/> the angel explains to John that the 7 heads are 7 mountains and 7 kings <text:note text:id="ftn32" text:note-class="footnote"><text:note-citation>32</text:note-citation><text:note-body><text:p text:style-name="Footnote"><text:alphabetical-index-mark-start text:id="IMark94000723282384"/><text:span text:style-name="T2">Revelation 17</text:span><text:alphabetical-index-mark-end text:id="IMark94000723282384"/><text:span text:style-name="T2">:9-10 </text:span><text:a xlink:type="simple" xlink:href="https://www.biblegateway.com/passage/?search=Revelation+17%3A9-10&amp;version=KJV" text:style-name="Internet_20_link" text:visited-style-name="Visited_20_Internet_20_Link"><text:span text:style-name="Definition"><text:span text:style-name="T2">KJV</text:span></text:span></text:a></text:p></text:note-body></text:note><text:s/>and the 10 horns are 10 kings <text:note text:id="ftn33" text:note-class="footnote"><text:note-citation>33</text:note-citation><text:note-body><text:p text:style-name="Footnote"><text:alphabetical-index-mark-start text:id="IMark94000805001024"/><text:span text:style-name="T2">Revelation 17</text:span><text:alphabetical-index-mark-end text:id="IMark94000805001024"/><text:span text:style-name="T2">:12 </text:span><text:a xlink:type="simple" xlink:href="https://www.biblegateway.com/passage/?search=Revelation+17%3A12&amp;version=KJV" text:style-name="Internet_20_link" text:visited-style-name="Visited_20_Internet_20_Link"><text:span text:style-name="Definition"><text:span text:style-name="T2">KJV</text:span></text:span></text:a></text:p></text:note-body></text:note>.</text:p>
      <text:p text:style-name="P2">In the same way, the correct interpretation of <text:alphabetical-index-mark-start text:id="IMark94000723308480"/>Revelation 20<text:alphabetical-index-mark-end text:id="IMark94000723308480"/>, <text:span text:style-name="T92">despite </text:span>some <text:span text:style-name="T92">people </text:span>not accept<text:span text:style-name="T92">ing</text:span> it, is that when it says "a thousand years" it is just that: <text:span text:style-name="Bible_5f_text">“</text:span><text:span text:style-name="Bible_5f_text"><text:span text:style-name="T92">A </text:span></text:span><text:span text:style-name="Bible_5f_text">THOUSAND YEARS” </text:span><text:span text:style-name="Bible_5f_text"><text:note text:id="ftn34" text:note-class="footnote"><text:note-citation>34</text:note-citation><text:note-body><text:p text:style-name="Footnote"><text:alphabetical-index-mark-start text:id="IMark94000778090672"/><text:span text:style-name="T2">Revelation 20</text:span><text:alphabetical-index-mark-end text:id="IMark94000778090672"/><text:span text:style-name="T2"> </text:span><text:a xlink:type="simple" xlink:href="https://www.biblegateway.com/passage/?search=Revelation+20&amp;version=KJV" text:style-name="Internet_20_link" text:visited-style-name="Visited_20_Internet_20_Link"><text:span text:style-name="Definition"><text:span text:style-name="T2">KJV</text:span></text:span></text:a></text:p></text:note-body></text:note></text:span>. A thousand are a thousand, they are not 2 thousand, nor 4 thousand, not 3 thousand, not “a little bit”, not “for a long time”.</text:p>
      <text:p text:style-name="P6">These thousand years are a time of PEACE, in which according to <text:alphabetical-index-mark-start text:id="IMark94000778090672"/>Isaiah 65<text:alphabetical-index-mark-end text:id="IMark94000778090672"/> a person who dies at the age of 100 is considered a child <text:soft-page-break/>and people will live like the days of <text:span text:style-name="T93">a </text:span>tree <text:note text:id="ftn35" text:note-class="footnote"><text:note-citation>35</text:note-citation><text:note-body><text:p text:style-name="Footnote"><text:alphabetical-index-mark-start text:id="IMark94000778089952"/><text:span text:style-name="T2">Isaiah 65</text:span><text:alphabetical-index-mark-end text:id="IMark94000778089952"/><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s/>and <text:span text:style-name="Bible_5f_text">“</text:span><text:span text:style-name="Bible_5f_text"><text:span text:style-name="T93">t</text:span></text:span><text:span text:style-name="Bible_5f_text">he wolf and the 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4000778090672"/><text:span text:style-name="T2">Isaiah 65</text:span><text:alphabetical-index-mark-end text:id="IMark94000778090672"/><text:span text:style-name="T2">:25 </text:span><text:a xlink:type="simple" xlink:href="https://www.biblegateway.com/passage/?search=Isaiah+65%3A25&amp;version=KJV" text:style-name="Internet_20_link" text:visited-style-name="Visited_20_Internet_20_Link"><text:span text:style-name="Definition"><text:span text:style-name="T2">KJV</text:span></text:span></text:a></text:p></text:note-body></text:note></text:span>. <text:span text:style-name="T94">A</text:span>ccording to <text:alphabetical-index-mark-start text:id="IMark94000723286192"/>Revelation 20<text:alphabetical-index-mark-end text:id="IMark94000723286192"/>,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4000778102144"/><text:span text:style-name="T2">Revelation 20</text:span><text:alphabetical-index-mark-end text:id="IMark94000778102144"/><text:span text:style-name="T2">:2 </text:span><text:a xlink:type="simple" xlink:href="https://www.biblegateway.com/passage/?search=Revelation+20%3A2&amp;version=KJV" text:style-name="Internet_20_link" text:visited-style-name="Visited_20_Internet_20_Link"><text:span text:style-name="Definition"><text:span text:style-name="T2">KJV</text:span></text:span></text:a></text:p></text:note-body></text:note>. Peace because the one who prevents it can not act <text:span text:style-name="T94">because he’s</text:span> chained.</text:p>
      <text:p text:style-name="P6">According to <text:alphabetical-index-mark-start text:id="IMark94000723276112"/>Revelation 20<text:alphabetical-index-mark-end text:id="IMark94000723276112"/>,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4000778090672"/><text:span text:style-name="T2">Revelation 20</text:span><text:alphabetical-index-mark-end text:id="IMark94000778090672"/><text:span text:style-name="T2">:7 </text:span><text:a xlink:type="simple" xlink:href="https://www.biblegateway.com/passage/?search=Revelation+20%3A7&amp;version=KJV" text:style-name="Internet_20_link" text:visited-style-name="Visited_20_Internet_20_Link"><text:span text:style-name="Definition"><text:span text:style-name="T2">KJV</text:span></text:span></text:a></text:p></text:note-body></text:note></text:span><text:s/>and will deceive the nations and surround <text:span text:style-name="T94">God’s</text:span> <text:span text:style-name="T94">be</text:span>loved city, but fire will fall from heaven and <text:span text:style-name="T94">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7">Said physical fire that falls from the heaven destroys those who were deceive<text:span text:style-name="T95">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4000723295984"/><text:span text:style-name="T2">1 Corinthians 15</text:span><text:alphabetical-index-mark-end text:id="IMark94000723295984"/><text:span text:style-name="T2">:51-52 </text:span><text:a xlink:type="simple" xlink:href="https://www.biblegateway.com/passage/?search=1+Corinthians+15%3A51-52&amp;version=NKJV" text:style-name="Internet_20_link" text:visited-style-name="Visited_20_Internet_20_Link"><text:span text:style-name="Definition"><text:span text:style-name="T2">NKJV</text:span></text:span></text:a></text:p></text:note-body></text:note>.</text:p>
      <text:p text:style-name="P8">At that time, <text:span text:style-name="T95">that </text:span>fire will also consume th<text:span text:style-name="T95">is</text:span> entire planet, th<text:span text:style-name="T95">e</text:span>s<text:span text:style-name="T95">e</text:span> physical <text:span text:style-name="T95">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text:span><text:soft-page-break/><text:span text:style-name="Bible_5f_text">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4000750678432"/><text:span text:style-name="T2">2 Peter 3</text:span><text:alphabetical-index-mark-end text:id="IMark94000750678432"/><text:span text:style-name="T2">:10-13 </text:span><text:a xlink:type="simple" xlink:href="https://www.biblegateway.com/passage/?search=2+Peter+3%3A10-13&amp;version=WEB" text:style-name="Internet_20_link" text:visited-style-name="Visited_20_Internet_20_Link"><text:span text:style-name="Definition"><text:span text:style-name="T4">WEB</text:span></text:span></text:a></text:p></text:note-body></text:note></text:span>. It also announces <text:alphabetical-index-mark-start text:id="IMark94000719252192"/>Isaiah 65<text:alphabetical-index-mark-end text:id="IMark94000719252192"/>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4000732301296"/><text:span text:style-name="T2">Isaiah 65</text:span><text:alphabetical-index-mark-end text:id="IMark94000732301296"/><text:span text:style-name="T2">:17 </text:span><text:a xlink:type="simple" xlink:href="https://www.biblegateway.com/passage/?search=Isaiah+65%3A17&amp;version=KJV" text:style-name="Internet_20_link" text:visited-style-name="Visited_20_Internet_20_Link"><text:span text:style-name="Definition"><text:span text:style-name="T2">KJV</text:span></text:span></text:a></text:p></text:note-body></text:note></text:span>. And <text:alphabetical-index-mark-start text:id="IMark94000723276112"/>Revelation 21<text:alphabetical-index-mark-end text:id="IMark94000723276112"/>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4000723248416"/><text:span text:style-name="T2">Revelation 21</text:span><text:alphabetical-index-mark-end text:id="IMark94000723248416"/><text:span text:style-name="T2">:1 </text:span><text:a xlink:type="simple" xlink:href="https://www.biblegateway.com/passage/?search=Revelation+21%3A1&amp;version=KJV" text:style-name="Internet_20_link" text:visited-style-name="Visited_20_Internet_20_Link"><text:span text:style-name="Definition"><text:span text:style-name="T2">KJV</text:span></text:span></text:a></text:p></text:note-body></text:note></text:span>. And in <text:alphabetical-index-mark-start text:id="IMark94000805001024"/>Zephaniah 1<text:alphabetical-index-mark-end text:id="IMark94000805001024"/> also announces saying: <text:span text:style-name="Bible_5f_text">“I will utterly sweep away </text:span><text:span text:style-name="Bible_5f_text"><text:span text:style-name="T7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4000731940928"/><text:span text:style-name="T2">Zephaniah 1</text:span><text:alphabetical-index-mark-end text:id="IMark94000731940928"/><text:span text:style-name="T2">:2-3 </text:span><text:a xlink:type="simple" xlink:href="https://www.biblegateway.com/passage/?search=Zephaniah+1%3A2-3&amp;version=WEB" text:style-name="Internet_20_link" text:visited-style-name="Visited_20_Internet_20_Link"><text:span text:style-name="Definition"><text:span text:style-name="T3">WEB</text:span></text:span></text:a></text:p></text:note-body></text:note></text:span>.</text:p>
      <text:p text:style-name="P9">This is the <text:span text:style-name="T96">time</text:span> when Adam's offspring ends. No more children of children of children of Adam. <text:span text:style-name="T96">Finale</text:span>, end, no more.</text:p>
      <text:p text:style-name="P10">From this moment on, the new earth with the new heaven<text:span text:style-name="T97">s</text:span>, that Kingdom of Heaven, that Kingdom of God, which Jehovah began to build spiritually since Jesus Christ began to announce the Kingdom of Heavens, it <text:span text:style-name="T97">starts</text:span> to be a new PHYSICAL earth and a new PHYSICAL <text:span text:style-name="T97">heavens</text:span> too. A Kingdom of Heaven also PHYSICAL here on this planet. <text:span text:style-name="T97">A</text:span> kingdom of God in whom the Lord will dwell among men forever and ever.</text:p>
      <text:p text:style-name="P2">Paul explains in <text:alphabetical-index-mark-start text:id="IMark94000723304528"/>1 Corinthians 15<text:alphabetical-index-mark-end text:id="IMark94000723304528"/> quoting <text:alphabetical-index-mark-start text:id="IMark94000805001024"/>Hosea 13<text:alphabetical-index-mark-end text:id="IMark94000805001024"/>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4000723282432"/><text:span text:style-name="T2">1 Corinthians 15</text:span><text:alphabetical-index-mark-end text:id="IMark94000723282432"/><text:span text:style-name="T2">:55 </text:span><text:a xlink:type="simple" xlink:href="https://www.biblegateway.com/passage/?search=1+Corinthians+15%3A55&amp;version=KJV" text:style-name="Internet_20_link" text:visited-style-name="Visited_20_Internet_20_Link"><text:span text:style-name="Definition"><text:span text:style-name="T10">KJV</text:span></text:span></text:a><text:span text:style-name="T2"> </text:span><text:alphabetical-index-mark-start text:id="IMark94000723308400"/><text:span text:style-name="T2">Hosea 13</text:span><text:alphabetical-index-mark-end text:id="IMark94000723308400"/><text:span text:style-name="T2">:14 </text:span><text:a xlink:type="simple" xlink:href="https://www.biblegateway.com/passage/?search=Hosea+13%3A14&amp;version=KJV" text:style-name="Internet_20_link" text:visited-style-name="Visited_20_Internet_20_Link"><text:span text:style-name="Definition"><text:span text:style-name="T10">KJV</text:span></text:span></text:a></text:p></text:note-body></text:note></text:span>. And in <text:alphabetical-index-mark-start text:id="IMark94000719252192"/>Isaiah 25<text:alphabetical-index-mark-end text:id="IMark94000719252192"/> this moment is announced saying <text:span text:style-name="Bible_5f_text">“He has swallowed up death forever! The Lord Yahweh will wipe away </text:span><text:soft-page-break/><text:span text:style-name="Bible_5f_text">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4000723308480"/><text:span text:style-name="T2">Isaiah 25</text:span><text:alphabetical-index-mark-end text:id="IMark94000723308480"/><text:span text:style-name="T2">:8 </text:span><text:a xlink:type="simple" xlink:href="https://www.biblegateway.com/passage/?search=Isaiah+25%3A8&amp;version=WEB" text:style-name="Internet_20_link" text:visited-style-name="Visited_20_Internet_20_Link"><text:span text:style-name="Definition"><text:span text:style-name="T10">WEB</text:span></text:span></text:a></text:p></text:note-body></text:note></text:span>.</text:p>
      <text:p text:style-name="P74">It is at the end of those thousand years that <text:span text:style-name="T98">happens </text:span>the physical resurrection of the dead, of ALL dead <text:span text:style-name="T321">people</text:span>, with the exception of 144,000 who were already resurrected. It is after those thousand years when <text:span text:style-name="T98">they ALL will be resurrected, </text:span>even the ones that have just been destroyed by the physical fire that destroy<text:span text:style-name="T98">ed</text:span> the previous physical heaven<text:span text:style-name="T98">s</text:span> and earth. That's what it says <text:alphabetical-index-mark-start text:id="IMark94000778092432"/>Revelation 20<text:alphabetical-index-mark-end text:id="IMark94000778092432"/>: <text:span text:style-name="Bible_5f_text">“WHEN THE THOUSAND YEARS </text:span><text:span text:style-name="Bible_5f_text"><text:span text:style-name="T98">HAVE</text:span></text:span><text:span text:style-name="Bible_5f_text"> </text:span><text:span text:style-name="Bible_5f_text"><text:span text:style-name="T98">EXPIRED</text:span></text:span><text:span text:style-name="Bible_5f_text">” </text:span><text:span text:style-name="Bible_5f_text"><text:note text:id="ftn46" text:note-class="footnote"><text:note-citation>46</text:note-citation><text:note-body><text:p text:style-name="Footnote"><text:alphabetical-index-mark-start text:id="IMark94000732159968"/><text:span text:style-name="T2">Revelation 20</text:span><text:alphabetical-index-mark-end text:id="IMark94000732159968"/><text:span text:style-name="T2">:7 </text:span><text:a xlink:type="simple" xlink:href="https://www.biblegateway.com/passage/?search=Revelation+20%3A7&amp;version=NKJV" text:style-name="Internet_20_link" text:visited-style-name="Visited_20_Internet_20_Link"><text:span text:style-name="Definition"><text:span text:style-name="T2">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4000732159968"/><text:span text:style-name="T2">John 5</text:span><text:alphabetical-index-mark-end text:id="IMark94000732159968"/><text:span text:style-name="T2">:28-29 </text:span><text:a xlink:type="simple" xlink:href="https://www.biblegateway.com/passage/?search=John+5%3A28-29&amp;version=NKJV" text:style-name="Internet_20_link" text:visited-style-name="Visited_20_Internet_20_Link"><text:span text:style-name="Definition"><text:span text:style-name="T2">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4000732159968"/><text:span text:style-name="T2">John 5</text:span><text:alphabetical-index-mark-end text:id="IMark94000732159968"/><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 <text:span text:style-name="T98">A</text:span>nd John describes <text:span text:style-name="T98">it </text:span>in <text:alphabetical-index-mark-start text:id="IMark94000805001024"/>Revelation 20<text:alphabetical-index-mark-end text:id="IMark94000805001024"/>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4000805001024"/><text:span text:style-name="T2">Revelation 20</text:span><text:alphabetical-index-mark-end text:id="IMark94000805001024"/><text:span text:style-name="T2">:13 </text:span><text:a xlink:type="simple" xlink:href="https://www.biblegateway.com/passage/?search=Revelation+20%3A13&amp;version=NKJV" text:style-name="Internet_20_link" text:visited-style-name="Visited_20_Internet_20_Link"><text:span text:style-name="Definition"><text:span text:style-name="T2">NKJV</text:span></text:span></text:a></text:p></text:note-body></text:note></text:span>.</text:p>
      <text:h text:style-name="P112" text:outline-level="4"><text:bookmark-start text:name="__RefHeading___Toc34905_4173466481"/>144,000<text:bookmark-end text:name="__RefHeading___Toc34905_4173466481"/></text:h>
      <text:p text:style-name="Text_20_body">The firstfruits in Christ are first in the Spirit and then also physically <text:span text:style-name="T100">when they are </text:span>resurrect<text:span text:style-name="T100">ed</text:span>. All born again, all born in the Spirit, <text:span text:style-name="T99">are </text:span>spiritual firstfruits in Christ, but <text:span text:style-name="T99">they </text:span>ha<text:span text:style-name="T99">ve</text:span> not risen physically yet.</text:p>
      <text:p text:style-name="P2">When <text:alphabetical-index-mark-start text:id="IMark94000805001024"/>Matthew 27<text:alphabetical-index-mark-end text:id="IMark94000805001024"/>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4000723248416"/><text:span text:style-name="T2">Matthew 27</text:span><text:alphabetical-index-mark-end text:id="IMark94000723248416"/><text:span text:style-name="T2">:52-53 </text:span><text:a xlink:type="simple" xlink:href="https://www.biblegateway.com/passage/?search=Matthew+27%3A52-53&amp;version=KJV" text:style-name="Internet_20_link" text:visited-style-name="Visited_20_Internet_20_Link"><text:span text:style-name="Definition"><text:span text:style-name="T2">KJV</text:span></text:span></text:a></text:p></text:note-body></text:note></text:span>.</text:p>
      <text:p text:style-name="P2"><text:soft-page-break/>Jesus Christ tells us about these FEW when speaking to the Israelites tells them in <text:alphabetical-index-mark-start text:id="IMark94000723248416"/>Matthew 7<text:alphabetical-index-mark-end text:id="IMark94000723248416"/>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4000723305200"/><text:span text:style-name="T2">Matthew 7</text:span><text:alphabetical-index-mark-end text:id="IMark94000723305200"/><text:span text:style-name="T2">:14 </text:span><text:a xlink:type="simple" xlink:href="https://www.biblegateway.com/passage/?search=Matthew+7%3A14&amp;version=KJV" text:style-name="Internet_20_link" text:visited-style-name="Visited_20_Internet_20_Link"><text:span text:style-name="Definition"><text:span text:style-name="T2">KJV</text:span></text:span></text:a></text:p></text:note-body></text:note></text:span>, or in <text:alphabetical-index-mark-start text:id="IMark94000778092432"/>Matthew 20<text:alphabetical-index-mark-end text:id="IMark94000778092432"/> when it says that: <text:span text:style-name="Bible_5f_text">“for many be called, but </text:span><text:span text:style-name="Bible_5f_text"><text:span text:style-name="T101">FEW</text:span></text:span><text:span text:style-name="Bible_5f_text"> chosen” </text:span><text:span text:style-name="Bible_5f_text"><text:note text:id="ftn52" text:note-class="footnote"><text:note-citation>52</text:note-citation><text:note-body><text:p text:style-name="Footnote"><text:alphabetical-index-mark-start text:id="IMark94000778092432"/><text:span text:style-name="T2">Matthew 20</text:span><text:alphabetical-index-mark-end text:id="IMark94000778092432"/><text:span text:style-name="T2">:16 </text:span><text:a xlink:type="simple" xlink:href="https://www.biblegateway.com/passage/?search=Matthew+20%3A16&amp;version=KJV" text:style-name="Internet_20_link" text:visited-style-name="Visited_20_Internet_20_Link"><text:span text:style-name="Definition"><text:span text:style-name="T2">KJV</text:span></text:span></text:a></text:p></text:note-body></text:note></text:span>.</text:p>
      <text:p text:style-name="P2">In <text:alphabetical-index-mark-start text:id="IMark94000723294736"/>Revelation 14<text:alphabetical-index-mark-end text:id="IMark94000723294736"/>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4000778090672"/><text:span text:style-name="T2">Revelation 14</text:span><text:alphabetical-index-mark-end text:id="IMark94000778090672"/><text:span text:style-name="T2">:4-5 </text:span><text:a xlink:type="simple" xlink:href="https://www.biblegateway.com/passage/?search=Revelation+14%3A4-5&amp;version=WEB" text:style-name="Internet_20_link" text:visited-style-name="Visited_20_Internet_20_Link"><text:span text:style-name="Definition"><text:span text:style-name="T11">WEB</text:span></text:span></text:a></text:p></text:note-body></text:note></text:span>. And in <text:alphabetical-index-mark-start text:id="IMark94000723308400"/>Revelation 7<text:alphabetical-index-mark-end text:id="IMark94000723308400"/> says that they are “of <text:span text:style-name="T102">ALL</text:span> the tribes of the children of Israel” <text:note text:id="ftn54" text:note-class="footnote"><text:note-citation>54</text:note-citation><text:note-body><text:p text:style-name="Footnote"><text:alphabetical-index-mark-start text:id="IMark94000723308400"/><text:span text:style-name="T2">Revelation 7</text:span><text:alphabetical-index-mark-end text:id="IMark94000723308400"/><text:span text:style-name="T2">:4 </text:span><text:a xlink:type="simple" xlink:href="https://www.biblegateway.com/passage/?search=Revelation+7%3A4&amp;version=KJV" text:style-name="Internet_20_link" text:visited-style-name="Visited_20_Internet_20_Link"><text:span text:style-name="Definition"><text:span text:style-name="T2">KJV</text:span></text:span></text:a></text:p></text:note-body></text:note>. They are only Israelite males, twelve thousand from each tribe. <text:span text:style-name="T102">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73">Pulpit Commentary.</text:span></text:span></text:a><text:span text:style-name="T2"> “Ewald believes that St. John wrote ΔΑΝ, and that MAN., the abbreviated form of "Manasses," was substituted by error”</text:span></text:p></text:note-body></text:note>. And speaking in past <text:span text:style-name="T102">tense</text:span>, and prophetically towards the future, <text:span text:style-name="T102">it</text:span> says that they will not have relations with women and will never lie.</text:p>
      <text:p text:style-name="P11">From what Jesus Christ tells us in <text:alphabetical-index-mark-start text:id="IMark94000805001024"/>Luke 13<text:alphabetical-index-mark-end text:id="IMark94000805001024"/> <text:note text:id="ftn56" text:note-class="footnote"><text:note-citation>56</text:note-citation><text:note-body><text:p text:style-name="Footnote"><text:alphabetical-index-mark-start text:id="IMark94000723296640"/><text:span text:style-name="T2">Luke 13</text:span><text:alphabetical-index-mark-end text:id="IMark94000723296640"/><text:span text:style-name="T2">:28 </text:span><text:a xlink:type="simple" xlink:href="https://www.biblegateway.com/passage/?search=Luke+13%3A28&amp;version=KJV" text:style-name="Internet_20_link" text:visited-style-name="Visited_20_Internet_20_Link"><text:span text:style-name="Definition"><text:span text:style-name="T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103">A</text:span>nd <text:span text:style-name="T103">judging by </text:span>the archaeological evidence in Jerusalem, it can be believed that the <text:span text:style-name="T103">David’s </text:span>tomb is empty. So <text:span text:style-name="T103">it’s </text:span>possibly <text:span text:style-name="T103">that </text:span>David <text:span text:style-name="T103">was one of</text:span> those who <text:span text:style-name="T103">people </text:span>saw walking through Jerusalem after the resurrection of Jesus Christ, according to <text:alphabetical-index-mark-start text:id="IMark94000731940928"/>Matthew 27<text:alphabetical-index-mark-end text:id="IMark94000731940928"/>. Only that when our Lord returns, <text:span text:style-name="T103">the resurrected David </text:span>will <text:span text:style-name="T103">have</text:span> zero sex. Virgin. Zero wives.</text:p>
      <text:p text:style-name="P2"><text:soft-page-break/>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4000723308400"/><text:span text:style-name="T2">Matthew 19</text:span><text:alphabetical-index-mark-end text:id="IMark94000723308400"/><text:span text:style-name="T2">:28 </text:span><text:a xlink:type="simple" xlink:href="https://www.biblegateway.com/passage/?search=Matthew+19%3A28&amp;version=KJV" text:style-name="Internet_20_link" text:visited-style-name="Visited_20_Internet_20_Link"><text:span text:style-name="Definition"><text:span text:style-name="T2">KJV</text:span></text:span></text:a></text:p></text:note-body></text:note></text:span>. And it is very possible that they are already resurrected and with Jesus Christ in <text:span text:style-name="T104">these </text:span>heaven<text:span text:style-name="T104">s</text:span>. Th<text:span text:style-name="T104">ose</text:span> one<text:span text:style-name="T104">s</text:span> that ha<text:span text:style-name="T104">ve</text:span> clouds, <text:span text:style-name="T104">that can be seen,</text:span> and in Adam's time had waters below and waters above.</text:p>
      <text:p text:style-name="P12">Thus, many of these 144,000 are already resurrected and reigning with Jesus Christ from <text:span text:style-name="T105">today’s h</text:span>eaven<text:span text:style-name="T105">s</text:span>, and right now <text:span text:style-name="T105">it’s happening </text:span>what John prophesied in <text:alphabetical-index-mark-start text:id="IMark94000778090672"/>Revelation 6<text:alphabetical-index-mark-end text:id="IMark94000778090672"/>,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4000805001024"/><text:span text:style-name="T2">Revelation 6</text:span><text:alphabetical-index-mark-end text:id="IMark94000805001024"/><text:span text:style-name="T2">:10 </text:span><text:a xlink:type="simple" xlink:href="https://www.biblegateway.com/passage/?search=Revelation+6%3A10&amp;version=WEB" text:style-name="Internet_20_link" text:visited-style-name="Visited_20_Internet_20_Link"><text:span text:style-name="Definition"><text:span text:style-name="T12">WEB</text:span></text:span></text:a></text:p></text:note-body></text:note></text:span>. But they <text:span text:style-name="T105">have </text:span>not <text:span text:style-name="T105">yet </text:span>been sealed because they are not yet complete. And as some forget what the scriptures say, you have to remind them that only the alive, those who have a body and a mouth to speak, can cry out, can think, <text:span text:style-name="T105">or</text:span> praise. And to be in <text:span text:style-name="T105">today’s h</text:span>eaven<text:span text:style-name="T105">s</text:span> and be able to claim <text:span text:style-name="T105">one</text:span> needs to be resurrected, in body and Spirit. The rest <text:span text:style-name="T105">are </text:span>with <text:span text:style-name="T105">their</text:span> body <text:span text:style-name="T105">made</text:span> dust and <text:span text:style-name="T105">with their</text:span> spirit <text:span text:style-name="T105">completely</text:span> asleep.</text:p>
      <text:p text:style-name="P2">These 144,000 are the same ones mentioned in <text:alphabetical-index-mark-start text:id="IMark94000778092432"/>Revelation 20<text:alphabetical-index-mark-end text:id="IMark94000778092432"/>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4000778090672"/><text:span text:style-name="T2">Revelation 20</text:span><text:alphabetical-index-mark-end text:id="IMark94000778090672"/><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text:p>
      <text:p text:style-name="P2">The rest of those who <text:span text:style-name="T106">BEGIN</text:span> the thousand years, according to <text:alphabetical-index-mark-start text:id="IMark94000778090672"/>Revelation 7<text:alphabetical-index-mark-end text:id="IMark94000778090672"/>, are a countless crowd, <text:span text:style-name="T106">a multitude</text:span>. <text:span text:style-name="T107">A m</text:span>ultitude over <text:soft-page-break/>which the 144,000 reign, multitude which John describes in <text:alphabetical-index-mark-start text:id="IMark94000731940928"/>Revelation 7<text:alphabetical-index-mark-end text:id="IMark94000731940928"/>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4000732301296"/><text:span text:style-name="T2">Revelation 7</text:span><text:alphabetical-index-mark-end text:id="IMark94000732301296"/><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4000778092432"/><text:span text:style-name="T2">Revelation 7</text:span><text:alphabetical-index-mark-end text:id="IMark94000778092432"/><text:span text:style-name="T2">:9 </text:span><text:a xlink:type="simple" xlink:href="https://www.biblegateway.com/passage/?search=Revelation+7%3A9&amp;version=NKJV" text:style-name="Internet_20_link" text:visited-style-name="Visited_20_Internet_20_Link"><text:span text:style-name="Definition"><text:span text:style-name="T2">NKJV</text:span></text:span></text:a></text:p></text:note-body></text:note></text:span>.</text:p>
      <text:p text:style-name="P13">But only those 144,000 are resurrected, the rest are not. <text:span text:style-name="T107">T</text:span>he rest will die physically <text:span text:style-name="T107">as everyone does</text:span>. And this rest of those who <text:span text:style-name="T107">BEGIN</text:span> the thousand years, that great multitude of <text:alphabetical-index-mark-start text:id="IMark94000719252192"/>Revelation 7<text:alphabetical-index-mark-end text:id="IMark94000719252192"/>, only includes those <text:span text:style-name="Bible_5f_text">"who come </text:span><text:span text:style-name="Bible_5f_text"><text:span text:style-name="T357">OUT</text:span></text:span><text:span text:style-name="Bible_5f_text"> of the great tribulation” </text:span><text:span text:style-name="Bible_5f_text"><text:note text:id="ftn62" text:note-class="footnote"><text:note-citation>62</text:note-citation><text:note-body><text:p text:style-name="P103"><text:alphabetical-index-mark-start text:id="IMark94000778251216"/><text:span text:style-name="T2">Revelation 7</text:span><text:alphabetical-index-mark-end text:id="IMark94000778251216"/><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span text:style-name="Definition"><text:span text:style-name="T2"> </text:span></text:span><text:a xlink:type="simple" xlink:href="https://biblehub.com/text/revelation/7-14.htm" text:style-name="Internet_20_link" text:visited-style-name="Visited_20_Internet_20_Link"><text:span text:style-name="Definition"><text:span text:style-name="T64">biblehub</text:span></text:span></text:a></text:p></text:note-body></text:note></text:span>. <text:span text:style-name="T356">Listen: come “OUT” of the great tribulation, that is what the word G1537 indicates. </text:span>That great multitude does not include any person who has died physically. All the great multitude was alive physically when that "great tribulation" <text:span text:style-name="T107">started</text:span>, from which, according to <text:alphabetical-index-mark-start text:id="IMark94000805001024"/>Revelation 7<text:alphabetical-index-mark-end text:id="IMark94000805001024"/>, <text:span text:style-name="T107">they </text:span>"come <text:span text:style-name="T107">out</text:span>". Only <text:span text:style-name="T108">that </text:span>after finishing that great tribulation <text:span text:style-name="T108">they </text:span>will live <text:span text:style-name="T108">a little </text:span>longer than those who died before, <text:span text:style-name="T108">or during,</text:span> that great tribulation. As <text:alphabetical-index-mark-start text:id="IMark94000723248416"/>Isaiah 65<text:alphabetical-index-mark-end text:id="IMark94000723248416"/> says, a person who dies at the age of 100 is considered a child, and people will live like the days of the trees <text:note text:id="ftn63" text:note-class="footnote"><text:note-citation>63</text:note-citation><text:note-body><text:p text:style-name="Footnote"><text:alphabetical-index-mark-start text:id="IMark94000719252192"/><text:span text:style-name="T2">Isaiah 65</text:span><text:alphabetical-index-mark-end text:id="IMark94000719252192"/><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p>
      <text:p text:style-name="P2">All 144,000 are sealed, appointed, chosen, BEFORE the trumpets <text:span text:style-name="T109">of</text:span> the book of Revelation. <text:span text:style-name="T109">At this time, </text:span>ALL <text:span text:style-name="T109">of the </text:span>physically resurrected are part of the 144,000. But NOT ALL 144,000 have died physically when the trumpets begin. That is to say that when <text:span text:style-name="T109">the </text:span>trumpets begin, NOT ALL of the 144,000 will have risen, most <text:span text:style-name="T109">of them, </text:span>but not all. Some are killed and resurrected DURING the <text:span text:style-name="T322">first 6 </text:span>trumpets.</text:p>
      <text:p text:style-name="P14">This is why <text:alphabetical-index-mark-start text:id="IMark94000723248416"/>Revelation 20<text:alphabetical-index-mark-end text:id="IMark94000723248416"/> describes some of the 144,000 as those <text:span text:style-name="T110">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4000720224992"/><text:span text:style-name="T2">Revelation 20</text:span><text:alphabetical-index-mark-end text:id="IMark94000720224992"/><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 <text:span text:style-name="T111">ALL 144,00</text:span> <text:span text:style-name="T111">are</text:span> finally physically resurrected at the END of the <text:soft-page-break/>sixth trumpet but BEFORE the <text:span text:style-name="T111">bowls</text:span>. This is what <text:alphabetical-index-mark-start text:id="IMark94000805001024"/>Revelation 14<text:alphabetical-index-mark-end text:id="IMark94000805001024"/> <text:note text:id="ftn65" text:note-class="footnote"><text:note-citation>65</text:note-citation><text:note-body><text:p text:style-name="Footnote"><text:alphabetical-index-mark-start text:id="IMark94000723248416"/><text:span text:style-name="T2">Revelation 14</text:span><text:alphabetical-index-mark-end text:id="IMark94000723248416"/><text:span text:style-name="T2"> </text:span><text:a xlink:type="simple" xlink:href="https://www.biblegateway.com/passage/?search=Revelation+14%3A1-5&amp;version=KJV" text:style-name="Internet_20_link" text:visited-style-name="Visited_20_Internet_20_Link"><text:span text:style-name="Definition"><text:span text:style-name="T2">KJV</text:span></text:span></text:a></text:p></text:note-body></text:note><text:s/><text:span text:style-name="T112">talks </text:span>about. In <text:alphabetical-index-mark-start text:id="IMark94000731940928"/>Revelation 7<text:alphabetical-index-mark-end text:id="IMark94000731940928"/> they are marked, sealed and in <text:alphabetical-index-mark-start text:id="IMark94000778092432"/>Revelation 14<text:alphabetical-index-mark-end text:id="IMark94000778092432"/> they are <text:span text:style-name="T112">ALL</text:span> resurrected. These are the Saints mentioned in <text:alphabetical-index-mark-start text:id="IMark94000723305424"/>Revelation 13<text:alphabetical-index-mark-end text:id="IMark94000723305424"/> when it says that <text:span text:style-name="T112">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4000732301296"/><text:span text:style-name="T2">Revelation 13</text:span><text:alphabetical-index-mark-end text:id="IMark94000732301296"/><text:span text:style-name="T2">:7 </text:span><text:a xlink:type="simple" xlink:href="https://www.biblegateway.com/passage/?search=Revelation+13%3A7&amp;version=KJV" text:style-name="Internet_20_link" text:visited-style-name="Visited_20_Internet_20_Link"><text:span text:style-name="Definition"><text:span text:style-name="T13">KJV</text:span></text:span></text:a></text:p></text:note-body></text:note></text:span>.</text:p>
      <text:p text:style-name="P15">And let's remember that those 144,00<text:span text:style-name="T113">0</text:span> do not include women. There are no women resurrected in the thousand years that Jesus Christ reigns along with those 144,000, those FEW. The ones <text:span text:style-name="T114">who are there,</text:span> <text:span text:style-name="T114">they </text:span>are all among the great <text:span text:style-name="T114">multitude</text:span> that is <text:span text:style-name="T114">normally </text:span>dying. There are no virgin women resurrected and therefore no woman, virgin or not, who has died, can PRAY for <text:span text:style-name="T115">us mortals</text:span>. Every woman who has physically died has her body made dust and h<text:span text:style-name="T115">er</text:span> spirit well ASLEEP. Only until the thousand <text:span text:style-name="T116">years have EXPIRED, they </text:span>will be resurrected with the rest of humanity.</text:p>
      <text:p text:style-name="P16">Asking a woman who has physically died to PRAY for someone <text:span text:style-name="T116">to</text:span> the heavenly Father or <text:span text:style-name="T116">to</text:span> his Son Jesus Christ is simply <text:span text:style-name="T116">invoking</text:span> the dead. There are <text:span text:style-name="T117">NO</text:span> women resurrected until the resurrection of ALL dead occurs, after the thousand years. <text:span text:style-name="T117">If</text:span> someone asks a woman who has died to please “<text:span text:style-name="T117">PRAY</text:span> for us sinners now, and at the hour of death”, <text:span text:style-name="T117">he</text:span> is <text:span text:style-name="T117">just</text:span> invoking a DEAD <text:span text:style-name="T118">person </text:span>and, according to the old testament, it is a sin punishable by physical death.</text:p>
      <text:p text:style-name="P17">Many <text:span text:style-name="T118">people </text:span>believe that just by following Jesus Christ, or being born again in the Spirit, or <text:span text:style-name="T118">by</text:span> d<text:span text:style-name="T323">y</text:span><text:span text:style-name="T118">ing</text:span> for Jesus Christ, <text:span text:style-name="T118">that they </text:span>are on <text:span text:style-name="T118">the</text:span> list of those who will reign with Jesus Christ for a thousand years. It <text:span text:style-name="T118">may </text:span>be because they like to reign. But first you have to reign over Satan, sin and the world. First <text:span text:style-name="T118">you have to put </text:span>Satan at <text:span text:style-name="T118">your</text:span> feet. And that <text:span text:style-name="T118">it’s</text:span> only do<text:span text:style-name="T118">ne by</text:span> the Holy Spirit. And it’s a process. First you have to go through the ETERNAL FIRE. <text:span text:style-name="T119">To</text:span> those believers I recommend reading again the characteristics of <text:span text:style-name="T119">those </text:span>who are on the list that will reign with Jesus Christ.</text:p>
      <text:h text:style-name="P112" text:outline-level="4"><text:bookmark-start text:name="__RefHeading___Toc34907_4173466481"/><text:soft-page-break/>God's <text:span text:style-name="T120">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121">to </text:span>your host, <text:span text:style-name="T121">me,</text:span> Jose Luis Quiroga, <text:span text:style-name="T121">it </text:span>WAS the heavenly Father, the Holy Spirit and Life itself, <text:span text:style-name="T121">who</text:span> have <text:span text:style-name="T121">him </text:span>led to understand what the bible says as it’<text:span text:style-name="T121">s</text:span> <text:span text:style-name="T121">written</text:span>, <text:span text:style-name="T121">for as </text:span>hard as it may be to believe <text:span text:style-name="T121">it</text:span>. So this is not the exception: the processes described in the “seals”, the “trumpets” and the “cups”, as dramatic and catastrophic as they may seem, are <text:span text:style-name="T121">just </text:span>as they <text:span text:style-name="T121">are </text:span>described in the book.</text:p>
      <text:p text:style-name="P2">When <text:alphabetical-index-mark-start text:id="IMark94000778092432"/>Revelation 8<text:alphabetical-index-mark-end text:id="IMark94000778092432"/>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4000723295504"/><text:span text:style-name="T2">Revelation 8</text:span><text:alphabetical-index-mark-end text:id="IMark94000723295504"/><text:span text:style-name="T2">:7 </text:span><text:a xlink:type="simple" xlink:href="https://www.biblegateway.com/passage/?search=Revelation+8%3A7&amp;version=KJV" text:style-name="Internet_20_link" text:visited-style-name="Visited_20_Internet_20_Link"><text:span text:style-name="Definition"><text:span text:style-name="T2">KJV</text:span></text:span></text:a></text:p></text:note-body></text:note></text:span>, <text:span text:style-name="T121">what it</text:span> means is exactly that: that a third <text:span text:style-name="T121">part </text:span>of trees was burned and that ALL green grass was also burned.</text:p>
      <text:p text:style-name="P2">When <text:span text:style-name="T121">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4000752465408"/><text:span text:style-name="T2">Revelation 8</text:span><text:alphabetical-index-mark-end text:id="IMark94000752465408"/><text:span text:style-name="T2">:9 </text:span><text:a xlink:type="simple" xlink:href="https://www.biblegateway.com/passage/?search=Revelation+8%3A9&amp;version=KJV" text:style-name="Internet_20_link" text:visited-style-name="Visited_20_Internet_20_Link"><text:span text:style-name="Definition"><text:span text:style-name="T2">KJV</text:span></text:span></text:a></text:p></text:note-body></text:note></text:span>, what it means is just that: that a third of what lived in the sea died.</text:p>
      <text:p text:style-name="P2">And when <text:span text:style-name="T122">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4000720180160"/><text:span text:style-name="T2">Revelation 8</text:span><text:alphabetical-index-mark-end text:id="IMark94000720180160"/><text:span text:style-name="T2">:12 </text:span><text:a xlink:type="simple" xlink:href="https://www.biblegateway.com/passage/?search=Revelation+8%3A12&amp;version=KJV" text:style-name="Internet_20_link" text:visited-style-name="Visited_20_Internet_20_Link"><text:span text:style-name="Definition"><text:span text:style-name="T2">KJV</text:span></text:span></text:a></text:p></text:note-body></text:note></text:span>, guess what? That’s what it MEANS.</text:p>
      <text:p text:style-name="P2">The same thing happens when <text:alphabetical-index-mark-start text:id="IMark94000723295504"/>Revelation 9<text:alphabetical-index-mark-end text:id="IMark94000723295504"/>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4000723296976"/><text:span text:style-name="T2">Revelation 9</text:span><text:alphabetical-index-mark-end text:id="IMark94000723296976"/><text:span text:style-name="T2">:6 </text:span><text:a xlink:type="simple" xlink:href="https://www.biblegateway.com/passage/?search=Revelation+9%3A6&amp;version=KJV" text:style-name="Internet_20_link" text:visited-style-name="Visited_20_Internet_20_Link"><text:span text:style-name="Definition"><text:span text:style-name="T2">KJV</text:span></text:span></text:a></text:p></text:note-body></text:note></text:span>, or when <text:span text:style-name="T123">it</text:span> says that: <text:span text:style-name="T123">by plagu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4000778092432"/><text:span text:style-name="T2">Revelation 9</text:span><text:alphabetical-index-mark-end text:id="IMark94000778092432"/><text:span text:style-name="T2">:18 </text:span><text:a xlink:type="simple" xlink:href="https://www.biblegateway.com/passage/?search=Revelation+9%3A18&amp;version=KJV" text:style-name="Internet_20_link" text:visited-style-name="Visited_20_Internet_20_Link"><text:span text:style-name="Definition"><text:span text:style-name="T2">KJV</text:span></text:span></text:a></text:p></text:note-body></text:note></text:span>, or when <text:span text:style-name="T123">it</text:span> says that those who remained alive: <text:span text:style-name="Bible_5f_text">“Neither repented they of their murders, nor of their sorceries, nor of their fornication, nor of </text:span><text:soft-page-break/><text:span text:style-name="Bible_5f_text">their thefts” </text:span><text:span text:style-name="Bible_5f_text"><text:note text:id="ftn72" text:note-class="footnote"><text:note-citation>72</text:note-citation><text:note-body><text:p text:style-name="Footnote"><text:alphabetical-index-mark-start text:id="IMark94000731940928"/><text:span text:style-name="T2">Revelation 9</text:span><text:alphabetical-index-mark-end text:id="IMark94000731940928"/><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23">The </text:span>interpretation is direct. There is nothing to interpret.</text:p>
      <text:p text:style-name="P2">And that's just on the trumpets. Then come the <text:span text:style-name="T123">bowls</text:span>.</text:p>
      <text:p text:style-name="P18">In <text:alphabetical-index-mark-start text:id="IMark94000731940928"/>Revelation 16<text:alphabetical-index-mark-end text:id="IMark94000731940928"/>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4000723295344"/><text:span text:style-name="T2">Revelation 16</text:span><text:alphabetical-index-mark-end text:id="IMark94000723295344"/><text:span text:style-name="T2">:3 </text:span><text:a xlink:type="simple" xlink:href="https://www.biblegateway.com/passage/?search=Revelation+16%3A3&amp;version=KJV" text:style-name="Internet_20_link" text:visited-style-name="Visited_20_Internet_20_Link"><text:span text:style-name="Definition"><text:span text:style-name="T2">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4000778090672"/><text:span text:style-name="T2">Revelation 16</text:span><text:alphabetical-index-mark-end text:id="IMark94000778090672"/><text:span text:style-name="T2">:4 </text:span><text:a xlink:type="simple" xlink:href="https://www.biblegateway.com/passage/?search=Revelation+16%3A4&amp;version=KJV" text:style-name="Internet_20_link" text:visited-style-name="Visited_20_Internet_20_Link"><text:span text:style-name="Definition"><text:span text:style-name="T2">KJV</text:span></text:span></text:a></text:p></text:note-body></text:note></text:span>. And that after this, 3 <text:span text:style-name="T124">evil</text:span> spirits <text:span text:style-name="T124">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4000723248416"/><text:span text:style-name="T2">Revelation 16</text:span><text:alphabetical-index-mark-end text:id="IMark94000723248416"/><text:span text:style-name="T2">:14 </text:span><text:a xlink:type="simple" xlink:href="https://www.biblegateway.com/passage/?search=Revelation+16%3A14&amp;version=KJV" text:style-name="Internet_20_link" text:visited-style-name="Visited_20_Internet_20_Link"><text:span text:style-name="Definition"><text:span text:style-name="T2">KJV</text:span></text:span></text:a></text:p></text:note-body></text:note></text:span>. Another world war between 3 great powers.</text:p>
      <text:p text:style-name="P2">But the thing doesn’t end there, because later <text:span text:style-name="T125">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4000723307632"/><text:span text:style-name="T2">Revelation 16</text:span><text:alphabetical-index-mark-end text:id="IMark94000723307632"/><text:span text:style-name="T2">:18 </text:span><text:a xlink:type="simple" xlink:href="https://www.biblegateway.com/passage/?search=Revelation+16%3A18&amp;version=KJV" text:style-name="Internet_20_link" text:visited-style-name="Visited_20_Internet_20_Link"><text:span text:style-name="Definition"><text:span text:style-name="T2">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4000723276112"/><text:span text:style-name="T2">Revelation 16</text:span><text:alphabetical-index-mark-end text:id="IMark94000723276112"/><text:span text:style-name="T2">:19 </text:span><text:a xlink:type="simple" xlink:href="https://www.biblegateway.com/passage/?search=Revelation+16%3A19&amp;version=NET" text:style-name="Internet_20_link" text:visited-style-name="Visited_20_Internet_20_Link"><text:span text:style-name="Definition"><text:span text:style-name="T2">NET</text:span></text:span></text:a></text:p></text:note-body></text:note></text:span><text:s/>and that <text:span text:style-name="Bible_5f_text">“</text:span><text:span text:style-name="Bible_5f_text"><text:span text:style-name="T125">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4000778092432"/><text:span text:style-name="T2">Revelation 16</text:span><text:alphabetical-index-mark-end text:id="IMark94000778092432"/><text:span text:style-name="T2">:20 </text:span><text:a xlink:type="simple" xlink:href="https://www.biblegateway.com/passage/?search=Revelation+16%3A20&amp;version=KJV" text:style-name="Internet_20_link" text:visited-style-name="Visited_20_Internet_20_Link"><text:span text:style-name="Definition"><text:span text:style-name="T2">KJV</text:span></text:span></text:a></text:p></text:note-body></text:note></text:span>. An earthquake like it has NEVER been since men have been upon the earth, in which the cities of the world COLLAPSE.</text:p>
      <text:p text:style-name="P19">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4000723283680"/><text:span text:style-name="T2">Revelation 16</text:span><text:alphabetical-index-mark-end text:id="IMark94000723283680"/><text:span text:style-name="T2">:21 </text:span><text:a xlink:type="simple" xlink:href="https://www.biblegateway.com/passage/?search=Revelation+16%3A21&amp;version=KJV" text:style-name="Internet_20_link" text:visited-style-name="Visited_20_Internet_20_Link"><text:span text:style-name="Definition"><text:span text:style-name="T14">KJV</text:span></text:span></text:a></text:p></text:note-body></text:note></text:span>. And <text:span text:style-name="T126">in this case</text:span> the interpretation may be somewhat different because the greek word is “talantiaios” that translates talent, and in John's time there were several <text:span text:style-name="T126">kinds of </text:span>talent. It is possible that it refers to different value<text:span text:style-name="T126">s b</text:span>etween 32 kilo<text:span text:style-name="T126">grams</text:span> or 59 kilo<text:span text:style-name="T126">grams</text:span>. But let's say more than 32 kilo<text:span text:style-name="T126">grams</text:span>. <text:span text:style-name="T127">A</text:span> hail like bowling balls, which also have different value<text:span text:style-name="T127">s o</text:span>f weight.</text:p>
      <text:p text:style-name="P19"><text:soft-page-break/><text:alphabetical-index-mark-start text:id="IMark94000723283680"/>Revelation 16<text:alphabetical-index-mark-end text:id="IMark94000723283680"/> also says that those who <text:span text:style-name="T127">survived the h</text:span>ailstorm, which won't be many, because if a bowling ball falls on <text:span text:style-name="T127">someone,</text:span> the thing seems deadly, say a few thousand people, what did they do? They BLASPHEMED against God <text:note text:id="ftn80" text:note-class="footnote"><text:note-citation>80</text:note-citation><text:note-body><text:p text:style-name="Footnote"><text:alphabetical-index-mark-start text:id="IMark94000778251120"/><text:span text:style-name="T2">Revelation 16</text:span><text:alphabetical-index-mark-end text:id="IMark94000778251120"/><text:span text:style-name="T2">:21 </text:span><text:a xlink:type="simple" xlink:href="https://www.biblegateway.com/passage/?search=Revelation+16%3A21&amp;version=NKJV" text:style-name="Internet_20_link" text:visited-style-name="Visited_20_Internet_20_Link"><text:span text:style-name="Definition"><text:span text:style-name="T2">NKJV</text:span></text:span></text:a></text:p></text:note-body></text:note>. But, says <text:alphabetical-index-mark-start text:id="IMark94000723307392"/>Revelation 19<text:alphabetical-index-mark-end text:id="IMark94000723307392"/>, that <text:span text:style-name="T127">all of </text:span>those <text:span text:style-name="T127">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4000720223968"/><text:span text:style-name="T2">Revelation 19</text:span><text:alphabetical-index-mark-end text:id="IMark94000720223968"/><text:span text:style-name="T2">:21 </text:span><text:a xlink:type="simple" xlink:href="https://www.biblegateway.com/passage/?search=Revelation+19%3A21&amp;version=KJV" text:style-name="Internet_20_link" text:visited-style-name="Visited_20_Internet_20_Link"><text:span text:style-name="Definition"><text:span text:style-name="T2">KJV</text:span></text:span></text:a></text:p></text:note-body></text:note></text:span>.</text:p>
      <text:p text:style-name="P19">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27">s</text:span>”. The bible also teaches us that the 7 trumpets, that is, the first 6 trumpets and all the “bowl<text:span text:style-name="T127">s</text:span>” correspond to a process called "God's wrath”. The wrath of God corresponds to the “trumpets” and <text:span text:style-name="T127">the “</text:span>bowls”.</text:p>
      <text:p text:style-name="P20">Of those who begin to receive the wrath, in the end, after the wrath, after the “trumpets” and the “bowls”, <text:span text:style-name="T127">NO ONE,</text:span> none, <text:span text:style-name="T127">are </text:span>left physically alive. EVERYONE dies physically, one way or another. <text:span text:style-name="T128">A</text:span>nd I insist in <text:span text:style-name="T128">a</text:span> physical <text:span text:style-name="T128">death</text:span>, because <text:span text:style-name="T128">let’s remember that </text:span>before the <text:span text:style-name="T128">wrath</text:span> started they were already spiritually dead. Some <text:span text:style-name="T129">people</text:span>, after <text:span text:style-name="T129">the beginning of </text:span>the <text:span text:style-name="T129">wrath</text:span>, are born spiritually, but they are physically killed, just for being born in the spirit. They kill them before starting the "<text:span text:style-name="T129">bowls</text:span>", the final part of wrath, the seventh trumpet. Of those born again, who are killed, says <text:alphabetical-index-mark-start text:id="IMark94000723283680"/>Revelation 14<text:alphabetical-index-mark-end text:id="IMark94000723283680"/>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4000720223968"/><text:span text:style-name="T2">Revelation 14</text:span><text:alphabetical-index-mark-end text:id="IMark94000720223968"/><text:span text:style-name="T2">:13 </text:span><text:a xlink:type="simple" xlink:href="https://www.biblegateway.com/passage/?search=Revelation+14%3A13&amp;version=KJV" text:style-name="Internet_20_link" text:visited-style-name="Visited_20_Internet_20_Link"><text:span text:style-name="Definition"><text:span text:style-name="T15">KJV</text:span></text:span></text:a></text:p></text:note-body></text:note></text:span>. And of those <text:span text:style-name="T129">blessed</text:span> ones who die during the first 6 trumpets <text:span text:style-name="T129">by cause </text:span>of following Jesus Christ, <text:span text:style-name="T129">even more blessed </text:span>are those <text:span text:style-name="T129">jewish men </text:span>who die with their throats cut, because they are part of the 144,000 who were already <text:span text:style-name="T358">sealed</text:span> since The Wrath of God began.</text:p>
      <text:p text:style-name="P2"><text:soft-page-break/>Perhaps because of this great suffering and death, just before <text:span text:style-name="T130">the </text:span>begin<text:span text:style-name="T130">ning of</text:span> the seventh seal, that is, before all the trumpets and all the bowls, says <text:alphabetical-index-mark-start text:id="IMark94000723248416"/>Revelation 6<text:alphabetical-index-mark-end text:id="IMark94000723248416"/> that: <text:span text:style-name="Bible_5f_text">“the kings of the earth, and the great men, and the rich men, and the chief captains, and the mighty men, and every bondman, and every free man” </text:span><text:span text:style-name="Bible_5f_text"><text:span text:style-name="T130">and </text:span></text:span><text:span text:style-name="Bible_5f_text">“said to the mountains and rocks, Fall on us, and hide us from the face of him that sitteth on the throne, and from the </text:span><text:span text:style-name="Bible_5f_text"><text:span text:style-name="T323">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4000723307392"/><text:span text:style-name="T2">Revelation 6</text:span><text:alphabetical-index-mark-end text:id="IMark94000723307392"/><text:span text:style-name="T2">:15-17 </text:span><text:a xlink:type="simple" xlink:href="https://www.biblegateway.com/passage/?search=Revelation+6%3A15-17&amp;version=KJV" text:style-name="Internet_20_link" text:visited-style-name="Visited_20_Internet_20_Link"><text:span text:style-name="Definition"><text:span text:style-name="T2">KJV</text:span></text:span></text:a></text:p></text:note-body></text:note></text:span>. <text:span text:style-name="T130">The wrath of the Lamb. </text:span>The trumpets and <text:span text:style-name="T130">the </text:span>bowls are that wrath of God.</text:p>
      <text:p text:style-name="P2">And for this host it is logically inconsistent, incoherent, incongruous to believe that while <text:span text:style-name="T132">all </text:span>these <text:span text:style-name="T132">dramatic </text:span>things are happening people <text:span text:style-name="T131">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4000778089952"/><text:span text:style-name="T2">Matthew 24</text:span><text:alphabetical-index-mark-end text:id="IMark94000778089952"/><text:span text:style-name="T2">:38 </text:span><text:a xlink:type="simple" xlink:href="https://www.biblegateway.com/passage/?search=Matthew+24%3A38&amp;version=KJV" text:style-name="Internet_20_link" text:visited-style-name="Visited_20_Internet_20_Link"><text:span text:style-name="Definition"><text:span text:style-name="T2">KJV</text:span></text:span></text:a></text:p></text:note-body></text:note></text:span>, as says our Lord Jesus Christ, according to <text:alphabetical-index-mark-start text:id="IMark94000723295984"/>Matthew 24<text:alphabetical-index-mark-end text:id="IMark94000723295984"/>, that it will be at the time <text:span text:style-name="T132">He </text:span>come<text:span text:style-name="T132">s</text:span> back. Or that people, <text:span text:style-name="T132">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4000723250736"/><text:span text:style-name="T2">Luke 17</text:span><text:alphabetical-index-mark-end text:id="IMark94000723250736"/><text:span text:style-name="T2">:28 </text:span><text:a xlink:type="simple" xlink:href="https://www.biblegateway.com/passage/?search=Luke+17%3A28&amp;version=KJV" text:style-name="Internet_20_link" text:visited-style-name="Visited_20_Internet_20_Link"><text:span text:style-name="Definition"><text:span text:style-name="T16">KJV</text:span></text:span></text:a></text:p></text:note-body></text:note></text:span>, as Jesus Christ says, according to <text:alphabetical-index-mark-start text:id="IMark94000778092432"/>Luke 17<text:alphabetical-index-mark-end text:id="IMark94000778092432"/>.</text:p>
      <text:p text:style-name="P21">When there is no water <text:span text:style-name="T132">to </text:span>drink, <text:span text:style-name="T132">when </text:span>everything in the sea is dead, <text:span text:style-name="T132">and </text:span>there is no good light neither in the day nor in the night, and there is another world war, people will not be thinking of getting married or planting or building or drinking. People will be thinking about how to survive, and according to what <text:span text:style-name="T133">t</text:span>he same book <text:span text:style-name="T133">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4000778092432"/><text:span text:style-name="T2">Revelation 9</text:span><text:alphabetical-index-mark-end text:id="IMark94000778092432"/><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33">Oh, and </text:span>with except<text:span text:style-name="T133">ion</text:span> <text:span text:style-name="T133">of</text:span> the few <text:span text:style-name="T133">people </text:span>who die believing in Jesus Christ during the first 6 trumpets, ALL <text:span text:style-name="T134">those </text:span>who are left alive after each plague, physically <text:span text:style-name="T134">alive</text:span> because spiritually they are dead, they will also blaspheme against God.</text:p>
      <text:p text:style-name="P2">It is also very hard to believe that all the "trumpets" and "bowls" take place <text:span text:style-name="Bible_5f_text">"as the lightning cometh out of the east, and shineth </text:span><text:soft-page-break/><text:span text:style-name="Bible_5f_text">even unto the west” </text:span><text:span text:style-name="Bible_5f_text"><text:note text:id="ftn87" text:note-class="footnote"><text:note-citation>87</text:note-citation><text:note-body><text:p text:style-name="Footnote"><text:alphabetical-index-mark-start text:id="IMark94000723298256"/><text:span text:style-name="T2">Matthew 24</text:span><text:alphabetical-index-mark-end text:id="IMark94000723298256"/><text:span text:style-name="T2">:27 </text:span><text:a xlink:type="simple" xlink:href="https://www.biblegateway.com/passage/?search=Matthew+24%3A27&amp;version=KJV" text:style-name="Internet_20_link" text:visited-style-name="Visited_20_Internet_20_Link"><text:span text:style-name="Definition"><text:span text:style-name="T2">KJV</text:span></text:span></text:a></text:p></text:note-body></text:note></text:span>, as Jesus Christ tells us that it will be <text:span text:style-name="T134">when He </text:span>return<text:span text:style-name="T134">s,</text:span> according to <text:alphabetical-index-mark-start text:id="IMark94000732301296"/>Matthew 24<text:alphabetical-index-mark-end text:id="IMark94000732301296"/>. Those “trumpets” and those “bowls” <text:span text:style-name="T134">take</text:span> <text:span text:style-name="T134">quite some</text:span> <text:span text:style-name="T134">time</text:span>. <text:span text:style-name="T134">S</text:span>omething has already <text:span text:style-name="T134">happened</text:span> before the <text:span text:style-name="T134">W</text:span>rath of God.</text:p>
      <text:h text:style-name="P112" text:outline-level="4"><text:bookmark-start text:name="__RefHeading___Toc34909_4173466481"/><text:span text:style-name="T136">Caught up</text:span>.<text:bookmark-end text:name="__RefHeading___Toc34909_4173466481"/></text:h>
      <text:p text:style-name="P99"><text:span text:style-name="T2">Paul says in </text:span><text:alphabetical-index-mark-start text:id="IMark94000723298256"/><text:span text:style-name="T2">1 Thessalonians 4</text:span><text:alphabetical-index-mark-end text:id="IMark94000723298256"/><text:span text:style-name="T2"> that: those who are alive, when Jesus Christ returns, </text:span><text:span text:style-name="Bible_5f_text"><text:span text:style-name="T2">“</text:span></text:span><text:span text:style-name="Bible_5f_text"><text:span text:style-name="T17">s</text:span></text:span><text:span text:style-name="Bible_5f_text">hall be caught up together with them in the clouds, </text:span><text:span text:style-name="Bible_5f_text"><text:span text:style-name="T135">TO</text:span></text:span><text:span text:style-name="Bible_5f_text"> </text:span><text:span text:style-name="Bible_5f_text"><text:span text:style-name="T135">MEET</text:span></text:span><text:span text:style-name="Bible_5f_text"> the Lord in the air: and so shall we ever be with the Lord</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000778092432"/><text:span text:style-name="T2">1 Thessalonians 4</text:span><text:alphabetical-index-mark-end text:id="IMark94000778092432"/><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span text:style-name="Definition"><text:span text:style-name="T2"> </text:span></text:span><text:a xlink:type="simple" xlink:href="https://biblehub.com/greek/529.htm" text:style-name="Internet_20_link" text:visited-style-name="Visited_20_Internet_20_Link"><text:span text:style-name="Definition"><text:span text:style-name="T17">G529</text:span></text:span></text:a></text:p></text:note-body></text:note></text:span></text:span><text:span text:style-name="T2">. </text:span><text:span text:style-name="T19">I</text:span><text:span text:style-name="T17">n th</text:span><text:span text:style-name="T19">is</text:span><text:span text:style-name="T17"> verse </text:span><text:span text:style-name="T19">t</text:span><text:span text:style-name="T17">he Strong code behind the “TO MEET” is G529 that, according to biblehub, is also used as “</text:span><text:span text:style-name="T2">TO RECEIVE” </text:span><text:span text:style-name="T17">in a reception</text:span><text:span text:style-name="T2">, that is, </text:span><text:span text:style-name="T18">as </text:span><text:span text:style-name="T2">to return later with Jesus Christ once the reception is over.</text:span></text:p>
      <text:p text:style-name="P22">Paul also says in <text:alphabetical-index-mark-start text:id="IMark94000723285920"/>Romans 5<text:alphabetical-index-mark-end text:id="IMark94000723285920"/> <text:span text:style-name="T137">about </text:span><text:span text:style-name="T138">us</text:span> believers in Jesus Christ that <text:span text:style-name="Bible_5f_text">"now justified by his blood, we shall be saved from </text:span><text:span text:style-name="Bible_5f_text"><text:span text:style-name="T138">WRATH</text:span></text:span><text:span text:style-name="Bible_5f_text"> through him” </text:span><text:span text:style-name="Bible_5f_text"><text:note text:id="ftn89" text:note-class="footnote"><text:note-citation>89</text:note-citation><text:note-body><text:p text:style-name="Footnote"><text:alphabetical-index-mark-start text:id="IMark94000720223968"/><text:span text:style-name="T2">Romans 5</text:span><text:alphabetical-index-mark-end text:id="IMark94000720223968"/><text:span text:style-name="T2">:9 </text:span><text:a xlink:type="simple" xlink:href="https://www.biblegateway.com/passage/?search=Romans+5%3A9&amp;version=KJV" text:style-name="Internet_20_link" text:visited-style-name="Visited_20_Internet_20_Link"><text:span text:style-name="Definition"><text:span text:style-name="T2">KJV</text:span></text:span></text:a></text:p></text:note-body></text:note></text:span>. And in <text:alphabetical-index-mark-start text:id="IMark94000720178224"/>1 Thessalonians 5<text:alphabetical-index-mark-end text:id="IMark94000720178224"/> it says, <text:span text:style-name="Bible_5f_text">"For God hath </text:span><text:span text:style-name="Bible_5f_text"><text:span text:style-name="T139">NOT</text:span></text:span><text:span text:style-name="Bible_5f_text"> appointed us to </text:span><text:span text:style-name="Bible_5f_text"><text:span text:style-name="T139">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4000723355296"/><text:span text:style-name="T2">1 Thessalonians 5</text:span><text:alphabetical-index-mark-end text:id="IMark94000723355296"/><text:span text:style-name="T2">:9 </text:span><text:a xlink:type="simple" xlink:href="https://www.biblegateway.com/passage/?search=1+Thessalonians+5%3A9&amp;version=KJV" text:style-name="Internet_20_link" text:visited-style-name="Visited_20_Internet_20_Link"><text:span text:style-name="Definition"><text:span text:style-name="T2">KJV</text:span></text:span></text:a></text:p></text:note-body></text:note></text:span>. And in <text:alphabetical-index-mark-start text:id="IMark94000723307728"/>1 Thessalonians 1<text:alphabetical-index-mark-end text:id="IMark94000723307728"/> <text:span text:style-name="T140">it</text:span> <text:span text:style-name="T140">says:</text:span> <text:span text:style-name="Bible_5f_text">“And to wait for his Son from heaven, whom he raised from the dead, even Jesus, which delivered us from the </text:span><text:span text:style-name="Bible_5f_text"><text:span text:style-name="T141">WRATH</text:span></text:span><text:span text:style-name="Bible_5f_text"> to come” </text:span><text:span text:style-name="Bible_5f_text"><text:note text:id="ftn91" text:note-class="footnote"><text:note-citation>91</text:note-citation><text:note-body><text:p text:style-name="Footnote"><text:alphabetical-index-mark-start text:id="IMark94000746679728"/><text:span text:style-name="T2">1 Thessalonians 1</text:span><text:alphabetical-index-mark-end text:id="IMark94000746679728"/><text:span text:style-name="T2">:10 </text:span><text:a xlink:type="simple" xlink:href="https://www.biblegateway.com/passage/?search=1+Thessalonians+1%3A10&amp;version=KJV" text:style-name="Internet_20_link" text:visited-style-name="Visited_20_Internet_20_Link"><text:span text:style-name="Definition"><text:span text:style-name="T2">KJV</text:span></text:span></text:a></text:p></text:note-body></text:note></text:span>. Of the <text:span text:style-name="T140">WRATH</text:span> that is to come. When? Well, just when <text:span text:style-name="T141">Jesus</text:span> comes back, that's why he talks about waiting for his Son. That is why in <text:alphabetical-index-mark-start text:id="IMark94000723307808"/>Romans 2<text:alphabetical-index-mark-end text:id="IMark94000723307808"/> it tells us about <text:span text:style-name="Bible_5f_text">"the day of </text:span><text:span text:style-name="Bible_5f_text"><text:span text:style-name="T141">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4000732301296"/><text:span text:style-name="T2">Romans 2</text:span><text:alphabetical-index-mark-end text:id="IMark94000732301296"/><text:span text:style-name="T2"> </text:span><text:a xlink:type="simple" xlink:href="https://www.biblegateway.com/passage/?search=Romans+2%3A5&amp;version=KJV" text:style-name="Internet_20_link" text:visited-style-name="Visited_20_Internet_20_Link"><text:span text:style-name="Definition"><text:span text:style-name="T2">KJV</text:span></text:span></text:a></text:p></text:note-body></text:note></text:span>. <text:span text:style-name="T141">D</text:span>ay that doesn't last long <text:span text:style-name="Bible_5f_text">“For his </text:span><text:span text:style-name="Bible_5f_text"><text:span text:style-name="T141">ANGER</text:span></text:span><text:span text:style-name="Bible_5f_text"> is but for a </text:span><text:span text:style-name="Bible_5f_text"><text:span text:style-name="T141">MOMENT</text:span></text:span><text:span text:style-name="Bible_5f_text">. His favor is for a </text:span><text:span text:style-name="Bible_5f_text"><text:span text:style-name="T141">LIFETIME</text:span></text:span><text:span text:style-name="Bible_5f_text">” </text:span><text:span text:style-name="Bible_5f_text"><text:note text:id="ftn93" text:note-class="footnote"><text:note-citation>93</text:note-citation><text:note-body><text:p text:style-name="Footnote"><text:alphabetical-index-mark-start text:id="IMark94000723276240"/><text:span text:style-name="T2">Psalms 30</text:span><text:alphabetical-index-mark-end text:id="IMark94000723276240"/><text:span text:style-name="T2">:5 </text:span><text:a xlink:type="simple" xlink:href="https://www.biblegateway.com/passage/?search=Psalms+30%3A5&amp;version=WEB" text:style-name="Internet_20_link" text:visited-style-name="Visited_20_Internet_20_Link"><text:span text:style-name="T20">WEB</text:span></text:a></text:p></text:note-body></text:note></text:span>, that says <text:alphabetical-index-mark-start text:id="IMark94000723295984"/>Psalm 30<text:alphabetical-index-mark-end text:id="IMark94000723295984"/>. A little over 3 and a half years <text:soft-page-break/>of <text:span text:style-name="T141">wrath</text:span>. <text:span text:style-name="T141">S</text:span>ay about 4 to 6 years of <text:span text:style-name="T141">wrath</text:span>. While his favor lasts for a lifetime, and let us remember that life in Christ Jesus is ETERNAL.</text:p>
      <text:p text:style-name="P23">Thus, while those who have been <text:span text:style-name="T142">c</text:span><text:span text:style-name="T136">aught up</text:span> are receiving Jesus Christ the rest are under the wrath of God. Receiving trumpets and bowls.</text:p>
      <text:p text:style-name="P84"><text:span text:style-name="T2">Those chosen by Jesus Christ are raptured or taken as it says in </text:span><text:alphabetical-index-mark-start text:id="IMark94000748324656"/><text:span text:style-name="T2">Matthew 24</text:span><text:alphabetical-index-mark-end text:id="IMark94000748324656"/><text:span text:style-name="T2">: </text:span><text:span text:style-name="Bible_5f_text"><text:span text:style-name="T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text:note text:id="ftn94" text:note-class="footnote"><text:note-citation>94</text:note-citation><text:note-body><text:p text:style-name="Footnote"><text:alphabetical-index-mark-start text:id="IMark94000723308848"/><text:span text:style-name="T2">Matthew 24</text:span><text:alphabetical-index-mark-end text:id="IMark94000723308848"/><text:span text:style-name="T2">:38-42 </text:span><text:a xlink:type="simple" xlink:href="https://www.biblegateway.com/passage/?search=Matthew+24%3A38-42&amp;version=WEB" text:style-name="Internet_20_link" text:visited-style-name="Visited_20_Internet_20_Link"><text:span text:style-name="Definition"><text:span text:style-name="T21">WEB</text:span></text:span></text:a></text:p></text:note-body></text:note></text:span></text:span><text:span text:style-name="T2">. Or in </text:span><text:alphabetical-index-mark-start text:id="IMark94000778090672"/><text:span text:style-name="T2">Luke 17</text:span><text:alphabetical-index-mark-end text:id="IMark94000778090672"/><text:span text:style-name="T2"> when he says, </text:span><text:span text:style-name="Bible_5f_text"><text:span text:style-name="T2">"in that night there will be two people in one bed. One will be taken and the other will be left” </text:span></text:span><text:span text:style-name="Bible_5f_text"><text:span text:style-name="T2"><text:note text:id="ftn95" text:note-class="footnote"><text:note-citation>95</text:note-citation><text:note-body><text:p text:style-name="Footnote"><text:alphabetical-index-mark-start text:id="IMark94000778090672"/><text:span text:style-name="T2">Luke 17</text:span><text:alphabetical-index-mark-end text:id="IMark94000778090672"/><text:span text:style-name="T2">:34 </text:span><text:a xlink:type="simple" xlink:href="https://www.biblegateway.com/passage/?search=Luke+17%3A34&amp;version=WEB" text:style-name="Internet_20_link" text:visited-style-name="Visited_20_Internet_20_Link"><text:span text:style-name="Definition"><text:span text:style-name="T21">WEB</text:span></text:span></text:a></text:p></text:note-body></text:note></text:span></text:span><text:span text:style-name="T2">. And this will happen </text:span><text:span text:style-name="Bible_5f_text"><text:span text:style-name="T2">“</text:span></text:span><text:span text:style-name="Bible_5f_text"><text:span text:style-name="T21">a</text:span></text:span><text:span text:style-name="Bible_5f_text">s the lightning flashes from the east, and is seen even to the west, so will the coming of the Son of Man be</text:span><text:span text:style-name="Bible_5f_text"><text:span text:style-name="T2">” </text:span></text:span><text:span text:style-name="Bible_5f_text"><text:span text:style-name="T2"><text:note text:id="ftn96" text:note-class="footnote"><text:note-citation>96</text:note-citation><text:note-body><text:p text:style-name="Footnote"><text:alphabetical-index-mark-start text:id="IMark94000723305424"/><text:span text:style-name="T2">Matthew 24</text:span><text:alphabetical-index-mark-end text:id="IMark94000723305424"/><text:span text:style-name="T2">:27 </text:span><text:a xlink:type="simple" xlink:href="https://www.biblegateway.com/passage/?search=Matthew+24%3A27&amp;version=WEB" text:style-name="Internet_20_link" text:visited-style-name="Visited_20_Internet_20_Link"><text:span text:style-name="Definition"><text:span text:style-name="T21">WEB</text:span></text:span></text:a></text:p></text:note-body></text:note></text:span></text:span><text:span text:style-name="T2">.</text:span></text:p>
      <text:p text:style-name="P84"><text:span text:style-name="T21">Like t</text:span><text:span text:style-name="T2">his will be the day of his return. A day that lasts a thousand years because Peter explains that: </text:span><text:span text:style-name="Bible_5f_text"><text:span text:style-name="T2">“</text:span></text:span><text:span text:style-name="Bible_5f_text"><text:span text:style-name="T21">o</text:span></text:span><text:span text:style-name="Bible_5f_text">ne day is with the Lord as a thousand years, and a thousand years as one day</text:span><text:span text:style-name="Bible_5f_text"><text:span text:style-name="T2">” </text:span></text:span><text:span text:style-name="Bible_5f_text"><text:span text:style-name="T2"><text:note text:id="ftn97" text:note-class="footnote"><text:note-citation>97</text:note-citation><text:note-body><text:p text:style-name="Footnote"><text:alphabetical-index-mark-start text:id="IMark94000778250544"/><text:span text:style-name="T2">2 Peter 3</text:span><text:alphabetical-index-mark-end text:id="IMark94000778250544"/><text:span text:style-name="T2">:8 </text:span><text:a xlink:type="simple" xlink:href="https://www.biblegateway.com/passage/?search=2+Peter+3%3A8&amp;version=KJV" text:style-name="Internet_20_link" text:visited-style-name="Visited_20_Internet_20_Link"><text:span text:style-name="Definition"><text:span text:style-name="T2">KJV</text:span></text:span></text:a></text:p></text:note-body></text:note></text:span></text:span><text:span text:style-name="T2">. And those who live that day will always be before the Lord, because Jesus Christ will be reigning, from the temple described in Ezekiel, which will be built in Israel, with the help of 144,000 </text:span><text:span text:style-name="T21">sealed ones</text:span><text:span text:style-name="T2">, over a multitude that cannot be counted, those who were caught up, those who c</text:span><text:span text:style-name="T21">a</text:span><text:span text:style-name="T2">me </text:span><text:span text:style-name="T21">out </text:span><text:span text:style-name="T2">from the great tribulation, escaping from The God's </text:span><text:span text:style-name="T21">Wrath</text:span><text:span text:style-name="T2">. A thousand years that come AFTER the trumpets and the </text:span><text:span text:style-name="T21">bowls</text:span><text:span text:style-name="T2">.</text:span></text:p>
      <text:p text:style-name="P24">The taken or raptured, together with the 144,000, will be the first to physically begin to fulfill the biblical promises that the righteous will inherit the earth.</text:p>
      <text:p text:style-name="P85"><text:span text:style-name="T2">The taken or raptured are that great multitude described by </text:span><text:alphabetical-index-mark-start text:id="IMark94000719690608"/><text:span text:style-name="T2">Revelation 7</text:span><text:alphabetical-index-mark-end text:id="IMark94000719690608"/><text:span text:style-name="T2"> as </text:span><text:span text:style-name="Bible_5f_text"><text:span text:style-name="T2">“</text:span></text:span><text:span text:style-name="Bible_5f_text"><text:span text:style-name="T22">T</text:span></text:span><text:span text:style-name="Bible_5f_text">hese are they which came out of great </text:span><text:soft-page-break/><text:span text:style-name="Bible_5f_text">tribulation, and have washed their robes, and made them white in the blood of the Lamb</text:span><text:span text:style-name="Bible_5f_text"><text:span text:style-name="T2">” </text:span></text:span><text:span text:style-name="Bible_5f_text"><text:span text:style-name="T2"><text:note text:id="ftn98" text:note-class="footnote"><text:note-citation>98</text:note-citation><text:note-body><text:p text:style-name="Footnote"><text:alphabetical-index-mark-start text:id="IMark94000752465408"/><text:span text:style-name="T2">Revelation 7</text:span><text:alphabetical-index-mark-end text:id="IMark94000752465408"/><text:span text:style-name="T2">:14 </text:span><text:a xlink:type="simple" xlink:href="https://www.biblegateway.com/passage/?search=Revelation+7%3A14&amp;version=KJV" text:style-name="Internet_20_link" text:visited-style-name="Visited_20_Internet_20_Link"><text:span text:style-name="Definition"><text:span text:style-name="T22">KJV</text:span></text:span></text:a></text:p></text:note-body></text:note></text:span></text:span><text:span text:style-name="T2">. And that They are </text:span><text:span text:style-name="Bible_5f_text"><text:span text:style-name="T2">“</text:span></text:span><text:span text:style-name="Bible_5f_text"><text:span text:style-name="T22">a</text:span></text:span><text:span text:style-name="Bible_5f_text"><text:span text:style-name="T2"> great multitude, which no man could number, of all nations, and kindreds, and people, and tongues” </text:span></text:span><text:span text:style-name="Bible_5f_text"><text:span text:style-name="T2"><text:note text:id="ftn99" text:note-class="footnote"><text:note-citation>99</text:note-citation><text:note-body><text:p text:style-name="Footnote"><text:alphabetical-index-mark-start text:id="IMark94000723304016"/><text:span text:style-name="T2">Revelation 7</text:span><text:alphabetical-index-mark-end text:id="IMark94000723304016"/><text:span text:style-name="T2">:9 </text:span><text:a xlink:type="simple" xlink:href="https://www.biblegateway.com/passage/?search=Revelation+7%3A9&amp;version=KJV" text:style-name="Internet_20_link" text:visited-style-name="Visited_20_Internet_20_Link"><text:span text:style-name="Definition"><text:span text:style-name="T22">KJV</text:span></text:span></text:a></text:p></text:note-body></text:note></text:span></text:span><text:span text:style-name="T2">. </text:span><text:span text:style-name="T22">D</text:span><text:span text:style-name="T2">escription </text:span><text:span text:style-name="T22">made in </text:span><text:alphabetical-index-mark-start text:id="IMark94000723305424"/><text:span text:style-name="T2">Revelation 7</text:span><text:alphabetical-index-mark-end text:id="IMark94000723305424"/><text:span text:style-name="T2"> just before the </text:span><text:span text:style-name="T22">7</text:span><text:span text:style-name="T2">th seal. He says of this </text:span><text:span text:style-name="T22">multitude</text:span><text:span text:style-name="T2"> that: </text:span><text:span text:style-name="T22">They </text:span><text:span text:style-name="Bible_5f_text"><text:span text:style-name="T22">“</text:span></text:span><text:span text:style-name="Bible_5f_text"><text:span text:style-name="T2">stood before the throne, and before the Lamb, clothed with white robes, and palms in their hands; And cried with a loud voice, saying, Salvation to our God which sitteth upon the throne, and unto the Lamb” </text:span></text:span><text:span text:style-name="Bible_5f_text"><text:span text:style-name="T2"><text:note text:id="ftn100" text:note-class="footnote"><text:note-citation>100</text:note-citation><text:note-body><text:p text:style-name="Footnote"><text:alphabetical-index-mark-start text:id="IMark94000723305424"/><text:span text:style-name="T2">Revelation 7</text:span><text:alphabetical-index-mark-end text:id="IMark94000723305424"/><text:span text:style-name="T2">:9-10 </text:span><text:a xlink:type="simple" xlink:href="https://www.biblegateway.com/passage/?search=Revelation+7%3A9-10&amp;version=KJV" text:style-name="Internet_20_link" text:visited-style-name="Visited_20_Internet_20_Link"><text:span text:style-name="Definition"><text:span text:style-name="T2">KJV</text:span></text:span></text:a></text:p></text:note-body></text:note></text:span></text:span><text:span text:style-name="T2">.</text:span></text:p>
      <text:p text:style-name="P2">In this context it is very easy to understand the words of Jesus Christ in his parables of <text:alphabetical-index-mark-start text:id="IMark94000723305424"/>Matthew 25<text:alphabetical-index-mark-end text:id="IMark94000723305424"/> when it says that the kingdom of heaven will be like 10 virgins in which 5 wise enter the wedding and others do not <text:note text:id="ftn101" text:note-class="footnote"><text:note-citation>101</text:note-citation><text:note-body><text:p text:style-name="Footnote"><text:alphabetical-index-mark-start text:id="IMark94000723296896"/><text:span text:style-name="T2">Matthew 25</text:span><text:alphabetical-index-mark-end text:id="IMark94000723296896"/><text:span text:style-name="T2">:1-13 </text:span><text:a xlink:type="simple" xlink:href="https://www.biblegateway.com/passage/?search=Matthew+25%3A1-13&amp;version=KJV" text:style-name="Internet_20_link" text:visited-style-name="Visited_20_Internet_20_Link"><text:span text:style-name="Definition"><text:span text:style-name="T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4000720178672"/><text:span text:style-name="T2">Matthew 25</text:span><text:alphabetical-index-mark-end text:id="IMark94000720178672"/><text:span text:style-name="T2">:31-46 </text:span><text:a xlink:type="simple" xlink:href="https://www.biblegateway.com/passage/?search=Matthew+25%3A31-46&amp;version=WEB" text:style-name="Internet_20_link" text:visited-style-name="Visited_20_Internet_20_Link"><text:span text:style-name="Definition"><text:span text:style-name="T22">WEB</text:span></text:span></text:a></text:p></text:note-body></text:note></text:span>. And so <text:span text:style-name="T143">it will be fulfilled </text:span>the first part of the physical manifestation of the Kingdom of Heaven on <text:span text:style-name="T144">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text:span><text:soft-page-break/><text:span text:style-name="Bible_5f_text">works? Then I will tell them, I never knew you. Depart from me, you who work iniquit</text:span><text:span text:style-name="Bible_5f_text"><text:span text:style-name="T144">y</text:span></text:span><text:span text:style-name="Bible_5f_text">” </text:span><text:span text:style-name="Bible_5f_text"><text:note text:id="ftn103" text:note-class="footnote"><text:note-citation>103</text:note-citation><text:note-body><text:p text:style-name="Footnote"><text:alphabetical-index-mark-start text:id="IMark94000806667216"/><text:span text:style-name="T2">Matthew 7</text:span><text:alphabetical-index-mark-end text:id="IMark94000806667216"/><text:span text:style-name="T2">:21-23 </text:span><text:a xlink:type="simple" xlink:href="https://www.biblegateway.com/passage/?search=Matthew+7%3A21-23&amp;version=WEB" text:style-name="Internet_20_link" text:visited-style-name="Visited_20_Internet_20_Link"><text:span text:style-name="Definition"><text:span text:style-name="T22">WEB</text:span></text:span></text:a></text:p></text:note-body></text:note></text:span>.</text:p>
      <text:p text:style-name="P25"><text:span text:style-name="T144">The ones </text:span>who enter the wedding are those taken or raptured to RECEIVE Jesus Christ and then RETURN <text:span text:style-name="T144">later with h</text:span>im. The rest <text:span text:style-name="T144">are left </text:span>out of <text:span text:style-name="T144">the </text:span>wedding. And in <text:alphabetical-index-mark-start text:id="IMark94000806667216"/>Matthew 22<text:alphabetical-index-mark-end text:id="IMark94000806667216"/> an additional detail <text:span text:style-name="T144">is given to us </text:span>when in another parable of <text:span text:style-name="T144">a </text:span>wedding <text:span text:style-name="T144">he </text:span>tells us that: <text:span text:style-name="Bible_5f_text">"when the king came in to see the guests, he saw there a man who didn't have on </text:span><text:span text:style-name="Bible_5f_text"><text:span text:style-name="T147">WEDDING</text:span></text:span><text:span text:style-name="Bible_5f_text"> clothing, and he said to him, Friend, how did you come in here not wearing </text:span><text:span text:style-name="Bible_5f_text"><text:span text:style-name="T147">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4000720223968"/><text:span text:style-name="T2">Matthew 22</text:span><text:alphabetical-index-mark-end text:id="IMark94000720223968"/><text:span text:style-name="T2">:11-13 </text:span><text:a xlink:type="simple" xlink:href="https://www.biblegateway.com/passage/?search=Matthew+22%3A11-13&amp;version=WEB" text:style-name="Internet_20_link" text:visited-style-name="Visited_20_Internet_20_Link"><text:span text:style-name="Definition"><text:span text:style-name="T23">WEB</text:span></text:span></text:a></text:p></text:note-body></text:note></text:span>. Even after having entered the wedding <text:span text:style-name="T144">the king </text:span>can return <text:span text:style-name="T144">someone</text:span> if <text:span text:style-name="T144">he</text:span> is not in wedding <text:span text:style-name="T144">clothing</text:span>. If you haven't washed your clothes and <text:span text:style-name="T144">have</text:span> made them white with the blood of the Lamb, according to <text:alphabetical-index-mark-start text:id="IMark94000778092432"/>Revelation 7<text:alphabetical-index-mark-end text:id="IMark94000778092432"/>. They are a minority because of all those who were at the wedding, of that great crowd, only <text:span text:style-name="T145">one was </text:span>returned <text:span text:style-name="T145">back</text:span>, but <text:span text:style-name="T145">it can happen</text:span>.</text:p>
      <text:p text:style-name="P25">Th<text:span text:style-name="T147">i</text:span>s wedding <text:span text:style-name="T147">is</text:span> the same one that <text:alphabetical-index-mark-start text:id="IMark94000778810544"/>Revelation 19<text:alphabetical-index-mark-end text:id="IMark94000778810544"/> tells us about when <text:span text:style-name="T146">it</text:span> says: <text:span text:style-name="Bible_5f_text">“Let's rejoice and be exceedingly glad, and let's give the glory to him. For the </text:span><text:span text:style-name="Bible_5f_text"><text:span text:style-name="T147">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47">WEDDING</text:span></text:span><text:span text:style-name="Bible_5f_text"> supper of the Lamb. He said to me, These are true words of God” </text:span><text:span text:style-name="Bible_5f_text"><text:note text:id="ftn105" text:note-class="footnote"><text:note-citation>105</text:note-citation><text:note-body><text:p text:style-name="P83"><text:alphabetical-index-mark-start text:id="IMark94000720223968"/>Revelation 19<text:alphabetical-index-mark-end text:id="IMark94000720223968"/>:7-9 <text:a xlink:type="simple" xlink:href="https://www.biblegateway.com/passage/?search=Revelation+19%3A7-9&amp;version=WEB" text:style-name="Internet_20_link" text:visited-style-name="Visited_20_Internet_20_Link">WEB</text:a></text:p></text:note-body></text:note></text:span>.</text:p>
      <text:h text:style-name="P112" text:outline-level="4"><text:bookmark-start text:name="__RefHeading___Toc34911_4173466481"/><text:soft-page-break/>Great Tribulation.<text:bookmark-end text:name="__RefHeading___Toc34911_4173466481"/></text:h>
      <text:p text:style-name="Text_20_body"><text:span text:style-name="T2">Jesus Christ warns his followers that: </text:span><text:span text:style-name="Bible_5f_text"><text:span text:style-name="T2">“</text:span></text:span><text:span text:style-name="Bible_5f_text"><text:span text:style-name="T24">I</text:span></text:span><text:span text:style-name="Bible_5f_text">n the world you have trouble; but cheer up! I have overcome the world</text:span><text:span text:style-name="Bible_5f_text"><text:span text:style-name="T2">” </text:span></text:span><text:span text:style-name="Bible_5f_text"><text:span text:style-name="T2"><text:note text:id="ftn106" text:note-class="footnote"><text:note-citation>106</text:note-citation><text:note-body><text:p text:style-name="Footnote"><text:alphabetical-index-mark-start text:id="IMark94000747994912"/><text:span text:style-name="T2">John 16</text:span><text:alphabetical-index-mark-end text:id="IMark94000747994912"/><text:span text:style-name="T2">:33 </text:span><text:a xlink:type="simple" xlink:href="https://www.biblegateway.com/passage/?search=John+16%3A33&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Y</text:span></text:span><text:span text:style-name="Bible_5f_text"><text:span text:style-name="T2">ou will be hated by all men for my name’s sake, but he who endures to the end will be saved” </text:span></text:span><text:span text:style-name="Bible_5f_text"><text:span text:style-name="T2"><text:note text:id="ftn107" text:note-class="footnote"><text:note-citation>107</text:note-citation><text:note-body><text:p text:style-name="Footnote"><text:alphabetical-index-mark-start text:id="IMark94000778489712"/><text:span text:style-name="T2">Matthew 10</text:span><text:alphabetical-index-mark-end text:id="IMark94000778489712"/><text:span text:style-name="T2">:22 </text:span><text:a xlink:type="simple" xlink:href="https://www.biblegateway.com/passage/?search=Matthew+10%3A2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T</text:span></text:span><text:span text:style-name="Bible_5f_text"><text:span text:style-name="T2">hey will put you out of the synagogues. Yes, the time comes that whoever kills you will think that he offers service to God” </text:span></text:span><text:span text:style-name="Bible_5f_text"><text:span text:style-name="T2"><text:note text:id="ftn108" text:note-class="footnote"><text:note-citation>108</text:note-citation><text:note-body><text:p text:style-name="Footnote"><text:alphabetical-index-mark-start text:id="IMark94000720223968"/><text:span text:style-name="T2">John 16</text:span><text:alphabetical-index-mark-end text:id="IMark94000720223968"/><text:span text:style-name="T2">:2 </text:span><text:a xlink:type="simple" xlink:href="https://www.biblegateway.com/passage/?search=John+16%3A2&amp;version=WEB" text:style-name="Internet_20_link" text:visited-style-name="Visited_20_Internet_20_Link"><text:span text:style-name="Definition"><text:span text:style-name="T24">WEB</text:span></text:span></text:a></text:p></text:note-body></text:note></text:span></text:span><text:span text:style-name="T2">. </text:span><text:span text:style-name="T24">And</text:span><text:span text:style-name="T2"> that </text:span><text:span text:style-name="Bible_5f_text"><text:span text:style-name="T2">“</text:span></text:span><text:span text:style-name="Bible_5f_text"><text:span text:style-name="T24">Y</text:span></text:span><text:span text:style-name="Bible_5f_text"><text:span text:style-name="T2">ou will be handed over even by parents, brothers, relatives, and friends. They will cause some of you to be put to death” </text:span></text:span><text:span text:style-name="Bible_5f_text"><text:span text:style-name="T2"><text:note text:id="ftn109" text:note-class="footnote"><text:note-citation>109</text:note-citation><text:note-body><text:p text:style-name="Footnote"><text:alphabetical-index-mark-start text:id="IMark94000785543888"/><text:span text:style-name="T2">Luke 21</text:span><text:alphabetical-index-mark-end text:id="IMark94000785543888"/><text:span text:style-name="T2">:16 </text:span><text:a xlink:type="simple" xlink:href="https://www.biblegateway.com/passage/?search=Luke+21%3A16&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Brother will deliver up brother to death, and the father his child. Children will rise up against parents, and cause them to be put to death" </text:span></text:span><text:span text:style-name="Bible_5f_text"><text:span text:style-name="T2"><text:note text:id="ftn110" text:note-class="footnote"><text:note-citation>110</text:note-citation><text:note-body><text:p text:style-name="Footnote"><text:alphabetical-index-mark-start text:id="IMark94000778258032"/><text:span text:style-name="T2">Mark 13</text:span><text:alphabetical-index-mark-end text:id="IMark94000778258032"/><text:span text:style-name="T2">:12 </text:span><text:a xlink:type="simple" xlink:href="https://www.biblegateway.com/passage/?search=Mark+13%3A1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I</text:span></text:span><text:span text:style-name="Bible_5f_text"><text:span text:style-name="T2">f the world hates you, you know that it has hated me before it hated yo</text:span></text:span><text:span text:style-name="Bible_5f_text"><text:span text:style-name="T24">u</text:span></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000732159776"/><text:span text:style-name="T2">John 15</text:span><text:alphabetical-index-mark-end text:id="IMark94000732159776"/><text:span text:style-name="T2">:18 </text:span><text:a xlink:type="simple" xlink:href="https://www.biblegateway.com/passage/?search=John+15%3A18&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A servant is not greater than his lord. If they persecuted me, they will also persecute you” </text:span></text:span><text:span text:style-name="Bible_5f_text"><text:span text:style-name="T2"><text:note text:id="ftn112" text:note-class="footnote"><text:note-citation>112</text:note-citation><text:note-body><text:p text:style-name="Footnote"><text:alphabetical-index-mark-start text:id="IMark94000750671008"/><text:span text:style-name="T2">John 15</text:span><text:alphabetical-index-mark-end text:id="IMark94000750671008"/><text:span text:style-name="T2">:20 </text:span><text:a xlink:type="simple" xlink:href="https://www.biblegateway.com/passage/?search=John+15%3A20&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hen they will deliver you up to oppression and will kill you. You will be hated by all of the nations for my name’s sake” </text:span></text:span><text:span text:style-name="Bible_5f_text"><text:span text:style-name="T2"><text:note text:id="ftn113" text:note-class="footnote"><text:note-citation>113</text:note-citation><text:note-body><text:p text:style-name="Footnote"><text:alphabetical-index-mark-start text:id="IMark94000723303968"/><text:span text:style-name="T2">Matthew 24</text:span><text:alphabetical-index-mark-end text:id="IMark94000723303968"/><text:span text:style-name="T2">:9 </text:span><text:a xlink:type="simple" xlink:href="https://www.biblegateway.com/passage/?search=Matthew+24%3A9&amp;version=WEB" text:style-name="Internet_20_link" text:visited-style-name="Visited_20_Internet_20_Link"><text:span text:style-name="Definition"><text:span text:style-name="T25">WEB</text:span></text:span></text:a></text:p></text:note-body></text:note></text:span></text:span><text:span text:style-name="T2">.</text:span></text:p>
      <text:p text:style-name="P26">And in particular for the moment when he is <text:span text:style-name="T148">about</text:span> to return, <text:span text:style-name="T149">in </text:span><text:alphabetical-index-mark-start text:id="IMark94000719690608"/>Matthew 24<text:alphabetical-index-mark-end text:id="IMark94000719690608"/>, <text:span text:style-name="T149">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4000750682048"/><text:span text:style-name="T2">Matthew 24</text:span><text:alphabetical-index-mark-end text:id="IMark94000750682048"/><text:span text:style-name="T2">:21 </text:span><text:a xlink:type="simple" xlink:href="https://www.biblegateway.com/passage/?search=Matthew+24%3A21&amp;version=WEB" text:style-name="Internet_20_link" text:visited-style-name="Visited_20_Internet_20_Link"><text:span text:style-name="Definition"><text:span text:style-name="T25">WEB</text:span></text:span></text:a></text:p></text:note-body></text:note></text:span>. <text:span text:style-name="T149">Jesus Christ </text:span>tells us <text:span text:style-name="T149">the same thing </text:span>in <text:alphabetical-index-mark-start text:id="IMark94000747994832"/>Mark 13<text:alphabetical-index-mark-end text:id="IMark94000747994832"/>: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4000747994832"/><text:span text:style-name="T2">Mark 13</text:span><text:alphabetical-index-mark-end text:id="IMark94000747994832"/><text:span text:style-name="T2">:19 </text:span><text:a xlink:type="simple" xlink:href="https://www.biblegateway.com/passage/?search=Mark+13%3A19&amp;version=WEB" text:style-name="Internet_20_link" text:visited-style-name="Visited_20_Internet_20_Link"><text:span text:style-name="Definition"><text:span text:style-name="T26">WEB</text:span></text:span></text:a></text:p></text:note-body></text:note></text:span>. Which <text:span text:style-name="T149">has NOT been since </text:span>creation and will <text:span text:style-name="T149">NEVER be </text:span>later.</text:p>
      <text:p text:style-name="P26"><text:soft-page-break/>And <text:span text:style-name="T149">Jesus</text:span> <text:span text:style-name="T149">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4000805001024"/><text:span text:style-name="T2">Matthew 24</text:span><text:alphabetical-index-mark-end text:id="IMark94000805001024"/><text:span text:style-name="T2">:22 </text:span><text:a xlink:type="simple" xlink:href="https://www.biblegateway.com/passage/?search=Matthew+24%3A22&amp;version=WEB" text:style-name="Internet_20_link" text:visited-style-name="Visited_20_Internet_20_Link"><text:span text:style-name="Definition"><text:span text:style-name="T26">WEB</text:span></text:span></text:a></text:p></text:note-body></text:note></text:span>. They are shortened by and for the chosen, <text:span text:style-name="T149">the ones taken, or caught up, </text:span>because for the rest <text:span text:style-name="T149">they are not shortened</text:span>. The rest <text:span text:style-name="T149">will </text:span>all suffer the <text:span text:style-name="T149">W</text:span>rath of God and die physically because <text:span text:style-name="T149">let’s</text:span> remember that spiritually they were ALREADY dead. They will <text:span text:style-name="T149">NOT</text:span> physically live again until the moment of the resurrection of the dead, a thousand years later.</text:p>
      <text:p text:style-name="P2">The chosen start the great tribulation but do not suffer the most dramatic <text:span text:style-name="T150">part</text:span>, the one in which no one survives, the so-called <text:span text:style-name="T151">W</text:span>rath of God. The chosen only live the tribulation, that is, the beginning of the great tribulation.</text:p>
      <text:p text:style-name="P2">The tribulation only includes the first 6 “seals”, and these are suffered by the <text:span text:style-name="T152">whole </text:span>planet. The great tribulation also includes the 7th seal. 7th seal that, let us remember, corresponds to the trumpets and bowls, the <text:span text:style-name="T152">W</text:span>rath of God.</text:p>
      <text:p text:style-name="P86"><text:span text:style-name="T2">In </text:span><text:alphabetical-index-mark-start text:id="IMark94000805001024"/><text:span text:style-name="T2">Revelation 6</text:span><text:alphabetical-index-mark-end text:id="IMark94000805001024"/><text:span text:style-name="T2">, John tells us </text:span><text:span text:style-name="T27">about</text:span><text:span text:style-name="T2"> a horseman </text:span><text:span text:style-name="Bible_5f_text"><text:span text:style-name="T2">“and power was given to him that sat thereon to take peace from the earth, and that they should kill one another” </text:span></text:span><text:span text:style-name="Bible_5f_text"><text:span text:style-name="T2"><text:note text:id="ftn117" text:note-class="footnote"><text:note-citation>117</text:note-citation><text:note-body><text:p text:style-name="Footnote"><text:alphabetical-index-mark-start text:id="IMark94000723307184"/><text:span text:style-name="T2">Revelation 6</text:span><text:alphabetical-index-mark-end text:id="IMark94000723307184"/><text:span text:style-name="T2">:4 </text:span><text:a xlink:type="simple" xlink:href="https://www.biblegateway.com/passage/?search=Revelation+6%3A4&amp;version=KJV" text:style-name="Internet_20_link" text:visited-style-name="Visited_20_Internet_20_Link"><text:span text:style-name="Definition"><text:span text:style-name="T2">KJV</text:span></text:span></text:a></text:p></text:note-body></text:note></text:span></text:span><text:span text:style-name="T2">. And </text:span><text:span text:style-name="T27">about</text:span><text:span text:style-name="T2"> another horseman to whom </text:span><text:span text:style-name="Bible_5f_text"><text:span text:style-name="T2">“</text:span></text:span><text:span text:style-name="Bible_5f_text"><text:span text:style-name="T27">a</text:span></text:span><text:span text:style-name="Bible_5f_text">uthority over one fourth of the earth, to kill with the sword, with famine, with death, and by the wild animals of the earth was given to him</text:span><text:span text:style-name="Bible_5f_text"><text:span text:style-name="T2">” </text:span></text:span><text:span text:style-name="Bible_5f_text"><text:span text:style-name="T2"><text:note text:id="ftn118" text:note-class="footnote"><text:note-citation>118</text:note-citation><text:note-body><text:p text:style-name="Footnote"><text:alphabetical-index-mark-start text:id="IMark94000805001024"/><text:span text:style-name="T2">Revelation 6</text:span><text:alphabetical-index-mark-end text:id="IMark94000805001024"/><text:span text:style-name="T2">:8 </text:span><text:a xlink:type="simple" xlink:href="https://www.biblegateway.com/passage/?search=Revelation+6%3A8&amp;version=WEB" text:style-name="Internet_20_link" text:visited-style-name="Visited_20_Internet_20_Link"><text:span text:style-name="Definition"><text:span text:style-name="T27">WEB</text:span></text:span></text:a></text:p></text:note-body></text:note></text:span></text:span><text:span text:style-name="T2">.</text:span></text:p>
      <text:p text:style-name="P86"><text:span text:style-name="T2">Which corresponds to the description made by Jesus Christ according to </text:span><text:alphabetical-index-mark-start text:id="IMark94000805001024"/><text:span text:style-name="T2">Matthew 24</text:span><text:alphabetical-index-mark-end text:id="IMark94000805001024"/><text:span text:style-name="T2"> on the events prior to his arrival: </text:span><text:span text:style-name="Bible_5f_text"><text:span text:style-name="T2">“</text:span></text:span><text:span text:style-name="Bible_5f_text"><text:span text:style-name="T27">F</text:span></text:span><text:span text:style-name="Bible_5f_text">or nation shall rise against nation, and kingdom against kingdom: and there shall be famines, and pestilences, and earthquakes, in </text:span><text:soft-page-break/><text:span text:style-name="Bible_5f_text">divers places</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000723303968"/><text:span text:style-name="T2">Matthew 24</text:span><text:alphabetical-index-mark-end text:id="IMark94000723303968"/><text:span text:style-name="T2">:7 </text:span><text:a xlink:type="simple" xlink:href="https://www.biblegateway.com/passage/?search=Matthew+24%3A7&amp;version=KJV" text:style-name="Internet_20_link" text:visited-style-name="Visited_20_Internet_20_Link"><text:span text:style-name="Definition"><text:span text:style-name="T2">KJV</text:span></text:span></text:a></text:p></text:note-body></text:note></text:span></text:span><text:span text:style-name="T2"><text:s/>and that He calls </text:span><text:span text:style-name="Bible_5f_text"><text:span text:style-name="T2">“</text:span></text:span><text:span text:style-name="Bible_5f_text"><text:span text:style-name="T27">t</text:span></text:span><text:span text:style-name="Bible_5f_text"><text:span text:style-name="T2">he beginning of sorrows” </text:span></text:span><text:span text:style-name="Bible_5f_text"><text:span text:style-name="T2"><text:note text:id="ftn120" text:note-class="footnote"><text:note-citation>120</text:note-citation><text:note-body><text:p text:style-name="Footnote"><text:alphabetical-index-mark-start text:id="IMark94000750682048"/><text:span text:style-name="T2">Matthew 24</text:span><text:alphabetical-index-mark-end text:id="IMark94000750682048"/><text:span text:style-name="T2">:8 </text:span><text:a xlink:type="simple" xlink:href="https://www.biblegateway.com/passage/?search=Matthew+24%3A8&amp;version=KJV" text:style-name="Internet_20_link" text:visited-style-name="Visited_20_Internet_20_Link"><text:span text:style-name="Definition"><text:span text:style-name="T2">KJV</text:span></text:span></text:a></text:p></text:note-body></text:note></text:span></text:span><text:span text:style-name="T2">. which also it is narrated in </text:span><text:alphabetical-index-mark-start text:id="IMark94000778092432"/><text:span text:style-name="T2">Mark 13</text:span><text:alphabetical-index-mark-end text:id="IMark94000778092432"/><text:span text:style-name="T2"> </text:span><text:span text:style-name="T2"><text:note text:id="ftn121" text:note-class="footnote"><text:note-citation>121</text:note-citation><text:note-body><text:p text:style-name="Footnote"><text:alphabetical-index-mark-start text:id="IMark94000778264784"/><text:span text:style-name="T2">Mark 13</text:span><text:alphabetical-index-mark-end text:id="IMark94000778264784"/><text:span text:style-name="T2"> </text:span><text:a xlink:type="simple" xlink:href="https://www.biblegateway.com/passage/?search=Mark+13&amp;version=KJV" text:style-name="Internet_20_link" text:visited-style-name="Visited_20_Internet_20_Link"><text:span text:style-name="Definition"><text:span text:style-name="T2">KJV</text:span></text:span></text:a></text:p></text:note-body></text:note></text:span><text:span text:style-name="T2">.</text:span></text:p>
      <text:p text:style-name="P2"><text:span text:style-name="T153">In other words: </text:span>nothing that hasn't been seen since Jesus Christ was resurrected, just <text:span text:style-name="T153">that </text:span>more often. Just <text:span text:style-name="T153">as</text:span> with labor pains, these pains get more <text:span text:style-name="T153">frequent</text:span> as the moment of his coming <text:span text:style-name="T154">gets closer</text:span>.</text:p>
      <text:p text:style-name="P2">According to <text:alphabetical-index-mark-start text:id="IMark94000723309744"/>Revelation 6<text:alphabetical-index-mark-end text:id="IMark94000723309744"/>, when the Lamb opened the <text:span text:style-name="T155">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4000778258032"/><text:span text:style-name="T2">Revelation 6</text:span><text:alphabetical-index-mark-end text:id="IMark94000778258032"/><text:span text:style-name="T2">:12-14 </text:span><text:a xlink:type="simple" xlink:href="https://www.biblegateway.com/passage/?search=Revelation+6%3A12-14&amp;version=WEB" text:style-name="Internet_20_link" text:visited-style-name="Visited_20_Internet_20_Link"><text:span text:style-name="Definition"><text:span text:style-name="T28">WEB</text:span></text:span></text:a></text:p></text:note-body></text:note></text:span>.</text:p>
      <text:p text:style-name="P87"><text:span text:style-name="T2">Which corresponds to what was described by Jesus Christ in </text:span><text:alphabetical-index-mark-start text:id="IMark94000778810544"/><text:span text:style-name="T2">Matthew 24</text:span><text:alphabetical-index-mark-end text:id="IMark94000778810544"/><text:span text:style-name="T2"> after that “beginning of sorrows”: </text:span><text:span text:style-name="Bible_5f_text"><text:span text:style-name="T2">“</text:span></text:span><text:span text:style-name="Bible_5f_text"><text:span text:style-name="T29">s</text:span></text:span><text:span text:style-name="Bible_5f_text">hall the sun be darkened, and the moon shall not give her light, and the stars shall fall from heaven, and the powers of the heavens shall be shake</text:span><text:span text:style-name="Bible_5f_text"><text:span text:style-name="T156">n</text:span></text:span><text:span text:style-name="Bible_5f_text"><text:span text:style-name="T2">” </text:span></text:span><text:span text:style-name="Bible_5f_text"><text:span text:style-name="T2"><text:note text:id="ftn123" text:note-class="footnote"><text:note-citation>123</text:note-citation><text:note-body><text:p text:style-name="Footnote"><text:alphabetical-index-mark-start text:id="IMark94000778250768"/><text:span text:style-name="T2">Matthew 24</text:span><text:alphabetical-index-mark-end text:id="IMark94000778250768"/><text:span text:style-name="T2">:29 </text:span><text:a xlink:type="simple" xlink:href="https://www.biblegateway.com/passage/?search=Matthew+24%3A29&amp;version=KJV" text:style-name="Internet_20_link" text:visited-style-name="Visited_20_Internet_20_Link"><text:span text:style-name="Definition"><text:span text:style-name="T2">KJV</text:span></text:span></text:a></text:p></text:note-body></text:note></text:span></text:span><text:span text:style-name="T2">. Or with what is described in </text:span><text:alphabetical-index-mark-start text:id="IMark94000747994832"/><text:span text:style-name="T2">Mark 13</text:span><text:alphabetical-index-mark-end text:id="IMark94000747994832"/><text:span text:style-name="T2">: </text:span><text:span text:style-name="Bible_5f_text"><text:span text:style-name="T2">“the sun shall be darkened, and the moon shall not give her light, And the stars of heaven shall fall, and the powers that are in heaven shall be shaken” </text:span></text:span><text:span text:style-name="Bible_5f_text"><text:span text:style-name="T2"><text:note text:id="ftn124" text:note-class="footnote"><text:note-citation>124</text:note-citation><text:note-body><text:p text:style-name="Footnote"><text:alphabetical-index-mark-start text:id="IMark94000747994832"/><text:span text:style-name="T2">Mark 13</text:span><text:alphabetical-index-mark-end text:id="IMark94000747994832"/><text:span text:style-name="T2">:24-25 </text:span><text:a xlink:type="simple" xlink:href="https://www.biblegateway.com/passage/?search=Mark+13%3A24-25&amp;version=KJV" text:style-name="Internet_20_link" text:visited-style-name="Visited_20_Internet_20_Link"><text:span text:style-name="Definition"><text:span text:style-name="T2">KJV</text:span></text:span></text:a></text:p></text:note-body></text:note></text:span></text:span><text:span text:style-name="T2">.</text:span></text:p>
      <text:p text:style-name="P87"><text:span text:style-name="T2">It does not seem very easy to fulfill that: </text:span><text:span text:style-name="Bible_5f_text"><text:span text:style-name="T2">“</text:span></text:span><text:span text:style-name="Bible_5f_text"><text:span text:style-name="T29">t</text:span></text:span><text:span text:style-name="Bible_5f_text">he stars of heaven fell unto the earth, even as a fig tree casteth her untimely figs, when she is shaken of a mighty wind</text:span><text:span text:style-name="Bible_5f_text"><text:span text:style-name="T2">” </text:span></text:span><text:span text:style-name="Bible_5f_text"><text:span text:style-name="T2"><text:note text:id="ftn125" text:note-class="footnote"><text:note-citation>125</text:note-citation><text:note-body><text:p text:style-name="Footnote"><text:alphabetical-index-mark-start text:id="IMark94000750682048"/><text:span text:style-name="T2">Revelation 6</text:span><text:alphabetical-index-mark-end text:id="IMark94000750682048"/><text:span text:style-name="T2">:1</text:span><text:span text:style-name="T29">3</text:span><text:span text:style-name="T2"> </text:span><text:a xlink:type="simple" xlink:href="https://www.biblegateway.com/passage/?search=Revelation+6%3A13&amp;version=KJV" text:style-name="Internet_20_link" text:visited-style-name="Visited_20_Internet_20_Link"><text:span text:style-name="Definition"><text:span text:style-name="T2">KJV</text:span></text:span></text:a></text:p></text:note-body></text:note></text:span></text:span><text:span text:style-name="T2">, but </text:span><text:span text:style-name="T29">no one can ask for </text:span><text:span text:style-name="T2">a clearer and more graphic description. This description corresponds with the one given by </text:span><text:alphabetical-index-mark-start text:id="IMark94000747994832"/><text:span text:style-name="T2">Isaiah 34</text:span><text:alphabetical-index-mark-end text:id="IMark94000747994832"/><text:span text:style-name="T2"> for the moment of the beginning of the </text:span><text:span text:style-name="T29">W</text:span><text:span text:style-name="T2">rath of God: </text:span><text:span text:style-name="Bible_5f_text"><text:span text:style-name="T2">“</text:span></text:span><text:span text:style-name="Bible_5f_text"><text:span text:style-name="T29">A</text:span></text:span><text:span text:style-name="Bible_5f_text"><text:span text:style-name="T2">nd all the host of heaven shall be dissolved, and the heavens shall be rolled together as a scroll: and all their </text:span></text:span><text:soft-page-break/><text:span text:style-name="Bible_5f_text"><text:span text:style-name="T2">host shall fall down, as the leaf falleth off from the vine, and as a falling fig from the fig tree” </text:span></text:span><text:span text:style-name="Bible_5f_text"><text:span text:style-name="T2"><text:note text:id="ftn126" text:note-class="footnote"><text:note-citation>126</text:note-citation><text:note-body><text:p text:style-name="Footnote"><text:alphabetical-index-mark-start text:id="IMark94000723298912"/><text:span text:style-name="T2">Isaiah 34</text:span><text:alphabetical-index-mark-end text:id="IMark94000723298912"/><text:span text:style-name="T2">:4 </text:span><text:a xlink:type="simple" xlink:href="https://www.biblegateway.com/passage/?search=Isaiah+34%3A4&amp;version=KJV" text:style-name="Internet_20_link" text:visited-style-name="Visited_20_Internet_20_Link"><text:span text:style-name="Definition"><text:span text:style-name="T2">KJV</text:span></text:span></text:a></text:p></text:note-body></text:note></text:span></text:span><text:span text:style-name="T2">. The hebrew word, </text:span><text:span text:style-name="T29">which in this case </text:span><text:span text:style-name="T2">is </text:span><text:span text:style-name="T29">correctly translated as “hosts”, </text:span><text:span text:style-name="T2">is the word tzabaot, </text:span><text:span text:style-name="T29">with the Strong code </text:span><text:span text:style-name="T2">H6635. This hebrew word when referring to the heavens can refer to the stars or to everything in the heavens including the birds, but the correct </text:span><text:span text:style-name="T29">interpretation</text:span><text:span text:style-name="T2"> in this context is to understand it as the armies of angels that are in heaven. What falls as the leaf falls of the vine or the figs of the fig tree are angels. </text:span><text:span text:style-name="T29">A</text:span><text:span text:style-name="T2">rmies of them. Just as Jesus Christ continues describing that moment in </text:span><text:alphabetical-index-mark-start text:id="IMark94000719690608"/><text:span text:style-name="T2">Matthew 24</text:span><text:alphabetical-index-mark-end text:id="IMark94000719690608"/><text:span text:style-name="T2">: </text:span><text:span text:style-name="Bible_5f_text"><text:span text:style-name="T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text:note text:id="ftn127" text:note-class="footnote"><text:note-citation>127</text:note-citation><text:note-body><text:p text:style-name="Footnote"><text:alphabetical-index-mark-start text:id="IMark94000732301296"/><text:span text:style-name="T2">Matthew 24</text:span><text:alphabetical-index-mark-end text:id="IMark94000732301296"/><text:span text:style-name="T2">:30-31 </text:span><text:a xlink:type="simple" xlink:href="https://www.biblegateway.com/passage/?search=Matthew+24%3A30-31&amp;version=WEB" text:style-name="Internet_20_link" text:visited-style-name="Visited_20_Internet_20_Link"><text:span text:style-name="Definition"><text:span text:style-name="T30">WEB</text:span></text:span></text:a></text:p></text:note-body></text:note></text:span></text:span><text:span text:style-name="T2">.</text:span></text:p>
      <text:p text:style-name="P2">This is the moment that happens like lightning, the moment when some are <text:span text:style-name="T157">caught up,</text:span> or taken, and others are not. The moment that no one knows <text:span text:style-name="T157">the </text:span>day or <text:span text:style-name="T157">the </text:span>hour, <text:span text:style-name="T157">but </text:span>only the heavenly Father. <text:span text:style-name="T157">Careful,</text:span> neither the day nor the hour. <text:span text:style-name="T157">This</text:span> moment comes as in the time of Noah, or as in the time of Lot: in a<text:span text:style-name="T157">n</text:span> INSTANT. And although neither the day nor the hour is known, the year has to be very close.</text:p>
      <text:p text:style-name="P100"><text:span text:style-name="T2">The good news for those who ARE raptured, according to Jesus Christ in </text:span><text:alphabetical-index-mark-start text:id="IMark94000732301296"/><text:span text:style-name="T2">Luke 17</text:span><text:alphabetical-index-mark-end text:id="IMark94000732301296"/><text:span text:style-name="T2">, is that, despite the moments of great tribulation, tribulation </text:span><text:span text:style-name="T61">bigger</text:span><text:span text:style-name="T2"> </text:span><text:span text:style-name="T61">than it</text:span><text:span text:style-name="T2"> has ever been and will never be, they have already begun, by the time believers </text:span><text:span text:style-name="T31">are</text:span><text:span text:style-name="T2"> caught up, people still </text:span><text:span text:style-name="T31">did </text:span><text:span text:style-name="Bible_5f_text"><text:span text:style-name="T2">“</text:span></text:span><text:span text:style-name="Bible_5f_text"><text:span text:style-name="T31">e</text:span></text:span><text:span text:style-name="Bible_5f_text">at, they drank, they bought, they sold, they planted, they builded</text:span><text:span text:style-name="Bible_5f_text"><text:span text:style-name="T2">” </text:span></text:span><text:span text:style-name="Bible_5f_text"><text:span text:style-name="T2"><text:note text:id="ftn128" text:note-class="footnote"><text:note-citation>128</text:note-citation><text:note-body><text:p text:style-name="Footnote"><text:alphabetical-index-mark-start text:id="IMark94000805001024"/><text:span text:style-name="T2">Luke 17</text:span><text:alphabetical-index-mark-end text:id="IMark94000805001024"/><text:span text:style-name="T2">:28-30 </text:span><text:a xlink:type="simple" xlink:href="https://www.biblegateway.com/passage/?search=Luke+17%3A28-30&amp;version=KJV" text:style-name="Internet_20_link" text:visited-style-name="Visited_20_Internet_20_Link"><text:span text:style-name="Definition"><text:span text:style-name="T31">KJV</text:span></text:span></text:a></text:p></text:note-body></text:note></text:span></text:span><text:span text:style-name="T2">. That is, until the believers are raptured, life goes on more or less as it has been since Jesus Christ was resurrected. Good news for the raptured.</text:span></text:p>
      <text:p text:style-name="P27"><text:soft-page-break/>The bad news for those who are NOT raptured is that, by the time the <text:span text:style-name="T158">G</text:span>reat <text:span text:style-name="T158">T</text:span>ribulation end<text:span text:style-name="T158">s,</text:span> everyone dies. Not a single one <text:span text:style-name="T347">is </text:span>left alive. And <text:span text:style-name="T158">since</text:span> those are precisely <text:span text:style-name="T158">the ones</text:span> who did NOT believe in the resurrection of Jesus Christ, but <text:span text:style-name="T158">that </text:span>death is the end, <text:span text:style-name="T158">well </text:span>for them, they are very bad news. It's bad news because they think it's the end. <text:span text:style-name="T158">The truth </text:span>is that they have to wait until the resurrection of the dead to realize that what they believed was false. <text:span text:style-name="T159">W</text:span>hich in reality are good news if they could believe <text:span text:style-name="T158">them</text:span>. Bad news for those who <text:span text:style-name="T158">are NOT raptured</text:span>.</text:p>
      <text:h text:style-name="P113" text:outline-level="4"><text:bookmark-start text:name="__RefHeading___Toc28261_1627726659 Copy 1"/>Eternal Abhorrence.<text:bookmark-end text:name="__RefHeading___Toc28261_1627726659 Copy 1"/></text:h>
      <text:p text:style-name="P107"><text:span text:style-name="T2">The book of Daniel in chapter 12 tells us that: </text:span><text:span text:style-name="Bible_5f_text"><text:span text:style-name="T2">"</text:span></text:span><text:span text:style-name="Bible_5f_text"><text:span text:style-name="T65">t</text:span></text:span><text:span text:style-name="Bible_5f_text"><text:span text:style-name="T2">he multitude of those sleeping in the dust of the ground do awake"</text:span></text:span><text:span text:style-name="T2"> </text:span><text:span text:style-name="Bible_5f_text"><text:span text:style-name="T66"><text:note text:id="ftn129" text:note-class="footnote"><text:note-citation>129</text:note-citation><text:note-body><text:p text:style-name="P104"><text:span text:style-name="T66"><text:s/></text:span><text:alphabetical-index-mark-start text:id="IMark94000778250768"/><text:span text:style-name="T66">Daniel 12</text:span><text:alphabetical-index-mark-end text:id="IMark94000778250768"/><text:span text:style-name="T66">:2 </text:span><text:a xlink:type="simple" xlink:href="https://www.biblegateway.com/passage/?search=Daniel%2012%3A2&amp;version=YLT" text:style-name="Internet_20_link" text:visited-style-name="Visited_20_Internet_20_Link"><text:span text:style-name="T67">YLT</text:span></text:a><text:span text:style-name="T66"> </text:span><text:a xlink:type="simple" xlink:href="../../../../../../../../../text/daniel/12-2.htm" text:style-name="Internet_20_link" text:visited-style-name="Visited_20_Internet_20_Link"><text:span text:style-name="T68">biblehub</text:span></text:a></text:p></text:note-body></text:note></text:span></text:span><text:span text:style-name="T2">, regarding this </text:span><text:span text:style-name="T69">text</text:span><text:span text:style-name="T2"> it is important to note that:</text:span></text:p>
      <text:list text:style-name="L1">
        <text:list-item>
          <text:p text:style-name="P124"><text:span text:style-name="T2">It is located at a moment in which there will be </text:span><text:span text:style-name="Bible_5f_text"><text:span text:style-name="T2">"</text:span></text:span><text:span text:style-name="Bible_5f_text"><text:span text:style-name="T70">a</text:span></text:span><text:span text:style-name="Bible_5f_text"> time of trouble, such as never was since there was a nation even to that same time</text:span><text:span text:style-name="Bible_5f_text"><text:span text:style-name="T2">"</text:span></text:span><text:span text:style-name="T2"> </text:span><text:span text:style-name="T2"><text:note text:id="ftn130" text:note-class="footnote"><text:note-citation>130</text:note-citation><text:note-body><text:p text:style-name="P105"><text:span text:style-name="T360"><text:s/></text:span><text:alphabetical-index-mark-start text:id="IMark94000778266528"/><text:span text:style-name="T360">Daniel 12</text:span><text:alphabetical-index-mark-end text:id="IMark94000778266528"/><text:span text:style-name="T360">:1 </text:span><text:a xlink:type="simple" xlink:href="https://www.biblegateway.com/passage/?search=Daniel+12%3A1&amp;version=KJV" text:style-name="Internet_20_link" text:visited-style-name="Visited_20_Internet_20_Link"><text:span text:style-name="T360">KJV</text:span></text:a></text:p></text:note-body></text:note></text:span><text:span text:style-name="T2"><text:s/>that corresponds to the moment that Jesus Christ calls "Great Tribulation", the same name used in this presentation, because it uses the same description used by our Lord Jesus Christ to refer to said moment.</text:span></text:p>
        </text:list-item>
        <text:list-item>
          <text:p text:style-name="P125">In <text:span text:style-name="T361">h</text:span>ebrew, the word translated as "<text:span text:style-name="T362">multitude</text:span>", the word H7227 also has the meaning "great" or "important".</text:p>
        </text:list-item>
        <text:list-item>
          <text:p text:style-name="P124"><text:span text:style-name="T2">It delimits us which are those "great" ones who are "awakened". </text:span><text:span text:style-name="T70">It</text:span><text:span text:style-name="T2"> says that: </text:span><text:span text:style-name="Bible_5f_text"><text:span text:style-name="T2">"</text:span></text:span><text:span text:style-name="Bible_5f_text"><text:span text:style-name="T70">a</text:span></text:span><text:span text:style-name="Bible_5f_text">t that time thy people shall be delivered, every one that shall be found written in the book</text:span><text:span text:style-name="Bible_5f_text"><text:span text:style-name="T2">"</text:span></text:span><text:span text:style-name="T2"> </text:span><text:span text:style-name="T2"><text:note text:id="ftn131" text:note-class="footnote"><text:note-citation>131</text:note-citation><text:note-body><text:p text:style-name="P105"><text:span text:style-name="T360"><text:s/></text:span><text:alphabetical-index-mark-start text:id="IMark94000723218480"/><text:span text:style-name="T360">Daniel 12</text:span><text:alphabetical-index-mark-end text:id="IMark94000723218480"/><text:span text:style-name="T360">:1 </text:span><text:a xlink:type="simple" xlink:href="https://www.biblegateway.com/passage/?search=Daniel+12%3A1&amp;version=KJV" text:style-name="Internet_20_link" text:visited-style-name="Visited_20_Internet_20_Link"><text:span text:style-name="T360">KJV</text:span></text:a></text:p></text:note-body></text:note></text:span><text:span text:style-name="T2">,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125"><text:soft-page-break/>The <text:span text:style-name="T363">h</text:span>ebrew of the <text:span text:style-name="T364">text</text:span> indicates that the following four phrases ALWAYS refer to these SAME people, to these “great” ones who <text:span text:style-name="T362">get </text:span>“awaken”. There is no division as most translations suggest.</text:p>
        </text:list-item>
        <text:list-item>
          <text:p text:style-name="P124"><text:span text:style-name="T2">The phrases: </text:span><text:span text:style-name="Bible_5f_text"><text:span text:style-name="T2">“</text:span></text:span><text:span text:style-name="Bible_5f_text"><text:span text:style-name="T71">t</text:span></text:span><text:span text:style-name="Bible_5f_text">o life age-during</text:span><text:span text:style-name="Bible_5f_text"><text:span text:style-name="T2">”</text:span></text:span><text:span text:style-name="T2">, </text:span><text:span text:style-name="Bible_5f_text"><text:span text:style-name="T2">“</text:span></text:span><text:bookmark text:name="en-YLT-22084"/><text:span text:style-name="Bible_5f_text"><text:span text:style-name="T2">to reproaches -- to abhorrence age-during”</text:span></text:span><text:span text:style-name="T2">, </text:span><text:span text:style-name="Bible_5f_text"><text:span text:style-name="T2">“</text:span></text:span><text:span text:style-name="Bible_5f_text"><text:span text:style-name="T71">t</text:span></text:span><text:span text:style-name="Bible_5f_text"><text:span text:style-name="T2">hose teaching do shine as the brightness of the expanse”</text:span></text:span><text:span text:style-name="T2"> and </text:span><text:span text:style-name="Bible_5f_text"><text:span text:style-name="T2">“</text:span></text:span><text:span text:style-name="Bible_5f_text"><text:span text:style-name="T71">t</text:span></text:span><text:span text:style-name="Bible_5f_text"><text:span text:style-name="T2">hose justifying the multitude as stars”</text:span></text:span><text:span text:style-name="T2"> </text:span><text:span text:style-name="T2"><text:note text:id="ftn132" text:note-class="footnote"><text:note-citation>132</text:note-citation><text:note-body><text:p text:style-name="P106"><text:span text:style-name="T364"><text:s/></text:span><text:alphabetical-index-mark-start text:id="IMark94000778268512"/><text:span text:style-name="T364">Daniel 12</text:span><text:alphabetical-index-mark-end text:id="IMark94000778268512"/><text:span text:style-name="T364">:2-3 </text:span><text:a xlink:type="simple" xlink:href="https://www.biblegateway.com/passage/?search=Daniel+12%3A2-3&amp;version=YLT" text:style-name="Internet_20_link" text:visited-style-name="Visited_20_Internet_20_Link"><text:span text:style-name="T364">YLT</text:span></text:a></text:p></text:note-body></text:note></text:span><text:span text:style-name="T2"><text:s/>ALWAYS refer to the SAME group of people. Those who were written in the book. Those "great" ones who were "awakened".</text:span></text:p>
        </text:list-item>
        <text:list-item>
          <text:p text:style-name="P125">There are only two occurrences in the entire TANAKH, in the entire Old Testament, of the word "deraon", the word H1860, translated in some versions as "horror". One in Isaiah 66, which we already analyzed, and this one. There <text:span text:style-name="T363">are</text:span> no more. This makes it difficult to identify the original <text:span text:style-name="T363">h</text:span>ebrew meaning of the word because there are only two possible contexts from which to deduce that meaning.</text:p>
        </text:list-item>
      </text:list>
      <text:p text:style-name="P79">Accepting the translation of "<text:span text:style-name="T365">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365">a</text:span>bhorrence" and th<text:span text:style-name="T365">ose</text:span> "<text:span text:style-name="T365">reproaches</text:span>" are the same ones described in Isaiah 66 that ALL FLESH will feel on the FINAL day when the resurrection of ALL the dead takes place.</text:p>
      <text:h text:style-name="P114" text:outline-level="4"><text:bookmark-start text:name="__RefHeading___Toc34913_4173466481"/>The Abomination of Desolation.<text:bookmark-end text:name="__RefHeading___Toc34913_4173466481"/></text:h>
      <text:p text:style-name="Text_20_body">According to <text:alphabetical-index-mark-start text:id="IMark94000747994832"/>Matthew 24<text:alphabetical-index-mark-end text:id="IMark94000747994832"/>, Jesus Christ explains that the beginning of the Great Tribulation is marked by the time <text:span text:style-name="Bible_5f_text">"When, therefore, you see the abomination of desolation, which was spoken of through Daniel the prophet, standing in the holy place (let the </text:span><text:soft-page-break/><text:span text:style-name="Bible_5f_text">reader understand)” </text:span><text:span text:style-name="Bible_5f_text"><text:note text:id="ftn133" text:note-class="footnote"><text:note-citation>133</text:note-citation><text:note-body><text:p text:style-name="Footnote"><text:alphabetical-index-mark-start text:id="IMark94000720223968"/><text:span text:style-name="T2">Matthew 24</text:span><text:alphabetical-index-mark-end text:id="IMark94000720223968"/><text:span text:style-name="T2">:15 </text:span><text:a xlink:type="simple" xlink:href="https://www.biblegateway.com/passage/?search=Matthew+24%3A15&amp;version=WEB" text:style-name="Internet_20_link" text:visited-style-name="Visited_20_Internet_20_Link"><text:span text:style-name="Definition"><text:span text:style-name="T32">WEB</text:span></text:span></text:a></text:p></text:note-body></text:note></text:span>. <text:span text:style-name="T160">A</text:span>nd very similar words according to <text:alphabetical-index-mark-start text:id="IMark94000778268512"/>Mark 13<text:alphabetical-index-mark-end text:id="IMark94000778268512"/> <text:span text:style-name="Bible_5f_text">“when you see the abomination of desolation, spoken of by Daniel the prophet, standing where it ought not (let the reader understand)” </text:span><text:span text:style-name="Bible_5f_text"><text:note text:id="ftn134" text:note-class="footnote"><text:note-citation>134</text:note-citation><text:note-body><text:p text:style-name="Footnote"><text:alphabetical-index-mark-start text:id="IMark94000778268512"/><text:span text:style-name="T2">Mark 13</text:span><text:alphabetical-index-mark-end text:id="IMark94000778268512"/><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text:p>
      <text:p text:style-name="P88"><text:span text:style-name="T2">There are only two verses in the </text:span><text:span text:style-name="T33">entire </text:span><text:span text:style-name="T2">new testament that mention the prophet Daniel. They are these two and both are in the mouth of our Lord Jesus Christ announcing the beginning of a </text:span><text:span text:style-name="Bible_5f_text"><text:span text:style-name="T2">“</text:span></text:span><text:span text:style-name="Bible_5f_text">great tribulation, such as was not since the beginning of the world to this time, no, nor ever shall be</text:span><text:span text:style-name="Bible_5f_text"><text:span text:style-name="T2">” </text:span></text:span><text:span text:style-name="Bible_5f_text"><text:span text:style-name="T2"><text:note text:id="ftn135" text:note-class="footnote"><text:note-citation>135</text:note-citation><text:note-body><text:p text:style-name="Footnote"><text:alphabetical-index-mark-start text:id="IMark94000778211488"/><text:span text:style-name="T2">Matthew 24</text:span><text:alphabetical-index-mark-end text:id="IMark94000778211488"/><text:span text:style-name="T2">:21 </text:span><text:a xlink:type="simple" xlink:href="https://www.biblegateway.com/passage/?search=Matthew+24%3A21&amp;version=KJV" text:style-name="Internet_20_link" text:visited-style-name="Visited_20_Internet_20_Link"><text:span text:style-name="Definition"><text:span text:style-name="T2">KJV</text:span></text:span></text:a></text:p></text:note-body></text:note></text:span></text:span><text:span text:style-name="T2">.</text:span></text:p>
      <text:p text:style-name="P2">The greek word behind the word “to see”, the word G3708, horaó, it’s also used in the sense of understanding, discerning, recognizing. That is why at the end of both texts he also emphasizes "<text:span text:style-name="T161">let the reader understand</text:span>".</text:p>
      <text:p text:style-name="P2">To see, understand, discern and recognize, let us first see, understand and recognize what Daniel spoke of.</text:p>
      <text:p text:style-name="P2">The phrase "Abomination of Desolation" refers to the sequence of hebrew words “shiqquts” and “shamem”, the words H8251 <text:note text:id="ftn136" text:note-class="footnote"><text:note-citation>136</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37" text:note-class="footnote"><text:note-citation>137</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This sequence only appears in 3 verses in the entire tanakh: in <text:alphabetical-index-mark-start text:id="IMark94000778810544"/>Daniel 9<text:alphabetical-index-mark-end text:id="IMark94000778810544"/> <text:note text:id="ftn138" text:note-class="footnote"><text:note-citation>138</text:note-citation><text:note-body><text:p text:style-name="Footnote"><text:alphabetical-index-mark-start text:id="IMark94000747997696"/><text:span text:style-name="T2">Daniel 9</text:span><text:alphabetical-index-mark-end text:id="IMark94000747997696"/><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 in <text:alphabetical-index-mark-start text:id="IMark94000732555936"/>Daniel 11<text:alphabetical-index-mark-end text:id="IMark94000732555936"/> <text:note text:id="ftn139" text:note-class="footnote"><text:note-citation>139</text:note-citation><text:note-body><text:p text:style-name="Footnote"><text:alphabetical-index-mark-start text:id="IMark94000778264784"/><text:span text:style-name="T2">Daniel 11</text:span><text:alphabetical-index-mark-end text:id="IMark94000778264784"/><text:span text:style-name="T2">:31 </text:span><text:a xlink:type="simple" xlink:href="https://biblehub.com/text/daniel/11-31.htm" text:style-name="Internet_20_link" text:visited-style-name="Visited_20_Internet_20_Link"><text:span text:style-name="Definition"><text:span text:style-name="T2">biblehub</text:span></text:span></text:a></text:p></text:note-body></text:note><text:s/>and in <text:alphabetical-index-mark-start text:id="IMark94000720169120"/>Daniel 12<text:alphabetical-index-mark-end text:id="IMark94000720169120"/> <text:note text:id="ftn140" text:note-class="footnote"><text:note-citation>140</text:note-citation><text:note-body><text:p text:style-name="Footnote"><text:alphabetical-index-mark-start text:id="IMark94000720169120"/><text:span text:style-name="T2">Daniel 12</text:span><text:alphabetical-index-mark-end text:id="IMark94000720169120"/><text:span text:style-name="T2">:11 </text:span><text:a xlink:type="simple" xlink:href="https://biblehub.com/text/daniel/12-11.htm" text:style-name="Internet_20_link" text:visited-style-name="Visited_20_Internet_20_Link"><text:span text:style-name="Definition"><text:span text:style-name="T2">biblehub</text:span></text:span></text:a></text:p></text:note-body></text:note>.</text:p>
      <text:h text:style-name="P115" text:outline-level="5"><text:bookmark-start text:name="__RefHeading___Toc34915_4173466481"/>The final moment.<text:bookmark-end text:name="__RefHeading___Toc34915_4173466481"/></text:h>
      <text:p text:style-name="Text_20_body">The <text:span text:style-name="T170">1st</text:span> to understand of the 3 mentions in the Tanakh of the sequence “Abomination of Desolation” is the one in <text:alphabetical-index-mark-start text:id="IMark94000806667216"/>Daniel 12<text:alphabetical-index-mark-end text:id="IMark94000806667216"/>. This allows us to see, understand, discern and recognize what time it is. <text:span text:style-name="T161">It </text:span>happens in <text:alphabetical-index-mark-start text:id="IMark94000747997200"/>Daniel 12<text:alphabetical-index-mark-end text:id="IMark94000747997200"/> when the angel says to Daniel: <text:span text:style-name="Bible_5f_text">“Go your way, Daniel; for the words are shut up and sealed until the time of the </text:span><text:soft-page-break/><text:span text:style-name="Bible_5f_text">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324">ABOMINATION </text:span></text:span><text:span text:style-name="Bible_5f_text">that makes </text:span><text:span text:style-name="Bible_5f_text"><text:span text:style-name="T324">DESOLATE</text:span></text:span><text:span text:style-name="Bible_5f_text"> set up, there will be one thousand two hundred ninety days. Blessed is he who waits, and comes to the one thousand three hundred thirty-five days” </text:span><text:span text:style-name="Bible_5f_text"><text:note text:id="ftn141" text:note-class="footnote"><text:note-citation>141</text:note-citation><text:note-body><text:p text:style-name="Footnote"><text:alphabetical-index-mark-start text:id="IMark94000723213584"/><text:span text:style-name="T2">Daniel 12</text:span><text:alphabetical-index-mark-end text:id="IMark94000723213584"/><text:span text:style-name="T2">:9-12 </text:span><text:a xlink:type="simple" xlink:href="https://www.biblegateway.com/passage/?search=Daniel+12%3A9-12&amp;version=WEB" text:style-name="Internet_20_link" text:visited-style-name="Visited_20_Internet_20_Link"><text:span text:style-name="Definition"><text:span text:style-name="T33">WEB</text:span></text:span></text:a></text:p></text:note-body></text:note></text:span>.</text:p>
      <text:p text:style-name="P2">So let's begin to open and unseal these words because <text:span text:style-name="T161">i</text:span>t is the time of <text:span text:style-name="T348">the end</text:span>.</text:p>
      <text:p text:style-name="P2">It is completely undeniable that if the principle of prophetic interpretation called "a year for every day", the prophecies in <text:alphabetical-index-mark-start text:id="IMark94000732555936"/>Daniel 9<text:alphabetical-index-mark-end text:id="IMark94000732555936"/> corresponds perfectly with Jesus Christ as the Meshiakh of Israel and the temple of Jehovah in Jerusalem. <text:span text:style-name="T162">It </text:span>predict<text:span text:style-name="T162">s</text:span> the moment of beginning of the reconstruction of the temple, the moment of the beginning of the ministry of Jesus Christ, the time of the death of Jesus Christ, and the time of the destruction of the temple by the Romans. <text:span text:style-name="T162">S</text:span>o it's not preposterous to think that it is at least possible to apply the principle with other prophecies in Daniel. Which is precisely what makes it possible to discern <text:alphabetical-index-mark-start text:id="IMark94000778077616"/>Daniel 12<text:alphabetical-index-mark-end text:id="IMark94000778077616"/> in regards to the "Abomination of Desolation".</text:p>
      <text:p text:style-name="P89"><text:span text:style-name="T2">The first thing to determine is the date on which the </text:span><text:span text:style-name="T34">daily sacrifice</text:span><text:span text:style-name="T2"> was suspended. There are several possibilities for this date but the fundamental argument to this explanation is that th</text:span><text:span text:style-name="T35">e</text:span><text:span text:style-name="T2"> </text:span><text:span text:style-name="T35">particular </text:span><text:span text:style-name="T2">way </text:span><text:span text:style-name="T35">in which </text:span><text:span text:style-name="T2">we see the </text:span><text:span text:style-name="T34">hebrew </text:span><text:span text:style-name="T2">word “</text:span><text:span text:style-name="T34">sur</text:span><text:span text:style-name="T2">” written, the </text:span><text:span text:style-name="T35">code</text:span><text:span text:style-name="T2"> H5493, which is translated as “</text:span><text:span text:style-name="T34">TAKEN AWAY</text:span><text:span text:style-name="T2">” in the text </text:span><text:span text:style-name="Bible_5f_text"><text:span text:style-name="T2">“</text:span></text:span><text:span text:style-name="Bible_5f_text"><text:span text:style-name="T34">f</text:span></text:span><text:span text:style-name="Bible_5f_text">rom the time that the continual burnt offering is</text:span><text:span text:style-name="Bible_5f_text"><text:span text:style-name="T2"> TAKEN AWAY” </text:span></text:span><text:span text:style-name="Bible_5f_text"><text:span text:style-name="T2"><text:note text:id="ftn142" text:note-class="footnote"><text:note-citation>142</text:note-citation><text:note-body><text:p text:style-name="Footnote"><text:alphabetical-index-mark-start text:id="IMark94000778212384"/><text:span text:style-name="T2">Daniel 12</text:span><text:alphabetical-index-mark-end text:id="IMark94000778212384"/><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text:span><text:span text:style-name="T2">, only appears in two verses of the tanakh: in </text:span><text:alphabetical-index-mark-start text:id="IMark94000732555936"/><text:span text:style-name="T2">Daniel 12</text:span><text:alphabetical-index-mark-end text:id="IMark94000732555936"/><text:span text:style-name="T2"> and in </text:span><text:alphabetical-index-mark-start text:id="IMark94000723213584"/><text:span text:style-name="T2">Leviticus 4</text:span><text:alphabetical-index-mark-end text:id="IMark94000723213584"/><text:span text:style-name="T2"> when he says: </text:span><text:span text:style-name="Bible_5f_text"><text:span text:style-name="T2">“</text:span></text:span><text:span text:style-name="Bible_5f_text"><text:span text:style-name="T35">A</text:span></text:span><text:span text:style-name="Bible_5f_text"><text:span text:style-name="T2">ll its fat he shall take away, like the fat is taken away from the sacrifice of peace offerings” </text:span></text:span><text:span text:style-name="Bible_5f_text"><text:span text:style-name="T2"><text:note text:id="ftn143" text:note-class="footnote"><text:note-citation>143</text:note-citation><text:note-body><text:p text:style-name="Footnote"><text:alphabetical-index-mark-start text:id="IMark94000723213584"/><text:span text:style-name="T2">Leviticus 4</text:span><text:alphabetical-index-mark-end text:id="IMark94000723213584"/><text:span text:style-name="T2">:31 </text:span><text:a xlink:type="simple" xlink:href="https://www.biblegateway.com/passage/?search=Leviticus+4%3A31&amp;version=WEB" text:style-name="Internet_20_link" text:visited-style-name="Visited_20_Internet_20_Link"><text:span text:style-name="Definition"><text:span text:style-name="T35">WEB</text:span></text:span></text:a></text:p></text:note-body></text:note></text:span></text:span><text:span text:style-name="T2">, and the </text:span><text:span text:style-name="T36">Leviticus </text:span><text:soft-page-break/><text:span text:style-name="T2">occurrence is referring to </text:span><text:span text:style-name="T35">the </text:span><text:span text:style-name="T2">fat that was </text:span><text:span text:style-name="T34">TAKEN AWAY </text:span><text:span text:style-name="T35">or removed</text:span><text:span text:style-name="T2"> </text:span><text:span text:style-name="T35">during </text:span><text:span text:style-name="T2">the peace offering.</text:span></text:p>
      <text:p text:style-name="P28">Understanding in this way the "<text:span text:style-name="T163">TAKEN AWAY</text:span>" when <text:alphabetical-index-mark-start text:id="IMark94000723213584"/>Daniel 12<text:alphabetical-index-mark-end text:id="IMark94000723213584"/> tells us that: <text:span text:style-name="Bible_5f_text">“</text:span><text:span text:style-name="Bible_5f_text"><text:span text:style-name="T163">f</text:span></text:span><text:span text:style-name="Bible_5f_text">rom the time that the continual burnt offering is TAKEN AWAY” </text:span><text:span text:style-name="Bible_5f_text"><text:note text:id="ftn144" text:note-class="footnote"><text:note-citation>144</text:note-citation><text:note-body><text:p text:style-name="Footnote"><text:alphabetical-index-mark-start text:id="IMark94000806667216"/><text:span text:style-name="T2">Daniel 12</text:span><text:alphabetical-index-mark-end text:id="IMark94000806667216"/><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 <text:span text:style-name="T164">there are </text:span>only two reasonable possibilities, from Daniel's point of view, in <text:span text:style-name="T164">which</text:span> the continual sacrifice was taken away:</text:p>
      <text:list text:style-name="L2">
        <text:list-item>
          <text:p text:style-name="P116"><text:span text:style-name="T2">The moment narrated in 2nd Kings 24 when Nebuchadnezzar went up against Jerusalem in the time of King Jehoiachin aged 18 and </text:span><text:span text:style-name="Bible_5f_text"><text:span text:style-name="T2">“</text:span></text:span><text:span text:style-name="Bible_5f_text"><text:span text:style-name="T37">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2"> </text:span></text:span><text:span text:style-name="Bible_5f_text"><text:span text:style-name="T2"><text:note text:id="ftn145" text:note-class="footnote"><text:note-citation>145</text:note-citation><text:note-body><text:p text:style-name="Footnote"><text:alphabetical-index-mark-start text:id="IMark94000778212064"/><text:span text:style-name="T2">2 Kings 24</text:span><text:alphabetical-index-mark-end text:id="IMark94000778212064"/><text:span text:style-name="T2">:13 </text:span><text:a xlink:type="simple" xlink:href="https://www.biblegateway.com/passage/?search=2+Kings+24%3A13&amp;version=WEB" text:style-name="Internet_20_link" text:visited-style-name="Visited_20_Internet_20_Link"><text:span text:style-name="Definition"><text:span text:style-name="T37">WEB</text:span></text:span></text:a></text:p></text:note-body></text:note></text:span></text:span><text:span text:style-name="T2">, or</text:span></text:p>
        </text:list-item>
        <text:list-item>
          <text:p text:style-name="P116"><text:span text:style-name="T2">The moment narrated in 2nd Kings 25 when Nebuchadnezzar takes Jerusalem and </text:span><text:span text:style-name="Bible_5f_text"><text:span text:style-name="T2">“</text:span></text:span><text:span text:style-name="Bible_5f_text"><text:span text:style-name="T37">H</text:span></text:span><text:span text:style-name="Bible_5f_text">e burned Yahweh’s house, the king’s house, and all the houses of Jerusalem, even every great house, he burned with fire</text:span><text:span text:style-name="Bible_5f_text"><text:span text:style-name="T2">” </text:span></text:span><text:span text:style-name="Bible_5f_text"><text:span text:style-name="T2"><text:note text:id="ftn146" text:note-class="footnote"><text:note-citation>146</text:note-citation><text:note-body><text:p text:style-name="Footnote"><text:alphabetical-index-mark-start text:id="IMark94000732518816"/><text:span text:style-name="T2">2 Kings 25</text:span><text:alphabetical-index-mark-end text:id="IMark94000732518816"/><text:span text:style-name="T2">:9 </text:span><text:a xlink:type="simple" xlink:href="https://www.biblegateway.com/passage/?search=2+Kings+25%3A9&amp;version=WEB" text:style-name="Internet_20_link" text:visited-style-name="Visited_20_Internet_20_Link"><text:span text:style-name="Definition"><text:span text:style-name="T37">WEB</text:span></text:span></text:a></text:p></text:note-body></text:note></text:span></text:span><text:span text:style-name="T2">.</text:span></text:p>
        </text:list-item>
      </text:list>
      <text:p text:style-name="Text_20_body">According to historical evidence, the first moment happened in 598 or 597 before Jesus Christ and the second moment happened in 587 or 586 before Jesus Christ.</text:p>
      <text:p text:style-name="P2">If each day is a year in <text:alphabetical-index-mark-start text:id="IMark94000750651888"/>Daniel 12<text:alphabetical-index-mark-end text:id="IMark94000750651888"/>, the "Abomination of Desolation" corresponds to what happened 1290 years later in the place of the <text:span text:style-name="T165">Holy</text:span> of <text:span text:style-name="T165">Holies</text:span>.</text:p>
      <text:p text:style-name="P2">Regarding the first option, the completion of the golden <text:span text:style-name="T165">D</text:span>ome of the R<text:span text:style-name="T165">o</text:span>c<text:span text:style-name="T165">k</text:span>, between 691 and 692 after Jesus Christ.</text:p>
      <text:p text:style-name="P2">And regarding the second option, the completion of the Al-Aqsa Mosque between 702 and 703 after Jesus Christ.</text:p>
      <text:p text:style-name="P2"><text:soft-page-break/>Both located on top of Jehovah's Holy Mountain, Mount Moriah, above where Solomon's temple was built.</text:p>
      <text:p text:style-name="P2">As an observation for people who like to add: you have to take into account that there is no year zero. From 1 before Jesus Christ <text:span text:style-name="T165">the system goes </text:span>to 1 after Jesus Christ.</text:p>
      <text:p text:style-name="P29">The "Abomination of Desolation" is the temple<text:span text:style-name="T166">s</text:span> complex of Muhammad above the <text:span text:style-name="T166">H</text:span>oly place. The<text:span text:style-name="T166">se</text:span> are the objects that represent the most false prophet in the entire history of mankind, Muhammad, above the <text:span text:style-name="T166">Holy </text:span>place, of the <text:span text:style-name="T166">H</text:span>oly mount, of mount Moriah, of the one <text:span text:style-name="T166">T</text:span>rue God, of the <text:span text:style-name="T167">C</text:span>reator of heaven and earth.</text:p>
      <text:p text:style-name="P30">And if you had not seen it that way, you have already begun to see it and the words of Jesus Christ <text:span text:style-name="T168">have </text:span>began to be fulfilled: “when <text:span text:style-name="T167">you</text:span> see” and “<text:span text:style-name="T161">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4000720225056"/>Daniel 12<text:alphabetical-index-mark-end text:id="IMark94000720225056"/> <text:note text:id="ftn147" text:note-class="footnote"><text:note-citation>147</text:note-citation><text:note-body><text:p text:style-name="Footnote"><text:alphabetical-index-mark-start text:id="IMark94000723213584"/><text:span text:style-name="T2">Daniel 12</text:span><text:alphabetical-index-mark-end text:id="IMark94000723213584"/><text:span text:style-name="T2">:12 </text:span><text:a xlink:type="simple" xlink:href="https://www.biblegateway.com/passage/?search=Daniel+12%3A12&amp;version=KJV" text:style-name="Internet_20_link" text:visited-style-name="Visited_20_Internet_20_Link"><text:span text:style-name="Definition"><text:span text:style-name="T2">KJV</text:span></text:span></text:a></text:p></text:note-body></text:note>, blessed are those who manage to wait for the 1335 years since that mosque is in the <text:span text:style-name="T169">H</text:span>oly place. <text:span text:style-name="T169">F</text:span>or the first option that year is between 2026 and 2027 and for the second option it is between 2037 and 2038.</text:p>
      <text:p text:style-name="P31">This host, Jose Luis Quiroga, believes any of the great pending events regarding the return of Jesus Christ will happen <text:span text:style-name="T169">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148" text:note-class="footnote"><text:note-citation>148</text:note-citation><text:note-body><text:p text:style-name="Footnote"><text:alphabetical-index-mark-start text:id="IMark94000750651888"/><text:span text:style-name="T2">Mark 13</text:span><text:alphabetical-index-mark-end text:id="IMark94000750651888"/><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 indicating the beginning of the Great Tribulation.</text:p>
      <text:h text:style-name="P115" text:outline-level="5"><text:bookmark-start text:name="__RefHeading___Toc34917_4173466481"/><text:soft-page-break/>70 Weeks.<text:bookmark-end text:name="__RefHeading___Toc34917_4173466481"/></text:h>
      <text:p text:style-name="Text_20_body">The <text:span text:style-name="T170">2nd</text:span> to understand of the 3 mentions in the Tanakh of the sequence "Abomination of Desolation" is that of <text:alphabetical-index-mark-start text:id="IMark94000750651888"/>Daniel 9<text:alphabetical-index-mark-end text:id="IMark94000750651888"/>. This occurrence of the sequence of hebrew words “shiqquts” and “shamem”, the words H8251 <text:note text:id="ftn149" text:note-class="footnote"><text:note-citation>149</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50" text:note-class="footnote"><text:note-citation>150</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commonly translated as “Abomination of Desolation” is just after the end of the 70 weeks prophecy in <text:alphabetical-index-mark-start text:id="IMark94000806667216"/>Daniel <text:span text:style-name="T171">9</text:span><text:alphabetical-index-mark-end text:id="IMark94000806667216"/>. The 70-week prophecy ends in the middle of the verse 27 <text:note text:id="ftn151" text:note-class="footnote"><text:note-citation>151</text:note-citation><text:note-body><text:p text:style-name="Footnote"><text:alphabetical-index-mark-start text:id="IMark94000806667216"/><text:span text:style-name="T2">Daniel 9</text:span><text:alphabetical-index-mark-end text:id="IMark94000806667216"/><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74">that may also indicate a temporal continuation</text:span>. <text:span text:style-name="T172">A</text:span>nd th<text:span text:style-name="T173">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91"><text:span text:style-name="T2">This last week ends with the appearance of Jesus Christ to Shaul, commonly known as Paul, on his way to Damascus </text:span><text:span text:style-name="T2"><text:note text:id="ftn152" text:note-class="footnote"><text:note-citation>152</text:note-citation><text:note-body><text:p text:style-name="Footnote"><text:alphabetical-index-mark-start text:id="IMark94000720179888"/><text:span text:style-name="T2">Acts 9</text:span><text:alphabetical-index-mark-end text:id="IMark94000720179888"/><text:span text:style-name="T2"> </text:span><text:a xlink:type="simple" xlink:href="https://www.biblegateway.com/passage/?search=Acts+9&amp;version=KJV" text:style-name="Internet_20_link" text:visited-style-name="Visited_20_Internet_20_Link"><text:span text:style-name="Definition"><text:span text:style-name="T2">KJV</text:span></text:span></text:a></text:p></text:note-body></text:note></text:span><text:span text:style-name="T2">, just 7 years after Jesus Christ was baptized by John the Baptist, </text:span><text:span text:style-name="T38">event that</text:span><text:span text:style-name="T2"> mark</text:span><text:span text:style-name="T38">ed</text:span><text:span text:style-name="T2"> the beginning of this last week. It is with this last act that Jesus Christ brings “</text:span><text:span text:style-name="T39">i</text:span>n everlasting righteousness”, and “seal<text:span text:style-name="T175">s</text:span> up the vision and prophecy<text:span text:style-name="T2">”, thus completing </text:span><text:span text:style-name="T39">the </text:span><text:span text:style-name="T2">70 weeks. Sealing the 70 weeks.</text:span></text:p>
      <text:p text:style-name="P2">There are no weeks floating around in <text:span text:style-name="T176">the</text:span> vacuum as some <text:span text:style-name="T176">people </text:span>believe. <text:span text:style-name="T325">That</text:span><text:span text:style-name="T177">’s n</text:span>ot th<text:span text:style-name="T325">e</text:span> way bible prophecy works. Either it is fulfilled or it is not fulfilled. This <text:span text:style-name="T177">was</text:span> fulfilled perfectly. The hebrew is a bit obscure, but <text:span text:style-name="T177">you</text:span> don't need to speak perfect hebrew to interpret it correctly. <text:span text:style-name="T177">You </text:span>only need to use the internet.</text:p>
      <text:p text:style-name="P2"><text:soft-page-break/>Understanding that the 70 weeks are complete, <text:alphabetical-index-mark-start text:id="IMark94000720179888"/>Daniel 9<text:alphabetical-index-mark-end text:id="IMark94000720179888"/> is consistent with <text:alphabetical-index-mark-start text:id="IMark94000720179808"/>Daniel 12<text:alphabetical-index-mark-end text:id="IMark94000720179808"/> in identifying the "Abomination of Desolation" with the Muhammad's temple<text:span text:style-name="T178">s</text:span> complex above the Holy Place in Jerusalem.</text:p>
      <text:h text:style-name="P115"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000723284352"/>Daniel 11<text:alphabetical-index-mark-end text:id="IMark94000723284352"/>.</text:p>
      <text:p text:style-name="P32"><text:alphabetical-index-mark-start text:id="IMark94000720179808"/>Daniel 11<text:alphabetical-index-mark-end text:id="IMark94000720179808"/> anticipates how control over Jerusalem and the territory of Solomon's Israel alternate between northern forces and southern forces, represented in history by different <text:span text:style-name="T179">n</text:span>ames.</text:p>
      <text:p text:style-name="P32">In the narration of <text:alphabetical-index-mark-start text:id="IMark94000720179888"/>Daniel 11<text:alphabetical-index-mark-end text:id="IMark94000720179888"/> <text:note text:id="ftn153" text:note-class="footnote"><text:note-citation>153</text:note-citation><text:note-body><text:p text:style-name="Footnote"><text:alphabetical-index-mark-start text:id="IMark94000778264784"/><text:span text:style-name="T2">Daniel 11</text:span><text:alphabetical-index-mark-end text:id="IMark94000778264784"/><text:span text:style-name="T2"> </text:span><text:a xlink:type="simple" xlink:href="https://www.biblegateway.com/passage/?search=Daniel+11&amp;version=KJV" text:style-name="Internet_20_link" text:visited-style-name="Visited_20_Internet_20_Link"><text:span text:style-name="Definition"><text:span text:style-name="T2">KJV</text:span></text:span></text:a></text:p></text:note-body></text:note><text:s/>it can be observed how the power over the territory over and around Jerusalem, since the Medo-Persian alliance takes control, has been alternating between forces of the <text:span text:style-name="T179">n</text:span>orth and forces <text:span text:style-name="T179">of the south </text:span><text:note text:id="ftn154" text:note-class="footnote"><text:note-citation>1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http://www.centuryone.com/hstjrslm.html</text:span></text:span></text:a></text:p></text:note-body></text:note>. <text:span text:style-name="T179">Some characters</text:span> can be identified <text:span text:style-name="T179">such </text:span>as Alexander the Great, some Antiochus, some Ptolemies, some Caesar and some periods such as the Byzantine, the first Muslim, the Crusades and the second Muslim <text:span text:style-name="T179">period</text:span>.</text:p>
      <text:p text:style-name="P32">The key, as always, to be able to understand a passage of the scriptures, is Our Lord Jesus Christ. It should first be noted that the word H1285 <text:note text:id="ftn155" text:note-class="footnote"><text:note-citation>155</text:note-citation><text:note-body><text:p text:style-name="Footnote"><text:a xlink:type="simple" xlink:href="https://biblehub.com/hebrew/1285.htm" text:style-name="Internet_20_link" text:visited-style-name="Visited_20_Internet_20_Link"><text:span text:style-name="Definition"><text:span text:style-name="T2">H1285</text:span></text:span></text:a></text:p></text:note-body></text:note>, translated as “covenant”, is only used by Daniel on 6 occasions and always to represent the <text:span text:style-name="T179">H</text:span>oly pact between God and his <text:span text:style-name="T179">people</text:span>. This allows us to identify that in the narrative Jesus Christ is represented by the phrase "the Prince of the Covenant" or "<text:span text:style-name="T179">the Leader</text:span> of the Covenant". <text:span text:style-name="T179">And</text:span> this allows establishing a central point <text:span text:style-name="T179">in </text:span>time to the narration and thus be<text:span text:style-name="T179">ing</text:span> able to map <text:span text:style-name="T179">the </text:span>history of the territory of the current Israel with the narration.</text:p>
      <text:p text:style-name="P33"><text:soft-page-break/>Understanding that the <text:span text:style-name="T180">time of </text:span>"<text:span text:style-name="T180">the </text:span>Prince of the Covenant" in <text:alphabetical-index-mark-start text:id="IMark94000806667216"/>Daniel 11<text:alphabetical-index-mark-end text:id="IMark94000806667216"/> corresponds to the time of Jesus Christ, then the moment in which <text:alphabetical-index-mark-start text:id="IMark94000723300384"/>Daniel 11<text:alphabetical-index-mark-end text:id="IMark94000723300384"/> mentions the "Abomination of Desolation" <text:span text:style-name="T180">can be mapped</text:span> to <text:span text:style-name="T180">the time of </text:span>control <text:span text:style-name="T180">by</text:span> the early Muslim period over Jerusalem, and with the time when the Muslim temple<text:span text:style-name="T180">s</text:span> complex was built on <text:span text:style-name="T180">the Holy </text:span>Mount in Jerusalem.</text:p>
      <text:p text:style-name="P2">The three mentions in the Tanakh of the "Abomination of Desolation" are consistent in identifying it with Muhammad's temple<text:span text:style-name="T181">s</text:span> complex above of the Holy Place in Jerusalem.</text:p>
      <text:h text:style-name="P112"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92">the last </text:span>100 years.</text:p>
      <text:p text:style-name="P92"><text:span text:style-name="T2">In </text:span><text:alphabetical-index-mark-start text:id="IMark94000732578416"/><text:span text:style-name="T2">Deuteronomy 30</text:span><text:alphabetical-index-mark-end text:id="IMark94000732578416"/><text:span text:style-name="T2"> the end is announced from the beginning, it says that: after Jehovah </text:span><text:span text:style-name="Bible_5f_text"><text:span text:style-name="T2">“</text:span></text:span><text:span text:style-name="Bible_5f_text"><text:span text:style-name="T40">r</text:span></text:span><text:span text:style-name="Bible_5f_text">ooted them out of their land in anger, and in wrath, and in great indignation, and cast them into another land</text:span><text:span text:style-name="Bible_5f_text"><text:span text:style-name="T2">” </text:span></text:span><text:span text:style-name="Bible_5f_text"><text:span text:style-name="T2"><text:note text:id="ftn156" text:note-class="footnote"><text:note-citation>156</text:note-citation><text:note-body><text:p text:style-name="Footnote"><text:alphabetical-index-mark-start text:id="IMark94000723363104"/><text:span text:style-name="T2">Deuteronomy 29</text:span><text:alphabetical-index-mark-end text:id="IMark94000723363104"/><text:span text:style-name="T2">:28 </text:span><text:a xlink:type="simple" xlink:href="https://www.biblegateway.com/passage/?search=Deuteronomy+29%3A28&amp;version=KJV" text:style-name="Internet_20_link" text:visited-style-name="Visited_20_Internet_20_Link"><text:span text:style-name="Definition"><text:span text:style-name="T2">KJV</text:span></text:span></text:a></text:p></text:note-body></text:note></text:span></text:span><text:span text:style-name="T2"><text:s/>; and after: </text:span><text:span text:style-name="Bible_5f_text"><text:span text:style-name="T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text:note text:id="ftn157" text:note-class="footnote"><text:note-citation>157</text:note-citation><text:note-body><text:p text:style-name="Footnote"><text:alphabetical-index-mark-start text:id="IMark94000806667216"/><text:span text:style-name="T2">Deuteronomy 30</text:span><text:alphabetical-index-mark-end text:id="IMark94000806667216"/><text:span text:style-name="T2">:24-26 </text:span><text:a xlink:type="simple" xlink:href="https://www.biblegateway.com/passage/?search=Deuteronomy+29%3A24-26&amp;version=WEB" text:style-name="Internet_20_link" text:visited-style-name="Visited_20_Internet_20_Link"><text:span text:style-name="Definition"><text:span text:style-name="T40">WEB</text:span></text:span></text:a></text:p></text:note-body></text:note></text:span></text:span><text:span text:style-name="T2">; </text:span><text:span text:style-name="T40">and </text:span><text:span text:style-name="Bible_5f_text"><text:span text:style-name="T2">“</text:span></text:span><text:span text:style-name="Bible_5f_text"><text:span text:style-name="T40">when a</text:span></text:span><text:span text:style-name="Bible_5f_text"><text:span text:style-name="T2">ll these things have come on you, the blessing and the curse, which I have set before you" </text:span></text:span><text:span text:style-name="Bible_5f_text"><text:span text:style-name="T2"><text:note text:id="ftn158" text:note-class="footnote"><text:note-citation>158</text:note-citation><text:note-body><text:p text:style-name="Footnote"><text:alphabetical-index-mark-start text:id="IMark94000732578416"/><text:span text:style-name="T2">Deuteronomy 30</text:span><text:alphabetical-index-mark-end text:id="IMark94000732578416"/><text:span text:style-name="T2">:1 </text:span><text:a xlink:type="simple" xlink:href="https://www.biblegateway.com/passage/?search=Deuteronomy+30%3A1&amp;version=WEB" text:style-name="Internet_20_link" text:visited-style-name="Visited_20_Internet_20_Link"><text:span text:style-name="Definition"><text:span text:style-name="T40">WEB</text:span></text:span></text:a></text:p></text:note-body></text:note></text:span></text:span><text:span text:style-name="T2">; </text:span><text:span text:style-name="Bible_5f_text"><text:span text:style-name="T2">“</text:span></text:span><text:span text:style-name="Bible_5f_text"><text:span text:style-name="T40">THEN</text:span></text:span><text:span text:style-name="Bible_5f_text"><text:span text:style-name="T2"> Yahweh your God will release you from captivity, have compassion on you, and will return and gather you from all the peoples where Yahweh your </text:span></text:span><text:soft-page-break/><text:span text:style-name="Bible_5f_text"><text:span text:style-name="T2">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40">YOU</text:span></text:span><text:span text:style-name="Bible_5f_text"><text:span text:style-name="T2"> </text:span></text:span><text:span text:style-name="Bible_5f_text"><text:span text:style-name="T40">WILL</text:span></text:span><text:span text:style-name="Bible_5f_text"><text:span text:style-name="T2"> </text:span></text:span><text:span text:style-name="Bible_5f_text"><text:span text:style-name="T40">POSSESS</text:span></text:span><text:span text:style-name="Bible_5f_text"><text:span text:style-name="T2"> </text:span></text:span><text:span text:style-name="Bible_5f_text"><text:span text:style-name="T40">IT</text:span></text:span><text:span text:style-name="Bible_5f_text"><text:span text:style-name="T2">. He will do you good, and increase your numbers more than your fathers” </text:span></text:span><text:span text:style-name="Bible_5f_text"><text:span text:style-name="T2"><text:note text:id="ftn159" text:note-class="footnote"><text:note-citation>159</text:note-citation><text:note-body><text:p text:style-name="Footnote"><text:alphabetical-index-mark-start text:id="IMark94000778212064"/><text:span text:style-name="T2">Deuteronomy 30</text:span><text:alphabetical-index-mark-end text:id="IMark94000778212064"/><text:span text:style-name="T2">:3-5 </text:span><text:a xlink:type="simple" xlink:href="https://www.biblegateway.com/passage/?search=Deuteronomy+30%3A3-5&amp;version=WEB" text:style-name="Internet_20_link" text:visited-style-name="Visited_20_Internet_20_Link"><text:span text:style-name="Definition"><text:span text:style-name="T40">WEB</text:span></text:span></text:a></text:p></text:note-body></text:note></text:span></text:span><text:span text:style-name="T2">.</text:span></text:p>
      <text:p text:style-name="P2">Since the time of Moses, more than 1400 <text:span text:style-name="T326">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82">the year </text:span>1000 before Jesus Christ and 930 <text:span text:style-name="T182">before Jesus Christ</text:span>, and then they would be cursed <text:span text:style-name="T182">for</text:span> break<text:span text:style-name="T182">ing</text:span> the pact and worship<text:span text:style-name="T182">ing</text:span> other Gods. <text:span text:style-name="T182">A</text:span>nd Nebuchadnezzar would be in charge to execute one of the most important moments of such curses <text:span text:style-name="T182">when he </text:span>invade<text:span text:style-name="T182">s</text:span> the only thing left to invade, Jerusalem, in the year 587 or 586 before Jesus Christ, at which time the temple built by Solomon almost 400 years before was completely destroyed. <text:span text:style-name="T182">M</text:span>oment from which, the descendants of Jacob, the Israelites, could never again buy and sell land, to be owners of that land, until the year 1948, more than 2500 years later, when God beg<text:span text:style-name="T182">an</text:span> to fulfill his promise to bring them back to their land.</text:p>
      <text:p text:style-name="P2">The <text:span text:style-name="T183">birth</text:span> of the current country <text:span text:style-name="T183">of </text:span>Israel was announced almost 3500 years <text:span text:style-name="T183">before</text:span> by the <text:span text:style-name="T183">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text:span><text:soft-page-break/><text:span text:style-name="Bible_5f_text">righteousness near. It is not far off, and my salvation will not wait. I will grant salvation to Zion, my glory to Israel” </text:span><text:span text:style-name="Bible_5f_text"><text:note text:id="ftn160" text:note-class="footnote"><text:note-citation>160</text:note-citation><text:note-body><text:p text:style-name="Footnote"><text:alphabetical-index-mark-start text:id="IMark94000778258032"/><text:span text:style-name="T2">Isaiah 46</text:span><text:alphabetical-index-mark-end text:id="IMark94000778258032"/><text:span text:style-name="T2">:9-13 </text:span><text:a xlink:type="simple" xlink:href="https://www.biblegateway.com/passage/?search=isaias+46%3A9-13&amp;version=WEB" text:style-name="Internet_20_link" text:visited-style-name="Visited_20_Internet_20_Link"><text:span text:style-name="Definition"><text:span text:style-name="T41">WEB</text:span></text:span></text:a></text:p></text:note-body></text:note></text:span>.</text:p>
      <text:p text:style-name="P2">Jehovah also speaks to us through Jeremiah. In <text:alphabetical-index-mark-start text:id="IMark94000720179888"/>Jeremiah 29<text:alphabetical-index-mark-end text:id="IMark94000720179888"/> to 33 <text:span text:style-name="T184">He</text:span> gives various details of what is only happening <text:span text:style-name="T184">until now</text:span>.</text:p>
      <text:p text:style-name="P2"><text:span text:style-name="T185">First</text:span> it mentions that <text:span text:style-name="Bible_5f_text">"After seventy years are accomplished for Babylon, I will visit you and perform my good word toward you, in causing you to return to this place” </text:span><text:span text:style-name="Bible_5f_text"><text:note text:id="ftn161" text:note-class="footnote"><text:note-citation>161</text:note-citation><text:note-body><text:p text:style-name="Footnote"><text:alphabetical-index-mark-start text:id="IMark94000723293008"/><text:span text:style-name="T2">Jeremiah 29</text:span><text:alphabetical-index-mark-end text:id="IMark94000723293008"/><text:span text:style-name="T2">:10 </text:span><text:a xlink:type="simple" xlink:href="https://www.biblegateway.com/passage/?search=Jeremiah+29%3A10&amp;version=WEB" text:style-name="Internet_20_link" text:visited-style-name="Visited_20_Internet_20_Link"><text:span text:style-name="Definition"><text:span text:style-name="T42">WEB</text:span></text:span></text:a></text:p></text:note-body></text:note></text:span>. <text:span text:style-name="T187">T</text:span>hose seventy years range from when Daniel is taken into exile <text:span text:style-name="T187">to</text:span> Babylon in 607 before Jesus Christ until some of the exiles return to Jerusalem <text:span text:style-name="T187">from</text:span> Babylon in 537 <text:span text:style-name="T187">before Jesus Christ</text:span> with the permission of Cyrus.</text:p>
      <text:p text:style-name="P2">But <text:span text:style-name="T185">then </text:span><text:span text:style-name="T186">it</text:span> also tells us about another time when <text:span text:style-name="T187">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62" text:note-class="footnote"><text:note-citation>162</text:note-citation><text:note-body><text:p text:style-name="Footnote"><text:alphabetical-index-mark-start text:id="IMark94000806667216"/><text:span text:style-name="T2">Jeremiah 29</text:span><text:alphabetical-index-mark-end text:id="IMark94000806667216"/><text:span text:style-name="T2">:14 </text:span><text:a xlink:type="simple" xlink:href="https://www.biblegateway.com/passage/?search=Jeremiah+29%3A14&amp;version=WEB" text:style-name="Internet_20_link" text:visited-style-name="Visited_20_Internet_20_Link"><text:span text:style-name="Definition"><text:span text:style-name="T42">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163" text:note-class="footnote"><text:note-citation>163</text:note-citation><text:note-body><text:p text:style-name="Footnote"><text:alphabetical-index-mark-start text:id="IMark94000723366576"/><text:span text:style-name="T2">Jeremiah 30</text:span><text:alphabetical-index-mark-end text:id="IMark94000723366576"/><text:span text:style-name="T2">:3 </text:span><text:a xlink:type="simple" xlink:href="https://www.biblegateway.com/passage/?search=Jeremiah+30%3A3&amp;version=WEB" text:style-name="Internet_20_link" text:visited-style-name="Visited_20_Internet_20_Link"><text:span text:style-name="Definition"><text:span text:style-name="T42">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164" text:note-class="footnote"><text:note-citation>164</text:note-citation><text:note-body><text:p text:style-name="Footnote"><text:alphabetical-index-mark-start text:id="IMark94000723363024"/><text:span text:style-name="T2">Jeremiah 30</text:span><text:alphabetical-index-mark-end text:id="IMark94000723363024"/><text:span text:style-name="T2">:8 </text:span><text:a xlink:type="simple" xlink:href="https://www.biblegateway.com/passage/?search=Jeremiah+30%3A8&amp;version=WEB" text:style-name="Internet_20_link" text:visited-style-name="Visited_20_Internet_20_Link"><text:span text:style-name="Definition"><text:span text:style-name="T43">WEB</text:span></text:span></text:a></text:p></text:note-body></text:note></text:span>, and that <text:span text:style-name="Bible_5f_text">“Jacob will return, and will be quiet and at ease. No one will make him afraid” </text:span><text:span text:style-name="Bible_5f_text"><text:note text:id="ftn165" text:note-class="footnote"><text:note-citation>165</text:note-citation><text:note-body><text:p text:style-name="Footnote"><text:alphabetical-index-mark-start text:id="IMark94000720275408"/><text:span text:style-name="T2">Jeremiah 30</text:span><text:alphabetical-index-mark-end text:id="IMark94000720275408"/><text:span text:style-name="T2">:10 </text:span><text:a xlink:type="simple" xlink:href="https://www.biblegateway.com/passage/?search=Jeremiah+30%3A10&amp;version=WEB" text:style-name="Internet_20_link" text:visited-style-name="Visited_20_Internet_20_Link"><text:span text:style-name="Definition"><text:span text:style-name="T43">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6" text:note-class="footnote"><text:note-citation>166</text:note-citation><text:note-body><text:p text:style-name="P90"><text:alphabetical-index-mark-start text:id="IMark94000732247792"/><text:span text:style-name="T2">Jeremiah </text:span>30<text:alphabetical-index-mark-end text:id="IMark94000732247792"/>:20 <text:a xlink:type="simple" xlink:href="https://www.biblegateway.com/passage/?search=Jeremiah+30%3A20&amp;version=WEB" text:style-name="Internet_20_link" text:visited-style-name="Visited_20_Internet_20_Link"><text:span text:style-name="T188">WEB</text:span></text:a></text:p></text:note-body></text:note></text:span>, and that <text:span text:style-name="Bible_5f_text">“At that time, says Yahweh, I will be the God of all the </text:span><text:soft-page-break/><text:span text:style-name="Bible_5f_text">families of Israel, and they will be my people” </text:span><text:span text:style-name="Bible_5f_text"><text:note text:id="ftn167" text:note-class="footnote"><text:note-citation>167</text:note-citation><text:note-body><text:p text:style-name="Footnote"><text:alphabetical-index-mark-start text:id="IMark94000778089872"/><text:span text:style-name="T2">Jeremiah 31</text:span><text:alphabetical-index-mark-end text:id="IMark94000778089872"/><text:span text:style-name="T2">:1 </text:span><text:a xlink:type="simple" xlink:href="https://www.biblegateway.com/passage/?search=Jeremiah+31%3A1&amp;version=WEB" text:style-name="Internet_20_link" text:visited-style-name="Visited_20_Internet_20_Link"><text:span text:style-name="Definition"><text:span text:style-name="T44">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8" text:note-class="footnote"><text:note-citation>168</text:note-citation><text:note-body><text:p text:style-name="Footnote"><text:alphabetical-index-mark-start text:id="IMark94000720275408"/><text:span text:style-name="T2">Jeremiah 31</text:span><text:alphabetical-index-mark-end text:id="IMark94000720275408"/><text:span text:style-name="T2">:4-5 </text:span><text:a xlink:type="simple" xlink:href="https://www.biblegateway.com/passage/?search=Jeremiah+31%3A4-5&amp;version=WEB" text:style-name="Internet_20_link" text:visited-style-name="Visited_20_Internet_20_Link"><text:span text:style-name="Definition"><text:span text:style-name="T44">WEB</text:span></text:span></text:a></text:p></text:note-body></text:note></text:span>, and that they <text:span text:style-name="Bible_5f_text">“Sing with gladness for Jacob, and shout for the CHIEF of the nations” </text:span><text:span text:style-name="Bible_5f_text"><text:note text:id="ftn169" text:note-class="footnote"><text:note-citation>169</text:note-citation><text:note-body><text:p text:style-name="Footnote"><text:alphabetical-index-mark-start text:id="IMark94000723363024"/><text:span text:style-name="T2">Jeremiah 31</text:span><text:alphabetical-index-mark-end text:id="IMark94000723363024"/><text:span text:style-name="T2">:7 </text:span><text:a xlink:type="simple" xlink:href="https://www.biblegateway.com/passage/?search=Jeremiah+31%3A7&amp;version=WEB" text:style-name="Internet_20_link" text:visited-style-name="Visited_20_Internet_20_Link"><text:span text:style-name="Definition"><text:span text:style-name="T44">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70" text:note-class="footnote"><text:note-citation>170</text:note-citation><text:note-body><text:p text:style-name="Footnote"><text:alphabetical-index-mark-start text:id="IMark94000778089872"/><text:span text:style-name="T2">Jeremiah 31</text:span><text:alphabetical-index-mark-end text:id="IMark94000778089872"/><text:span text:style-name="T2">:8 </text:span><text:a xlink:type="simple" xlink:href="https://www.biblegateway.com/passage/?search=Jeremiah+31%3A8&amp;version=WEB" text:style-name="Internet_20_link" text:visited-style-name="Visited_20_Internet_20_Link"><text:span text:style-name="Definition"><text:span text:style-name="T44">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71" text:note-class="footnote"><text:note-citation>171</text:note-citation><text:note-body><text:p text:style-name="Footnote"><text:alphabetical-index-mark-start text:id="IMark94000750682048"/><text:span text:style-name="T2">Jeremiah 31</text:span><text:alphabetical-index-mark-end text:id="IMark94000750682048"/><text:span text:style-name="T2">:10 </text:span><text:a xlink:type="simple" xlink:href="https://www.biblegateway.com/passage/?search=Jeremiah+31%3A10&amp;version=WEB" text:style-name="Internet_20_link" text:visited-style-name="Visited_20_Internet_20_Link"><text:span text:style-name="Definition"><text:span text:style-name="T44">WEB</text:span></text:span></text:a></text:p></text:note-body></text:note></text:span>, and that Jerusalem <text:span text:style-name="Bible_5f_text">“will NOT BE plucked up or thrown down ANY MORE FOREVER” </text:span><text:span text:style-name="Bible_5f_text"><text:note text:id="ftn172" text:note-class="footnote"><text:note-citation>172</text:note-citation><text:note-body><text:p text:style-name="Footnote"><text:alphabetical-index-mark-start text:id="IMark94000723222208"/><text:span text:style-name="T2">Jeremiah 31</text:span><text:alphabetical-index-mark-end text:id="IMark94000723222208"/><text:span text:style-name="T2">:40 </text:span><text:a xlink:type="simple" xlink:href="https://www.biblegateway.com/passage/?search=Jeremiah+31%3A40&amp;version=WEB" text:style-name="Internet_20_link" text:visited-style-name="Visited_20_Internet_20_Link"><text:span text:style-name="Definition"><text:span text:style-name="T44">WEB</text:span></text:span></text:a></text:p></text:note-body></text:note></text:span>.</text:p>
      <text:p text:style-name="P2">Jeremiah was a prophet who announced, according to Jeremiah 21, that Jehovah <text:span text:style-name="T189">would </text:span>deliver what was left of Judah and Jerusalem to Nebuchadnezzar, king of Babylon, and that this <text:span text:style-name="T189">king</text:span> would not spare them or have compassion or mercy. That Jerusalem would be burned and given up and that he who <text:span text:style-name="T189">would turn</text:span> to the Chaldeans, to those who had <text:span text:style-name="T189">Jerusalem</text:span> besieged, he would live. And that Zedekiah, the king of Judah, would be taken prisoner to Babylon. And in Jeremiah 26 tells us that Jeremiah is threatened with death <text:span text:style-name="T189">for</text:span> prophesy<text:span text:style-name="T189">ing</text:span> against Jerusalem. He also prophesies, according to <text:alphabetical-index-mark-start text:id="IMark94000778089872"/>Jeremiah 29<text:alphabetical-index-mark-end text:id="IMark94000778089872"/>, that the captivity in Babylon w<text:span text:style-name="T189">ould</text:span> be long and that they <text:span text:style-name="T189">should </text:span>build and cultivate and eat the fruit of the crop, marry and have children, and seek peace and pray for the peace of the <text:soft-page-break/>Babylonians because the peace of Babylon it is the peace of <text:span text:style-name="T189">the </text:span>captives.</text:p>
      <text:p text:style-name="P34">All these prophecies that no one wanted to hear, <text:span text:style-name="T190">made</text:span> <text:span text:style-name="T190">him</text:span> end up imprisoned in the courtyard <text:span text:style-name="T190">of </text:span>the house of Zedekiah, the king of Judah. <text:span text:style-name="T190">A</text:span>nd <text:span text:style-name="T190">while </text:span>being prisoner, according to <text:alphabetical-index-mark-start text:id="IMark94000723293008"/>Jeremiah 32<text:alphabetical-index-mark-end text:id="IMark94000723293008"/>, Jehovah commands him to buy a piece of land from a his cousin named Hanameel as a sign that one day <text:span text:style-name="Bible_5f_text">“</text:span><text:span text:style-name="Bible_5f_text"><text:span text:style-name="T190">H</text:span></text:span><text:span text:style-name="Bible_5f_text">ouses and fields and vineyards shall be </text:span><text:span text:style-name="Bible_5f_text"><text:span text:style-name="T191">POSSESSED</text:span></text:span><text:span text:style-name="Bible_5f_text"> again in this land” </text:span><text:span text:style-name="Bible_5f_text"><text:note text:id="ftn173" text:note-class="footnote"><text:note-citation>173</text:note-citation><text:note-body><text:p text:style-name="Footnote"><text:alphabetical-index-mark-start text:id="IMark94000738894080"/><text:span text:style-name="T2">Jeremiah 32</text:span><text:alphabetical-index-mark-end text:id="IMark94000738894080"/><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 <text:span text:style-name="T190">the land of Israel</text:span>.</text:p>
      <text:p text:style-name="P93"><text:span text:style-name="T2">Jeremiah buys the land from his cousin, being imprisoned in the house of the king and knowing that Nebuchadnezzar is about to invade Jerusalem, as sign that one day </text:span><text:span text:style-name="Bible_5f_text"><text:span text:style-name="T2">“</text:span></text:span><text:span text:style-name="Bible_5f_text"><text:span text:style-name="T45">H</text:span></text:span><text:span text:style-name="Bible_5f_text">ouses and fields and vineyards shall be </text:span><text:span text:style-name="Bible_5f_text"><text:span text:style-name="T46">POSSESSED</text:span></text:span><text:span text:style-name="Bible_5f_text"> again in this land</text:span><text:span text:style-name="Bible_5f_text"><text:span text:style-name="T2">” </text:span></text:span><text:span text:style-name="Bible_5f_text"><text:span text:style-name="T2"><text:note text:id="ftn174" text:note-class="footnote"><text:note-citation>174</text:note-citation><text:note-body><text:p text:style-name="Footnote"><text:alphabetical-index-mark-start text:id="IMark94000723300384"/><text:span text:style-name="T2">Jeremiah 32</text:span><text:alphabetical-index-mark-end text:id="IMark94000723300384"/><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text:span><text:span text:style-name="T2">, the Israelite’</text:span><text:span text:style-name="T45">s land</text:span><text:span text:style-name="T2">.</text:span></text:p>
      <text:p text:style-name="P2">This prophecy is only fulfilled until the 20th century after Jesus Christ, less than 100 years ago, when the country of Israel was founded in 1948, and the descendants of Abraham <text:span text:style-name="T192">did</text:span> return to <text:span text:style-name="T192">POSSESS</text:span> <text:span text:style-name="T192">land </text:span>in what <text:span text:style-name="T192">is </text:span>now Israel.</text:p>
      <text:p text:style-name="P94"><text:span text:style-name="T2">Jehovah also announces, according to </text:span><text:alphabetical-index-mark-start text:id="IMark94000720275408"/><text:span text:style-name="T2">Jeremiah 32</text:span><text:alphabetical-index-mark-end text:id="IMark94000720275408"/><text:span text:style-name="T2">, that </text:span><text:span text:style-name="Bible_5f_text"><text:span text:style-name="T2">“</text:span></text:span><text:span text:style-name="Bible_5f_text"><text:span text:style-name="T47">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 </text:span></text:span><text:span text:style-name="Bible_5f_text"><text:span text:style-name="T2"><text:note text:id="ftn175" text:note-class="footnote"><text:note-citation>175</text:note-citation><text:note-body><text:p text:style-name="Footnote"><text:alphabetical-index-mark-start text:id="IMark94000732247792"/><text:span text:style-name="T2">Jeremiah 32</text:span><text:alphabetical-index-mark-end text:id="IMark94000732247792"/><text:span text:style-name="T2">:37 </text:span><text:a xlink:type="simple" xlink:href="https://www.biblegateway.com/passage/?search=Jeremiah+32%3A37&amp;version=KJV" text:style-name="Internet_20_link" text:visited-style-name="Visited_20_Internet_20_Link"><text:span text:style-name="Definition"><text:span text:style-name="T2">KJV</text:span></text:span></text:a></text:p></text:note-body></text:note></text:span></text:span><text:span text:style-name="T2">, and that </text:span><text:span text:style-name="Bible_5f_text"><text:span text:style-name="T2">“Fields WILL BE BOUGHT in this land, about which you say, It is desolate, without man or animal” </text:span></text:span><text:span text:style-name="Bible_5f_text"><text:span text:style-name="T2"><text:note text:id="ftn176" text:note-class="footnote"><text:note-citation>176</text:note-citation><text:note-body><text:p text:style-name="Footnote"><text:alphabetical-index-mark-start text:id="IMark94000778204016"/><text:span text:style-name="T2">Jeremiah 32</text:span><text:alphabetical-index-mark-end text:id="IMark94000778204016"/><text:span text:style-name="T2">:43 </text:span><text:a xlink:type="simple" xlink:href="https://www.biblegateway.com/passage/?search=Jeremiah+32%3A43&amp;version=WEB" text:style-name="Internet_20_link" text:visited-style-name="Visited_20_Internet_20_Link"><text:span text:style-name="Definition"><text:span text:style-name="T47">WEB</text:span></text:span></text:a></text:p></text:note-body></text:note></text:span></text:span><text:span text:style-name="T2">.</text:span></text:p>
      <text:p text:style-name="P2">Jehovah announces in <text:alphabetical-index-mark-start text:id="IMark94000723222944"/>Jeremiah 16<text:alphabetical-index-mark-end text:id="IMark9400072322294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text:span><text:soft-page-break/><text:span text:style-name="Bible_5f_text">driven them. I will bring them again into their land that I gave to their fathers" </text:span><text:span text:style-name="Bible_5f_text"><text:note text:id="ftn177" text:note-class="footnote"><text:note-citation>177</text:note-citation><text:note-body><text:p text:style-name="Footnote"><text:alphabetical-index-mark-start text:id="IMark94000723300384"/><text:span text:style-name="T2">Jeremiah 16</text:span><text:alphabetical-index-mark-end text:id="IMark94000723300384"/><text:span text:style-name="T2">:14-15 </text:span><text:a xlink:type="simple" xlink:href="https://www.biblegateway.com/passage/?search=Jeremiah+16%3A14-15&amp;version=WEB" text:style-name="Internet_20_link" text:visited-style-name="Visited_20_Internet_20_Link"><text:span text:style-name="Definition"><text:span text:style-name="T47">WEB</text:span></text:span></text:a></text:p></text:note-body></text:note></text:span>.</text:p>
      <text:p text:style-name="P2">This prophecy, according to which YHWH will be known as the one who gathered the Jews of all the nations into which <text:span text:style-name="T193">H</text:span>e had scattered them, in<text:span text:style-name="T193">to</text:span> the <text:span text:style-name="T193">land that</text:span> is now Israel, just as <text:span text:style-name="T193">He</text:span> had announced thousands of years before, is already starting to come true.</text:p>
      <text:p text:style-name="P95"><text:span text:style-name="T2">Isaiah also prophesies in </text:span><text:alphabetical-index-mark-start text:id="IMark94000723363360"/><text:span text:style-name="T2">Isaiah 11</text:span><text:alphabetical-index-mark-end text:id="IMark94000723363360"/><text:span text:style-name="T2"> that God </text:span><text:span text:style-name="Bible_5f_text"><text:span text:style-name="T2">“</text:span></text:span><text:span text:style-name="Bible_5f_text"><text:span text:style-name="T48">wil</text:span></text:span><text:span text:style-name="Bible_5f_text"><text:span text:style-name="T72">l</text:span></text:span><text:span text:style-name="Bible_5f_text"><text:span text:style-name="T48"> </text:span></text:span><text:span text:style-name="Bible_5f_text"><text:span text:style-name="T62">a</text:span></text:span><text:span text:style-name="Bible_5f_text">ssemble the outcasts of Israel, and gather together the dispersed of Judah from the four corners of the earth</text:span><text:span text:style-name="Bible_5f_text"><text:span text:style-name="T2">” </text:span></text:span><text:span text:style-name="Bible_5f_text"><text:span text:style-name="T2"><text:note text:id="ftn178" text:note-class="footnote"><text:note-citation>178</text:note-citation><text:note-body><text:p text:style-name="Footnote"><text:alphabetical-index-mark-start text:id="IMark94000778259456"/><text:span text:style-name="T2">Isaiah 11</text:span><text:alphabetical-index-mark-end text:id="IMark94000778259456"/><text:span text:style-name="T2">:12 </text:span><text:a xlink:type="simple" xlink:href="https://www.biblegateway.com/passage/?search=Isaiah+11%3A12&amp;version=WEB" text:style-name="Internet_20_link" text:visited-style-name="Visited_20_Internet_20_Link"><text:span text:style-name="Definition"><text:span text:style-name="T48">WEB</text:span></text:span></text:a></text:p></text:note-body></text:note></text:span></text:span><text:span text:style-name="T2">.</text:span></text:p>
      <text:p text:style-name="P2">In <text:alphabetical-index-mark-start text:id="IMark94000778259456"/>Ezekiel 11<text:alphabetical-index-mark-end text:id="IMark94000778259456"/>, Jehovah announces that <text:span text:style-name="Bible_5f_text">“I will gather you from the peoples, and assemble you out of the countries where you have been scattered, and I will give you the land of Israel” </text:span><text:span text:style-name="Bible_5f_text"><text:note text:id="ftn179" text:note-class="footnote"><text:note-citation>179</text:note-citation><text:note-body><text:p text:style-name="Footnote"><text:alphabetical-index-mark-start text:id="IMark94000723278736"/><text:span text:style-name="T2">Ezekiel 11</text:span><text:alphabetical-index-mark-end text:id="IMark94000723278736"/><text:span text:style-name="T2">:17 </text:span><text:a xlink:type="simple" xlink:href="https://www.biblegateway.com/passage/?search=Ezekiel+11%3A17&amp;version=WEB" text:style-name="Internet_20_link" text:visited-style-name="Visited_20_Internet_20_Link"><text:span text:style-name="Definition"><text:span text:style-name="T48">WEB</text:span></text:span></text:a></text:p></text:note-body></text:note></text:span>. And in <text:alphabetical-index-mark-start text:id="IMark94000723222944"/>Ezekiel 37<text:alphabetical-index-mark-end text:id="IMark94000723222944"/>,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180" text:note-class="footnote"><text:note-citation>180</text:note-citation><text:note-body><text:p text:style-name="Footnote"><text:alphabetical-index-mark-start text:id="IMark94000723222944"/><text:span text:style-name="T2">Ezekiel 37</text:span><text:alphabetical-index-mark-end text:id="IMark94000723222944"/><text:span text:style-name="T2">:22 </text:span><text:a xlink:type="simple" xlink:href="https://www.biblegateway.com/passage/?search=Ezekiel+37%3A22&amp;version=WEB" text:style-name="Internet_20_link" text:visited-style-name="Visited_20_Internet_20_Link"><text:span text:style-name="Definition"><text:span text:style-name="T49">WEB</text:span></text:span></text:a></text:p></text:note-body></text:note></text:span>.</text:p>
      <text:p text:style-name="P2">In <text:alphabetical-index-mark-start text:id="IMark94000719690608"/>Ezekiel 36<text:alphabetical-index-mark-end text:id="IMark94000719690608"/>,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81" text:note-class="footnote"><text:note-citation>181</text:note-citation><text:note-body><text:p text:style-name="Footnote"><text:alphabetical-index-mark-start text:id="IMark94000720275408"/><text:span text:style-name="T2">Ezekiel 36</text:span><text:alphabetical-index-mark-end text:id="IMark94000720275408"/><text:span text:style-name="T2">:22 </text:span><text:a xlink:type="simple" xlink:href="https://www.biblegateway.com/passage/?search=Ezekiel+36%3A22&amp;version=WEB" text:style-name="Internet_20_link" text:visited-style-name="Visited_20_Internet_20_Link"><text:span text:style-name="Definition"><text:span text:style-name="T50">WEB</text:span></text:span></text:a></text:p></text:note-body></text:note></text:span>, <text:span text:style-name="Bible_5f_text">“I will take you from among the nations and gather you out of all the countries, and will bring you into your own land” </text:span><text:span text:style-name="Bible_5f_text"><text:note text:id="ftn182" text:note-class="footnote"><text:note-citation>182</text:note-citation><text:note-body><text:p text:style-name="Footnote"><text:alphabetical-index-mark-start text:id="IMark94000723278736"/><text:span text:style-name="T2">Ezekiel 36</text:span><text:alphabetical-index-mark-end text:id="IMark94000723278736"/><text:span text:style-name="T2">:24 </text:span><text:a xlink:type="simple" xlink:href="https://www.biblegateway.com/passage/?search=Ezekiel+36%3A24&amp;version=WEB" text:style-name="Internet_20_link" text:visited-style-name="Visited_20_Internet_20_Link"><text:span text:style-name="Definition"><text:span text:style-name="T50">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83" text:note-class="footnote"><text:note-citation>183</text:note-citation><text:note-body><text:p text:style-name="Footnote"><text:alphabetical-index-mark-start text:id="IMark94000723278656"/><text:span text:style-name="T2">Ezekiel 36</text:span><text:alphabetical-index-mark-end text:id="IMark94000723278656"/><text:span text:style-name="T2">:32 </text:span><text:a xlink:type="simple" xlink:href="https://www.biblegateway.com/passage/?search=Ezekiel+36%3A32&amp;version=WEB" text:style-name="Internet_20_link" text:visited-style-name="Visited_20_Internet_20_Link"><text:span text:style-name="Definition"><text:span text:style-name="T50">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text:span><text:soft-page-break/><text:span text:style-name="Bible_5f_text">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4" text:note-class="footnote"><text:note-citation>184</text:note-citation><text:note-body><text:p text:style-name="Footnote"><text:alphabetical-index-mark-start text:id="IMark94000778259456"/><text:span text:style-name="T2">Ezekiel 36</text:span><text:alphabetical-index-mark-end text:id="IMark94000778259456"/><text:span text:style-name="T2">:34-36 </text:span><text:a xlink:type="simple" xlink:href="https://www.biblegateway.com/passage/?search=Ezekiel+36%3A34-36&amp;version=WEB" text:style-name="Internet_20_link" text:visited-style-name="Visited_20_Internet_20_Link"><text:span text:style-name="Definition"><text:span text:style-name="T50">WEB</text:span></text:span></text:a></text:p></text:note-body></text:note></text:span>.</text:p>
      <text:p text:style-name="P2">The existence of present-day Israel is a unique case in the entire history of humanity. The smallest <text:span text:style-name="T327">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194">that</text:span><text:span text:style-name="T77">’s</text:span> not all.</text:p>
      <text:p text:style-name="P35">In <text:alphabetical-index-mark-start text:id="IMark94000778259456"/>Amos 9<text:alphabetical-index-mark-end text:id="IMark94000778259456"/>,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5" text:note-class="footnote"><text:note-citation>185</text:note-citation><text:note-body><text:p text:style-name="Footnote"><text:alphabetical-index-mark-start text:id="IMark94000778204016"/><text:span text:style-name="T2">Amos 9</text:span><text:alphabetical-index-mark-end text:id="IMark94000778204016"/><text:span text:style-name="T2">:14-15 </text:span><text:a xlink:type="simple" xlink:href="https://www.biblegateway.com/passage/?search=Amos+9%3A14-15&amp;version=WEB" text:style-name="Internet_20_link" text:visited-style-name="Visited_20_Internet_20_Link"><text:span text:style-name="Definition"><text:span text:style-name="T51">WEB</text:span></text:span></text:a></text:p></text:note-body></text:note></text:span>.</text:p>
      <text:p text:style-name="P35">Israel is here to stay. Promise of the <text:span text:style-name="T195">C</text:span>reator God of Heaven and <text:span text:style-name="T195">Earth</text:span>.</text:p>
      <text:h text:style-name="P112" text:outline-level="4"><text:bookmark-start text:name="__RefHeading___Toc34923_4173466481"/>Details.<text:bookmark-end text:name="__RefHeading___Toc34923_4173466481"/></text:h>
      <text:p text:style-name="Text_20_body">As for the chapters about which there are doubts, <text:span text:style-name="T196">due to</text:span> the details, it is worth mentioning the following issues:</text:p>
      <text:h text:style-name="P115" text:outline-level="5"><text:bookmark-start text:name="__RefHeading___Toc34925_4173466481"/><text:soft-page-break/><text:span text:style-name="T1">Delivery</text:span>.<text:bookmark-end text:name="__RefHeading___Toc34925_4173466481"/></text:h>
      <text:p text:style-name="Text_20_body"><text:span text:style-name="T2">In </text:span><text:alphabetical-index-mark-start text:id="IMark94000778089872"/><text:span text:style-name="T2">Revelation 12</text:span><text:alphabetical-index-mark-end text:id="IMark94000778089872"/><text:span text:style-name="T2"> John says that: </text:span><text:span text:style-name="Bible_5f_text"><text:span text:style-name="T2">“</text:span></text:span><text:span text:style-name="Bible_5f_text"><text:span text:style-name="T52">t</text:span></text:span><text:span text:style-name="Bible_5f_text">here appeared a great wonder in heaven; a woman clothed with the sun, and the moon under her feet, and upon her head a crown of twelve stars: </text:span><text:span text:style-name="Bible_5f_text"><text:span text:style-name="T197">A</text:span></text:span><text:span text:style-name="Bible_5f_text">nd she being with child cried, travailing in birth, and pained to be delivered</text:span><text:span text:style-name="Bible_5f_text"><text:span text:style-name="T2">” </text:span></text:span><text:span text:style-name="Bible_5f_text"><text:span text:style-name="T2"><text:note text:id="ftn186" text:note-class="footnote"><text:note-citation>186</text:note-citation><text:note-body><text:p text:style-name="Footnote"><text:alphabetical-index-mark-start text:id="IMark94000723278656"/><text:span text:style-name="T2">Revelation 12</text:span><text:alphabetical-index-mark-end text:id="IMark94000723278656"/><text:span text:style-name="T2">:1 </text:span><text:a xlink:type="simple" xlink:href="https://www.biblegateway.com/passage/?search=Revelation+12&amp;version=KJV" text:style-name="Internet_20_link" text:visited-style-name="Visited_20_Internet_20_Link"><text:span text:style-name="Definition"><text:span text:style-name="T2">KJV</text:span></text:span></text:a></text:p></text:note-body></text:note></text:span></text:span><text:span text:style-name="T2">.</text:span></text:p>
      <text:p text:style-name="P2">Without coming to worship the stars, which would be idolatry, and without com<text:span text:style-name="T197">ing</text:span> to think that they influence our personality, which would be occultism or witchcraft, some <text:span text:style-name="T197">c</text:span>hristians accept that God gives us signs using the stars to identify milestones of prophecies <text:span text:style-name="T197">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000723278656"/>Daniel 12<text:alphabetical-index-mark-end text:id="IMark94000723278656"/> <text:note text:id="ftn187" text:note-class="footnote"><text:note-citation>187</text:note-citation><text:note-body><text:p text:style-name="Footnote"><text:alphabetical-index-mark-start text:id="IMark94000778211488"/><text:span text:style-name="T2">Daniel 12</text:span><text:alphabetical-index-mark-end text:id="IMark94000778211488"/><text:span text:style-name="T2">:1 </text:span><text:a xlink:type="simple" xlink:href="https://www.biblegateway.com/passage/?search=Daniel+12%3A1&amp;version=KJV" text:style-name="Internet_20_link" text:visited-style-name="Visited_20_Internet_20_Link"><text:span text:style-name="Definition"><text:span text:style-name="T2">KJV</text:span></text:span></text:a></text:p></text:note-body></text:note><text:s/>and another in <text:alphabetical-index-mark-start text:id="IMark94000720275408"/>Revelation 12<text:alphabetical-index-mark-end text:id="IMark94000720275408"/> <text:note text:id="ftn188" text:note-class="footnote"><text:note-citation>188</text:note-citation><text:note-body><text:p text:style-name="Footnote"><text:alphabetical-index-mark-start text:id="IMark94000778212064"/><text:span text:style-name="T2">Revelation 12</text:span><text:alphabetical-index-mark-end text:id="IMark94000778212064"/><text:span text:style-name="T2">:7 </text:span><text:a xlink:type="simple" xlink:href="https://www.biblegateway.com/passage/?search=Revelation+12%3A7&amp;version=KJV" text:style-name="Internet_20_link" text:visited-style-name="Visited_20_Internet_20_Link"><text:span text:style-name="Definition"><text:span text:style-name="T2">KJV</text:span></text:span></text:a></text:p></text:note-body></text:note>, and that in both occurrences the narratives seem to refer to similar events, we have to locate the <text:alphabetical-index-mark-start text:id="IMark94000719690608"/>Revelation 12<text:alphabetical-index-mark-end text:id="IMark94000719690608"/> narrative in sync with <text:alphabetical-index-mark-start text:id="IMark94000778089872"/>Daniel 12<text:alphabetical-index-mark-end text:id="IMark94000778089872"/>.</text:p>
      <text:p text:style-name="P2">If we do this, there is only one possible configuration of the sky in the which this signal could have occurred in the sky: on September 23 of 2017. And as a significant fact <text:span text:style-name="T197">we have </text:span>that it corresponded with the end of a very important annual biblical feast: the feast of Trumpets.</text:p>
      <text:p text:style-name="P36">The <text:alphabetical-index-mark-start text:id="IMark94000723278656"/>Revelation 12<text:alphabetical-index-mark-end text:id="IMark94000723278656"/> configuration has 12 stars above the head of the woman: the 9 stars of Leo and 3 more: Mercury, Mars and Venus. <text:span text:style-name="T197">It</text:span> has the moving star Jupiter, which traditionally represents the King, emerging from the center of the woman, has the Sun "<text:span text:style-name="T197">clothing</text:span>" the woman and has the moon at the woman's feet. Other candidates like August 29 <text:span text:style-name="T198">of</text:span> 439, or September 11 <text:span text:style-name="T198">of</text:span> 3 <text:span text:style-name="T198">before Jesus Christ</text:span>, or <text:span text:style-name="T198">the one in </text:span>August 16 <text:span text:style-name="T198">of</text:span> 3 <text:span text:style-name="T198">before Jesus Christ</text:span> simply do not meet all the features.</text:p>
      <text:p text:style-name="P2"><text:soft-page-break/>The woman would be Israel and <text:span text:style-name="T199">it </text:span>would <text:span text:style-name="T199">mean </text:span>the beginning of the spiritual birth of Abraham's descendants as a nation, the time when the inhabitants of Israel begin to be born into the kingdom of heaven by accepting <text:span text:style-name="T199">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200">people</text:span> born in Israel who are new believers in Yeshua seems to be exponential, according to this organization.</text:p>
      <text:p text:style-name="P37">If Michael's <text:span text:style-name="T200">synchronism</text:span> is correct, another great <text:span text:style-name="T200">synchronism</text:span> in the book of Revelation <text:span text:style-name="T201">can be established</text:span>:</text:p>
      <text:list text:style-name="L3">
        <text:list-item>
          <text:p text:style-name="P117">The time of the first 6 trumpets,</text:p>
        </text:list-item>
        <text:list-item>
          <text:p text:style-name="P117">The time of the two witnesses of <text:alphabetical-index-mark-start text:id="IMark94000720275408"/>Revelation 11<text:alphabetical-index-mark-end text:id="IMark94000720275408"/> <text:note text:id="ftn189" text:note-class="footnote"><text:note-citation>189</text:note-citation><text:note-body><text:p text:style-name="Footnote"><text:alphabetical-index-mark-start text:id="IMark94000778258032"/><text:span text:style-name="T2">Revelation 11</text:span><text:alphabetical-index-mark-end text:id="IMark94000778258032"/><text:span text:style-name="T2">:2 </text:span><text:a xlink:type="simple" xlink:href="https://www.biblegateway.com/passage/?search=Revelation+11%3A2&amp;version=KJV" text:style-name="Internet_20_link" text:visited-style-name="Visited_20_Internet_20_Link"><text:span text:style-name="Definition"><text:span text:style-name="T2">KJV</text:span></text:span></text:a><text:span text:style-name="T2"> Revelation 11:3 </text:span><text:a xlink:type="simple" xlink:href="https://www.biblegateway.com/passage/?search=Revelation+11%3A3&amp;version=KJV" text:style-name="Internet_20_link" text:visited-style-name="Visited_20_Internet_20_Link"><text:span text:style-name="Definition"><text:span text:style-name="T2">KJV</text:span></text:span></text:a></text:p></text:note-body></text:note>,</text:p>
        </text:list-item>
        <text:list-item>
          <text:p text:style-name="P117">The time of the woman in the desert of <text:alphabetical-index-mark-start text:id="IMark94000723278656"/>Revelation 12<text:alphabetical-index-mark-end text:id="IMark94000723278656"/> <text:note text:id="ftn190" text:note-class="footnote"><text:note-citation>190</text:note-citation><text:note-body><text:p text:style-name="Footnote"><text:alphabetical-index-mark-start text:id="IMark94000720275648"/><text:span text:style-name="T2">Revelation 12</text:span><text:alphabetical-index-mark-end text:id="IMark94000720275648"/><text:span text:style-name="T2">:6 </text:span><text:a xlink:type="simple" xlink:href="https://www.biblegateway.com/passage/?search=Revelation+12%3A6&amp;version=KJV" text:style-name="Internet_20_link" text:visited-style-name="Visited_20_Internet_20_Link"><text:span text:style-name="Definition"><text:span text:style-name="T2">KJV</text:span></text:span></text:a><text:span text:style-name="T2"> Revelation 12:14 </text:span><text:a xlink:type="simple" xlink:href="https://www.biblegateway.com/passage/?search=Revelation+12%3A14&amp;version=KJV" text:style-name="Internet_20_link" text:visited-style-name="Visited_20_Internet_20_Link"><text:span text:style-name="Definition"><text:span text:style-name="T2">KJV</text:span></text:span></text:a></text:p></text:note-body></text:note>, and</text:p>
        </text:list-item>
        <text:list-item>
          <text:p text:style-name="P117">The time of the first beast of <text:alphabetical-index-mark-start text:id="IMark94000723313408"/>Revelation 13<text:alphabetical-index-mark-end text:id="IMark94000723313408"/> <text:note text:id="ftn191" text:note-class="footnote"><text:note-citation>191</text:note-citation><text:note-body><text:p text:style-name="Footnote"><text:alphabetical-index-mark-start text:id="IMark94000723222944"/><text:span text:style-name="T2">Revelation 13</text:span><text:alphabetical-index-mark-end text:id="IMark94000723222944"/><text:span text:style-name="T2">:5 </text:span><text:a xlink:type="simple" xlink:href="https://www.biblegateway.com/passage/?search=Revelation+13%3A5&amp;version=KJV" text:style-name="Internet_20_link" text:visited-style-name="Visited_20_Internet_20_Link"><text:span text:style-name="Definition"><text:span text:style-name="T2">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202">Delivery</text:span> that occurs at the end of the first 6 seals of the book of Revelation and before the rapture that occurs between the sixth and seventh seals.</text:p>
      <text:h text:style-name="P115" text:outline-level="5"><text:bookmark-start text:name="__RefHeading___Toc34927_4173466481"/>7 messengers.<text:bookmark-end text:name="__RefHeading___Toc34927_4173466481"/></text:h>
      <text:p text:style-name="Text_20_body"><text:span text:style-name="T2">If in </text:span><text:alphabetical-index-mark-start text:id="IMark94000720275408"/><text:span text:style-name="T2">Revelation 12</text:span><text:alphabetical-index-mark-end text:id="IMark94000720275408"/><text:span text:style-name="T2"> the phrase “</text:span><text:span text:style-name="T53">a great wonder in heaven</text:span><text:span text:style-name="T2">” refers to some configuration in the sky, </text:span><text:span text:style-name="T53">then the phrase </text:span><text:span text:style-name="T2">in </text:span><text:alphabetical-index-mark-start text:id="IMark94000720179728"/><text:span text:style-name="T2">Revelation 15</text:span><text:alphabetical-index-mark-end text:id="IMark94000720179728"/><text:span text:style-name="T2"> </text:span><text:span text:style-name="T53">also</text:span><text:span text:style-name="T2"> </text:span><text:soft-page-break/><text:span text:style-name="T2">would have to be </text:span><text:span text:style-name="T53">about </text:span><text:span text:style-name="T2">some stellar configuration when John tells us that: </text:span><text:span text:style-name="Bible_5f_text"><text:span text:style-name="T2">“</text:span></text:span><text:span text:style-name="Bible_5f_text"><text:span text:style-name="T53">A</text:span></text:span><text:span text:style-name="Bible_5f_text">nd I saw another sign in heaven, great and marvellous, seven angels having the seven last plagues; for in them is filled up the wrath of God</text:span><text:span text:style-name="Bible_5f_text"><text:span text:style-name="T2">” </text:span></text:span><text:span text:style-name="Bible_5f_text"><text:span text:style-name="T2"><text:note text:id="ftn192" text:note-class="footnote"><text:note-citation>192</text:note-citation><text:note-body><text:p text:style-name="Footnote"><text:alphabetical-index-mark-start text:id="IMark94000778266528"/><text:span text:style-name="T2">Revelation 15</text:span><text:alphabetical-index-mark-end text:id="IMark94000778266528"/><text:span text:style-name="T2">:1 </text:span><text:a xlink:type="simple" xlink:href="https://www.biblegateway.com/passage/?search=Revelation+15%3A1&amp;version=KJV" text:style-name="Internet_20_link" text:visited-style-name="Visited_20_Internet_20_Link"><text:span text:style-name="Definition"><text:span text:style-name="T2">KJV</text:span></text:span></text:a></text:p></text:note-body></text:note></text:span></text:span><text:span text:style-name="T2">.</text:span></text:p>
      <text:p text:style-name="P2">The only "great" <text:span text:style-name="T203">and “marvellous” </text:span>configuration in the sky after 2017, and quite strange in general, <text:span text:style-name="T203">that can fit the description, </text:span>is the one that will occur on September 8 <text:span text:style-name="T203">of</text:span> 2040, corresponding to the Feast of Trumpets of that year, when <text:span text:style-name="T203">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204">of</text:span> 710. Very rare <text:span text:style-name="T204">indeed.</text:span></text:p>
      <text:p text:style-name="P2">This heavenly configuration could be the announcement, the sign, that marks the moment in which the 7 angels of <text:alphabetical-index-mark-start text:id="IMark94000723222944"/>Revelation 15<text:alphabetical-index-mark-end text:id="IMark94000723222944"/> begin their activity of pour<text:span text:style-name="T204">ing</text:span> <text:span text:style-name="T204">over</text:span> the final 7 bowls of God's <text:span text:style-name="T204">W</text:span>rath. This signal would mark the beginning of <text:span text:style-name="T204">the </text:span>bowls, that is, the beginning of the last trumpet of the Book of Revelation.</text:p>
      <text:h text:style-name="P115" text:outline-level="5"><text:bookmark-start text:name="__RefHeading___Toc34929_4173466481"/>Babylon.<text:bookmark-end text:name="__RefHeading___Toc34929_4173466481"/></text:h>
      <text:p text:style-name="Text_20_body">The great prostitute of <text:alphabetical-index-mark-start text:id="IMark94000778089872"/>Revelation 17<text:alphabetical-index-mark-end text:id="IMark94000778089872"/> and the great Babylon of <text:alphabetical-index-mark-start text:id="IMark94000723300384"/>Revelation 18<text:alphabetical-index-mark-end text:id="IMark94000723300384"/>, they would be one and the same. And it refers to all the people who are not raptured and who <text:span text:style-name="T205">will</text:span> die without having accepted <text:span text:style-name="T205">Jesus </text:span>Christ during the trumpets or bowls. It would be all the people who stay in the earth, in Babylon, and die physically, during the trumpets or the bowls, without having accepted Christ. The rapture would correspond to <text:span text:style-name="T328">the </text:span>moment when, according to <text:alphabetical-index-mark-start text:id="IMark94000778251824"/>Revelation 18<text:alphabetical-index-mark-end text:id="IMark94000778251824"/>, John says that: <text:span text:style-name="Bible_5f_text">“I heard another voice from </text:span><text:soft-page-break/><text:span text:style-name="Bible_5f_text">heaven, saying, Come out of her, my people, that ye be not partakers of her sins, and that ye receive not of her plagues" </text:span><text:span text:style-name="Bible_5f_text"><text:note text:id="ftn193" text:note-class="footnote"><text:note-citation>193</text:note-citation><text:note-body><text:p text:style-name="Footnote"><text:alphabetical-index-mark-start text:id="IMark94000720223968"/><text:span text:style-name="T2">Revelation 18</text:span><text:alphabetical-index-mark-end text:id="IMark94000720223968"/><text:span text:style-name="T2">:4 </text:span><text:a xlink:type="simple" xlink:href="https://www.biblegateway.com/passage/?search=Revelation+18%3A4&amp;version=KJV" text:style-name="Internet_20_link" text:visited-style-name="Visited_20_Internet_20_Link"><text:span text:style-name="Definition"><text:span text:style-name="T2">KJV</text:span></text:span></text:a></text:p></text:note-body></text:note></text:span>.</text:p>
      <text:p text:style-name="P2">The end of the destruction of the Great Babylon corresponds with the end of the seals, the trumpets and the bowls, all at the same time. Because let us remember that the last “seal” <text:span text:style-name="T206">are</text:span> the 7 “trumpets” and the last “trumpet” are the 7 “bowls”. <text:span text:style-name="T206">After that</text:span> begins the reign of Jesus Christ from Israel for a thousand years.</text:p>
      <text:h text:style-name="P112" text:outline-level="4"><text:bookmark-start text:name="__RefHeading___Toc34931_4173466481"/>Reign.<text:bookmark-end text:name="__RefHeading___Toc34931_4173466481"/></text:h>
      <text:p text:style-name="Text_20_body">After the destruction of the great Babylon, the wrath of God, the <text:span text:style-name="T206">bowls</text:span>, the reign begins. Jesus Christ comes down from heaven with the countless multitude clothed in white linen, <text:span text:style-name="T206">the one spoken in</text:span> <text:alphabetical-index-mark-start text:id="IMark94000723363360"/>Revelation 7<text:alphabetical-index-mark-end text:id="IMark94000723363360"/> <text:note text:id="ftn194" text:note-class="footnote"><text:note-citation>194</text:note-citation><text:note-body><text:p text:style-name="Footnote"><text:alphabetical-index-mark-start text:id="IMark94000778203696"/><text:span text:style-name="T2">Revelation 7</text:span><text:alphabetical-index-mark-end text:id="IMark94000778203696"/><text:span text:style-name="T2"> </text:span><text:a xlink:type="simple" xlink:href="https://www.biblegateway.com/passage/?search=Revelation+7%3A9-17&amp;version=KJV" text:style-name="Internet_20_link" text:visited-style-name="Visited_20_Internet_20_Link"><text:span text:style-name="Definition"><text:span text:style-name="T2">KJV</text:span></text:span></text:a></text:p></text:note-body></text:note>, and who went out to meet him according to Paul <text:note text:id="ftn195" text:note-class="footnote"><text:note-citation>195</text:note-citation><text:note-body><text:p text:style-name="Footnote"><text:alphabetical-index-mark-start text:id="IMark94000789438224"/><text:span text:style-name="T2">1 Thessalonians 4</text:span><text:alphabetical-index-mark-end text:id="IMark94000789438224"/><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p></text:note-body></text:note>. All <text:span text:style-name="T206">the people that</text:span> were caught up to heaven. Crowd <text:span text:style-name="T206">that will </text:span>be ruled by Jesus Christ and 144,000 resurrected <text:span text:style-name="T206">men </text:span>for a thousand years.</text:p>
      <text:p text:style-name="P96"><text:span text:style-name="T2">A thousand years of a reign </text:span><text:span text:style-name="T54">with</text:span><text:span text:style-name="T2"> authentic peace because all the nations and peoples will be made up of people who, prior to said reign</text:span><text:span text:style-name="T54">ing</text:span><text:span text:style-name="T2">, had already accepted Jesus Christ as </text:span><text:span text:style-name="T54">their</text:span><text:span text:style-name="T2"> King. People who were willing to die for </text:span><text:span text:style-name="T54">His</text:span><text:span text:style-name="T2"> cause and died to everything they were, or as Paul says: </text:span><text:span text:style-name="Bible_5f_text"><text:span text:style-name="T2">“</text:span></text:span><text:span text:style-name="Bible_5f_text"><text:span text:style-name="T55">I</text:span></text:span><text:span text:style-name="Bible_5f_text"> have been crucified with Christ, and it is no longer I who live, but Christ lives in me</text:span><text:span text:style-name="Bible_5f_text"><text:span text:style-name="T2">” </text:span></text:span><text:span text:style-name="Bible_5f_text"><text:span text:style-name="T2"><text:note text:id="ftn196" text:note-class="footnote"><text:note-citation>196</text:note-citation><text:note-body><text:p text:style-name="Footnote"><text:alphabetical-index-mark-start text:id="IMark94000778213776"/><text:span text:style-name="T2">Galatians 2</text:span><text:alphabetical-index-mark-end text:id="IMark94000778213776"/><text:span text:style-name="T2">:20 </text:span><text:a xlink:type="simple" xlink:href="https://www.biblegateway.com/passage/?search=Galatians+2%3A20&amp;version=WEB" text:style-name="Internet_20_link" text:visited-style-name="Visited_20_Internet_20_Link"><text:span text:style-name="Definition"><text:span text:style-name="T55">WEB</text:span></text:span></text:a></text:p></text:note-body></text:note></text:span></text:span><text:span text:style-name="T2">. </text:span><text:span text:style-name="T55">P</text:span><text:span text:style-name="T2">eoples and nations made up of people in whom </text:span><text:span text:style-name="T55">Jesus </text:span><text:span text:style-name="T2">Christ already reigns in their hearts.</text:span></text:p>
      <text:p text:style-name="P38">It is the SPIRITUAL beginning WITH the PHYSICAL presence of the <text:span text:style-name="T207">K</text:span>ing of <text:span text:style-name="T207">K</text:span>ings, of the Meshiakh of YHWH, of that new earth with a new <text:span text:style-name="T207">heavens</text:span> that Isaiah announces in <text:span text:style-name="T207">his</text:span> last two chapters. The SPIRITUAL beginning WITHOUT the PHYSIC<text:span text:style-name="T207">AL</text:span> presence of Jesus Christ began from his resurrection. These beginnings are only <text:soft-page-break/>SPIRITUAL because the offspring of Adam <text:span text:style-name="T207">have not yet been destroyed.</text:span></text:p>
      <text:p text:style-name="P2">The PHYSICAL beginning of that NEW earth with a NEW heaven<text:span text:style-name="T208">s</text:span>, according to <text:alphabetical-index-mark-start text:id="IMark94000806667216"/>Revelation 21<text:alphabetical-index-mark-end text:id="IMark94000806667216"/>, happens AFTER the resurrection of ALL the dead. <text:span text:style-name="T208">And</text:span> this only happens until after the thousand years of the reign of Jesus Christ from Israel, the <text:span text:style-name="T208">Israel</text:span> that is already here.</text:p>
      <text:p text:style-name="P2">Jesus Christ does not come to reign over anyone who has not accepted him as king prior to that time. He <text:span text:style-name="T209">is not coming </text:span>to reign over Babylon.</text:p>
      <text:p text:style-name="P2">This is GOOD news for those who already have Jesus Christ as King, but they don’t <text:span text:style-name="T210">SEEM so</text:span> good to those who don’t have him as King.</text:p>
      <text:p text:style-name="P2"/>
      <text:p text:style-name="P126"/>
      <text:h text:style-name="P108" text:outline-level="1"><draw:frame draw:style-name="fr1" draw:name="Frame1" text:anchor-type="paragraph" svg:width="136.01mm" style:rel-width="100%" svg:height="62.49mm" style:rel-height="25%" draw:z-index="0"><draw:text-box><text:p text:style-name="Frame_20_contents"/></draw:text-box></draw:frame><text:bookmark-start text:name="__RefHeading___Toc34933_4173466481 Copy 1 Copy 1"/>PART 3. PERIPHERY.<text:bookmark-end text:name="__RefHeading___Toc34933_4173466481 Copy 1 Copy 1"/></text:h>
      <text:h text:style-name="P111" text:outline-level="3"><text:bookmark-start text:name="__RefHeading___Toc34935_4173466481"/><text:span text:style-name="T63">B</text:span><text:span text:style-name="T2">eliefs.</text:span><text:bookmark-end text:name="__RefHeading___Toc34935_4173466481"/></text:h>
      <text:p text:style-name="P98">At this point <text:span text:style-name="T314">of the</text:span> presentation it can already be said that the main objective <text:span text:style-name="T211">of</text:span> giv<text:span text:style-name="T211">ing</text:span> you some GOOD news and others that don't SEEM good, it's already been fulfilled. However, not the entire set of questions that were posed <text:span text:style-name="T212">at</text:span> the beginning of the presentation have been answer<text:span text:style-name="T212">ed</text:span> and that was a third objective: kill all the birds with one stone.</text:p>
      <text:p text:style-name="P2">The <text:span text:style-name="T213">goal</text:span> of this <text:span text:style-name="T355">part 3 of the presentation</text:span> is to <text:span text:style-name="T355">put forward</text:span> a whole series of topics that are related to the Truth, to what the bible affirms, and to the word "science". And in this way kill the <text:span text:style-name="T213">pending </text:span>birds.</text:p>
      <text:p text:style-name="P39">Some of these topics, very few, can be related to the <text:span text:style-name="T213">concept of </text:span>technical creativity, that criterion that this presentation considers necessary to <text:span text:style-name="T213">truly </text:span>discern what is a<text:span text:style-name="T213">n objective, verifiable knowledge and in which no faith is needed, that which we like to call scientific</text:span>. <text:span text:style-name="T213">That is why </text:span>this whole <text:span text:style-name="T355">part 3 of the presentation</text:span> is under the heading of simply “beliefs”.</text:p>
      <text:p text:style-name="P39">In some cases what most people believe is not the same <text:span text:style-name="T213">thing that </text:span>your host believes. For beliefs that your host considers false, mostly popular, generally only the reasons against <text:span text:style-name="T213">the belief </text:span>are presented, and for <text:span text:style-name="T213">those </text:span>which <text:span text:style-name="T213">your</text:span> host considers true, mostly unpopular, generally only the reasons in favor <text:span text:style-name="T213">of the belief </text:span>are presented. This does <text:span text:style-name="T213">allows the</text:span> presentations <text:span text:style-name="T213">to be </text:span>simpler and more dynamic.</text:p>
      <text:p text:style-name="P2"><text:span text:style-name="T214">Most of</text:span> the beliefs presented <text:span text:style-name="T214">here </text:span>have to do with the bible. If th<text:span text:style-name="T214">ose</text:span> beliefs presented here as false are not false, or those presented <text:span text:style-name="T214">here </text:span>as true are not true, the bible does not seem to be inspired by the God who does not lie.</text:p>
      <text:h text:style-name="P115" text:outline-level="5"><text:bookmark-start text:name="__RefHeading___Toc34937_4173466481"/>Principles.<text:bookmark-end text:name="__RefHeading___Toc34937_4173466481"/></text:h>
      <text:p text:style-name="Text_20_body"><text:span text:style-name="T2">Obviously the most important of all beliefs for a Christian is that Jesus Christ is alive because he was resurrected. It is the foundation of the believer in Jesus Christ. As Paul says in 1st Corinthians 15: </text:span><text:soft-page-break/><text:span text:style-name="Bible_5f_text"><text:span text:style-name="T2">“</text:span></text:span><text:span text:style-name="Bible_5f_text"><text:span text:style-name="T56">i</text:span></text:span><text:span text:style-name="Bible_5f_text">f Christ be not risen, then is our preaching vain, and your faith is also vain</text:span><text:span text:style-name="Bible_5f_text"><text:span text:style-name="T2">” </text:span></text:span><text:span text:style-name="Bible_5f_text"><text:span text:style-name="T2"><text:note text:id="ftn197" text:note-class="footnote"><text:note-citation>197</text:note-citation><text:note-body><text:p text:style-name="Footnote"><text:alphabetical-index-mark-start text:id="IMark94000778250768"/><text:span text:style-name="T2">1 Corinthians 15</text:span><text:alphabetical-index-mark-end text:id="IMark94000778250768"/><text:span text:style-name="T2">:14 </text:span><text:a xlink:type="simple" xlink:href="https://www.biblegateway.com/passage/?search=1+Corinthians+15%3A14&amp;version=KJV" text:style-name="Internet_20_link" text:visited-style-name="Visited_20_Internet_20_Link"><text:span text:style-name="Definition"><text:span text:style-name="T2">KJV</text:span></text:span></text:a></text:p></text:note-body></text:note></text:span></text:span><text:span text:style-name="T2">.</text:span></text:p>
      <text:p text:style-name="P2">Jesus Christ spoke of Noah, Jonah, Moses, and the Torah, which includes the book of Genesis, as something completely true. <text:span text:style-name="T215">So,</text:span> if Jesus Christ is alive because he was resurrected, we may not understand all the details of why the whole bible has to be true but <text:span text:style-name="T329">it </text:span>has to be.</text:p>
      <text:p text:style-name="P2">Thus, the two fundamental principles, which must be taken into account in any <text:span text:style-name="T331">point </text:span><text:span text:style-name="T330">analy</text:span><text:span text:style-name="T331">zed</text:span> from here on, are the ones already analyzed at the beginning of this presentation:</text:p>
      <text:list text:style-name="L4">
        <text:list-item>
          <text:p text:style-name="P118">There is a Creator, designer and intelligent, of all plants, animals and <text:span text:style-name="T216">people</text:span> on this planet.</text:p>
        </text:list-item>
        <text:list-item>
          <text:p text:style-name="P118">Jesus Christ is alive because, after dying on the cross, the Creator raised him on the third day.</text:p>
        </text:list-item>
      </text:list>
      <text:p text:style-name="P101">If these two fundamental points are denied, ignored, or not taken into account in the next <text:span text:style-name="T217">presentations</text:span>, it is rationally much more <text:span text:style-name="T217">d</text:span>ifficult to accept these <text:span text:style-name="T217">presentations</text:span>. On the other hand, if these two principles are understood as true it is much easier to accept these <text:span text:style-name="T217">presentations</text:span>. So: if you don't understand them as true, assume them as hypothetically true, as an intellectual exercise, when <text:span text:style-name="T332">you reason about </text:span>the <text:span text:style-name="T332">following </text:span><text:span text:style-name="T217">presentations</text:span>.</text:p>
      <text:h text:style-name="P115" text:outline-level="5"><text:bookmark-start text:name="__RefHeading___Toc34939_4173466481"/>Evidence.<text:bookmark-end text:name="__RefHeading___Toc34939_4173466481"/></text:h>
      <text:p text:style-name="Text_20_body">Another important point <text:span text:style-name="T333">to note beforehand</text:span><text:span text:style-name="T218"> </text:span>is that: in the support of each belief the word “evidence” is used in the context of the person who has studied the subject of <text:span text:style-name="T218">the </text:span>belief.</text:p>
      <text:p text:style-name="P2">This annotation is made because: what for a person can be evidence, to another it may simply be a worthless statement. And this situation depends both on the level of skepticism of the person, as well as the <text:soft-page-break/>knowledge that the person has on the subject of the presented “belief”.</text:p>
      <text:p text:style-name="P2">If you have not studied the subject, the evidence presented may seem worthless. You better study it and then take <text:span text:style-name="T349">a</text:span> position.</text:p>
      <text:p text:style-name="P2">It is because of this subjectivity that when an affirmation is presented as evidence, <text:span text:style-name="T349">it</text:span> is based on what other people, who have dedicated <text:span text:style-name="T218">more time</text:span> than me, and <text:span text:style-name="T218">probably more time</text:span> than you too, <text:span text:style-name="T218">to the</text:span> study of the particular subject, those people, ALSO consider it as evidence.</text:p>
      <text:h text:style-name="P110" text:outline-level="3"><text:bookmark-start text:name="__RefHeading___Toc34941_4173466481"/>The <text:span text:style-name="T219">T</text:span>ruth.<text:bookmark-end text:name="__RefHeading___Toc34941_4173466481"/></text:h>
      <text:p text:style-name="Text_20_body"><text:span text:style-name="T2">The Truth according to the bible is something that is lived, that is experienced. According to </text:span><text:alphabetical-index-mark-start text:id="IMark94000785543888"/><text:span text:style-name="T2">John 14</text:span><text:alphabetical-index-mark-end text:id="IMark94000785543888"/><text:span text:style-name="T2">, Jesus Christ says: </text:span><text:span text:style-name="Bible_5f_text"><text:span text:style-name="T2">“</text:span></text:span><text:span text:style-name="Bible_5f_text"><text:span text:style-name="T57">I</text:span></text:span><text:span text:style-name="Bible_5f_text"> am the way, the truth, and the life: no man cometh unto the Father, but by me</text:span><text:span text:style-name="Bible_5f_text"><text:span text:style-name="T2">" </text:span></text:span><text:span text:style-name="Bible_5f_text"><text:span text:style-name="T2"><text:note text:id="ftn198" text:note-class="footnote"><text:note-citation>198</text:note-citation><text:note-body><text:p text:style-name="Footnote"><text:alphabetical-index-mark-start text:id="IMark94000750671008"/><text:span text:style-name="T2">John 14</text:span><text:alphabetical-index-mark-end text:id="IMark94000750671008"/><text:span text:style-name="T2">:6 </text:span><text:a xlink:type="simple" xlink:href="https://www.biblegateway.com/passage/?search=John+14%3A6&amp;version=KJV" text:style-name="Internet_20_link" text:visited-style-name="Visited_20_Internet_20_Link"><text:span text:style-name="Definition"><text:span text:style-name="T57">KJV</text:span></text:span></text:a></text:p></text:note-body></text:note></text:span></text:span><text:span text:style-name="T2">. Jesus Christ is the Truth and to know the Truth is to know </text:span><text:span text:style-name="T57">H</text:span><text:span text:style-name="T2">im. John, in 1st John 2 tells us that: </text:span><text:span text:style-name="Bible_5f_text"><text:span text:style-name="T2">“</text:span></text:span><text:span text:style-name="Bible_5f_text"><text:span text:style-name="T57">h</text:span></text:span><text:span text:style-name="Bible_5f_text"><text:span text:style-name="T2">e who says he remains in him ought himself also to walk just like he walked” </text:span></text:span><text:span text:style-name="Bible_5f_text"><text:span text:style-name="T2"><text:note text:id="ftn199" text:note-class="footnote"><text:note-citation>199</text:note-citation><text:note-body><text:p text:style-name="Footnote"><text:alphabetical-index-mark-start text:id="IMark94000752465408"/><text:span text:style-name="T2">1 John 2</text:span><text:alphabetical-index-mark-end text:id="IMark94000752465408"/><text:span text:style-name="T2">:6 </text:span><text:a xlink:type="simple" xlink:href="https://www.biblegateway.com/passage/?search=1+John+2%3A6&amp;version=WEB" text:style-name="Internet_20_link" text:visited-style-name="Visited_20_Internet_20_Link"><text:span text:style-name="Definition"><text:span text:style-name="T57">WEB</text:span></text:span></text:a></text:p></text:note-body></text:note></text:span></text:span><text:span text:style-name="T2">. He who says that he knows Jesus Christ must live like </text:span><text:span text:style-name="T57">he</text:span><text:span text:style-name="T2"> lived. This way of living is </text:span><text:span text:style-name="T57">by </text:span><text:span text:style-name="T2">loving, John explains in 1st </text:span><text:alphabetical-index-mark-start text:id="IMark94000723363920"/><text:span text:style-name="T2">John 4</text:span><text:alphabetical-index-mark-end text:id="IMark94000723363920"/><text:span text:style-name="T2"> that </text:span><text:span text:style-name="Bible_5f_text"><text:span text:style-name="T2">“</text:span></text:span><text:span text:style-name="Bible_5f_text"><text:span text:style-name="T57">H</text:span></text:span><text:span text:style-name="Bible_5f_text"><text:span text:style-name="T2">e who doesn’t love doesn’t know God, for God is love” </text:span></text:span><text:span text:style-name="Bible_5f_text"><text:span text:style-name="T2"><text:note text:id="ftn200" text:note-class="footnote"><text:note-citation>200</text:note-citation><text:note-body><text:p text:style-name="Footnote"><text:alphabetical-index-mark-start text:id="IMark94000778268624"/><text:span text:style-name="T2">1 John 4</text:span><text:alphabetical-index-mark-end text:id="IMark94000778268624"/><text:span text:style-name="T2">:8 </text:span><text:a xlink:type="simple" xlink:href="https://www.biblegateway.com/passage/?search=+1+John+4%3A8&amp;version=WEB" text:style-name="Internet_20_link" text:visited-style-name="Visited_20_Internet_20_Link"><text:span text:style-name="Definition"><text:span text:style-name="T57">WEB</text:span></text:span></text:a></text:p></text:note-body></text:note></text:span></text:span><text:span text:style-name="T2">. And Jesus Christ explains to us, according to </text:span><text:alphabetical-index-mark-start text:id="IMark94000723297104"/><text:span text:style-name="T2">John 15</text:span><text:alphabetical-index-mark-end text:id="IMark94000723297104"/><text:span text:style-name="T2">, that </text:span><text:span text:style-name="Bible_5f_text"><text:span text:style-name="T2">“</text:span></text:span><text:span text:style-name="Bible_5f_text"><text:span text:style-name="T57">G</text:span></text:span><text:span text:style-name="Bible_5f_text"><text:span text:style-name="T2">reater love has no one than this, that someone lay down his life for his friends” </text:span></text:span><text:span text:style-name="Bible_5f_text"><text:span text:style-name="T2"><text:note text:id="ftn201" text:note-class="footnote"><text:note-citation>201</text:note-citation><text:note-body><text:p text:style-name="Footnote"><text:alphabetical-index-mark-start text:id="IMark94000720275648"/><text:span text:style-name="T2">John 15</text:span><text:alphabetical-index-mark-end text:id="IMark94000720275648"/><text:span text:style-name="T2">:13 </text:span><text:a xlink:type="simple" xlink:href="https://www.biblegateway.com/passage/?search=John+15%3A13&amp;version=WEB" text:style-name="Internet_20_link" text:visited-style-name="Visited_20_Internet_20_Link"><text:span text:style-name="Definition"><text:span text:style-name="T57">WEB</text:span></text:span></text:a></text:p></text:note-body></text:note></text:span></text:span><text:span text:style-name="T2">. </text:span><text:span text:style-name="T58">To g</text:span><text:span text:style-name="T2">ive </text:span><text:span text:style-name="T58">the </text:span><text:span text:style-name="T2">whole person. Jesus Christ has been giving us his complete person, his life, from the creation of Heaven and Earth.</text:span></text:p>
      <text:p text:style-name="P2">Thus, <text:span text:style-name="T220">the goal of Life itself is to </text:span>know The Truth. The truth is not only information. <text:span text:style-name="T221">It</text:span> is a person, <text:span text:style-name="T221">it</text:span> is Jesus Christ himself.</text:p>
      <text:h text:style-name="P110" text:outline-level="3"><text:bookmark-start text:name="__RefHeading___Toc34943_4173466481"/><text:soft-page-break/>The search.<text:bookmark-end text:name="__RefHeading___Toc34943_4173466481"/></text:h>
      <text:p text:style-name="Text_20_body">The personal search for Truth begins when we have a functioning brain in a body that can perceive its surroundings. It is the process of form<text:span text:style-name="T222">ing</text:span> mental models that are consistent with the perceptions <text:span text:style-name="T222">that </text:span>said body receives.</text:p>
      <text:p text:style-name="P2">It is not very different from the social process of searching for The Truth.</text:p>
      <text:p text:style-name="P2">The human being has developed language<text:span text:style-name="T223">s to</text:span> express models that are consistent with the observations of <text:span text:style-name="T224">his</text:span> environment and thus be able to predict outcomes and modify <text:span text:style-name="T224">his</text:span> environment by building objects that fulfill the expected functionality.</text:p>
      <text:p text:style-name="P2">These language<text:span text:style-name="T224">s c</text:span>an be named with the word "mathematics", these models can be named with the word "theories", and these objects can be named with the word “technologies”. <text:span text:style-name="T225">We could a</text:span>lso <text:span text:style-name="T225">use </text:span>more biblical <text:span text:style-name="T225">terms </text:span>and therefore closer to the <text:span text:style-name="T225">Truth</text:span>. <text:span text:style-name="T225">We could use terms</text:span> such as “logic<text:span text:style-name="T225">s</text:span>”, <text:span text:style-name="T225">due to its </text:span>origin in the word “logos”, the <text:span text:style-name="T225">term </text:span>“names”, and the <text:span text:style-name="T225">term</text:span> “creations”.</text:p>
      <text:p text:style-name="P40">The problem lies in believing that knowing our environment, knowing the Creation, is the same as knowing the Creator. <text:span text:style-name="T226">It’</text:span>s not the same. <text:span text:style-name="T226">K</text:span>nowing the creator is the reason for our existence, the cause and <text:span text:style-name="T226">destiny</text:span>, <text:span text:style-name="T226">the goal, </text:span>the beginning and end, the only thing that can satisfy the human being.</text:p>
      <text:p text:style-name="P2">Knowing the creation is not enough to know the Creator. Jesus Christ warn<text:span text:style-name="T226">ed</text:span> us “I am the way, the truth and the life”. <text:span text:style-name="T226">T</text:span>here is no other <text:span text:style-name="T226">way</text:span>. He is the way. There is no other. That's why <text:span text:style-name="T226">at the end</text:span> <text:span text:style-name="T226">H</text:span>e is The TRU<text:span text:style-name="T226">TH</text:span>. That which we seek where it is not: in Creation.</text:p>
      <text:p text:style-name="P2">The only mental model that can satisfy the knowledge of <text:span text:style-name="T227">The </text:span>Reality, of The Truth, is the mind of Jesus Christ. The only name that appropriates the fundamental reason of the human being is Jesus Christ himself. When Jesus Christ lives in me and I die to <text:soft-page-break/>myself, I reach The Truth. That which I seek so much, that which I desire so much.</text:p>
      <text:p text:style-name="P2">We are in search of The Truth.</text:p>
      <text:h text:style-name="P110"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41">This means that “miracle<text:span text:style-name="T228">s</text:span>” does not mean anything different from "sign<text:span text:style-name="T228">s</text:span>" or "<text:span text:style-name="T228">w</text:span>onder<text:span text:style-name="T228">s</text:span>". This means that no matter how <text:span text:style-name="T334">amazed at a </text:span>WONDER<text:span text:style-name="T334">FUL event</text:span> someone <text:span text:style-name="T228">gets </text:span>with a miracle, <text:span text:style-name="T228">it</text:span> doesn’t mean that <text:span text:style-name="T228">the “WONDERFUL” event</text:span> doesn’t have a RATIONAL explanation. And that <text:span text:style-name="T228">it </text:span>is precisely because it is <text:span text:style-name="T228">so </text:span>difficult to rationally explain <text:span text:style-name="T228">it, </text:span>that <text:span text:style-name="T228">it is </text:span>also consider a SIGN that the Creator is intervening in the WONDERFUL event.</text:p>
      <text:p text:style-name="P2">This position is directly related to the word “supernatural”, which does not really exist in the hebrew. <text:span text:style-name="T228">It </text:span>has an origin from latin. The latin word "natura" is so contrary to the bible <text:span text:style-name="T228">that it</text:span> doesn’t appear <text:span text:style-name="T228">even </text:span>once in the old testament of the Vulgate. <text:span text:style-name="T228">It o</text:span>nly appears deformed 2 times as “naturae” and 1 time as “naturam” in the Vulgate Old Testament. The reason is that the word itself means "born" and implies, in its widespread use, that there is no creator. Things are <text:span text:style-name="T228">just </text:span>“born”, ALONE, <text:span text:style-name="T228">by them selves,</text:span> somehow.</text:p>
      <text:p text:style-name="P2">Thus, for <text:span text:style-name="T228">your host, “</text:span>supernatural” simply means above what is “natural”, from what is simply “born”, that is to say, that <text:span text:style-name="T228">it </text:span>HAS a creator. If something has a creator it is “supernatural”. So anything created by man is as "supernatural" as <text:span text:style-name="T228">that</text:span> created by our CREATOR.</text:p>
      <text:p text:style-name="P41">That's why your host avoids the word "nature" like the plague. He only uses it in quotes from other texts or very rarely as a synonym for THIS creation, what is observed on this planet. And in that case I only use it to differentiate what was created by our creator from <text:soft-page-break/>what was created by us. In general, I prefer to use the word “CREATION”.</text:p>
      <text:p text:style-name="P42">The so-called "nature" is already in itself something SUPERNATURAL, because <text:span text:style-name="T229">it </text:span>was created. It seems to some that plants, animals, and <text:span text:style-name="T229">p</text:span>eople were simply “born”, in quotes, ALONE, <text:span text:style-name="T229">by them selves</text:span>. But if the process <text:span text:style-name="T229">is </text:span>analyze<text:span text:style-name="T229">d</text:span>, the need for a CREATOR <text:span text:style-name="T229">becomes evident</text:span>. That is why your host prefers to use the word CREATION instead of the word "nature".</text:p>
      <text:p text:style-name="P2"><text:span text:style-name="T230">Just</text:span> as the word miracle, the word supernatural does not ha<text:span text:style-name="T230">ve</text:span>, for <text:span text:style-name="T230">this</text:span> host, a connotation of the inexplicable or <text:span text:style-name="T230">the </text:span>irrational. The fact that we do not know the explanation of something does not mean that <text:span text:style-name="T230">it </text:span>do<text:span text:style-name="T230">es</text:span>n't have it. When we <text:span text:style-name="T230">get to </text:span>know our <text:span text:style-name="T231">C</text:span>reator better we will know <text:span text:style-name="T230">and understand better the</text:span> <text:span text:style-name="T335">so-called “</text:span>SUPERNATURAL” processes.</text:p>
      <text:h text:style-name="P110"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232">it’</text:span>s scientifically proven”, “it’s not that we believe it, it’s that we know it”, “I know <text:span text:style-name="T232">that</text:span> very well”, “that is a known fact” are used to denote "certainty", to denote veracity in what is being said. The use of these words is related to the concept of Truth.</text:p>
      <text:p text:style-name="P43">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text:soft-page-break/>"certainty" even though a scientific hypothesis must be falsifiable to be scientific, according to the most popular criteria.</text:p>
      <text:p text:style-name="P44">The problem with any scientific or non-scientific method is the same problem presented by any <text:span text:style-name="T233">system whether </text:span>social, political, economic, religious, educational, judicial, military, technological, scientific, etc. The problem is the heart of man. The problem is with the system<text:span text:style-name="T233">’s</text:span> user <text:span text:style-name="T234">or with </text:span>the system’<text:span text:style-name="T234">s</text:span> fundamental parts. Th<text:span text:style-name="T233">ose</text:span> user<text:span text:style-name="T233">s</text:span> or parts of the system have a DECEPTIVE heart. There isn't a good one. <text:span text:style-name="T233">Not even one.</text:span></text:p>
      <text:p text:style-name="P2">The human being can change, restructure, redesign <text:span text:style-name="T233">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34">than the popular one for</text:span> determining whether a model or theory is scientific or not, will also fail.</text:p>
      <text:p text:style-name="P44">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34">quote and quote, </text:span><text:s/>“knowledge” <text:span text:style-name="T234">that is objective, verifiable and that does not require a faith. It </text:span>qualifies as <text:span text:style-name="T235">a</text:span> “science”.</text:p>
      <text:p text:style-name="P45">Technical creativity excludes any discipline that does not build its object of study or something with its objects of study. <text:span text:style-name="T74">It s</text:span>tud<text:span text:style-name="T74">ies</text:span> the stars but does not build them and does not build anything with <text:soft-page-break/>them?. <text:span text:style-name="T74">It does</text:span> not qualif<text:span text:style-name="T74">y</text:span>. <text:span text:style-name="T74">It</text:span> studies elementary particles but doesn't build them and doesn't build anything with them? <text:span text:style-name="T74">It does</text:span> not qualif<text:span text:style-name="T74">y</text:span>. <text:span text:style-name="T74">It</text:span> studies time but doesn't build <text:span text:style-name="T74">it</text:span> and doesn't build anything with it?. <text:span text:style-name="T74">It does</text:span> not qualif<text:span text:style-name="T74">y</text:span>. <text:span text:style-name="T74">It </text:span>stud<text:span text:style-name="T74">ies</text:span> gravity but does not build it and does not build anything with it?. <text:span text:style-name="T74">It</text:span> does <text:span text:style-name="T74">not</text:span> qualify. <text:span text:style-name="T74">It</text:span> studies genes but <text:span text:style-name="T74">it </text:span>does build them and <text:span text:style-name="T74">does </text:span>not build anything with th<text:span text:style-name="T74">em</text:span>?. Guess what?: <text:span text:style-name="T74">IT </text:span>DOES NOT QUALIFY.</text:p>
      <text:p text:style-name="P46">That means that the scientific theories that speak of this <text:span text:style-name="T74">kind</text:span> of things are not so “scientific”. They are not really that objective, verifiable knowledge and in which no faith is needed. They are a field of study, <text:span text:style-name="T76">they </text:span>are a set of hypotheses that have not been validated <text:span text:style-name="T74">with</text:span> a TECHNICAL CREATIVITY.</text:p>
      <text:p text:style-name="P46">In the criterion of technical creativity what is repeated is not a<text:span text:style-name="T350">n</text:span> observation but a usable object.</text:p>
      <text:p text:style-name="P46"><text:span text:style-name="T236">When it is rationally impossible to say: "I don't think we will travel to the stars”, when it is rationally impossible to say: “I do not believe in </text:span><text:span text:style-name="T75">time</text:span><text:span text:style-name="T236"> travel”, for the common person, in the same way in that it is now rationally impossible to say: "I do not believe in airplanes", </text:span><text:span text:style-name="T75">f</text:span><text:span text:style-name="T236">or an ordinary person, </text:span><text:span text:style-name="T75">THEN </text:span><text:span text:style-name="T236">we can say technical creativity </text:span><text:span text:style-name="T75">has</text:span><text:span text:style-name="T236"> already confirmed the "scientific" theories that explain space and time </text:span><text:span text:style-name="T351">at </text:span><text:span text:style-name="T236">that level.</text:span></text:p>
      <text:p text:style-name="P47">It seems more difficult for the technical creativity criterion to fail but <text:span text:style-name="T237">it </text:span>can fail. The problem is in the user. <text:span text:style-name="T237">It’s </text:span>in the heart and mind of the criterion’<text:span text:style-name="T237">s</text:span> user.</text:p>
      <text:p text:style-name="P2">It will always be possible to argue and debate that a theory was completely necessary to build this or that object and try to validate something that the one who first built it never thought of. We <text:span text:style-name="T238">have already talked about </text:span>the case <text:span text:style-name="T238">with</text:span> the transistor. Or, <text:span text:style-name="T238">it </text:span>will always be possible to build <text:span text:style-name="T238">an object</text:span> from a partially understood phenomenon and then deny that such knowledge <text:span text:style-name="T238">was</text:span> necessary in the construction of <text:span text:style-name="T238">said</text:span> object.</text:p>
      <text:p text:style-name="P2"><text:soft-page-break/>The technical creativity criterion may fail. The problem is in the human heart. The creator warns us when he says, according to <text:alphabetical-index-mark-start text:id="IMark94000723304880"/>Jeremiah 17<text:alphabetical-index-mark-end text:id="IMark94000723304880"/>, which: <text:span text:style-name="Bible_5f_text">"The heart is deceitful above all things and it is exceedingly corrupt. Who can know it?" </text:span><text:span text:style-name="Bible_5f_text"><text:note text:id="ftn202" text:note-class="footnote"><text:note-citation>202</text:note-citation><text:note-body><text:p text:style-name="Footnote"><text:alphabetical-index-mark-start text:id="IMark94000723276064"/><text:span text:style-name="T2">Jeremiah 17</text:span><text:alphabetical-index-mark-end text:id="IMark94000723276064"/><text:span text:style-name="T2">:9 </text:span><text:a xlink:type="simple" xlink:href="https://www.biblegateway.com/passage/?search=Jeremiah+17%3A9&amp;version=WEB" text:style-name="Internet_20_link" text:visited-style-name="Visited_20_Internet_20_Link"><text:span text:style-name="Definition"><text:span text:style-name="T59">WEB</text:span></text:span></text:a></text:p></text:note-body></text:note></text:span>.</text:p>
      <text:p text:style-name="P2">Science seeks The Truth but <text:span text:style-name="T239">it </text:span>cannot reach it.</text:p>
      <text:h text:style-name="P110" text:outline-level="3"><text:bookmark-start text:name="__RefHeading___Toc34949_4173466481"/>Distances.<text:bookmark-end text:name="__RefHeading___Toc34949_4173466481"/></text:h>
      <text:p text:style-name="Text_20_body"><text:span text:style-name="T240">We see l</text:span>ights in the sky. We perceive different frequencies <text:span text:style-name="T240">emitted by them</text:span>. How far away are they? The simplest answer is: <text:span text:style-name="T240">We do NOT</text:span> know. But the human being instead of admitting his ignorance, he supposes, assumes things it cannot confirm, and draws conclusions based on th<text:span text:style-name="T240">ose</text:span> assumptions.</text:p>
      <text:p text:style-name="P48">Draw a dot on a sheet of paper. Put the sheet at a distance of your arm, put a pencil between the sheet and your eyes. <text:span text:style-name="T241">C</text:span>lose your left eye and open the right <text:span text:style-name="T241">eye</text:span>. Put the dot on the sheet behind the tip of the pencil, that is: line up your right eye, the tip of pencil and <text:span text:style-name="T241">the </text:span>point on the sheet. Without moving <text:span text:style-name="T241">your </text:span>head, <text:span text:style-name="T241">the </text:span>pencil, or <text:span text:style-name="T241">the sheet of paper</text:span>, now close the right eye and open the left <text:span text:style-name="T241">eye</text:span>. The pencil APPEARS to have <text:span text:style-name="T241">moved</text:span> <text:span text:style-name="T241">with respect to </text:span>the point on the sheet. With how many configurations, <text:span text:style-name="T242">that is,</text:span> distances of sheet, pencil and eyes can <text:span text:style-name="T242">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49">If this angle is to be calculated by measuring the angle of APPARENT displacement of an object with respect to a background, one of two must be fulfilled: <text:span text:style-name="T243">either</text:span> the distance from the background to the object is known, or this distance must be several orders of magnitude greater than the distance to be <text:soft-page-break/>calculated in order to get an approximate value. This second case is the origin of the word Parallax, because it ASSUMES that the lines of sight from <text:span text:style-name="T244">each</text:span> point of observation, in this case <text:span text:style-name="T244">each of </text:span><text:span text:style-name="T243">your</text:span> eye<text:span text:style-name="T244">s</text:span>, <text:span text:style-name="T243">to</text:span> the <text:span text:style-name="T244">point of reference in the</text:span> BACKGROUND, <text:span text:style-name="T244">in this case the point in the sheet of paper, </text:span>that which must be several orders of magnitude farther than the distance to be calculated, they are PARALLEL. <text:span text:style-name="T245">They </text:span>are ASSUMED <text:span text:style-name="T245">p</text:span>arallel in order to <text:span text:style-name="T245">be able to APPROXIMATE </text:span>the angle measured <text:span text:style-name="T245">to the angle between the lines of vision of each eye, or points of observation, to the OBJECT.</text:span> <text:span text:style-name="T245">The angle actually measured is </text:span>the angle between the line of sight of <text:span text:style-name="T245">the second point of observation, in this case the left eye, </text:span>to the <text:span text:style-name="T245">point of reference in the </text:span>BACKGROUND, and the line of sight from th<text:span text:style-name="T245">is</text:span> SAME <text:span text:style-name="T245">second point of observation </text:span>to the OBJECT. <text:span text:style-name="T245">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46">of</text:span> the distance from the moon to the earth. The stars were the background and these were ASSUMED several orders of magnitude more distant than the moon. A reasonable assumption for the case of the moon.</text:p>
      <text:p text:style-name="P2">Measur<text:span text:style-name="T247">ing</text:span> the apparent angle of displacement of an object <text:span text:style-name="T247">with respect </text:span>to a background which CANNOT <text:span text:style-name="T247">be </text:span>assume<text:span text:style-name="T247">d</text:span> <text:span text:style-name="T247">to be</text:span> SEVERAL orders of magnitude more <text:span text:style-name="T247">distant</text:span> tha<text:span text:style-name="T247">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50">Imagine putting the pencil 8 kilometers or 5 miles away from your eyes and placing it between you and a star. The dot on the <text:span text:style-name="T248">sheet of paper is</text:span> now the star. AND THEN TRY TO MEASURE THE <text:soft-page-break/>ANGLE THAT THE PENCIL LOOKS LIKE <text:span text:style-name="T248">to </text:span>hav<text:span text:style-name="T248">e </text:span>moved with respect to the star when observing it from the second eye, or when observing it with the best technology that <text:span text:style-name="T248">you </text:span>can imagine but separating each observation only by 6 centimeters. And with that measurement then calculate the distance from the pencil to your eyes using a trigonometric calculation. Something like this would be what it is to CALCULATE <text:span text:style-name="T248">the APPROXIMATION </text:span>for the <text:span text:style-name="T248">d</text:span>istance to the star believed to be <text:span text:style-name="T248">the </text:span>closest to Earth, Alpha Centaur<text:span text:style-name="T249">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48">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50">BACKGROUND</text:span> is several orders of magnitude more <text:span text:style-name="T250">distant</text:span> than the distance to be measured. In the case of stars <text:span text:style-name="T250">what is actually </text:span>rational <text:span text:style-name="T250">and</text:span> logical to ASSUME is that the star for which you want calculate the distance is much closer to the other stars than <text:span text:style-name="T250">it is</text:span> to this planet, that is to say that in reality the star is part of the BACKGROUND !</text:p>
      <text:p text:style-name="P51">In the case of the stars there is no method of public knowledge, that m<text:span text:style-name="T251">e</text:span>n is using, to make the measurement of the angle between the lines of sight of two points <text:span text:style-name="T251">of </text:span>observation to a particular star. Maybe we just don't have the technology <text:span text:style-name="T251">to </text:span>do it <text:span text:style-name="T251">yet</text:span>.</text:p>
      <text:p text:style-name="P2">Another alarm on the use of the Parallax method to approximate the distance of a star should be the value <text:span text:style-name="T252">of</text:span> such <text:span text:style-name="T252">measured </text:span>angles. <text:span text:style-name="T252">They </text:span>are too <text:span text:style-name="T252">small</text:span>. And in these attempts <text:span text:style-name="T253">they even try </text:span>separating the points of observation as much as possible by making the observations at <text:span text:style-name="T253">two opposite </text:span>ends of the earth’<text:span text:style-name="T256">s cycle</text:span> around the sun.</text:p>
      <text:p text:style-name="P2"><text:soft-page-break/>When the pencil is very far away the angle is very small. And when the sheet is very close to the pencil, that is when the pencil begins to be very close to the supposed <text:span text:style-name="T254">background</text:span>, it seems to move almost nothing. <text:span text:style-name="T254">T</text:span>he background <text:span text:style-name="T254">is NOT as background as </text:span>we thought <text:span text:style-name="T254">it was</text:span>.</text:p>
      <text:p text:style-name="P2">The <text:span text:style-name="T255">very small</text:span> angles measured in the case of stars, see definition of <text:a xlink:type="simple" xlink:href="https://en.wikipedia.org/wiki/Minute_and_second_of_arc" text:style-name="Internet_20_link" text:visited-style-name="Visited_20_Internet_20_Link">arcsec<text:span text:style-name="T336">ond</text:span></text:a>, of APPARENT angular displacement with respect to a SUPPOSED <text:span text:style-name="T255">background</text:span> of unknown distance, they should be more an indicative that the star, for which I want to calculate the distance, is part of the <text:span text:style-name="T255">BACKGROUND</text:span>, and that therefore I cannot approximate the measured angle to the angle between the two lines of sight to the star. ASSUM<text:span text:style-name="T255">ING</text:span> that, <text:span text:style-name="T255">it’</text:span>s <text:span text:style-name="T255">assuming</text:span> too much.</text:p>
      <text:p text:style-name="P2">Those angles are actually EVIDENCE against the <text:span text:style-name="T256">approximation</text:span> and hence <text:span text:style-name="T256">against </text:span>the use of the method. Those angles are easily within of the margin of error of the measurement of an angle between two stars, when these measurements are made one in spring and one in autumn, <text:span text:style-name="T256">that</text:span> is <text:span text:style-name="T256">to </text:span>say at two opposite ends of the earth's cycle around the sun.</text:p>
      <text:p text:style-name="P52">This Parallax method that assumes too much and is used to make a<text:span text:style-name="T257">n</text:span> APPROXIMAT<text:span text:style-name="T258">E </text:span>and INDIRECT CALCULATION of the distance of a star is what astronomy, cosmology, and the so-called sciences that study stars, they call <text:span text:style-name="T257">it </text:span>DIRECT MEASUREMENT of stellar distances. <text:span text:style-name="T257">Do </text:span>me the favour !. That's the DIRECT one! To make an APPROXIMATE and INDIRECT CALCULATION we call it DIRECT MEASUREMENT! It's the best we have. Now imagine the INDIRECT measurements.</text:p>
      <text:p text:style-name="P53">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259">they</text:span> begin to build what is known as the “cosmic distance ladder”. Which is nothing more than a ladder <text:span text:style-name="T263">of </text:span>more ASSUMPTIONS with which the cosmic distances are <text:soft-page-break/>intended to be established <text:span text:style-name="T260">for those </text:span><text:span text:style-name="T263">other </text:span>lights that we observe in the sky. <text:span text:style-name="T260">A</text:span>ssumptions <text:span text:style-name="T261">over</text:span> assumptions <text:span text:style-name="T261">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262">has</text:span>.</text:p>
      <text:p text:style-name="P2">The truth is that we do not know.</text:p>
      <text:p text:style-name="P2">We cannot reach The Truth of the very far, without having contact with <text:span text:style-name="T262">it</text:span>.</text:p>
      <text:h text:style-name="P110"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264">that is </text:span>close<text:span text:style-name="T264">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264">verifiable</text:span> assumptions we do a whole series of calculations to arrive at conclusions that we accept as true.</text:p>
      <text:p text:style-name="P2">But for the sake of argument let us ASSUME, BELIEVE, ACCEPT that ALL, absolutely ALL, those ASSUMPTIONS are true.</text:p>
      <text:p text:style-name="P75">In the last millennium it was concluded that the universe is expanding because one of those assumptions tells us that: <text:span text:style-name="T337">a</text:span> higher redshift <text:span text:style-name="T337">measurement for an object or a group of objects </text:span>implies a greater distance <text:span text:style-name="T337">from earth of those objects</text:span>.</text:p>
      <text:p text:style-name="P2">But what happens when <text:span text:style-name="T265">we find </text:span>luminously CONNECTED objects <text:span text:style-name="T265">that have </text:span>DIFFERENT redshifts? What about NGC-7603 or NGC-4319 in which several objects are luminously CONNECTED but have DIFFERENT redshifts? Simple. <text:span text:style-name="T265">We </text:span>ignore <text:span text:style-name="T265">them</text:span> because <text:span text:style-name="T265">it</text:span> <text:soft-page-break/>impl<text:span text:style-name="T265">ies</text:span> that the assumptions contradict each other. And that implies that the conclusions are <text:span text:style-name="T338">BASELESS</text:span>.</text:p>
      <text:p text:style-name="P76">What happens when you plot "apparent brightness" against "redshifts" of the Quasars we observe and it is found that the points in the diagram are SPREAD <text:span text:style-name="T339">all over</text:span> the entire diagram and do not show a statistical correlation? Simple. <text:span text:style-name="T266">It</text:span><text:span text:style-name="T78"> is</text:span> ignored. Because <text:span text:style-name="T266">it</text:span> impl<text:span text:style-name="T266">ies</text:span> that the assumptions contradict each other. And that implies that the conclusions are <text:span text:style-name="T338">BASELESS</text:span>.</text:p>
      <text:p text:style-name="P54">If the assumption that the "redshift" tells us "distance", is FALSE, <text:span text:style-name="T338">then</text:span> the MAIN argument for a<text:span text:style-name="T266">n expanding </text:span>universe is <text:span text:style-name="T338">just a FALLACY</text:span>.</text:p>
      <text:p text:style-name="P55">An expanding universe is the main argument for the famous Big-Bang, that explosion of absolutely NOTHING <text:span text:style-name="T267">caused by absolutely NOTHING</text:span>, because before the explosion there was NOTHING <text:span text:style-name="T267">and NOTHING could have caused it</text:span>, and from which EVERYTHING supposedly came out. A logical absurdity that even today some <text:span text:style-name="T352">people </text:span>accept without any problem because it was what they <text:span text:style-name="T267">were </text:span>taught <text:span text:style-name="T267">at</text:span> school: that EVERYTHING came out of an explosion of NOTHING <text:span text:style-name="T267">caused by NOTHING</text:span>.</text:p>
      <text:p text:style-name="P56">The evidence shown by Quasars that the "redshift" does NOT indicate "distance" is evidence that destroys the main argument to conclude that the universe is expanding. <text:span text:style-name="T268">W</text:span>hich in turn is the main argument to conclude that it all started with a<text:span text:style-name="T339">n</text:span> <text:span text:style-name="T268">explosion</text:span>. Wh<text:span text:style-name="T268">ich</text:span> in turn is the main basis for calculating its time of existence. Wh<text:span text:style-name="T268">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ext:soft-page-break/>The Truth of the far away we cannot reach if we do not have contact with <text:span text:style-name="T339">it</text:span>.</text:p>
      <text:h text:style-name="P110"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5">
        <text:list-item>
          <text:p text:style-name="P119">Assuming <text:span text:style-name="T269">the </text:span>initial conditions are known.</text:p>
        </text:list-item>
        <text:list-item>
          <text:p text:style-name="P119">Assuming that there are no external effects that alter the conditions of the chemical elements measured.</text:p>
        </text:list-item>
        <text:list-item>
          <text:p text:style-name="P119">Assuming that the rate of change, of radioactivity, of the measured chemical elements has been maintained.</text:p>
        </text:list-item>
      </text:list>
      <text:p text:style-name="Text_20_body"><text:span text:style-name="T269">Then</text:span>:</text:p>
      <text:p text:style-name="P2">I can calculate when these rocks or objects containing these radioactive elements <text:span text:style-name="T269">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57">The rate of decay in these radioactive elements is approximate<text:span text:style-name="T270">d</text:span> by measuring how often the radioactive element decreases to half <text:span text:style-name="T270">of it</text:span>. This data is called the half-life of the radioactive element.</text:p>
      <text:p text:style-name="P57">It is ASSUMED that the radioactive element is always decaying at the same rate. The half-life of the radioactive element is assumed to be <text:span text:style-name="T270">NOT </text:span>chang<text:span text:style-name="T270">ing</text:span>. That it has been the same throughout history and during the supposed billions of years that some rocks <text:span text:style-name="T270">have been out </text:span>there.</text:p>
      <text:p text:style-name="P78"><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271">we </text:span>obtain results <text:span text:style-name="T271">in which one is a </text:span>multiple, MULTIPLE, <text:span text:style-name="T271">listen</text:span> MULTIPLE, of <text:span text:style-name="T271">the </text:span>other? We ignore <text:span text:style-name="T271">them</text:span>, because this would mean that our assumptions are false. And that NONE of the dates are reliable.</text:p>
      <text:p text:style-name="P58">ACCEPTING all necessary assumptions, for the most famous of all radioactive elements, Carbon 14, it has been calculated that said <text:span text:style-name="T353">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272">ed</text:span> to find absolutely <text:span text:style-name="T272">ANY</text:span>THING of Carbon 14 because everything w<text:span text:style-name="T272">ould have </text:span>decayed into Nitrogen 14.</text:p>
      <text:p text:style-name="P2">But, what happens when an animal, THAT HAS JUST DIED, <text:span text:style-name="T353">it gets</text:span> Carbon 14 test<text:span text:style-name="T272">ed,</text:span> and it turns out that <text:span text:style-name="T272">it</text:span> supposedly lived thousands of years ago? We ignore it, because it would mean that our assumptions are false and that the method does not work.</text:p>
      <text:p text:style-name="P2"><text:soft-page-break/>Or, what happens when the Carbon 14 test is done on two parts of the SAME animal and the results have differences of thousands of years? <text:span text:style-name="T272">W</text:span>e ignore <text:span text:style-name="T272">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272">listen:</text:span> ALIVE, <text:span text:style-name="T272">gets </text:span>Carbon 14 test<text:span text:style-name="T272">ed</text:span> and it turns out that <text:span text:style-name="T272">it</text:span> supposedly lived thousands of years <text:span text:style-name="T272">ago</text:span>? We ignore it, because it would mean that our assumptions are false and that the method does not work.</text:p>
      <text:p text:style-name="P58">Or, what happens when <text:span text:style-name="T272">the</text:span> SAME piece of animal is Carbon 14 <text:span text:style-name="T272">tested </text:span>in different laboratories and one age turns out to be less <text:span text:style-name="T272">than </text:span>20,000 years old and the other older than 28,000 years? We ignore it, because <text:span text:style-name="T272">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273">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59">Or what happens when every time a Carbon 14 test is performed on any piece of diamond we find that <text:span text:style-name="T273">it </text:span>has Carbon 14? We ignore it because it would mean that, according to the assumptions of radiometric dating, those pieces of diamond CANNOT have more than 60 thousand years. And we don't like it because, if we don't believe the bible, we want to believe <text:span text:style-name="T273">w</text:span>hat we were taught in school.</text:p>
      <text:p text:style-name="P60">Or what happens when every time a Carbon 14 test is performed on dinosaur fossils we find that <text:span text:style-name="T274">they </text:span>have Carbon 14? We ignore it <text:soft-page-break/>because it would mean that, according to the assumptions of radiometric dating, those dinosaur fossils CANNOT be more than 60 thousand years <text:span text:style-name="T274">old</text:span>. And we don't like it because, if we don't believe the bible, we want to believe <text:span text:style-name="T274">w</text:span>hat we were taught in school.</text:p>
      <text:p text:style-name="P2">We cannot reach The Truth of the ancient past when we assume something which cannot be verified <text:span text:style-name="T274">today</text:span>.</text:p>
      <text:h text:style-name="P110"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77">If we find helium-filled balloons on the ceiling of a room where there <text:span text:style-name="T275">was</text:span> a children's party, <text:span text:style-name="T340">and</text:span><text:span text:style-name="T275"> </text:span>we ask <text:span text:style-name="T340">at </text:span>what time was the party, and <text:span text:style-name="T275">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275">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276">hold for </text:span>these bits of zircon, and LET'S ASSUME that the Helium in those bits of zircon <text:span text:style-name="T276">gets</text:span> generated when the Uranium that was in the zircon decays into Lead.</text:p>
      <text:p text:style-name="P2">What happens when we find Helium in those pieces of zircon that have been dated to billions of years and were found <text:span text:style-name="T276">at </text:span>temperatures <text:soft-page-break/>between 100 and 270 degrees Celsius <text:span text:style-name="T276">and</text:span> between 1000 and 4000 meters deep in the earth's crust?</text:p>
      <text:p text:style-name="P77">What happens is that we have evidence that indicates that this granite cannot have been formed before a few thousand years ago. If they had <text:span text:style-name="T340">been there the </text:span><text:span text:style-name="T276">past</text:span> hundred thousand years, there would be nothing, absolutely NO Helium in those zircon bits, <text:span text:style-name="T340">zero, zip, nothing, NADA, nadita, nada</text:span>. That is to say that with that Helium in that Zircon we have evidence that the earth's crust, that <text:span text:style-name="T276">which</text:span> is made of granite that contains <text:span text:style-name="T276">said</text:span> zircon, <text:span text:style-name="T276">it’s only </text:span>a few thousand years <text:span text:style-name="T276">old, </text:span>and not <text:span text:style-name="T341">hundred of thousands, and much less </text:span>billions of years <text:span text:style-name="T315">old </text:span>as we <text:span text:style-name="T315">were</text:span> taught at school.</text:p>
      <text:p text:style-name="P61">Either the assumptions on which the Uranium datings are based are not fulfilled., or there should be absolutely NO Helium in those <text:span text:style-name="T276">bits</text:span> of Zircon.</text:p>
      <text:p text:style-name="P2">The Truth of the ancient past is unattainable when we assume things that cannot be verified at present.</text:p>
      <text:h text:style-name="P110" text:outline-level="3"><text:bookmark-start text:name="__RefHeading___Toc34957_4173466481"/>Factories.<text:bookmark-end text:name="__RefHeading___Toc34957_4173466481"/></text:h>
      <text:p text:style-name="Text_20_body">Imagine a factory that produces cars. <text:span text:style-name="T359">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277">It</text:span> can verify quantity and quality in the income of each of the inputs used through specialized gates for each input. It has machines that can construct and deconstruct path<text:span text:style-name="T277">ways</text:span> for <text:span text:style-name="T277">transportation of the </text:span>machines <text:span text:style-name="T277">that it</text:span> need<text:span text:style-name="T277">s</text:span> to operate. This factory has machines that operating together, they can build each of the machines that <text:span text:style-name="T277">the factory</text:span> needs to operate, including <text:span text:style-name="T277">the machines </text:span>themselves. The cars that produces are verified by machines and corrections can be made <text:span text:style-name="T277">to the m</text:span>inor detail after fabrication. <text:span text:style-name="T277">It h</text:span>as automated quality control mechanisms, input and <text:soft-page-break/>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277">It</text:span> can start building all <text:span text:style-name="T277">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277">It d</text:span>oes not need <text:span text:style-name="T277">to </text:span>communicate with the outside to perform the duplication task. <text:span text:style-name="T277">It o</text:span>nly needs the same inputs that it receives to manufacture automobiles <text:span text:style-name="T277">to be</text:span> able to duplicate itself.</text:p>
      <text:p text:style-name="P2">Now imagine that this factory cannot be seen with the naked eye because it is too small, a microscope is needed. <text:span text:style-name="T278">It </text:span>has only a few thousand cubic micrometers in volume. And the cars that <text:span text:style-name="T278">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278">work </text:span>efficiency with respect to the amount of energy used for its operation.</text:p>
      <text:p text:style-name="P2">Now let us take a car in common use by human beings and <text:span text:style-name="T278">l</text:span>et's take it apart: piece by piece, nut by nut, bolt by bolt, circuit by circuit.</text:p>
      <text:p text:style-name="P62"><text:soft-page-break/>Suppose each part is carefully numbered, each circuit carefully specified and numbered, suppose we have a fully illustrated instruction manual, <text:span text:style-name="T279">that</text:span> we have videos illustrating how to assemble each of its parts, and <text:span text:style-name="T279">t</text:span>hat we have all the necessary tools to assemble each part and the tools needed to put it back together. Do you think that you would need additional help to put it together? Could you put it together <text:span text:style-name="T279">by yourself</text:span>? <text:span text:style-name="T279">How long would it take you to do it</text:span>?</text:p>
      <text:p text:style-name="P2">What would happen if you do not have the numbering of the pieces and the circuits but <text:span text:style-name="T279">you</text:span> have everything else? Could you still put it together? And <text:span text:style-name="T279">if you</text:span> didn't have the instructions? And without the videos? <text:span text:style-name="T280">C</text:span>ould <text:span text:style-name="T280">you</text:span> still <text:span text:style-name="T280">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280">get</text:span> old? What if the only thing you can do to make a decision <text:span text:style-name="T280">for </text:span>building a piece is tossing a coin to see if it comes out heads or tails? What if you, the one who puts it together, have no intelligence, no will, <text:span text:style-name="T280">no</text:span> creativity, <text:span text:style-name="T280">neither the</text:span> ability to make decisions? COULD YOU <text:span text:style-name="T280">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281">which </text:span>we <text:span text:style-name="T354">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282">T</text:span>hat these cells can take on different functions, contextures, to form parts of each of the systems. Digestive, endocrine, immune system, circulatory, nervous, bone, muscular, <text:soft-page-break/>respiratory, etc. A system that also presents consciousness, intelligence, creativity, ability to create automobiles to use as a means of transportation. <text:span text:style-name="T282">A</text:span> machine <text:span text:style-name="T282">so </text:span>complex that we do not even understand how to build the most elementary of its parts: the cell.</text:p>
      <text:p text:style-name="P63">In the story that they <text:span text:style-name="T283">tell</text:span> us <text:span text:style-name="T283">at</text:span> school, not only that common use car was put together with a lot of time and pure <text:span text:style-name="T283">luck</text:span>, but also the one that created that car was put together the same way.</text:p>
      <text:p text:style-name="P2">The field of study called abiogenesis is now <text:span text:style-name="T283">the one </text:span>in charge of giving a <text:span text:style-name="T283">so called </text:span>scientific touch to that tale.</text:p>
      <text:h text:style-name="P110" text:outline-level="3"><text:bookmark-start text:name="__RefHeading___Toc34959_4173466481"/>Monomers.<text:bookmark-end text:name="__RefHeading___Toc34959_4173466481"/></text:h>
      <text:p text:style-name="Text_20_body">Monomers are the letters and pieces of biological systems.</text:p>
      <text:p text:style-name="P64">The person who intends to explain the process by which life can arise from matter, without the existence of a creator, has to explain how to form organic compounds from the periodic table. It is the minimum.</text:p>
      <text:p text:style-name="P65">If an intelligent, designer and creative being as <text:span text:style-name="T284">the human being likes to</text:span> call himself cannot chemically synthesize an organic compound from the periodic table, <text:span text:style-name="T284">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66">One of the goals of abiogenesis is to explain the process, BEFORE the existence of biochemistry, BEFORE the existence of organic compounds, through which said organic compounds were formed, <text:span text:style-name="T285">starting </text:span>from the elements of the periodic table.</text:p>
      <text:p text:style-name="P2">Another of the objectives of abiogenesis is to explain how to build, how synthesize, how to <text:span text:style-name="T285">put together</text:span>, how to assemble, a cell.</text:p>
      <text:h text:style-name="P112" text:outline-level="4"><text:bookmark-start text:name="__RefHeading___Toc34961_4173466481"/><text:soft-page-break/>The letters.<text:bookmark-end text:name="__RefHeading___Toc34961_4173466481"/></text:h>
      <text:p text:style-name="P102">The simplest organic compounds, necessary and present in all biological systems, those that are absolutely necessary <text:span text:style-name="T286">to</text:span> start building a living cell, are 4 types of <text:span text:style-name="T342">fundamental </text:span>monomers:</text:p>
      <text:list text:style-name="L6">
        <text:list-item>
          <text:p text:style-name="P120">monosaccharides,</text:p>
        </text:list-item>
        <text:list-item>
          <text:p text:style-name="P120">amino acids,</text:p>
        </text:list-item>
        <text:list-item>
          <text:p text:style-name="P120">the nucleotides and</text:p>
        </text:list-item>
        <text:list-item>
          <text:p text:style-name="P120">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7">
        <text:list-item>
          <text:p text:style-name="P121">Carbohydrates,</text:p>
        </text:list-item>
        <text:list-item>
          <text:p text:style-name="P121">Peptides,</text:p>
        </text:list-item>
        <text:list-item>
          <text:p text:style-name="P121">Nucleic acids, and</text:p>
        </text:list-item>
        <text:list-item>
          <text:p text:style-name="P121">Lipids.</text:p>
        </text:list-item>
      </text:list>
      <text:p text:style-name="Text_20_body">Each of these polymers are assembled from monomers. “<text:span text:style-name="T287">Poly”</text:span> means many. “<text:span text:style-name="T287">Mono”</text:span> means one. A “<text:span text:style-name="T287">Poly” </text:span>is <text:span text:style-name="T287">built</text:span> <text:span text:style-name="T287">of</text:span> several “<text:span text:style-name="T287">Monos”</text:span>. A “many” is made up of several “ones”. Easy right?</text:p>
      <text:list text:style-name="L8">
        <text:list-item>
          <text:p text:style-name="P122">Carbohydrates are made of monosaccharides.</text:p>
        </text:list-item>
        <text:list-item>
          <text:p text:style-name="P122">Peptides or proteins are made from amino acids.</text:p>
        </text:list-item>
        <text:list-item>
          <text:p text:style-name="P122">Nucleic acids are made up of nucleotides.</text:p>
        </text:list-item>
        <text:list-item>
          <text:p text:style-name="P122">Lipids are made from glycerol.</text:p>
        </text:list-item>
      </text:list>
      <text:h text:style-name="P112" text:outline-level="4"><text:bookmark-start text:name="__RefHeading___Toc34963_4173466481"/><text:soft-page-break/>Gloves.<text:bookmark-end text:name="__RefHeading___Toc34963_4173466481"/></text:h>
      <text:p text:style-name="Text_20_body">You cannot put a left hand glove on your right hand. <text:span text:style-name="T288">T</text:span>his is because the mirror image of your left hand cannot be superimposed on <text:span text:style-name="T288">your</text:span> right hand. When <text:span text:style-name="T288">the structure of </text:span>a chemical compound presents this characteristic is said to be CHIRAL. And when in one sample of a chemical compound there is only one type of chirality, <text:span text:style-name="T288">that is </text:span>all are gloves for the right hand or <text:span text:style-name="T288">all </text:span>are gloves for the left, the sample is said to be HOMOCHIRAL. When there are gloves for <text:span text:style-name="T289">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289">to be</text:span> HOMOCHIRAL <text:span text:style-name="T289">in biological machinery</text:span>. They are all gloves for the same hand. The letters and the pieces with <text:span text:style-name="T289">which </text:span>the <text:span text:style-name="T289">cell </text:span>machines and programs are assembled are <text:span text:style-name="T289">all </text:span>homochiral.</text:p>
      <text:h text:style-name="P112"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290">actually happen</text:span>.</text:p>
      <text:p text:style-name="P2">Some reactions require the presence of specific compounds that facilitate them although they do not participate in the reaction. <text:span text:style-name="T290">T</text:span>hey need facilitators.</text:p>
      <text:p text:style-name="P2">Some reactions need to be stopped because if they continue <text:span text:style-name="T290">you</text:span> will not get the expected result. They need a change in conditions to stop the reaction. They need a brake at the right time.</text:p>
      <text:p text:style-name="P2">Some reactions result in a mixture of several compounds where only one of them is <text:span text:style-name="T290">the </text:span>desired <text:span text:style-name="T290">one </text:span>and may be in a ratio very small compared to the total result. It may happen that only 1% of the mixture is the compound that is desired. And it is necessary to separate said desired compound by some additional procedure that is <text:soft-page-break/>sometimes simply not known, it’s not known how to separate it from <text:span text:style-name="T290">all the undesired ones</text:span>, from the trash. Garbage is not wanted.</text:p>
      <text:p text:style-name="P2">Some reactions do not work in reverse. They only work one <text:span text:style-name="T291">way</text:span>.</text:p>
      <text:p text:style-name="P2">Some reactions require certain parts of the reactant to be protected, so that the reaction occurs only in the <text:span text:style-name="T291">p</text:span><text:span text:style-name="T343">o</text:span><text:span text:style-name="T291">ints, </text:span><text:span text:style-name="T344">at the right places,</text:span><text:span text:style-name="T291">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292">S</text:span>ometimes it <text:span text:style-name="T292">requires</text:span> protection.</text:p>
      <text:p text:style-name="P2">Once you have a reaction, you need to show that <text:span text:style-name="T292">you actually </text:span>got what <text:span text:style-name="T292">you</text:span> wanted and in what quantities. This process is called characterization. And many times it is even more complex than the reaction <text:span text:style-name="T293">itself</text:span>.</text:p>
      <text:h text:style-name="P112" text:outline-level="4"><text:bookmark-start text:name="__RefHeading___Toc34967_4173466481"/>Easy.<text:bookmark-end text:name="__RefHeading___Toc34967_4173466481"/></text:h>
      <text:p text:style-name="Text_20_body">What happens then when, in the field of abiogenesis, it is intended <text:span text:style-name="T345">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294">for it to have</text:span> the necessary purity, suitably protected for the following reaction to occur, conveniently separated from other compounds, with the conditions of temperature, pressure, acidity, etc. <text:span text:style-name="T294">And</text:span> the ongoing reaction has not stopped, my desired compound is being mixed with 4 other garbage compounds and in a proportion less than 1% of the amount I need, which I have no idea how to separate from the garbage compounds, which is <text:span text:style-name="T294">being formed </text:span>in racemic form and not homochiral as I need it, that my reaction has no reverse and even though I am in my modern laboratory with all the technology that the intelligence, design and creativity of the human being has been able to <text:span text:style-name="T294">produce</text:span>, I have no <text:soft-page-break/>idea how to make that compound that I can extract from <text:span text:style-name="T294">already existing </text:span>biological systems by destructive procedures that we have managed to develop?</text:p>
      <text:p text:style-name="P6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6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And this is just to show that you can, in a modern laboratory and with human intervention, build the letters and pieces of the programs and machines that we find in cells.</text:p>
      <text:p text:style-name="P2">That is the truth of the lie, the <text:span text:style-name="T295">cheating</text:span>, and the deceit, of those articles on abiogenesis.</text:p>
      <text:h text:style-name="P110"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9">
        <text:list-item>
          <text:p text:style-name="P123">Carbohydrates are made of monosaccharides.</text:p>
        </text:list-item>
        <text:list-item>
          <text:p text:style-name="P123">Peptides or proteins are made from amino acids.</text:p>
        </text:list-item>
        <text:list-item>
          <text:p text:style-name="P123">Nucleic acids are made up of nucleotides.</text:p>
        </text:list-item>
        <text:list-item>
          <text:p text:style-name="P123">Lipids are made from glycerol.</text:p>
        </text:list-item>
      </text:list>
      <text:p text:style-name="Text_20_body"><text:soft-page-break/>The human being is not capable of synthesizing the monomers that make up the essential polymers to build a cell without using what is already in living cells, in existing biological systems, those that <text:span text:style-name="T295">he </text:span>pretend<text:span text:style-name="T295">s to</text:span> show how they were formed.</text:p>
      <text:p text:style-name="P68">But LET'S SUPPOSE, LET'S ACCEPT, LET'S BELIEVE that yes, that man can already build monomers without using compounds extracted from biological systems. Which can synthesize monosaccharides, amino acids, nucleotides and glycerol. That is the least of the problems.</text:p>
      <text:p text:style-name="P2">If <text:span text:style-name="T296">men</text:span> intend to deny the creator, the human being would have to at least, using all <text:span text:style-name="T296">his</text:span> intelligence, design and creativity, using all <text:span text:style-name="T296">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296">them</text:span>, <text:span text:style-name="T296">those </text:span>with which a cell is built: carbohydrates, peptides, nucleic acids and lipids. Of the <text:span text:style-name="T296">simplest </text:span>cell, the easiest of <text:span text:style-name="T296">them </text:span>all, the one <text:span text:style-name="T296">he</text:span> want<text:span text:style-name="T296">s</text:span>, the one <text:span text:style-name="T296">he </text:span>choose<text:span text:style-name="T296">s</text:span>.</text:p>
      <text:p text:style-name="P2"><text:span text:style-name="T296">Men c</text:span>an not.</text:p>
      <text:p text:style-name="P2"><text:span text:style-name="T297">He has </text:span>to cheat. <text:span text:style-name="T297">He has</text:span> to extract the machines and programs from the existing biological systems for use in the synthesis of said polymers. Those <text:span text:style-name="T297">that he </text:span>supposedly want to prove appeared in a DEAD and BRUTE planet millions of years ago, <text:span text:style-name="T297">just with </text:span>time, <text:span text:style-name="T297">luck</text:span> and chemical reactions that supposedly occur SPONTANEOUSLY but man can not even do <text:span text:style-name="T298">using his</text:span> latest technology and using all his creativity, intelligence and design.</text:p>
      <text:p text:style-name="P2">With those letters and pieces that are monosaccharides, amino acids, nucleotides and glycerol <text:span text:style-name="T298">he </text:span>should be able to assemble at least the carbohydrates, peptides, nucleic acids, and lipids of the <text:span text:style-name="T298">simplest </text:span>cell <text:span text:style-name="T298">imaginable</text:span>.</text:p>
      <text:p text:style-name="P69"><text:soft-page-break/><text:span text:style-name="T298">Men</text:span> should be able to synthesize them. <text:span text:style-name="T298">He</text:span> should be able to polymerize them. <text:span text:style-name="T298">He c</text:span>an not. <text:span text:style-name="T298">He has</text:span> to cheat. And yet the popular explanation, the one we read in the encyclopedia, is that they arose SPONTANEOUSLY. Puff, <text:span text:style-name="T298">by them selves</text:span> .</text:p>
      <text:p text:style-name="P69">The machines that man can create to join letters of a, <text:span text:style-name="T298">quote and quote,</text:span> “biological program” are the size of a REFRIGERATOR and can only join a maximum of 15 to 20 letters before they start having the same problems, in their chemical reactions, that the human being has to synthesize the monomers <text:span text:style-name="T298">in any other modern lab</text:span>.</text:p>
      <text:p text:style-name="P69">The longest program that man can synthesize with his machines goes up to about 20 letters. If you want longer chains, you have to use the machines <text:span text:style-name="T298">extracted from</text:span> biological systems. You have to use carbohydrates, peptides, nucleic acids destructively extracted from biological systems.</text:p>
      <text:p text:style-name="P69">In fact, <text:span text:style-name="T298">he has </text:span>to cheat <text:span text:style-name="T298">even </text:span>more, because let's remember that we're accepting the <text:span text:style-name="T298">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298">t even close to</text:span> being able to synthesize the polymers needed to build a cell. We can not even accepting as if we could <text:span text:style-name="T298">w</text:span>hat we can't do: Synthesize the monomers.</text:p>
      <text:p text:style-name="P69">We cannot even knowing the information that describes the structure of these polymers. But supposedly a DEAD and BRUTE planet could. Supposedly it all happened SPONTANEOUSLY millions of years ago. That is what they teach <text:span text:style-name="T298">at</text:span> school and they repeat it <text:span text:style-name="T298">at</text:span> <text:span text:style-name="T298">college</text:span>. <text:span text:style-name="T298">P</text:span>oof. <text:span text:style-name="T298">By themselves</text:span>.</text:p>
      <text:h text:style-name="P110" text:outline-level="3"><text:bookmark-start text:name="__RefHeading___Toc34971_4173466481"/><text:soft-page-break/>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299">he </text:span>aims to show how they were formed magically, sorry, spontaneous<text:span text:style-name="T299">ly in a DEAD and BRUTE planet.</text:span></text:p>
      <text:p text:style-name="P70">But LET'S SUPPOSE, LET'S ACCEPT, LET'S BELIEVE that yes, that man can already build, synthesize, polymers resembling those essential for build<text:span text:style-name="T300">ing</text:span> a cell, without using compounds extracted from biological systems. LET'S SUPPOSE that <text:span text:style-name="T300">he</text:span> can synthesize carbohydrates, peptides, nucleic acids and lipids.</text:p>
      <text:p text:style-name="P2">That is just the second challenge. That's just the power to write.</text:p>
      <text:p text:style-name="P2">The most important question of all is: <text:span text:style-name="T300">W</text:span>hat <text:span text:style-name="T300">is</text:span> <text:span text:style-name="T300">he</text:span> going to write?</text:p>
      <text:p text:style-name="P71">Programs are not written by themselves. And much less randomly, <text:span text:style-name="T300">by chance, by luck</text:span>. Some <text:span text:style-name="T300">people </text:span>think <text:span text:style-name="T300">otherwise</text:span> and try to prove <text:span text:style-name="T300">so</text:span> <text:span text:style-name="T300">by </text:span>writing programs. Programs that didn't write themselves either. Absurd, right? Programs that seek to be random using a MACHINE. Using something completely deterministic like a computer. <text:span text:style-name="T301">Even more</text:span> absurd, right? Using functions that pretend to be random, pseudo-random functions, “almost” but “NOT” random.</text:p>
      <text:p text:style-name="P2">The mathematical question of whether there is a fair <text:span text:style-name="T302">coin</text:span>, one that is not <text:span text:style-name="T303">preferential</text:span>, a truly random function, one that is no longer pseudo, that which is no longer quasi-random but <text:span text:style-name="T303">that it </text:span>IS random, <text:span text:style-name="T303">it’</text:span>s considered a<text:span text:style-name="T303">n</text:span> open problem. It is considered a problem that has not been resolved. Neither for YES, nor for NO. It shouldn't be, because it's equivalent to <text:span text:style-name="T303">problems </text:span>that <text:span text:style-name="T303">HAVE</text:span> been resolved. <text:span text:style-name="T303">It d</text:span>oesn’t exist. Don't look for it. There is a Creator.</text:p>
      <text:p text:style-name="P2">But <text:span text:style-name="T304">LET’S </text:span>SUPPOSE, ACCEPT, BELIEVE, <text:span text:style-name="T304">for</text:span> the <text:span text:style-name="T304">sake</text:span> of argumentation, that the human being uses any tool he wants, not necessarily organic polymers, to write the program <text:span text:style-name="T304">that he</text:span> want<text:span text:style-name="T304">s</text:span> and how <text:span text:style-name="T304">ever he </text:span>want<text:span text:style-name="T304">s it</text:span>.</text:p>
      <text:p text:style-name="P72"><text:soft-page-break/>The program that the human being should be able to write, using all his intellectual capacity, creativity and design, that which does not have the supposed DEAD and BRUTE planet in which supposedly everything happened SPONTANEOUSLY, it would <text:span text:style-name="T305">have </text:span>be one who can at least do what he himself, <text:span text:style-name="T346">the human being, </text:span>does. I<text:span text:style-name="T305">t</text:span> should be able to simulate, mimic, what a human brain does. The famous artificial intelligence. One who passes the <text:span text:style-name="T306">famous </text:span>Turing test. One who learns to learn. One that processes information <text:span text:style-name="T306">in a way</text:span> indistinguishable <text:span text:style-name="T308">from the way </text:span>a human does <text:span text:style-name="T306">it</text:span>.</text:p>
      <text:p text:style-name="P2">We <text:span text:style-name="T307">have </text:span>not <text:span text:style-name="T307">been able</text:span>.</text:p>
      <text:p text:style-name="P2">But LET’S SUPPOSE, LET'S ACCEPT, LET'S BELIEVE, that yes, that the human being has already achieved <text:span text:style-name="T308">the </text:span>creat<text:span text:style-name="T308">ion of</text:span> a program that processes information in a manner indistinguishable from like a human does <text:span text:style-name="T308">it</text:span>.</text:p>
      <text:p text:style-name="P73">In that hypothetical case, in which you need to BELIEVE and SUPPOSE more than <text:s/><text:span text:style-name="T308">w</text:span>hat is needed to BELIEVE that Jesus Christ is alive because he was resurrected, <text:span text:style-name="T309">t</text:span>he ONLY thing that will have been shown is that to create a REAL intelligence, ANOTHER <text:span text:style-name="T309">one is</text:span> need<text:span text:style-name="T309">ed</text:span>.</text:p>
      <text:p text:style-name="P2">The ONLY thing you w<text:span text:style-name="T310">ould</text:span> have <text:span text:style-name="T310">shown</text:span> is the need for a programmer, the NEED of a CREATOR.</text:p>
      <text:p text:style-name="P2">That Creator didn't just design the DNA program. DNA is just <text:span text:style-name="T311">the p</text:span>rogram. The machine on which it is going to be executed is <text:span text:style-name="T311">also </text:span>needed. <text:span text:style-name="T311">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in the brain, a program that we have no idea how it works. And we can't even mimic it with our best technology.</text:p>
      <text:p text:style-name="P2">But no, some people come to believe, because that is what <text:span text:style-name="T312">they were</text:span> taught as children in school, that a DEAD and BRUTE planet turned <text:soft-page-break/>out <text:span text:style-name="T312">to be </text:span>more alive and intelligent than us. Absurd, right? But that's <text:span text:style-name="T312">where</text:span> we are.</text:p>
      <text:p text:style-name="P97"><text:span text:style-name="T2">A person about 3 thousand years ago understood it better than many modern scientists. </text:span><text:alphabetical-index-mark-start text:id="IMark94000752592000"/><text:span text:style-name="T2">Psalm 100</text:span><text:alphabetical-index-mark-end text:id="IMark94000752592000"/><text:span text:style-name="T2"> tells us: </text:span><text:span text:style-name="Bible_5f_text"><text:span text:style-name="T2">“</text:span></text:span><text:span text:style-name="Bible_5f_text"><text:span text:style-name="T60">K</text:span></text:span><text:span text:style-name="Bible_5f_text">now ye that the </text:span><text:span text:style-name="Bible_5f_text"><text:span text:style-name="T313">Lord </text:span></text:span><text:span text:style-name="Bible_5f_text">he is God: it is he that hath made us, and not we ourselves; we are his people, and the sheep of his pasture</text:span><text:span text:style-name="Bible_5f_text"><text:span text:style-name="T2">" </text:span></text:span><text:span text:style-name="Bible_5f_text"><text:span text:style-name="T2"><text:note text:id="ftn203" text:note-class="footnote"><text:note-citation>203</text:note-citation><text:note-body><text:p text:style-name="Footnote"><text:alphabetical-index-mark-start text:id="IMark94000723251600"/><text:span text:style-name="T2">Psalm 100</text:span><text:alphabetical-index-mark-end text:id="IMark94000723251600"/><text:span text:style-name="T2">:3 </text:span><text:a xlink:type="simple" xlink:href="https://www.biblegateway.com/passage/?search=Psalms+100%3A3&amp;version=KJV" text:style-name="Internet_20_link" text:visited-style-name="Visited_20_Internet_20_Link"><text:span text:style-name="Definition"><text:span text:style-name="T2">KJV</text:span></text:span></text:a></text:p></text:note-body></text:note></text:span></text:span><text:span text:style-name="T2">.</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Beliefs.</text:chapter></text:p>
      </style:header>
      <style:footer>
        <text:p text:style-name="Footer"><text:page-number text:select-page="current">59</text:page-number></text:p>
      </style:footer>
    </style:master-page>
    <style:master-page style:name="Left_20_Page" style:display-name="Left Page" style:page-layout-name="Mpm4" draw:style-name="Mdp1" style:next-style-name="Right_20_Page">
      <style:header>
        <text:p text:style-name="Header"><text:chapter text:display="name" text:outline-level="3">The search.</text:chapter></text:p>
      </style:header>
      <style:footer>
        <text:p text:style-name="Footer"><text:page-number text:select-page="current">5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4T11:56:26.153158909</dc:date>
    <meta:editing-duration>P4DT5H48M59S</meta:editing-duration>
    <meta:editing-cycles>1818</meta:editing-cycles>
    <meta:generator>LibreOffice/7.6.0.3$Linux_X86_64 LibreOffice_project/60$Build-3</meta:generator>
    <dc:creator>Jose Luis Quiroga</dc:creator>
    <meta:document-statistic meta:table-count="0" meta:image-count="0" meta:object-count="0" meta:page-count="81" meta:paragraph-count="633" meta:word-count="24148" meta:character-count="134215" meta:non-whitespace-character-count="110726"/>
  </office:meta>
</office:document-meta>
</file>